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fo:text-indent="0.25in">
        <style:tab-stops>
          <style:tab-stop style:type="left" style:position="1.0458in"/>
          <style:tab-stop style:type="left" style:leader-style="solid" style:leader-text="_" style:position="1.1138in"/>
          <style:tab-stop style:type="left" style:position="1.4284in"/>
          <style:tab-stop style:type="left" style:position="1.7347in"/>
          <style:tab-stop style:type="left" style:position="2.3451in"/>
        </style:tab-stops>
      </style:paragraph-properties>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text-underline-type="single" style:text-underline-style="solid" style:text-underline-width="auto" style:text-underline-mode="continuous"/>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fo:background-color="#80FFFF" style:text-underline-type="single" style:text-underline-style="solid" style:text-underline-width="auto" style:text-underline-mode="continuous"/>
    </style:style>
    <style:style style:name="T22" style:parent-style-name="Domyślnaczcionkaakapitu" style:family="text">
      <style:text-properties style:text-underline-type="single" style:text-underline-style="solid" style:text-underline-width="auto" style:text-underline-mode="continuous"/>
    </style:style>
    <style:style style:name="P23" style:parent-style-name="Normalny" style:family="paragraph">
      <style:paragraph-properties fo:text-align="justify" fo:line-height="150%"/>
    </style:style>
    <style:style style:name="T24" style:parent-style-name="Domyślnaczcionkaakapitu" style:family="text">
      <style:text-properties style:text-underline-type="single" style:text-underline-style="solid" style:text-underline-width="auto" style:text-underline-mode="continuous"/>
    </style:style>
    <style:style style:name="T25" style:parent-style-name="Domyślnaczcionkaakapitu" style:family="text">
      <style:text-properties fo:background-color="#80FFFF" style:text-underline-type="single" style:text-underline-style="solid" style:text-underline-width="auto" style:text-underline-mode="continuous"/>
    </style:style>
    <style:style style:name="T26" style:parent-style-name="Domyślnaczcionkaakapitu" style:family="text">
      <style:text-properties style:text-underline-type="single" style:text-underline-style="solid" style:text-underline-width="auto" style:text-underline-mode="continuous"/>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text-underline-type="single" style:text-underline-style="solid" style:text-underline-width="auto" style:text-underline-mode="continuous"/>
    </style:style>
    <style:style style:name="T30" style:parent-style-name="Domyślnaczcionkaakapitu" style:family="text">
      <style:text-properties style:text-underline-type="single" style:text-underline-style="solid" style:text-underline-width="auto" style:text-underline-mode="continuous"/>
    </style:style>
    <style:style style:name="T31" style:parent-style-name="Domyślnaczcionkaakapitu" style:family="text">
      <style:text-properties fo:background-color="#80FFFF" style:text-underline-type="single" style:text-underline-style="solid" style:text-underline-width="auto" style:text-underline-mode="continuous"/>
    </style:style>
    <style:style style:name="P32" style:parent-style-name="Normalny" style:family="paragraph">
      <style:paragraph-properties fo:text-align="justify" fo:line-height="150%" fo:text-indent="0.25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5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5in"/>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5in"/>
    </style:style>
    <style:style style:name="P58" style:parent-style-name="Normalny" style:family="paragraph">
      <style:paragraph-properties fo:text-align="justify" fo:line-height="150%" fo:text-indent="0.25in"/>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5in"/>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5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style:style>
    <style:style style:name="T68" style:parent-style-name="Domyślnaczcionkaakapitu" style:family="text">
      <style:text-properties style:text-underline-type="single" style:text-underline-style="solid" style:text-underline-width="auto" style:text-underline-mode="continuous"/>
    </style:style>
    <style:style style:name="P69" style:parent-style-name="Normalny" style:family="paragraph">
      <style:paragraph-properties fo:text-align="justify" fo:line-height="150%" fo:text-indent="0.25in"/>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5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5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5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P93" style:parent-style-name="Normalny" style:family="paragraph">
      <style:paragraph-properties fo:text-align="justify" fo:line-height="150%"/>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5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5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5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5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5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5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5in"/>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fo:text-indent="0.25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5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5in"/>
    </style:style>
    <style:style style:name="P182" style:parent-style-name="Normalny" style:family="paragraph">
      <style:paragraph-properties fo:text-align="justify" fo:line-height="150%" fo:text-indent="0.25in"/>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5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5in"/>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5in"/>
    </style:style>
    <style:style style:name="P199" style:parent-style-name="Normalny" style:family="paragraph">
      <style:paragraph-properties fo:text-align="justify" fo:line-height="150%" fo:text-indent="0.25in"/>
    </style:style>
    <style:style style:name="P200" style:parent-style-name="Normalny" style:family="paragraph">
      <style:paragraph-properties fo:text-align="justify" fo:line-height="150%" fo:text-indent="0.25in"/>
    </style:style>
    <style:style style:name="P201" style:parent-style-name="Normalny" style:family="paragraph">
      <style:paragraph-properties fo:text-align="justify" fo:line-height="150%">
        <style:tab-stops>
          <style:tab-stop style:type="left" style:position="2.5708in"/>
        </style:tab-stops>
      </style:paragraph-properties>
    </style:style>
    <style:style style:name="T202" style:parent-style-name="Domyślnaczcionkaakapitu" style:family="text">
      <style:text-properties style:text-underline-type="single" style:text-underline-style="solid" style:text-underline-width="auto" style:text-underline-mode="continuous"/>
    </style:style>
    <style:style style:name="T203" style:parent-style-name="Domyślnaczcionkaakapitu" style:family="text">
      <style:text-properties fo:background-color="#80FFFF" style:text-underline-type="single" style:text-underline-style="solid" style:text-underline-width="auto" style:text-underline-mode="continuous"/>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text-underline-type="single" style:text-underline-style="solid" style:text-underline-width="auto" style:text-underline-mode="continuous"/>
    </style:style>
    <style:style style:name="T206" style:parent-style-name="Domyślnaczcionkaakapitu" style:family="text">
      <style:text-properties style:text-underline-type="single" style:text-underline-style="solid" style:text-underline-width="auto" style:text-underline-mode="continuous"/>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5in"/>
    </style:style>
    <style:style style:name="P210" style:parent-style-name="Normalny" style:family="paragraph">
      <style:paragraph-properties fo:text-align="justify" fo:line-height="150%" fo:text-indent="0.25in"/>
    </style:style>
    <style:style style:name="P211" style:parent-style-name="Normalny" style:family="paragraph">
      <style:paragraph-properties fo:text-align="justify" fo:line-height="150%">
        <style:tab-stops>
          <style:tab-stop style:type="left" style:position="3.6902in"/>
        </style:tab-stops>
      </style:paragraph-properties>
    </style:style>
    <style:style style:name="T212" style:parent-style-name="Domyślnaczcionkaakapitu" style:family="text">
      <style:text-properties style:text-underline-type="single" style:text-underline-style="solid" style:text-underline-width="auto" style:text-underline-mode="continuous"/>
    </style:style>
    <style:style style:name="T213" style:parent-style-name="Domyślnaczcionkaakapitu" style:family="text">
      <style:text-properties fo:background-color="#80FFFF" style:text-underline-type="single" style:text-underline-style="solid" style:text-underline-width="auto" style:text-underline-mode="continuous"/>
    </style:style>
    <style:style style:name="T214" style:parent-style-name="Domyślnaczcionkaakapitu" style:family="text">
      <style:text-properties style:text-underline-type="single" style:text-underline-style="solid" style:text-underline-width="auto" style:text-underline-mode="continuous"/>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5in"/>
    </style:style>
    <style:style style:name="P217" style:parent-style-name="Normalny" style:family="paragraph">
      <style:paragraph-properties fo:text-align="justify" fo:line-height="150%" fo:text-indent="0.25in"/>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5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5in"/>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5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5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5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5in"/>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5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fo:text-indent="0.25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5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5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P346" style:parent-style-name="Normalny" style:family="paragraph">
      <style:paragraph-properties fo:text-align="justify" fo:line-height="150%" fo:text-indent="0.25in"/>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style:tab-stops>
          <style:tab-stop style:type="left" style:position="2.7722in"/>
        </style:tab-stops>
      </style:paragraph-properties>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style:text-underline-type="single" style:text-underline-style="solid" style:text-underline-width="auto" style:text-underline-mode="continuous"/>
    </style:style>
    <style:style style:name="T352" style:parent-style-name="Domyślnaczcionkaakapitu" style:family="text">
      <style:text-properties fo:background-color="#80FFFF" style:text-underline-type="single" style:text-underline-style="solid" style:text-underline-width="auto" style:text-underline-mode="continuous"/>
    </style:style>
    <style:style style:name="P353" style:parent-style-name="Normalny" style:family="paragraph">
      <style:paragraph-properties fo:text-align="justify" fo:line-height="150%" fo:text-indent="0.25in">
        <style:tab-stops>
          <style:tab-stop style:type="left" style:position="1.8416in"/>
        </style:tab-stops>
      </style:paragraph-properties>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5in">
        <style:tab-stops>
          <style:tab-stop style:type="left" style:position="1.8416in"/>
        </style:tab-stops>
      </style:paragraph-properties>
    </style:style>
    <style:style style:name="P357" style:parent-style-name="Normalny" style:family="paragraph">
      <style:paragraph-properties fo:text-align="justify" fo:line-height="150%">
        <style:tab-stops>
          <style:tab-stop style:type="left" style:position="1.9854in"/>
          <style:tab-stop style:type="left" style:position="4.309in"/>
          <style:tab-stop style:type="left" style:position="4.6625in"/>
        </style:tab-stops>
      </style:paragraph-properties>
    </style:style>
    <style:style style:name="T358" style:parent-style-name="Domyślnaczcionkaakapitu" style:family="text">
      <style:text-properties style:text-underline-type="single" style:text-underline-style="solid" style:text-underline-width="auto" style:text-underline-mode="continuous"/>
    </style:style>
    <style:style style:name="T359" style:parent-style-name="Domyślnaczcionkaakapitu" style:family="text">
      <style:text-properties fo:background-color="#80FFFF" style:text-underline-type="single" style:text-underline-style="solid" style:text-underline-width="auto" style:text-underline-mode="continuous"/>
    </style:style>
    <style:style style:name="T360" style:parent-style-name="Domyślnaczcionkaakapitu" style:family="text">
      <style:text-properties style:text-underline-type="single" style:text-underline-style="solid" style:text-underline-width="auto" style:text-underline-mode="continuous"/>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5in">
        <style:tab-stops>
          <style:tab-stop style:type="left" style:position="1.8416in"/>
        </style:tab-stops>
      </style:paragraph-properties>
    </style:style>
    <style:style style:name="P363" style:parent-style-name="Normalny" style:family="paragraph">
      <style:paragraph-properties fo:text-align="justify" fo:line-height="150%" fo:text-indent="0.25in"/>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5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5in">
        <style:tab-stops>
          <style:tab-stop style:type="left" style:position="4.5819in"/>
          <style:tab-stop style:type="left" style:position="5.2347in"/>
        </style:tab-stops>
      </style:paragraph-properties>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5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P380" style:parent-style-name="Normalny" style:family="paragraph">
      <style:paragraph-properties fo:text-align="justify" fo:line-height="150%" fo:text-indent="0.25in"/>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5in"/>
    </style:style>
    <style:style style:name="P384" style:parent-style-name="Normalny" style:family="paragraph">
      <style:paragraph-properties fo:text-align="justify" fo:line-height="150%" fo:text-indent="0.25in"/>
    </style:style>
    <style:style style:name="P385" style:parent-style-name="Normalny" style:family="paragraph">
      <style:paragraph-properties fo:text-align="justify" fo:line-height="150%"/>
    </style:style>
    <style:style style:name="T386" style:parent-style-name="Domyślnaczcionkaakapitu" style:family="text">
      <style:text-properties style:text-underline-type="single" style:text-underline-style="solid" style:text-underline-width="auto" style:text-underline-mode="continuous"/>
    </style:style>
    <style:style style:name="T387" style:parent-style-name="Domyślnaczcionkaakapitu" style:family="text">
      <style:text-properties fo:background-color="#80FFFF" style:text-underline-type="single" style:text-underline-style="solid" style:text-underline-width="auto" style:text-underline-mode="continuous"/>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5in"/>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T395" style:parent-style-name="Domyślnaczcionkaakapitu" style:family="text">
      <style:text-properties style:text-underline-type="single" style:text-underline-style="solid" style:text-underline-width="auto" style:text-underline-mode="continuous"/>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5in"/>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5in"/>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style:style>
    <style:style style:name="T402" style:parent-style-name="Domyślnaczcionkaakapitu" style:family="text">
      <style:text-properties style:text-underline-type="single" style:text-underline-style="solid" style:text-underline-width="auto" style:text-underline-mode="continuous"/>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5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5in"/>
    </style:style>
    <style:style style:name="P413" style:parent-style-name="Normalny" style:family="paragraph">
      <style:paragraph-properties fo:text-align="justify" fo:line-height="150%" fo:text-indent="0.25in"/>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5in"/>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5in"/>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5in"/>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5in"/>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5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5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5in"/>
    </style:style>
    <style:style style:name="P432" style:parent-style-name="Normalny" style:family="paragraph">
      <style:paragraph-properties fo:text-align="justify" fo:line-height="150%" fo:text-indent="0.25in"/>
    </style:style>
    <style:style style:name="P433" style:parent-style-name="Normalny" style:family="paragraph">
      <style:paragraph-properties fo:text-align="justify" fo:line-height="150%" fo:text-indent="0.25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5in"/>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T439" style:parent-style-name="Domyślnaczcionkaakapitu" style:family="text">
      <style:text-properties fo:background-color="#80FFFF" style:text-underline-type="single" style:text-underline-style="solid" style:text-underline-width="auto" style:text-underline-mode="continuous"/>
    </style:style>
    <style:style style:name="T440" style:parent-style-name="Domyślnaczcionkaakapitu" style:family="text">
      <style:text-properties style:text-underline-type="single" style:text-underline-style="solid" style:text-underline-width="auto" style:text-underline-mode="continuous"/>
    </style:style>
    <style:style style:name="T441" style:parent-style-name="Domyślnaczcionkaakapitu" style:family="text">
      <style:text-properties fo:background-color="#80FFFF" style:text-underline-type="single" style:text-underline-style="solid" style:text-underline-width="auto" style:text-underline-mode="continuous"/>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5in"/>
    </style:style>
    <style:style style:name="P444" style:parent-style-name="Normalny" style:family="paragraph">
      <style:paragraph-properties fo:text-align="justify" fo:line-height="150%"/>
    </style:style>
    <style:style style:name="T445" style:parent-style-name="Domyślnaczcionkaakapitu" style:family="text">
      <style:text-properties style:text-underline-type="single" style:text-underline-style="solid" style:text-underline-width="auto" style:text-underline-mode="continuous"/>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fo:text-indent="0.25in"/>
    </style:style>
    <style:style style:name="P448" style:parent-style-name="Normalny" style:family="paragraph">
      <style:paragraph-properties fo:text-align="justify" fo:line-height="150%" fo:text-indent="0.25in"/>
    </style:style>
    <style:style style:name="P449" style:parent-style-name="Normalny" style:family="paragraph">
      <style:paragraph-properties fo:text-align="justify" fo:line-height="150%" fo:text-indent="0.25in"/>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fo:text-indent="0.25in"/>
    </style:style>
    <style:style style:name="P453" style:parent-style-name="Normalny" style:family="paragraph">
      <style:paragraph-properties fo:text-align="justify" fo:line-height="150%" fo:text-indent="0.25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5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5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5in"/>
    </style:style>
    <style:style style:name="P464" style:parent-style-name="Normalny" style:family="paragraph">
      <style:paragraph-properties fo:text-align="justify" fo:line-height="150%" fo:text-indent="0.25in"/>
    </style:style>
    <style:style style:name="P465" style:parent-style-name="Normalny" style:family="paragraph">
      <style:paragraph-properties fo:text-align="justify" fo:line-height="150%" fo:text-indent="0.25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P473" style:parent-style-name="Normalny" style:family="paragraph">
      <style:paragraph-properties fo:text-align="justify" fo:line-height="150%" fo:text-indent="0.25in"/>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fo:text-indent="0.25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fo:text-indent="0.25in"/>
    </style:style>
    <style:style style:name="P499" style:parent-style-name="Normalny" style:family="paragraph">
      <style:paragraph-properties fo:text-align="justify" fo:line-height="150%" fo:text-indent="0.25in"/>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5in"/>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5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5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5in"/>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5in"/>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5in"/>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style:style>
    <style:style style:name="T551" style:parent-style-name="Domyślnaczcionkaakapitu" style:family="text">
      <style:text-properties fo:background-color="#80FFFF" style:text-underline-type="single" style:text-underline-style="solid" style:text-underline-width="auto" style:text-underline-mode="continuous"/>
    </style:style>
    <style:style style:name="T552" style:parent-style-name="Domyślnaczcionkaakapitu" style:family="text">
      <style:text-properties style:text-underline-type="single" style:text-underline-style="solid" style:text-underline-width="auto" style:text-underline-mode="continuous"/>
    </style:style>
    <style:style style:name="T553" style:parent-style-name="Domyślnaczcionkaakapitu" style:family="text">
      <style:text-properties fo:background-color="#80FFFF" style:text-underline-type="single" style:text-underline-style="solid" style:text-underline-width="auto" style:text-underline-mode="continuous"/>
    </style:style>
    <style:style style:name="T554" style:parent-style-name="Domyślnaczcionkaakapitu" style:family="text">
      <style:text-properties style:text-underline-type="single" style:text-underline-style="solid" style:text-underline-width="auto" style:text-underline-mode="continuous"/>
    </style:style>
    <style:style style:name="T555" style:parent-style-name="Domyślnaczcionkaakapitu" style:family="text">
      <style:text-properties fo:background-color="#80FFFF" style:text-underline-type="single" style:text-underline-style="solid" style:text-underline-width="auto" style:text-underline-mode="continuous"/>
    </style:style>
    <style:style style:name="T556" style:parent-style-name="Domyślnaczcionkaakapitu" style:family="text">
      <style:text-properties style:text-underline-type="single" style:text-underline-style="solid" style:text-underline-width="auto" style:text-underline-mode="continuous"/>
    </style:style>
    <style:style style:name="P557" style:parent-style-name="Normalny" style:family="paragraph">
      <style:paragraph-properties fo:text-align="justify" fo:line-height="150%" fo:text-indent="0.25in"/>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style:style>
    <style:style style:name="T560" style:parent-style-name="Domyślnaczcionkaakapitu" style:family="text">
      <style:text-properties fo:background-color="#80FFFF" style:text-underline-type="single" style:text-underline-style="solid" style:text-underline-width="auto" style:text-underline-mode="continuous"/>
    </style:style>
    <style:style style:name="T561" style:parent-style-name="Domyślnaczcionkaakapitu" style:family="text">
      <style:text-properties style:text-underline-type="single" style:text-underline-style="solid" style:text-underline-width="auto" style:text-underline-mode="continuous"/>
    </style:style>
    <style:style style:name="P562" style:parent-style-name="Normalny" style:family="paragraph">
      <style:paragraph-properties fo:text-align="justify" fo:line-height="150%" fo:text-indent="0.25in"/>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5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5in"/>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5in"/>
    </style:style>
    <style:style style:name="P603" style:parent-style-name="Normalny" style:family="paragraph">
      <style:paragraph-properties fo:text-align="justify" fo:line-height="150%" fo:text-indent="0.25in"/>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fo:text-indent="0.25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5in"/>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5in"/>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style:tab-stops>
          <style:tab-stop style:type="left" style:position="2.7687in"/>
        </style:tab-stops>
      </style:paragraph-properties>
    </style:style>
    <style:style style:name="T642" style:parent-style-name="Domyślnaczcionkaakapitu" style:family="text">
      <style:text-properties style:text-underline-type="single" style:text-underline-style="solid" style:text-underline-width="auto" style:text-underline-mode="continuous"/>
    </style:style>
    <style:style style:name="P643" style:parent-style-name="Normalny" style:family="paragraph">
      <style:paragraph-properties fo:text-align="justify" fo:line-height="150%" fo:text-indent="0.25in"/>
    </style:style>
    <style:style style:name="P644" style:parent-style-name="Normalny" style:family="paragraph">
      <style:paragraph-properties fo:text-align="justify" fo:line-height="150%"/>
    </style:style>
    <style:style style:name="T645" style:parent-style-name="Domyślnaczcionkaakapitu" style:family="text">
      <style:text-properties style:text-underline-type="single" style:text-underline-style="solid" style:text-underline-width="auto" style:text-underline-mode="continuous"/>
    </style:style>
    <style:style style:name="T646" style:parent-style-name="Domyślnaczcionkaakapitu" style:family="text">
      <style:text-properties fo:background-color="#80FFFF" style:text-underline-type="single" style:text-underline-style="solid" style:text-underline-width="auto" style:text-underline-mode="continuous"/>
    </style:style>
    <style:style style:name="T647" style:parent-style-name="Domyślnaczcionkaakapitu" style:family="text">
      <style:text-properties style:text-underline-type="single" style:text-underline-style="solid" style:text-underline-width="auto" style:text-underline-mode="continuous"/>
    </style:style>
    <style:style style:name="P648" style:parent-style-name="Normalny" style:family="paragraph">
      <style:paragraph-properties fo:text-align="justify" fo:line-height="150%" fo:text-indent="0.25in"/>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5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5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5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5in"/>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P761" style:parent-style-name="Normalny" style:family="paragraph">
      <style:paragraph-properties fo:text-align="justify" fo:line-height="150%" fo:text-indent="0.25in"/>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5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5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fo:text-indent="0.25in"/>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5in"/>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5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5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5in"/>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style:tab-stops>
          <style:tab-stop style:type="left" style:position="2.7618in"/>
        </style:tab-stops>
      </style:paragraph-properties>
    </style:style>
    <style:style style:name="T828" style:parent-style-name="Domyślnaczcionkaakapitu" style:family="text">
      <style:text-properties style:text-underline-type="single" style:text-underline-style="solid" style:text-underline-width="auto" style:text-underline-mode="continuous"/>
    </style:style>
    <style:style style:name="P829" style:parent-style-name="Normalny" style:family="paragraph">
      <style:paragraph-properties fo:text-align="justify" fo:line-height="150%" fo:text-indent="0.25in"/>
    </style:style>
    <style:style style:name="P830" style:parent-style-name="Normalny" style:family="paragraph">
      <style:paragraph-properties fo:text-align="justify" fo:line-height="150%"/>
    </style:style>
    <style:style style:name="T831" style:parent-style-name="Domyślnaczcionkaakapitu" style:family="text">
      <style:text-properties style:text-underline-type="single" style:text-underline-style="solid" style:text-underline-width="auto" style:text-underline-mode="continuous"/>
    </style:style>
    <style:style style:name="P832" style:parent-style-name="Normalny" style:family="paragraph">
      <style:paragraph-properties fo:text-align="justify" fo:line-height="150%" fo:text-indent="0.25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5in"/>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5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5in"/>
    </style:style>
    <style:style style:name="P850" style:parent-style-name="Normalny" style:family="paragraph">
      <style:paragraph-properties fo:text-align="justify" fo:line-height="150%" fo:text-indent="0.25in"/>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style:style>
    <style:style style:name="T853" style:parent-style-name="Domyślnaczcionkaakapitu" style:family="text">
      <style:text-properties style:text-underline-type="single" style:text-underline-style="solid" style:text-underline-width="auto" style:text-underline-mode="continuous"/>
    </style:style>
    <style:style style:name="T854" style:parent-style-name="Domyślnaczcionkaakapitu" style:family="text">
      <style:text-properties fo:background-color="#80FFFF" style:text-underline-type="single" style:text-underline-style="solid" style:text-underline-width="auto" style:text-underline-mode="continuous"/>
    </style:style>
    <style:style style:name="T855" style:parent-style-name="Domyślnaczcionkaakapitu" style:family="text">
      <style:text-properties style:text-underline-type="single" style:text-underline-style="solid" style:text-underline-width="auto" style:text-underline-mode="continuous"/>
    </style:style>
    <style:style style:name="T856" style:parent-style-name="Domyślnaczcionkaakapitu" style:family="text">
      <style:text-properties fo:background-color="#80FFFF" style:text-underline-type="single" style:text-underline-style="solid" style:text-underline-width="auto" style:text-underline-mode="continuous"/>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fo:text-indent="0.25in"/>
    </style:style>
    <style:style style:name="P859" style:parent-style-name="Normalny" style:family="paragraph">
      <style:paragraph-properties fo:text-align="justify" fo:line-height="150%"/>
    </style:style>
    <style:style style:name="T860" style:parent-style-name="Domyślnaczcionkaakapitu" style:family="text">
      <style:text-properties style:text-underline-type="single" style:text-underline-style="solid" style:text-underline-width="auto" style:text-underline-mode="continuous"/>
    </style:style>
    <style:style style:name="P861" style:parent-style-name="Normalny" style:family="paragraph">
      <style:paragraph-properties fo:text-align="justify" fo:line-height="150%" fo:text-indent="0.25in"/>
    </style:style>
    <style:style style:name="P862" style:parent-style-name="Normalny" style:family="paragraph">
      <style:paragraph-properties fo:text-align="justify" fo:line-height="150%" fo:text-indent="0.25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5in"/>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5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5in"/>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5in"/>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5in"/>
    </style:style>
    <style:style style:name="P876" style:parent-style-name="Normalny" style:family="paragraph">
      <style:paragraph-properties fo:text-align="justify" fo:line-height="150%" fo:text-indent="0.25in"/>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5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5in"/>
    </style:style>
    <style:style style:name="P883" style:parent-style-name="Normalny" style:family="paragraph">
      <style:paragraph-properties fo:text-align="justify" fo:line-height="150%" fo:text-indent="0.25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fo:text-indent="0.25in"/>
    </style:style>
    <style:style style:name="P890" style:parent-style-name="Normalny" style:family="paragraph">
      <style:paragraph-properties fo:text-align="justify" fo:line-height="150%"/>
    </style:style>
    <style:style style:name="T891" style:parent-style-name="Domyślnaczcionkaakapitu" style:family="text">
      <style:text-properties style:text-underline-type="single" style:text-underline-style="solid" style:text-underline-width="auto" style:text-underline-mode="continuous"/>
    </style:style>
    <style:style style:name="T892" style:parent-style-name="Domyślnaczcionkaakapitu" style:family="text">
      <style:text-properties fo:background-color="#80FFFF" style:text-underline-type="single" style:text-underline-style="solid" style:text-underline-width="auto" style:text-underline-mode="continuous"/>
    </style:style>
    <style:style style:name="T893" style:parent-style-name="Domyślnaczcionkaakapitu" style:family="text">
      <style:text-properties style:text-underline-type="single" style:text-underline-style="solid" style:text-underline-width="auto" style:text-underline-mode="continuous"/>
    </style:style>
    <style:style style:name="T894" style:parent-style-name="Domyślnaczcionkaakapitu" style:family="text">
      <style:text-properties fo:background-color="#80FFFF" style:text-underline-type="single" style:text-underline-style="solid" style:text-underline-width="auto" style:text-underline-mode="continuous"/>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5in"/>
    </style:style>
    <style:style style:name="P897" style:parent-style-name="Normalny" style:family="paragraph">
      <style:paragraph-properties fo:text-align="justify" fo:line-height="150%"/>
    </style:style>
    <style:style style:name="T898" style:parent-style-name="Domyślnaczcionkaakapitu" style:family="text">
      <style:text-properties style:text-underline-type="single" style:text-underline-style="solid" style:text-underline-width="auto" style:text-underline-mode="continuous"/>
    </style:style>
    <style:style style:name="P899" style:parent-style-name="Normalny" style:family="paragraph">
      <style:paragraph-properties fo:text-align="justify" fo:line-height="150%" fo:text-indent="0.25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5in"/>
    </style:style>
    <style:style style:name="P902" style:parent-style-name="Normalny" style:family="paragraph">
      <style:paragraph-properties fo:text-align="justify" fo:line-height="150%" fo:text-indent="0.25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5in"/>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5in"/>
    </style:style>
    <style:style style:name="P908" style:parent-style-name="Normalny" style:family="paragraph">
      <style:paragraph-properties fo:text-align="justify" fo:line-height="150%" fo:text-indent="0.25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5in"/>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5in"/>
    </style:style>
    <style:style style:name="P919" style:parent-style-name="Normalny" style:family="paragraph">
      <style:paragraph-properties fo:text-align="justify" fo:line-height="150%"/>
    </style:style>
    <style:style style:name="T920" style:parent-style-name="Domyślnaczcionkaakapitu" style:family="text">
      <style:text-properties style:text-underline-type="single" style:text-underline-style="solid" style:text-underline-width="auto" style:text-underline-mode="continuous"/>
    </style:style>
    <style:style style:name="T921" style:parent-style-name="Domyślnaczcionkaakapitu" style:family="text">
      <style:text-properties fo:background-color="#80FFFF" style:text-underline-type="single" style:text-underline-style="solid" style:text-underline-width="auto" style:text-underline-mode="continuous"/>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5in"/>
    </style:style>
    <style:style style:name="P926" style:parent-style-name="Normalny" style:family="paragraph">
      <style:paragraph-properties fo:text-align="justify" fo:line-height="150%" fo:text-indent="0.25in"/>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style:style>
    <style:style style:name="P931" style:parent-style-name="Normalny" style:family="paragraph">
      <style:paragraph-properties fo:text-align="justify" fo:line-height="150%"/>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fo:background-color="#80FFFF" style:text-underline-type="single" style:text-underline-style="solid" style:text-underline-width="auto" style:text-underline-mode="continuous"/>
    </style:style>
    <style:style style:name="T939" style:parent-style-name="Domyślnaczcionkaakapitu" style:family="text">
      <style:text-properties style:text-underline-type="single" style:text-underline-style="solid" style:text-underline-width="auto" style:text-underline-mode="continuous"/>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5in"/>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5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5in"/>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5in"/>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5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fo:text-indent="0.25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5in"/>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fo:text-indent="0.25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style:style>
    <style:style style:name="T999" style:parent-style-name="Domyślnaczcionkaakapitu" style:family="text">
      <style:text-properties style:text-underline-type="single" style:text-underline-style="solid" style:text-underline-width="auto" style:text-underline-mode="continuous"/>
    </style:style>
    <style:style style:name="T1000" style:parent-style-name="Domyślnaczcionkaakapitu" style:family="text">
      <style:text-properties fo:background-color="#80FFFF" style:text-underline-type="single" style:text-underline-style="solid" style:text-underline-width="auto" style:text-underline-mode="continuous"/>
    </style:style>
    <style:style style:name="T1001" style:parent-style-name="Domyślnaczcionkaakapitu" style:family="text">
      <style:text-properties style:text-underline-type="single" style:text-underline-style="solid" style:text-underline-width="auto" style:text-underline-mode="continuous"/>
    </style:style>
    <style:style style:name="P1002" style:parent-style-name="Normalny" style:family="paragraph">
      <style:paragraph-properties fo:text-align="justify" fo:line-height="150%" fo:text-indent="0.25in"/>
    </style:style>
    <style:style style:name="P1003" style:parent-style-name="Normalny" style:family="paragraph">
      <style:paragraph-properties fo:text-align="justify" fo:line-height="150%" fo:text-indent="0.25in"/>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5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5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5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5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style:style>
    <style:style style:name="P1041" style:parent-style-name="Normalny" style:family="paragraph">
      <style:paragraph-properties fo:text-align="justify" fo:line-height="150%" fo:text-indent="0.25in"/>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5in"/>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tab-stops>
          <style:tab-stop style:type="left" style:position="2.6576in"/>
        </style:tab-stops>
      </style:paragraph-properties>
    </style:style>
    <style:style style:name="T1046" style:parent-style-name="Domyślnaczcionkaakapitu" style:family="text">
      <style:text-properties style:text-underline-type="single" style:text-underline-style="solid" style:text-underline-width="auto" style:text-underline-mode="continuous"/>
    </style:style>
    <style:style style:name="T1047" style:parent-style-name="Domyślnaczcionkaakapitu" style:family="text">
      <style:text-properties fo:background-color="#80FFFF" style:text-underline-type="single" style:text-underline-style="solid" style:text-underline-width="auto" style:text-underline-mode="continuous"/>
    </style:style>
    <style:style style:name="P1048" style:parent-style-name="Normalny" style:family="paragraph">
      <style:paragraph-properties fo:text-align="justify" fo:line-height="150%" fo:text-indent="0.25in"/>
    </style:style>
    <style:style style:name="P1049" style:parent-style-name="Normalny" style:family="paragraph">
      <style:paragraph-properties fo:text-align="justify" fo:line-height="150%" fo:text-indent="0.25in"/>
    </style:style>
    <style:style style:name="P1050" style:parent-style-name="Normalny" style:family="paragraph">
      <style:paragraph-properties fo:text-align="justify" fo:line-height="150%"/>
    </style:style>
    <style:style style:name="T1051" style:parent-style-name="Domyślnaczcionkaakapitu" style:family="text">
      <style:text-properties style:text-underline-type="single" style:text-underline-style="solid" style:text-underline-width="auto" style:text-underline-mode="continuous"/>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5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5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5in"/>
    </style:style>
    <style:style style:name="P1066" style:parent-style-name="Normalny" style:family="paragraph">
      <style:paragraph-properties fo:text-align="justify" fo:line-height="150%" fo:text-indent="0.25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P1070" style:parent-style-name="Normalny" style:family="paragraph">
      <style:paragraph-properties fo:text-align="justify" fo:line-height="150%"/>
    </style:style>
    <style:style style:name="T1071" style:parent-style-name="Domyślnaczcionkaakapitu" style:family="text">
      <style:text-properties style:text-underline-type="single" style:text-underline-style="solid" style:text-underline-width="auto" style:text-underline-mode="continuous"/>
    </style:style>
    <style:style style:name="T1072" style:parent-style-name="Domyślnaczcionkaakapitu" style:family="text">
      <style:text-properties fo:background-color="#80FFFF" style:text-underline-type="single" style:text-underline-style="solid" style:text-underline-width="auto" style:text-underline-mode="continuous"/>
    </style:style>
    <style:style style:name="P1073" style:parent-style-name="Normalny" style:family="paragraph">
      <style:paragraph-properties fo:text-align="justify" fo:line-height="150%" fo:text-indent="0.25in"/>
    </style:style>
    <style:style style:name="P1074" style:parent-style-name="Normalny" style:family="paragraph">
      <style:paragraph-properties fo:text-align="justify" fo:line-height="150%" fo:text-indent="0.25in"/>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style:style>
    <style:style style:name="T1079" style:parent-style-name="Domyślnaczcionkaakapitu" style:family="text">
      <style:text-properties fo:background-color="#80FFFF" style:text-underline-type="single" style:text-underline-style="solid" style:text-underline-width="auto" style:text-underline-mode="continuous"/>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fo:background-color="#80FFFF" style:text-underline-type="single" style:text-underline-style="solid" style:text-underline-width="auto" style:text-underline-mode="continuous"/>
    </style:style>
    <style:style style:name="T1082" style:parent-style-name="Domyślnaczcionkaakapitu" style:family="text">
      <style:text-properties style:text-underline-type="single" style:text-underline-style="solid" style:text-underline-width="auto" style:text-underline-mode="continuous"/>
    </style:style>
    <style:style style:name="P1083" style:parent-style-name="Normalny" style:family="paragraph">
      <style:paragraph-properties fo:text-align="justify" fo:line-height="150%" fo:text-indent="0.25in"/>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5in"/>
    </style:style>
    <style:style style:name="T1088" style:parent-style-name="Domyślnaczcionkaakapitu" style:family="text">
      <style:text-properties fo:background-color="#80FFFF"/>
    </style:style>
    <style:style style:name="P1089" style:parent-style-name="Normalny" style:family="paragraph">
      <style:paragraph-properties fo:text-align="justify" fo:line-height="150%" fo:text-indent="0.25in"/>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fo:text-indent="0.25in"/>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style:style>
    <style:style style:name="P1097" style:parent-style-name="Normalny" style:family="paragraph">
      <style:paragraph-properties fo:text-align="justify" fo:line-height="150%" fo:text-indent="0.25in"/>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5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5in"/>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5in"/>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fo:text-indent="0.25in"/>
    </style:style>
    <style:style style:name="P1115" style:parent-style-name="Normalny" style:family="paragraph">
      <style:paragraph-properties fo:text-align="justify" fo:line-height="150%" fo:text-indent="0.25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P1118" style:parent-style-name="Normalny" style:family="paragraph">
      <style:paragraph-properties fo:text-align="justify" fo:line-height="150%" fo:text-indent="0.25in"/>
    </style:style>
    <style:style style:name="P1119" style:parent-style-name="Normalny" style:family="paragraph">
      <style:paragraph-properties fo:text-align="justify" fo:line-height="150%"/>
    </style:style>
    <style:style style:name="T1120" style:parent-style-name="Domyślnaczcionkaakapitu" style:family="text">
      <style:text-properties style:text-underline-type="single" style:text-underline-style="solid" style:text-underline-width="auto" style:text-underline-mode="continuous"/>
    </style:style>
    <style:style style:name="P1121" style:parent-style-name="Normalny" style:family="paragraph">
      <style:paragraph-properties fo:text-align="justify" fo:line-height="150%" fo:text-indent="0.25in"/>
    </style:style>
    <style:style style:name="P1122" style:parent-style-name="Normalny" style:family="paragraph">
      <style:paragraph-properties fo:text-align="justify" fo:line-height="150%"/>
    </style:style>
    <style:style style:name="T1123" style:parent-style-name="Domyślnaczcionkaakapitu" style:family="text">
      <style:text-properties style:text-underline-type="single" style:text-underline-style="solid" style:text-underline-width="auto" style:text-underline-mode="continuous"/>
    </style:style>
    <style:style style:name="T1124" style:parent-style-name="Domyślnaczcionkaakapitu" style:family="text">
      <style:text-properties fo:background-color="#80FFFF" style:text-underline-type="single" style:text-underline-style="solid" style:text-underline-width="auto" style:text-underline-mode="continuous"/>
    </style:style>
    <style:style style:name="T1125" style:parent-style-name="Domyślnaczcionkaakapitu" style:family="text">
      <style:text-properties style:text-underline-type="single" style:text-underline-style="solid" style:text-underline-width="auto" style:text-underline-mode="continuous"/>
    </style:style>
    <style:style style:name="P1126" style:parent-style-name="Normalny" style:family="paragraph">
      <style:paragraph-properties fo:text-align="justify" fo:line-height="150%" fo:text-indent="0.25in"/>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P1129" style:parent-style-name="Normalny" style:family="paragraph">
      <style:paragraph-properties fo:text-align="justify" fo:line-height="150%" fo:text-indent="0.25in"/>
    </style:style>
    <style:style style:name="P1130" style:parent-style-name="Normalny" style:family="paragraph">
      <style:paragraph-properties fo:text-align="justify" fo:line-height="150%" fo:text-indent="0.25in"/>
    </style:style>
    <style:style style:name="P1131" style:parent-style-name="Normalny" style:family="paragraph">
      <style:paragraph-properties fo:text-align="justify" fo:line-height="150%" fo:text-indent="0.25in"/>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5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style:tab-stops>
          <style:tab-stop style:type="left" style:position="3.3625in"/>
        </style:tab-stops>
      </style:paragraph-properties>
    </style:style>
    <style:style style:name="T1145" style:parent-style-name="Domyślnaczcionkaakapitu" style:family="text">
      <style:text-properties style:text-underline-type="single" style:text-underline-style="solid" style:text-underline-width="auto" style:text-underline-mode="continuous"/>
    </style:style>
    <style:style style:name="T1146" style:parent-style-name="Domyślnaczcionkaakapitu" style:family="text">
      <style:text-properties fo:background-color="#80FFFF" style:text-underline-type="single" style:text-underline-style="solid" style:text-underline-width="auto" style:text-underline-mode="continuous"/>
    </style:style>
    <style:style style:name="T1147" style:parent-style-name="Domyślnaczcionkaakapitu" style:family="text">
      <style:text-properties style:text-underline-type="single" style:text-underline-style="solid" style:text-underline-width="auto" style:text-underline-mode="continuous"/>
    </style:style>
    <style:style style:name="P1148" style:parent-style-name="Normalny" style:family="paragraph">
      <style:paragraph-properties fo:text-align="justify" fo:line-height="150%" fo:text-indent="0.25in"/>
    </style:style>
    <style:style style:name="P1149" style:parent-style-name="Normalny" style:family="paragraph">
      <style:paragraph-properties fo:text-align="justify" fo:line-height="150%" fo:text-indent="0.25in"/>
    </style:style>
    <style:style style:name="P1150" style:parent-style-name="Normalny" style:family="paragraph">
      <style:paragraph-properties fo:text-align="justify" fo:line-height="150%"/>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T1152" style:parent-style-name="Domyślnaczcionkaakapitu" style:family="text">
      <style:text-properties style:text-underline-type="single" style:text-underline-style="solid" style:text-underline-width="auto" style:text-underline-mode="continuous"/>
    </style:style>
    <style:style style:name="T1153" style:parent-style-name="Domyślnaczcionkaakapitu" style:family="text">
      <style:text-properties fo:background-color="#80FFFF" style:text-underline-type="single" style:text-underline-style="solid" style:text-underline-width="auto" style:text-underline-mode="continuous"/>
    </style:style>
    <style:style style:name="T1154" style:parent-style-name="Domyślnaczcionkaakapitu" style:family="text">
      <style:text-properties style:text-underline-type="single" style:text-underline-style="solid" style:text-underline-width="auto" style:text-underline-mode="continuous"/>
    </style:style>
    <style:style style:name="T1155" style:parent-style-name="Domyślnaczcionkaakapitu" style:family="text">
      <style:text-properties fo:background-color="#80FFFF" style:text-underline-type="single" style:text-underline-style="solid" style:text-underline-width="auto" style:text-underline-mode="continuous"/>
    </style:style>
    <style:style style:name="T1156" style:parent-style-name="Domyślnaczcionkaakapitu" style:family="text">
      <style:text-properties style:text-underline-type="single" style:text-underline-style="solid" style:text-underline-width="auto" style:text-underline-mode="continuous"/>
    </style:style>
    <style:style style:name="T1157" style:parent-style-name="Domyślnaczcionkaakapitu" style:family="text">
      <style:text-properties fo:background-color="#80FFFF" style:text-underline-type="single" style:text-underline-style="solid" style:text-underline-width="auto" style:text-underline-mode="continuous"/>
    </style:style>
    <style:style style:name="P1158" style:parent-style-name="Normalny" style:family="paragraph">
      <style:paragraph-properties fo:text-align="justify" fo:line-height="150%" fo:text-indent="0.25in"/>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5in"/>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5in"/>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style:style>
    <style:style style:name="T1222" style:parent-style-name="Domyślnaczcionkaakapitu" style:family="text">
      <style:text-properties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5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T1245" style:parent-style-name="Domyślnaczcionkaakapitu" style:family="text">
      <style:text-properties style:text-underline-type="single" style:text-underline-style="solid" style:text-underline-width="auto" style:text-underline-mode="continuous"/>
    </style:style>
    <style:style style:name="T1246" style:parent-style-name="Domyślnaczcionkaakapitu" style:family="text">
      <style:text-properties fo:background-color="#80FFFF" style:text-underline-type="single" style:text-underline-style="solid" style:text-underline-width="auto" style:text-underline-mode="continuous"/>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5in"/>
    </style:style>
    <style:style style:name="P1249" style:parent-style-name="Normalny" style:family="paragraph">
      <style:paragraph-properties fo:text-align="justify" fo:line-height="150%"/>
    </style:style>
    <style:style style:name="T1250" style:parent-style-name="Domyślnaczcionkaakapitu" style:family="text">
      <style:text-properties style:text-underline-type="single" style:text-underline-style="solid" style:text-underline-width="auto" style:text-underline-mode="continuous"/>
    </style:style>
    <style:style style:name="P1251" style:parent-style-name="Normalny" style:family="paragraph">
      <style:paragraph-properties fo:text-align="justify" fo:line-height="150%" fo:text-indent="0.25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5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5in"/>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5in"/>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5in"/>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5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P1280" style:parent-style-name="Normalny" style:family="paragraph">
      <style:paragraph-properties fo:text-align="justify" fo:line-height="150%" fo:text-indent="0.25in"/>
    </style:style>
    <style:style style:name="T1281" style:parent-style-name="Domyślnaczcionkaakapitu" style:family="text">
      <style:text-properties fo:background-color="#80FFFF"/>
    </style:style>
    <style:style style:name="P1282" style:parent-style-name="Normalny" style:family="paragraph">
      <style:paragraph-properties fo:text-align="justify" fo:line-height="150%" fo:text-indent="0.25in"/>
    </style:style>
    <style:style style:name="P1283" style:parent-style-name="Normalny" style:family="paragraph">
      <style:paragraph-properties fo:text-align="justify" fo:line-height="150%"/>
    </style:style>
    <style:style style:name="T1284" style:parent-style-name="Domyślnaczcionkaakapitu" style:family="text">
      <style:text-properties style:text-underline-type="single" style:text-underline-style="solid" style:text-underline-width="auto" style:text-underline-mode="continuous"/>
    </style:style>
    <style:style style:name="T1285" style:parent-style-name="Domyślnaczcionkaakapitu" style:family="text">
      <style:text-properties fo:background-color="#80FFFF" style:text-underline-type="single" style:text-underline-style="solid" style:text-underline-width="auto" style:text-underline-mode="continuous"/>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text-underline-type="single" style:text-underline-style="solid" style:text-underline-width="auto" style:text-underline-mode="continuous"/>
    </style:style>
    <style:style style:name="T1288" style:parent-style-name="Domyślnaczcionkaakapitu" style:family="text">
      <style:text-properties style:text-underline-type="single" style:text-underline-style="solid" style:text-underline-width="auto" style:text-underline-mode="continuous"/>
    </style:style>
    <style:style style:name="T1289" style:parent-style-name="Domyślnaczcionkaakapitu" style:family="text">
      <style:text-properties fo:background-color="#80FFFF" style:text-underline-type="single" style:text-underline-style="solid" style:text-underline-width="auto" style:text-underline-mode="continuous"/>
    </style:style>
    <style:style style:name="P1290" style:parent-style-name="Normalny" style:family="paragraph">
      <style:paragraph-properties fo:text-align="justify" fo:line-height="150%" fo:text-indent="0.25in"/>
    </style:style>
    <style:style style:name="P1291" style:parent-style-name="Normalny" style:family="paragraph">
      <style:paragraph-properties fo:text-align="justify" fo:line-height="150%" fo:text-indent="0.25in"/>
    </style:style>
    <style:style style:name="P1292" style:parent-style-name="Normalny" style:family="paragraph">
      <style:paragraph-properties fo:text-align="justify" fo:line-height="150%"/>
    </style:style>
    <style:style style:name="T1293" style:parent-style-name="Domyślnaczcionkaakapitu" style:family="text">
      <style:text-properties style:text-underline-type="single" style:text-underline-style="solid" style:text-underline-width="auto" style:text-underline-mode="continuous"/>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5in"/>
    </style:style>
    <style:style style:name="P1296" style:parent-style-name="Normalny" style:family="paragraph">
      <style:paragraph-properties fo:text-align="justify" fo:line-height="150%" fo:text-indent="0.25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5in"/>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5in"/>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5in"/>
    </style:style>
    <style:style style:name="P1307" style:parent-style-name="Normalny" style:family="paragraph">
      <style:paragraph-properties fo:text-align="justify" fo:line-height="150%"/>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P1311" style:parent-style-name="Normalny" style:family="paragraph">
      <style:paragraph-properties fo:text-align="justify" fo:line-height="150%" fo:text-indent="0.25in"/>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fo:background-color="#80FFFF" style:text-underline-type="single" style:text-underline-style="solid" style:text-underline-width="auto" style:text-underline-mode="continuous"/>
    </style:style>
    <style:style style:name="T1315" style:parent-style-name="Domyślnaczcionkaakapitu" style:family="text">
      <style:text-properties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5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5in"/>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5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5in"/>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5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5in"/>
    </style:style>
    <style:style style:name="P1340" style:parent-style-name="Normalny" style:family="paragraph">
      <style:paragraph-properties fo:text-align="justify" fo:line-height="150%" fo:text-indent="0.25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5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5in"/>
    </style:style>
    <style:style style:name="P1351" style:parent-style-name="Normalny" style:family="paragraph">
      <style:paragraph-properties fo:text-align="justify" fo:line-height="150%" fo:text-indent="0.25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5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5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5in"/>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fo:text-indent="0.25in"/>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5in"/>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P1377" style:parent-style-name="Normalny" style:family="paragraph">
      <style:paragraph-properties fo:text-align="justify" fo:line-height="150%" fo:text-indent="0.25in"/>
    </style:style>
    <style:style style:name="P1378" style:parent-style-name="Normalny" style:family="paragraph">
      <style:paragraph-properties fo:text-align="justify" fo:line-height="150%"/>
    </style:style>
    <style:style style:name="T1379" style:parent-style-name="Domyślnaczcionkaakapitu" style:family="text">
      <style:text-properties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5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5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5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P1421" style:parent-style-name="Normalny" style:family="paragraph">
      <style:paragraph-properties fo:text-align="justify" fo:line-height="150%" fo:text-indent="0.25in"/>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5in"/>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style:style>
    <style:style style:name="T1429" style:parent-style-name="Domyślnaczcionkaakapitu" style:family="text">
      <style:text-properties style:text-underline-type="single" style:text-underline-style="solid" style:text-underline-width="auto" style:text-underline-mode="continuous"/>
    </style:style>
    <style:style style:name="P1430" style:parent-style-name="Normalny" style:family="paragraph">
      <style:paragraph-properties fo:text-align="justify" fo:line-height="150%" fo:text-indent="0.25in"/>
    </style:style>
    <style:style style:name="P1431" style:parent-style-name="Normalny" style:family="paragraph">
      <style:paragraph-properties fo:text-align="justify" fo:line-height="150%" fo:text-indent="0.25in"/>
    </style:style>
    <style:style style:name="P1432" style:parent-style-name="Normalny" style:family="paragraph">
      <style:paragraph-properties fo:text-align="justify" fo:line-height="150%"/>
    </style:style>
    <style:style style:name="T1433" style:parent-style-name="Domyślnaczcionkaakapitu" style:family="text">
      <style:text-properties style:text-underline-type="single" style:text-underline-style="solid" style:text-underline-width="auto" style:text-underline-mode="continuous"/>
    </style:style>
    <style:style style:name="P1434" style:parent-style-name="Normalny" style:family="paragraph">
      <style:paragraph-properties fo:text-align="justify" fo:line-height="150%" fo:text-indent="0.25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5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5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5in"/>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5in"/>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5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5in"/>
    </style:style>
    <style:style style:name="P1458" style:parent-style-name="Normalny" style:family="paragraph">
      <style:paragraph-properties fo:text-align="justify" fo:line-height="150%" fo:text-indent="0.25in"/>
    </style:style>
    <style:style style:name="P1459" style:parent-style-name="Normalny" style:family="paragraph">
      <style:paragraph-properties fo:text-align="justify" fo:line-height="150%" fo:text-indent="0.25in"/>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5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5in"/>
    </style:style>
    <style:style style:name="P1466" style:parent-style-name="Normalny" style:family="paragraph">
      <style:paragraph-properties fo:text-align="justify" fo:line-height="150%" fo:text-indent="0.25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5in"/>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5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style:style>
    <style:style style:name="T1482" style:parent-style-name="Domyślnaczcionkaakapitu" style:family="text">
      <style:text-properties style:text-underline-type="single" style:text-underline-style="solid" style:text-underline-width="auto" style:text-underline-mode="continuous"/>
    </style:style>
    <style:style style:name="T1483" style:parent-style-name="Domyślnaczcionkaakapitu" style:family="text">
      <style:text-properties fo:background-color="#80FFFF" style:text-underline-type="single" style:text-underline-style="solid" style:text-underline-width="auto" style:text-underline-mode="continuous"/>
    </style:style>
    <style:style style:name="T1484" style:parent-style-name="Domyślnaczcionkaakapitu" style:family="text">
      <style:text-properties style:text-underline-type="single" style:text-underline-style="solid" style:text-underline-width="auto" style:text-underline-mode="continuous"/>
    </style:style>
    <style:style style:name="T1485" style:parent-style-name="Domyślnaczcionkaakapitu" style:family="text">
      <style:text-properties fo:background-color="#80FFFF" style:text-underline-type="single" style:text-underline-style="solid" style:text-underline-width="auto" style:text-underline-mode="continuous"/>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5in"/>
    </style:style>
    <style:style style:name="P1488" style:parent-style-name="Normalny" style:family="paragraph">
      <style:paragraph-properties fo:text-align="justify" fo:line-height="150%"/>
    </style:style>
    <style:style style:name="T1489" style:parent-style-name="Domyślnaczcionkaakapitu" style:family="text">
      <style:text-properties style:text-underline-type="single" style:text-underline-style="solid" style:text-underline-width="auto" style:text-underline-mode="continuous"/>
    </style:style>
    <style:style style:name="P1490" style:parent-style-name="Normalny" style:family="paragraph">
      <style:paragraph-properties fo:text-align="justify" fo:line-height="150%" fo:text-indent="0.25in"/>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fo:text-indent="0.25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5in"/>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fo:text-indent="0.25in"/>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5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5in"/>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5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5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5in"/>
    </style:style>
    <style:style style:name="P1525" style:parent-style-name="Normalny" style:family="paragraph">
      <style:paragraph-properties fo:text-align="justify" fo:line-height="150%"/>
    </style:style>
    <style:style style:name="T1526" style:parent-style-name="Domyślnaczcionkaakapitu" style:family="text">
      <style:text-properties style:text-underline-type="single" style:text-underline-style="solid" style:text-underline-width="auto" style:text-underline-mode="continuous"/>
    </style:style>
    <style:style style:name="T1527" style:parent-style-name="Domyślnaczcionkaakapitu" style:family="text">
      <style:text-properties fo:background-color="#80FFFF" style:text-underline-type="single" style:text-underline-style="solid" style:text-underline-width="auto" style:text-underline-mode="continuous"/>
    </style:style>
    <style:style style:name="P1528" style:parent-style-name="Normalny" style:family="paragraph">
      <style:paragraph-properties fo:text-align="justify" fo:line-height="150%" fo:text-indent="0.25in"/>
    </style:style>
    <style:style style:name="P1529" style:parent-style-name="Normalny" style:family="paragraph">
      <style:paragraph-properties fo:text-align="justify" fo:line-height="150%"/>
    </style:style>
    <style:style style:name="T1530" style:parent-style-name="Domyślnaczcionkaakapitu" style:family="text">
      <style:text-properties fo:background-color="#80FFFF" style:text-underline-type="single" style:text-underline-style="solid" style:text-underline-width="auto" style:text-underline-mode="continuous"/>
    </style:style>
    <style:style style:name="T1531" style:parent-style-name="Domyślnaczcionkaakapitu" style:family="text">
      <style:text-properties style:text-underline-type="single" style:text-underline-style="solid" style:text-underline-width="auto" style:text-underline-mode="continuous"/>
    </style:style>
    <style:style style:name="T1532" style:parent-style-name="Domyślnaczcionkaakapitu" style:family="text">
      <style:text-properties fo:background-color="#80FFFF" style:text-underline-type="single" style:text-underline-style="solid" style:text-underline-width="auto" style:text-underline-mode="continuous"/>
    </style:style>
    <style:style style:name="T1533" style:parent-style-name="Domyślnaczcionkaakapitu" style:family="text">
      <style:text-properties style:text-underline-type="single" style:text-underline-style="solid" style:text-underline-width="auto" style:text-underline-mode="continuous"/>
    </style:style>
    <style:style style:name="T1534" style:parent-style-name="Domyślnaczcionkaakapitu" style:family="text">
      <style:text-properties fo:background-color="#80FFFF" style:text-underline-type="single" style:text-underline-style="solid" style:text-underline-width="auto" style:text-underline-mode="continuous"/>
    </style:style>
    <style:style style:name="T1535" style:parent-style-name="Domyślnaczcionkaakapitu" style:family="text">
      <style:text-properties style:text-underline-type="single" style:text-underline-style="solid" style:text-underline-width="auto" style:text-underline-mode="continuous"/>
    </style:style>
    <style:style style:name="T1536" style:parent-style-name="Domyślnaczcionkaakapitu" style:family="text">
      <style:text-properties fo:background-color="#80FFFF" style:text-underline-type="single" style:text-underline-style="solid" style:text-underline-width="auto" style:text-underline-mode="continuous"/>
    </style:style>
    <style:style style:name="T1537" style:parent-style-name="Domyślnaczcionkaakapitu" style:family="text">
      <style:text-properties style:text-underline-type="single" style:text-underline-style="solid" style:text-underline-width="auto" style:text-underline-mode="continuous"/>
    </style:style>
    <style:style style:name="P1538" style:parent-style-name="Normalny" style:family="paragraph">
      <style:paragraph-properties fo:text-align="justify" fo:line-height="150%" fo:text-indent="0.25in"/>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5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5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5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5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5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5in"/>
    </style:style>
    <style:style style:name="P1570" style:parent-style-name="Normalny" style:family="paragraph">
      <style:paragraph-properties fo:text-align="justify" fo:line-height="150%"/>
    </style:style>
    <style:style style:name="T1571" style:parent-style-name="Domyślnaczcionkaakapitu" style:family="text">
      <style:text-properties style:text-underline-type="single" style:text-underline-style="solid" style:text-underline-width="auto" style:text-underline-mode="continuous"/>
    </style:style>
    <style:style style:name="P1572" style:parent-style-name="Normalny" style:family="paragraph">
      <style:paragraph-properties fo:text-align="justify" fo:line-height="150%" fo:text-indent="0.25in"/>
    </style:style>
    <style:style style:name="P1573" style:parent-style-name="Normalny" style:family="paragraph">
      <style:paragraph-properties fo:text-align="justify" fo:line-height="150%"/>
    </style:style>
    <style:style style:name="P1574" style:parent-style-name="Normalny" style:family="paragraph">
      <style:paragraph-properties fo:text-align="justify" fo:line-height="150%"/>
    </style:style>
    <style:style style:name="P1575" style:parent-style-name="Normalny" style:family="paragraph">
      <style:paragraph-properties fo:text-align="justify" fo:line-height="150%"/>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style:style>
    <style:style style:name="T1579" style:parent-style-name="Domyślnaczcionkaakapitu" style:family="text">
      <style:text-properties style:text-underline-type="single" style:text-underline-style="solid" style:text-underline-width="auto" style:text-underline-mode="continuous"/>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T1581" style:parent-style-name="Domyślnaczcionkaakapitu" style:family="text">
      <style:text-properties style:text-underline-type="single" style:text-underline-style="solid" style:text-underline-width="auto" style:text-underline-mode="continuous"/>
    </style:style>
    <style:style style:name="P1582" style:parent-style-name="Normalny" style:family="paragraph">
      <style:paragraph-properties fo:text-align="justify" fo:line-height="150%" fo:text-indent="0.25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5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style:tab-stops>
          <style:tab-stop style:type="left" style:position="4.6083in"/>
        </style:tab-stops>
      </style:paragraph-properties>
    </style:style>
    <style:style style:name="T1591" style:parent-style-name="Domyślnaczcionkaakapitu" style:family="text">
      <style:text-properties style:text-underline-type="single" style:text-underline-style="solid" style:text-underline-width="auto" style:text-underline-mode="continuous"/>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T1595" style:parent-style-name="Domyślnaczcionkaakapitu" style:family="text">
      <style:text-properties style:text-underline-type="single" style:text-underline-style="solid" style:text-underline-width="auto" style:text-underline-mode="continuous"/>
    </style:style>
    <style:style style:name="P1596" style:parent-style-name="Normalny" style:family="paragraph">
      <style:paragraph-properties fo:text-align="justify" fo:line-height="150%" fo:text-indent="0.25in"/>
    </style:style>
    <style:style style:name="P1597" style:parent-style-name="Normalny" style:family="paragraph">
      <style:paragraph-properties fo:text-align="justify" fo:line-height="150%" fo:text-indent="0.25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5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5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5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5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5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5in"/>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fo:text-indent="0.25in"/>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fo:text-indent="0.25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5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style:style>
    <style:style style:name="T1825" style:parent-style-name="Domyślnaczcionkaakapitu" style:family="text">
      <style:text-properties style:text-underline-type="single" style:text-underline-style="solid" style:text-underline-width="auto" style:text-underline-mode="continuous"/>
    </style:style>
    <style:style style:name="P1826" style:parent-style-name="Normalny" style:family="paragraph">
      <style:paragraph-properties fo:text-align="justify" fo:line-height="150%" fo:text-indent="0.25in"/>
    </style:style>
    <style:style style:name="P1827" style:parent-style-name="Normalny" style:family="paragraph">
      <style:paragraph-properties fo:text-align="justify" fo:line-height="150%"/>
    </style:style>
    <style:style style:name="T1828" style:parent-style-name="Domyślnaczcionkaakapitu" style:family="text">
      <style:text-properties style:text-underline-type="single" style:text-underline-style="solid" style:text-underline-width="auto" style:text-underline-mode="continuous"/>
    </style:style>
    <style:style style:name="P1829" style:parent-style-name="Normalny" style:family="paragraph">
      <style:paragraph-properties fo:text-align="justify" fo:line-height="150%" fo:text-indent="0.25in"/>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fo:text-indent="0.25in"/>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5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5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5in"/>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fo:text-indent="0.25in"/>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5in"/>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fo:text-indent="0.25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5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fo:text-indent="0.25in"/>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5in"/>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fo:text-indent="0.25in"/>
    </style:style>
    <style:style style:name="P1920" style:parent-style-name="Normalny" style:family="paragraph">
      <style:paragraph-properties fo:text-align="justify" fo:line-height="150%"/>
    </style:style>
    <style:style style:name="T1921" style:parent-style-name="Domyślnaczcionkaakapitu" style:family="text">
      <style:text-properties style:text-underline-type="single" style:text-underline-style="solid" style:text-underline-width="auto" style:text-underline-mode="continuous"/>
    </style:style>
    <style:style style:name="T1922" style:parent-style-name="Domyślnaczcionkaakapitu" style:family="text">
      <style:text-properties fo:background-color="#80FFFF" style:text-underline-type="single" style:text-underline-style="solid" style:text-underline-width="auto" style:text-underline-mode="continuous"/>
    </style:style>
    <style:style style:name="T1923" style:parent-style-name="Domyślnaczcionkaakapitu" style:family="text">
      <style:text-properties style:text-underline-type="single" style:text-underline-style="solid" style:text-underline-width="auto" style:text-underline-mode="continuous"/>
    </style:style>
    <style:style style:name="P1924" style:parent-style-name="Normalny" style:family="paragraph">
      <style:paragraph-properties fo:text-align="justify" fo:line-height="150%" fo:text-indent="0.25in"/>
    </style:style>
    <style:style style:name="P1925" style:parent-style-name="Normalny" style:family="paragraph">
      <style:paragraph-properties fo:text-align="justify" fo:line-height="150%"/>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text-underline-type="single" style:text-underline-style="solid" style:text-underline-width="auto" style:text-underline-mode="continuous"/>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style:text-underline-type="single" style:text-underline-style="solid" style:text-underline-width="auto" style:text-underline-mode="continuous"/>
    </style:style>
    <style:style style:name="T1930" style:parent-style-name="Domyślnaczcionkaakapitu" style:family="text">
      <style:text-properties style:text-underline-type="single" style:text-underline-style="solid" style:text-underline-width="auto" style:text-underline-mode="continuous"/>
    </style:style>
    <style:style style:name="P1931" style:parent-style-name="Normalny" style:family="paragraph">
      <style:paragraph-properties fo:text-align="justify" fo:line-height="150%" fo:text-indent="0.25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5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5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5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fo:text-indent="0.25in"/>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5in"/>
    </style:style>
    <style:style style:name="P1967" style:parent-style-name="Normalny" style:family="paragraph">
      <style:paragraph-properties fo:text-align="justify" fo:line-height="150%"/>
    </style:style>
    <style:style style:name="T1968" style:parent-style-name="Domyślnaczcionkaakapitu" style:family="text">
      <style:text-properties fo:background-color="#80FFFF" style:text-underline-type="single" style:text-underline-style="solid" style:text-underline-width="auto" style:text-underline-mode="continuous"/>
    </style:style>
    <style:style style:name="T1969" style:parent-style-name="Domyślnaczcionkaakapitu" style:family="text">
      <style:text-properties style:text-underline-type="single" style:text-underline-style="solid" style:text-underline-width="auto" style:text-underline-mode="continuous"/>
    </style:style>
    <style:style style:name="P1970" style:parent-style-name="Normalny" style:family="paragraph">
      <style:paragraph-properties fo:text-align="justify" fo:line-height="150%" fo:text-indent="0.25in"/>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fo:text-indent="0.25in"/>
    </style:style>
    <style:style style:name="P1991" style:parent-style-name="Normalny" style:family="paragraph">
      <style:paragraph-properties fo:text-align="justify" fo:line-height="150%"/>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T1994" style:parent-style-name="Domyślnaczcionkaakapitu" style:family="text">
      <style:text-properties style:text-underline-type="single" style:text-underline-style="solid" style:text-underline-width="auto" style:text-underline-mode="continuous"/>
    </style:style>
    <style:style style:name="T1995" style:parent-style-name="Domyślnaczcionkaakapitu" style:family="text">
      <style:text-properties fo:background-color="#80FFFF" style:text-underline-type="single" style:text-underline-style="solid" style:text-underline-width="auto" style:text-underline-mode="continuous"/>
    </style:style>
    <style:style style:name="T1996" style:parent-style-name="Domyślnaczcionkaakapitu" style:family="text">
      <style:text-properties style:text-underline-type="single" style:text-underline-style="solid" style:text-underline-width="auto" style:text-underline-mode="continuous"/>
    </style:style>
    <style:style style:name="T1997" style:parent-style-name="Domyślnaczcionkaakapitu" style:family="text">
      <style:text-properties fo:background-color="#80FFFF" style:text-underline-type="single" style:text-underline-style="solid" style:text-underline-width="auto" style:text-underline-mode="continuous"/>
    </style:style>
    <style:style style:name="T1998" style:parent-style-name="Domyślnaczcionkaakapitu" style:family="text">
      <style:text-properties style:text-underline-type="single" style:text-underline-style="solid" style:text-underline-width="auto" style:text-underline-mode="continuous"/>
    </style:style>
    <style:style style:name="T1999" style:parent-style-name="Domyślnaczcionkaakapitu" style:family="text">
      <style:text-properties fo:background-color="#80FFFF"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5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style:style>
    <style:style style:name="T2006" style:parent-style-name="Domyślnaczcionkaakapitu" style:family="text">
      <style:text-properties style:text-underline-type="single" style:text-underline-style="solid" style:text-underline-width="auto" style:text-underline-mode="continuous"/>
    </style:style>
    <style:style style:name="T2007" style:parent-style-name="Domyślnaczcionkaakapitu" style:family="text">
      <style:text-properties fo:background-color="#80FFFF" style:text-underline-type="single" style:text-underline-style="solid" style:text-underline-width="auto" style:text-underline-mode="continuous"/>
    </style:style>
    <style:style style:name="T2008" style:parent-style-name="Domyślnaczcionkaakapitu" style:family="text">
      <style:text-properties style:text-underline-type="single" style:text-underline-style="solid" style:text-underline-width="auto" style:text-underline-mode="continuous"/>
    </style:style>
    <style:style style:name="P2009" style:parent-style-name="Normalny" style:family="paragraph">
      <style:paragraph-properties fo:text-align="justify" fo:line-height="150%" fo:text-indent="0.25in"/>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5in"/>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5in"/>
    </style:style>
    <style:style style:name="P2029" style:parent-style-name="Normalny" style:family="paragraph">
      <style:paragraph-properties fo:text-align="justify" fo:line-height="150%" fo:text-indent="0.25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5in"/>
    </style:style>
    <style:style style:name="T2046" style:parent-style-name="Domyślnaczcionkaakapitu" style:family="text">
      <style:text-properties fo:background-color="#80FFFF"/>
    </style:style>
    <style:style style:name="P2047" style:parent-style-name="Normalny" style:family="paragraph">
      <style:paragraph-properties fo:text-align="justify" fo:line-height="150%"/>
    </style:style>
    <style:style style:name="T2048" style:parent-style-name="Domyślnaczcionkaakapitu" style:family="text">
      <style:text-properties style:text-underline-type="single" style:text-underline-style="solid" style:text-underline-width="auto" style:text-underline-mode="continuous"/>
    </style:style>
    <style:style style:name="T2049" style:parent-style-name="Domyślnaczcionkaakapitu" style:family="text">
      <style:text-properties fo:background-color="#80FFFF" style:text-underline-type="single" style:text-underline-style="solid" style:text-underline-width="auto" style:text-underline-mode="continuous"/>
    </style:style>
    <style:style style:name="T2050" style:parent-style-name="Domyślnaczcionkaakapitu" style:family="text">
      <style:text-properties style:text-underline-type="single" style:text-underline-style="solid" style:text-underline-width="auto" style:text-underline-mode="continuous"/>
    </style:style>
    <style:style style:name="P2051" style:parent-style-name="Normalny" style:family="paragraph">
      <style:paragraph-properties fo:text-align="justify" fo:line-height="150%" fo:text-indent="0.25in"/>
    </style:style>
    <style:style style:name="P2052" style:parent-style-name="Normalny" style:family="paragraph">
      <style:paragraph-properties fo:text-align="justify" fo:line-height="150%">
        <style:tab-stops>
          <style:tab-stop style:type="left" style:position="2.8243in"/>
        </style:tab-stops>
      </style:paragraph-properties>
    </style:style>
    <style:style style:name="T2053" style:parent-style-name="Domyślnaczcionkaakapitu" style:family="text">
      <style:text-properties style:text-underline-type="single" style:text-underline-style="solid" style:text-underline-width="auto" style:text-underline-mode="continuous"/>
    </style:style>
    <style:style style:name="P2054" style:parent-style-name="Normalny" style:family="paragraph">
      <style:paragraph-properties fo:text-align="justify" fo:line-height="150%" fo:text-indent="0.25in">
        <style:tab-stops>
          <style:tab-stop style:type="left" style:position="2.8243in"/>
        </style:tab-stops>
      </style:paragraph-properties>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5in"/>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5in"/>
    </style:style>
    <style:style style:name="P2077" style:parent-style-name="Normalny" style:family="paragraph">
      <style:paragraph-properties fo:text-align="justify" fo:line-height="150%"/>
    </style:style>
    <style:style style:name="T2078" style:parent-style-name="Domyślnaczcionkaakapitu" style:family="text">
      <style:text-properties style:text-underline-type="single" style:text-underline-style="solid" style:text-underline-width="auto" style:text-underline-mode="continuous"/>
    </style:style>
    <style:style style:name="T2079" style:parent-style-name="Domyślnaczcionkaakapitu" style:family="text">
      <style:text-properties fo:background-color="#80FFFF" style:text-underline-type="single" style:text-underline-style="solid" style:text-underline-width="auto" style:text-underline-mode="continuous"/>
    </style:style>
    <style:style style:name="T2080" style:parent-style-name="Domyślnaczcionkaakapitu" style:family="text">
      <style:text-properties style:text-underline-type="single" style:text-underline-style="solid" style:text-underline-width="auto" style:text-underline-mode="continuous"/>
    </style:style>
    <style:style style:name="T2081" style:parent-style-name="Domyślnaczcionkaakapitu" style:family="text">
      <style:text-properties fo:background-color="#80FFFF" style:text-underline-type="single" style:text-underline-style="solid" style:text-underline-width="auto" style:text-underline-mode="continuous"/>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5in"/>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5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5in"/>
    </style:style>
    <style:style style:name="P2101" style:parent-style-name="Normalny" style:family="paragraph">
      <style:paragraph-properties fo:text-align="justify" fo:line-height="150%"/>
    </style:style>
    <style:style style:name="T2102" style:parent-style-name="Domyślnaczcionkaakapitu" style:family="text">
      <style:text-properties style:text-underline-type="single" style:text-underline-style="solid" style:text-underline-width="auto" style:text-underline-mode="continuous"/>
    </style:style>
    <style:style style:name="T2103" style:parent-style-name="Domyślnaczcionkaakapitu" style:family="text">
      <style:text-properties fo:background-color="#80FFFF" style:text-underline-type="single" style:text-underline-style="solid" style:text-underline-width="auto" style:text-underline-mode="continuous"/>
    </style:style>
    <style:style style:name="P2104" style:parent-style-name="Normalny" style:family="paragraph">
      <style:paragraph-properties fo:text-align="justify" fo:line-height="150%" fo:text-indent="0.25in"/>
    </style:style>
    <style:style style:name="P2105" style:parent-style-name="Normalny" style:family="paragraph">
      <style:paragraph-properties fo:text-align="justify" fo:line-height="150%" fo:text-indent="0.25in"/>
    </style:style>
    <style:style style:name="P2106" style:parent-style-name="Normalny" style:family="paragraph">
      <style:paragraph-properties fo:text-align="justify" fo:line-height="150%"/>
    </style:style>
    <style:style style:name="T2107" style:parent-style-name="Domyślnaczcionkaakapitu" style:family="text">
      <style:text-properties style:text-underline-type="single" style:text-underline-style="solid" style:text-underline-width="auto" style:text-underline-mode="continuous"/>
    </style:style>
    <style:style style:name="P2108" style:parent-style-name="Normalny" style:family="paragraph">
      <style:paragraph-properties fo:text-align="justify" fo:line-height="150%" fo:text-indent="0.25in"/>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fo:text-indent="0.25in"/>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5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5in"/>
    </style:style>
    <style:style style:name="P2126" style:parent-style-name="Normalny" style:family="paragraph">
      <style:paragraph-properties fo:text-align="justify" fo:line-height="150%" fo:text-indent="0.25in"/>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5in"/>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fo:text-indent="0.25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5in"/>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5in"/>
    </style:style>
    <style:style style:name="P2149" style:parent-style-name="Normalny" style:family="paragraph">
      <style:paragraph-properties fo:text-align="justify" fo:line-height="150%" fo:text-indent="0.25in"/>
    </style:style>
    <style:style style:name="T2150" style:parent-style-name="Domyślnaczcionkaakapitu" style:family="text">
      <style:text-properties fo:background-color="#80FFFF"/>
    </style:style>
    <style:style style:name="P2151" style:parent-style-name="Normalny" style:family="paragraph">
      <style:paragraph-properties fo:text-align="justify" fo:line-height="150%" fo:text-indent="0.25in"/>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5in"/>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fo:text-indent="0.25in"/>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5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5in"/>
    </style:style>
    <style:style style:name="P2165" style:parent-style-name="Normalny" style:family="paragraph">
      <style:paragraph-properties fo:text-align="justify" fo:line-height="150%"/>
    </style:style>
    <style:style style:name="T2166" style:parent-style-name="Domyślnaczcionkaakapitu" style:family="text">
      <style:text-properties style:text-underline-type="single" style:text-underline-style="solid" style:text-underline-width="auto" style:text-underline-mode="continuous"/>
    </style:style>
    <style:style style:name="T2167" style:parent-style-name="Domyślnaczcionkaakapitu" style:family="text">
      <style:text-properties fo:background-color="#80FFFF" style:text-underline-type="single" style:text-underline-style="solid" style:text-underline-width="auto" style:text-underline-mode="continuous"/>
    </style:style>
    <style:style style:name="T2168" style:parent-style-name="Domyślnaczcionkaakapitu" style:family="text">
      <style:text-properties style:text-underline-type="single" style:text-underline-style="solid" style:text-underline-width="auto" style:text-underline-mode="continuous"/>
    </style:style>
    <style:style style:name="P2169" style:parent-style-name="Normalny" style:family="paragraph">
      <style:paragraph-properties fo:text-align="justify" fo:line-height="150%" fo:text-indent="0.25in"/>
    </style:style>
    <style:style style:name="P2170" style:parent-style-name="Normalny" style:family="paragraph">
      <style:paragraph-properties fo:text-align="justify" fo:line-height="150%" fo:text-indent="0.25in"/>
    </style:style>
    <style:style style:name="T2171" style:parent-style-name="Domyślnaczcionkaakapitu" style:family="text">
      <style:text-properties fo:background-color="#80FFFF"/>
    </style:style>
    <style:style style:name="P2172" style:parent-style-name="Normalny" style:family="paragraph">
      <style:paragraph-properties fo:text-align="justify" fo:line-height="150%" fo:text-indent="0.25in"/>
    </style:style>
    <style:style style:name="P2173" style:parent-style-name="Normalny" style:family="paragraph">
      <style:paragraph-properties fo:text-align="justify" fo:line-height="150%" fo:text-indent="0.25in"/>
    </style:style>
    <style:style style:name="P2174" style:parent-style-name="Normalny" style:family="paragraph">
      <style:paragraph-properties fo:text-align="justify" fo:line-height="150%"/>
    </style:style>
    <style:style style:name="T2175" style:parent-style-name="Domyślnaczcionkaakapitu" style:family="text">
      <style:text-properties style:text-underline-type="single" style:text-underline-style="solid" style:text-underline-width="auto" style:text-underline-mode="continuous"/>
    </style:style>
    <style:style style:name="T2176" style:parent-style-name="Domyślnaczcionkaakapitu" style:family="text">
      <style:text-properties fo:background-color="#80FFFF" style:text-underline-type="single" style:text-underline-style="solid" style:text-underline-width="auto" style:text-underline-mode="continuous"/>
    </style:style>
    <style:style style:name="T2177" style:parent-style-name="Domyślnaczcionkaakapitu" style:family="text">
      <style:text-properties style:text-underline-type="single" style:text-underline-style="solid" style:text-underline-width="auto" style:text-underline-mode="continuous"/>
    </style:style>
    <style:style style:name="P2178" style:parent-style-name="Normalny" style:family="paragraph">
      <style:paragraph-properties fo:text-align="justify" fo:line-height="150%" fo:text-indent="0.25in"/>
    </style:style>
    <style:style style:name="P2179" style:parent-style-name="Normalny" style:family="paragraph">
      <style:paragraph-properties fo:text-align="justify" fo:line-height="150%" fo:text-indent="0.25in"/>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fo:text-indent="0.25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fo:text-indent="0.25in"/>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5in"/>
    </style:style>
    <style:style style:name="P2189" style:parent-style-name="Normalny" style:family="paragraph">
      <style:paragraph-properties fo:text-align="justify" fo:line-height="150%"/>
    </style:style>
    <style:style style:name="T2190" style:parent-style-name="Domyślnaczcionkaakapitu" style:family="text">
      <style:text-properties style:text-underline-type="single" style:text-underline-style="solid" style:text-underline-width="auto" style:text-underline-mode="continuous"/>
    </style:style>
    <style:style style:name="T2191" style:parent-style-name="Domyślnaczcionkaakapitu" style:family="text">
      <style:text-properties fo:background-color="#80FFFF" style:text-underline-type="single" style:text-underline-style="solid" style:text-underline-width="auto" style:text-underline-mode="continuous"/>
    </style:style>
    <style:style style:name="T2192" style:parent-style-name="Domyślnaczcionkaakapitu" style:family="text">
      <style:text-properties style:text-underline-type="single" style:text-underline-style="solid" style:text-underline-width="auto" style:text-underline-mode="continuous"/>
    </style:style>
    <style:style style:name="T2193" style:parent-style-name="Domyślnaczcionkaakapitu" style:family="text">
      <style:text-properties fo:background-color="#80FFFF" style:text-underline-type="single" style:text-underline-style="solid" style:text-underline-width="auto" style:text-underline-mode="continuous"/>
    </style:style>
    <style:style style:name="P2194" style:parent-style-name="Normalny" style:family="paragraph">
      <style:paragraph-properties fo:text-align="justify" fo:line-height="150%" fo:text-indent="0.25in"/>
    </style:style>
    <style:style style:name="P2195" style:parent-style-name="Normalny" style:family="paragraph">
      <style:paragraph-properties fo:text-align="justify" fo:line-height="150%"/>
    </style:style>
    <style:style style:name="T2196" style:parent-style-name="Domyślnaczcionkaakapitu" style:family="text">
      <style:text-properties style:text-underline-type="single" style:text-underline-style="solid" style:text-underline-width="auto" style:text-underline-mode="continuous"/>
    </style:style>
    <style:style style:name="T2197" style:parent-style-name="Domyślnaczcionkaakapitu" style:family="text">
      <style:text-properties fo:background-color="#80FFFF" style:text-underline-type="single" style:text-underline-style="solid" style:text-underline-width="auto" style:text-underline-mode="continuous"/>
    </style:style>
    <style:style style:name="T2198" style:parent-style-name="Domyślnaczcionkaakapitu" style:family="text">
      <style:text-properties style:text-underline-type="single" style:text-underline-style="solid" style:text-underline-width="auto" style:text-underline-mode="continuous"/>
    </style:style>
    <style:style style:name="T2199" style:parent-style-name="Domyślnaczcionkaakapitu" style:family="text">
      <style:text-properties fo:background-color="#80FFFF" style:text-underline-type="single" style:text-underline-style="solid" style:text-underline-width="auto" style:text-underline-mode="continuous"/>
    </style:style>
    <style:style style:name="T2200" style:parent-style-name="Domyślnaczcionkaakapitu" style:family="text">
      <style:text-properties style:text-underline-type="single" style:text-underline-style="solid" style:text-underline-width="auto" style:text-underline-mode="continuous"/>
    </style:style>
    <style:style style:name="P2201" style:parent-style-name="Normalny" style:family="paragraph">
      <style:paragraph-properties fo:text-align="justify" fo:line-height="150%" fo:text-indent="0.25in"/>
    </style:style>
    <style:style style:name="P2202" style:parent-style-name="Normalny" style:family="paragraph">
      <style:paragraph-properties fo:text-align="justify" fo:line-height="150%" fo:text-indent="0.25in"/>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5in"/>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style:style>
    <style:style style:name="T2207" style:parent-style-name="Domyślnaczcionkaakapitu" style:family="text">
      <style:text-properties style:text-underline-type="single" style:text-underline-style="solid" style:text-underline-width="auto" style:text-underline-mode="continuous"/>
    </style:style>
    <style:style style:name="T2208" style:parent-style-name="Domyślnaczcionkaakapitu" style:family="text">
      <style:text-properties fo:background-color="#80FFFF" style:text-underline-type="single" style:text-underline-style="solid" style:text-underline-width="auto" style:text-underline-mode="continuous"/>
    </style:style>
    <style:style style:name="T2209" style:parent-style-name="Domyślnaczcionkaakapitu" style:family="text">
      <style:text-properties fo:background-color="#80FFFF"/>
    </style:style>
    <style:style style:name="P2210" style:parent-style-name="Normalny" style:family="paragraph">
      <style:paragraph-properties fo:text-align="justify" fo:line-height="150%" fo:text-indent="0.25in"/>
    </style:style>
    <style:style style:name="P2211" style:parent-style-name="Normalny" style:family="paragraph">
      <style:paragraph-properties fo:text-align="justify" fo:line-height="150%" fo:text-indent="0.25in"/>
    </style:style>
    <style:style style:name="P2212" style:parent-style-name="Normalny" style:family="paragraph">
      <style:paragraph-properties fo:text-align="justify" fo:line-height="150%"/>
    </style:style>
    <style:style style:name="T2213" style:parent-style-name="Domyślnaczcionkaakapitu" style:family="text">
      <style:text-properties style:text-underline-type="single" style:text-underline-style="solid" style:text-underline-width="auto" style:text-underline-mode="continuous"/>
    </style:style>
    <style:style style:name="P2214" style:parent-style-name="Normalny" style:family="paragraph">
      <style:paragraph-properties fo:text-align="justify" fo:line-height="150%" fo:text-indent="0.25in"/>
    </style:style>
    <style:style style:name="P2215" style:parent-style-name="Normalny" style:family="paragraph">
      <style:paragraph-properties fo:text-align="justify" fo:line-height="150%" fo:text-indent="0.25in"/>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5in"/>
    </style:style>
    <style:style style:name="P2218" style:parent-style-name="Normalny" style:family="paragraph">
      <style:paragraph-properties fo:text-align="justify" fo:line-height="150%" fo:text-indent="0.25in"/>
    </style:style>
    <style:style style:name="P2219" style:parent-style-name="Normalny" style:family="paragraph">
      <style:paragraph-properties fo:text-align="justify" fo:line-height="150%" fo:text-indent="0.25in"/>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5in"/>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5in"/>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fo:text-indent="0.25in"/>
    </style:style>
    <style:style style:name="P2229" style:parent-style-name="Normalny" style:family="paragraph">
      <style:paragraph-properties fo:text-align="justify" fo:line-height="150%" fo:text-indent="0.25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5in"/>
    </style:style>
    <style:style style:name="P2235" style:parent-style-name="Normalny" style:family="paragraph">
      <style:paragraph-properties fo:text-align="justify" fo:line-height="150%" fo:text-indent="0.25in"/>
    </style:style>
    <style:style style:name="P2236" style:parent-style-name="Normalny" style:family="paragraph">
      <style:paragraph-properties fo:text-align="justify" fo:line-height="150%" fo:text-indent="0.25in"/>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P2240" style:parent-style-name="Normalny" style:family="paragraph">
      <style:paragraph-properties fo:text-align="justify" fo:line-height="150%" fo:text-indent="0.25in"/>
    </style:style>
    <style:style style:name="P2241" style:parent-style-name="Normalny" style:family="paragraph">
      <style:paragraph-properties fo:text-align="justify" fo:line-height="150%"/>
    </style:style>
    <style:style style:name="T2242" style:parent-style-name="Domyślnaczcionkaakapitu" style:family="text">
      <style:text-properties style:text-underline-type="single" style:text-underline-style="solid" style:text-underline-width="auto" style:text-underline-mode="continuous"/>
    </style:style>
    <style:style style:name="T2243" style:parent-style-name="Domyślnaczcionkaakapitu" style:family="text">
      <style:text-properties fo:background-color="#80FFFF" style:text-underline-type="single" style:text-underline-style="solid" style:text-underline-width="auto" style:text-underline-mode="continuous"/>
    </style:style>
    <style:style style:name="P2244" style:parent-style-name="Normalny" style:family="paragraph">
      <style:paragraph-properties fo:text-align="justify" fo:line-height="150%" fo:text-indent="0.25in"/>
    </style:style>
    <style:style style:name="P2245" style:parent-style-name="Normalny" style:family="paragraph">
      <style:paragraph-properties fo:text-align="justify" fo:line-height="150%" fo:text-indent="0.25in"/>
    </style:style>
    <style:style style:name="P2246" style:parent-style-name="Normalny" style:family="paragraph">
      <style:paragraph-properties fo:text-align="justify" fo:line-height="150%"/>
    </style:style>
    <style:style style:name="T2247" style:parent-style-name="Domyślnaczcionkaakapitu" style:family="text">
      <style:text-properties fo:background-color="#80FFFF" style:text-underline-type="single" style:text-underline-style="solid" style:text-underline-width="auto" style:text-underline-mode="continuous"/>
    </style:style>
    <style:style style:name="T2248" style:parent-style-name="Domyślnaczcionkaakapitu" style:family="text">
      <style:text-properties style:text-underline-type="single" style:text-underline-style="solid" style:text-underline-width="auto" style:text-underline-mode="continuous"/>
    </style:style>
    <style:style style:name="T2249" style:parent-style-name="Domyślnaczcionkaakapitu" style:family="text">
      <style:text-properties fo:background-color="#80FFFF" style:text-underline-type="single" style:text-underline-style="solid" style:text-underline-width="auto" style:text-underline-mode="continuous"/>
    </style:style>
    <style:style style:name="T2250" style:parent-style-name="Domyślnaczcionkaakapitu" style:family="text">
      <style:text-properties style:text-underline-type="single" style:text-underline-style="solid" style:text-underline-width="auto" style:text-underline-mode="continuous"/>
    </style:style>
    <style:style style:name="P2251" style:parent-style-name="Normalny" style:family="paragraph">
      <style:paragraph-properties fo:text-align="justify" fo:line-height="150%" fo:text-indent="0.25in"/>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fo:text-indent="0.25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5in"/>
    </style:style>
    <style:style style:name="T2280" style:parent-style-name="Domyślnaczcionkaakapitu" style:family="text">
      <style:text-properties fo:background-color="#80FFFF"/>
    </style:style>
    <style:style style:name="P2281" style:parent-style-name="Normalny" style:family="paragraph">
      <style:paragraph-properties fo:text-align="justify" fo:line-height="150%"/>
    </style:style>
    <style:style style:name="T2282" style:parent-style-name="Domyślnaczcionkaakapitu" style:family="text">
      <style:text-properties style:text-underline-type="single" style:text-underline-style="solid" style:text-underline-width="auto" style:text-underline-mode="continuous"/>
    </style:style>
    <style:style style:name="T2283" style:parent-style-name="Domyślnaczcionkaakapitu" style:family="text">
      <style:text-properties fo:background-color="#80FFFF" style:text-underline-type="single" style:text-underline-style="solid" style:text-underline-width="auto" style:text-underline-mode="continuous"/>
    </style:style>
    <style:style style:name="P2284" style:parent-style-name="Normalny" style:family="paragraph">
      <style:paragraph-properties fo:text-align="justify" fo:line-height="150%" fo:text-indent="0.25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fo:text-indent="0.25in"/>
    </style:style>
    <style:style style:name="P2288" style:parent-style-name="Normalny" style:family="paragraph">
      <style:paragraph-properties fo:text-align="justify" fo:line-height="150%"/>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style:style>
    <style:style style:name="P2291" style:parent-style-name="Normalny" style:family="paragraph">
      <style:paragraph-properties fo:text-align="justify" fo:line-height="150%"/>
    </style:style>
    <style:style style:name="P2292" style:parent-style-name="Normalny" style:family="paragraph">
      <style:paragraph-properties fo:text-align="justify" fo:line-height="150%"/>
    </style:style>
    <style:style style:name="T2293" style:parent-style-name="Domyślnaczcionkaakapitu" style:family="text">
      <style:text-properties style:text-underline-type="single" style:text-underline-style="solid" style:text-underline-width="auto" style:text-underline-mode="continuous"/>
    </style:style>
    <style:style style:name="P2294" style:parent-style-name="Normalny" style:family="paragraph">
      <style:paragraph-properties fo:text-align="justify" fo:line-height="150%" fo:text-indent="0.25in"/>
    </style:style>
    <style:style style:name="T2295" style:parent-style-name="Domyślnaczcionkaakapitu" style:family="text">
      <style:text-properties fo:background-color="#80FFFF"/>
    </style:style>
    <style:style style:name="P2296" style:parent-style-name="Normalny" style:family="paragraph">
      <style:paragraph-properties fo:text-align="justify" fo:line-height="150%"/>
    </style:style>
    <style:style style:name="T2297" style:parent-style-name="Domyślnaczcionkaakapitu" style:family="text">
      <style:text-properties style:text-underline-type="single" style:text-underline-style="solid" style:text-underline-width="auto" style:text-underline-mode="continuous"/>
    </style:style>
    <style:style style:name="T2298" style:parent-style-name="Domyślnaczcionkaakapitu" style:family="text">
      <style:text-properties fo:background-color="#80FFFF" style:text-underline-type="single" style:text-underline-style="solid" style:text-underline-width="auto" style:text-underline-mode="continuous"/>
    </style:style>
    <style:style style:name="T2299" style:parent-style-name="Domyślnaczcionkaakapitu" style:family="text">
      <style:text-properties style:text-underline-type="single" style:text-underline-style="solid" style:text-underline-width="auto" style:text-underline-mode="continuous"/>
    </style:style>
    <style:style style:name="P2300" style:parent-style-name="Normalny" style:family="paragraph">
      <style:paragraph-properties fo:text-align="justify" fo:line-height="150%" fo:text-indent="0.25in"/>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fo:text-indent="0.25in"/>
    </style:style>
    <style:style style:name="P2303" style:parent-style-name="Normalny" style:family="paragraph">
      <style:paragraph-properties fo:text-align="justify" fo:line-height="150%"/>
    </style:style>
    <style:style style:name="T2304" style:parent-style-name="Domyślnaczcionkaakapitu" style:family="text">
      <style:text-properties style:text-underline-type="single" style:text-underline-style="solid" style:text-underline-width="auto" style:text-underline-mode="continuous"/>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5in"/>
    </style:style>
    <style:style style:name="P2307" style:parent-style-name="Normalny" style:family="paragraph">
      <style:paragraph-properties fo:text-align="justify" fo:line-height="150%" fo:text-indent="0.25in"/>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fo:text-indent="0.25in"/>
    </style:style>
    <style:style style:name="T2313" style:parent-style-name="Domyślnaczcionkaakapitu" style:family="text">
      <style:text-properties fo:background-color="#80FFFF"/>
    </style:style>
    <style:style style:name="P2314" style:parent-style-name="Normalny" style:family="paragraph">
      <style:paragraph-properties fo:text-align="justify" fo:line-height="150%"/>
    </style:style>
    <style:style style:name="T2315" style:parent-style-name="Domyślnaczcionkaakapitu" style:family="text">
      <style:text-properties style:text-underline-type="single" style:text-underline-style="solid" style:text-underline-width="auto" style:text-underline-mode="continuous"/>
    </style:style>
    <style:style style:name="T2316" style:parent-style-name="Domyślnaczcionkaakapitu" style:family="text">
      <style:text-properties fo:background-color="#80FFFF" style:text-underline-type="single" style:text-underline-style="solid" style:text-underline-width="auto" style:text-underline-mode="continuous"/>
    </style:style>
    <style:style style:name="T2317" style:parent-style-name="Domyślnaczcionkaakapitu" style:family="text">
      <style:text-properties style:text-underline-type="single" style:text-underline-style="solid" style:text-underline-width="auto" style:text-underline-mode="continuous"/>
    </style:style>
    <style:style style:name="T2318" style:parent-style-name="Domyślnaczcionkaakapitu" style:family="text">
      <style:text-properties fo:background-color="#80FFFF" style:text-underline-type="single" style:text-underline-style="solid" style:text-underline-width="auto" style:text-underline-mode="continuous"/>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P2321" style:parent-style-name="Normalny" style:family="paragraph">
      <style:paragraph-properties fo:text-align="justify" fo:line-height="150%" fo:text-indent="0.25in"/>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5in"/>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style:style>
    <style:style style:name="T2328" style:parent-style-name="Domyślnaczcionkaakapitu" style:family="text">
      <style:text-properties style:text-underline-type="single" style:text-underline-style="solid" style:text-underline-width="auto" style:text-underline-mode="continuous"/>
    </style:style>
    <style:style style:name="P2329" style:parent-style-name="Normalny" style:family="paragraph">
      <style:paragraph-properties fo:text-align="justify" fo:line-height="150%" fo:text-indent="0.25in"/>
    </style:style>
    <style:style style:name="P2330" style:parent-style-name="Normalny" style:family="paragraph">
      <style:paragraph-properties fo:text-align="justify" fo:line-height="150%"/>
    </style:style>
    <style:style style:name="T2331" style:parent-style-name="Domyślnaczcionkaakapitu" style:family="text">
      <style:text-properties style:text-underline-type="single" style:text-underline-style="solid" style:text-underline-width="auto" style:text-underline-mode="continuous"/>
    </style:style>
    <style:style style:name="T2332" style:parent-style-name="Domyślnaczcionkaakapitu" style:family="text">
      <style:text-properties fo:background-color="#80FFFF" style:text-underline-type="single" style:text-underline-style="solid" style:text-underline-width="auto" style:text-underline-mode="continuous"/>
    </style:style>
    <style:style style:name="T2333" style:parent-style-name="Domyślnaczcionkaakapitu" style:family="text">
      <style:text-properties style:text-underline-type="single" style:text-underline-style="solid" style:text-underline-width="auto" style:text-underline-mode="continuous"/>
    </style:style>
    <style:style style:name="P2334" style:parent-style-name="Normalny" style:family="paragraph">
      <style:paragraph-properties fo:text-align="justify" fo:line-height="150%" fo:text-indent="0.25in"/>
    </style:style>
    <style:style style:name="P2335" style:parent-style-name="Normalny" style:family="paragraph">
      <style:paragraph-properties fo:text-align="justify" fo:line-height="150%"/>
    </style:style>
    <style:style style:name="T2336" style:parent-style-name="Domyślnaczcionkaakapitu" style:family="text">
      <style:text-properties style:text-underline-type="single" style:text-underline-style="solid" style:text-underline-width="auto" style:text-underline-mode="continuous"/>
    </style:style>
    <style:style style:name="T2337" style:parent-style-name="Domyślnaczcionkaakapitu" style:family="text">
      <style:text-properties fo:background-color="#80FFFF" style:text-underline-type="single" style:text-underline-style="solid" style:text-underline-width="auto" style:text-underline-mode="continuous"/>
    </style:style>
    <style:style style:name="T2338" style:parent-style-name="Domyślnaczcionkaakapitu" style:family="text">
      <style:text-properties style:text-underline-type="single" style:text-underline-style="solid" style:text-underline-width="auto" style:text-underline-mode="continuous"/>
    </style:style>
    <style:style style:name="P2339" style:parent-style-name="Normalny" style:family="paragraph">
      <style:paragraph-properties fo:text-align="justify" fo:line-height="150%" fo:text-indent="0.25in"/>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5in"/>
    </style:style>
    <style:style style:name="P2342" style:parent-style-name="Normalny" style:family="paragraph">
      <style:paragraph-properties fo:text-align="justify" fo:line-height="150%"/>
    </style:style>
    <style:style style:name="T2343" style:parent-style-name="Domyślnaczcionkaakapitu" style:family="text">
      <style:text-properties style:text-underline-type="single" style:text-underline-style="solid" style:text-underline-width="auto" style:text-underline-mode="continuous"/>
    </style:style>
    <style:style style:name="P2344" style:parent-style-name="Normalny" style:family="paragraph">
      <style:paragraph-properties fo:text-align="justify" fo:line-height="150%" fo:text-indent="0.25in"/>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5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5in"/>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fo:text-indent="0.25in"/>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fo:text-indent="0.25in"/>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style:style>
    <style:style style:name="T2370" style:parent-style-name="Domyślnaczcionkaakapitu" style:family="text">
      <style:text-properties style:text-underline-type="single" style:text-underline-style="solid" style:text-underline-width="auto" style:text-underline-mode="continuous"/>
    </style:style>
    <style:style style:name="T2371" style:parent-style-name="Domyślnaczcionkaakapitu" style:family="text">
      <style:text-properties fo:background-color="#80FFFF" style:text-underline-type="single" style:text-underline-style="solid" style:text-underline-width="auto" style:text-underline-mode="continuous"/>
    </style:style>
    <style:style style:name="T2372" style:parent-style-name="Domyślnaczcionkaakapitu" style:family="text">
      <style:text-properties style:text-underline-type="single" style:text-underline-style="solid" style:text-underline-width="auto" style:text-underline-mode="continuous"/>
    </style:style>
    <style:style style:name="P2373" style:parent-style-name="Normalny" style:family="paragraph">
      <style:paragraph-properties fo:text-align="justify" fo:line-height="150%" fo:text-indent="0.25in"/>
    </style:style>
    <style:style style:name="P2374" style:parent-style-name="Normalny" style:family="paragraph">
      <style:paragraph-properties fo:text-align="justify" fo:line-height="150%"/>
    </style:style>
    <style:style style:name="T2375" style:parent-style-name="Domyślnaczcionkaakapitu" style:family="text">
      <style:text-properties fo:background-color="#80FFFF" style:text-underline-type="single" style:text-underline-style="solid" style:text-underline-width="auto" style:text-underline-mode="continuous"/>
    </style:style>
    <style:style style:name="T2376" style:parent-style-name="Domyślnaczcionkaakapitu" style:family="text">
      <style:text-properties style:text-underline-type="single" style:text-underline-style="solid" style:text-underline-width="auto" style:text-underline-mode="continuous"/>
    </style:style>
    <style:style style:name="T2377" style:parent-style-name="Domyślnaczcionkaakapitu" style:family="text">
      <style:text-properties fo:background-color="#80FFFF" style:text-underline-type="single" style:text-underline-style="solid" style:text-underline-width="auto" style:text-underline-mode="continuous"/>
    </style:style>
    <style:style style:name="T2378" style:parent-style-name="Domyślnaczcionkaakapitu" style:family="text">
      <style:text-properties style:text-underline-type="single" style:text-underline-style="solid" style:text-underline-width="auto" style:text-underline-mode="continuous"/>
    </style:style>
    <style:style style:name="T2379" style:parent-style-name="Domyślnaczcionkaakapitu" style:family="text">
      <style:text-properties fo:background-color="#80FFFF" style:text-underline-type="single" style:text-underline-style="solid" style:text-underline-width="auto" style:text-underline-mode="continuous"/>
    </style:style>
    <style:style style:name="T2380" style:parent-style-name="Domyślnaczcionkaakapitu" style:family="text">
      <style:text-properties style:text-underline-type="single" style:text-underline-style="solid" style:text-underline-width="auto" style:text-underline-mode="continuous"/>
    </style:style>
    <style:style style:name="P2381" style:parent-style-name="Normalny" style:family="paragraph">
      <style:paragraph-properties fo:text-align="justify" fo:line-height="150%" fo:text-indent="0.25in"/>
    </style:style>
    <style:style style:name="P2382" style:parent-style-name="Normalny" style:family="paragraph">
      <style:paragraph-properties fo:text-align="justify" fo:line-height="150%" fo:text-indent="0.25in"/>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5in"/>
    </style:style>
    <style:style style:name="P2388" style:parent-style-name="Normalny" style:family="paragraph">
      <style:paragraph-properties fo:text-align="justify" fo:line-height="150%"/>
    </style:style>
    <style:style style:name="T2389" style:parent-style-name="Domyślnaczcionkaakapitu" style:family="text">
      <style:text-properties style:text-underline-type="single" style:text-underline-style="solid" style:text-underline-width="auto" style:text-underline-mode="continuous"/>
    </style:style>
    <style:style style:name="P2390" style:parent-style-name="Normalny" style:family="paragraph">
      <style:paragraph-properties fo:text-align="justify" fo:line-height="150%" fo:text-indent="0.25in"/>
    </style:style>
    <style:style style:name="P2391" style:parent-style-name="Normalny" style:family="paragraph">
      <style:paragraph-properties fo:text-align="justify" fo:line-height="150%"/>
    </style:style>
    <style:style style:name="T2392" style:parent-style-name="Domyślnaczcionkaakapitu" style:family="text">
      <style:text-properties style:text-underline-type="single" style:text-underline-style="solid" style:text-underline-width="auto" style:text-underline-mode="continuous"/>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T2394" style:parent-style-name="Domyślnaczcionkaakapitu" style:family="text">
      <style:text-properties style:text-underline-type="single" style:text-underline-style="solid" style:text-underline-width="auto" style:text-underline-mode="continuous"/>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T2400" style:parent-style-name="Domyślnaczcionkaakapitu" style:family="text">
      <style:text-properties fo:background-color="#80FFFF" style:text-underline-type="single" style:text-underline-style="solid" style:text-underline-width="auto" style:text-underline-mode="continuous"/>
    </style:style>
    <style:style style:name="T2401" style:parent-style-name="Domyślnaczcionkaakapitu" style:family="text">
      <style:text-properties style:text-underline-type="single" style:text-underline-style="solid" style:text-underline-width="auto" style:text-underline-mode="continuous"/>
    </style:style>
    <style:style style:name="T2402" style:parent-style-name="Domyślnaczcionkaakapitu" style:family="text">
      <style:text-properties fo:background-color="#80FFFF" style:text-underline-type="single" style:text-underline-style="solid" style:text-underline-width="auto" style:text-underline-mode="continuous"/>
    </style:style>
    <style:style style:name="T2403" style:parent-style-name="Domyślnaczcionkaakapitu" style:family="text">
      <style:text-properties style:text-underline-type="single" style:text-underline-style="solid" style:text-underline-width="auto" style:text-underline-mode="continuous"/>
    </style:style>
    <style:style style:name="P2404" style:parent-style-name="Normalny" style:family="paragraph">
      <style:paragraph-properties fo:text-align="justify" fo:line-height="150%" fo:text-indent="0.25in"/>
    </style:style>
    <style:style style:name="P2405" style:parent-style-name="Normalny" style:family="paragraph">
      <style:paragraph-properties fo:text-align="justify" fo:line-height="150%"/>
    </style:style>
    <style:style style:name="T2406" style:parent-style-name="Domyślnaczcionkaakapitu" style:family="text">
      <style:text-properties style:text-underline-type="single" style:text-underline-style="solid" style:text-underline-width="auto" style:text-underline-mode="continuous"/>
    </style:style>
    <style:style style:name="P2407" style:parent-style-name="Normalny" style:family="paragraph">
      <style:paragraph-properties fo:text-align="justify" fo:line-height="150%" fo:text-indent="0.25in"/>
    </style:style>
    <style:style style:name="P2408" style:parent-style-name="Normalny" style:family="paragraph">
      <style:paragraph-properties fo:text-align="justify" fo:line-height="150%"/>
    </style:style>
    <style:style style:name="T2409" style:parent-style-name="Domyślnaczcionkaakapitu" style:family="text">
      <style:text-properties style:text-underline-type="single" style:text-underline-style="solid" style:text-underline-width="auto" style:text-underline-mode="continuous"/>
    </style:style>
    <style:style style:name="T2410" style:parent-style-name="Domyślnaczcionkaakapitu" style:family="text">
      <style:text-properties fo:background-color="#80FFFF" style:text-underline-type="single" style:text-underline-style="solid" style:text-underline-width="auto" style:text-underline-mode="continuous"/>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style:text-underline-type="single" style:text-underline-style="solid" style:text-underline-width="auto" style:text-underline-mode="continuous"/>
    </style:style>
    <style:style style:name="P2414" style:parent-style-name="Normalny" style:family="paragraph">
      <style:paragraph-properties fo:text-align="justify" fo:line-height="150%" fo:text-indent="0.25in"/>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style:style>
    <style:style style:name="T2418" style:parent-style-name="Domyślnaczcionkaakapitu" style:family="text">
      <style:text-properties style:text-underline-type="single" style:text-underline-style="solid" style:text-underline-width="auto" style:text-underline-mode="continuous"/>
    </style:style>
    <style:style style:name="T2419" style:parent-style-name="Domyślnaczcionkaakapitu" style:family="text">
      <style:text-properties fo:background-color="#80FFFF" style:text-underline-type="single" style:text-underline-style="solid" style:text-underline-width="auto" style:text-underline-mode="continuous"/>
    </style:style>
    <style:style style:name="T2420" style:parent-style-name="Domyślnaczcionkaakapitu" style:family="text">
      <style:text-properties style:text-underline-type="single" style:text-underline-style="solid" style:text-underline-width="auto" style:text-underline-mode="continuous"/>
    </style:style>
    <style:style style:name="P2421" style:parent-style-name="Normalny" style:family="paragraph">
      <style:paragraph-properties fo:text-align="justify" fo:line-height="150%" fo:text-indent="0.25in"/>
    </style:style>
    <style:style style:name="P2422" style:parent-style-name="Normalny" style:family="paragraph">
      <style:paragraph-properties fo:text-align="justify" fo:line-height="150%"/>
    </style:style>
    <style:style style:name="T2423" style:parent-style-name="Domyślnaczcionkaakapitu" style:family="text">
      <style:text-properties style:text-underline-type="single" style:text-underline-style="solid" style:text-underline-width="auto" style:text-underline-mode="continuous"/>
    </style:style>
    <style:style style:name="P2424" style:parent-style-name="Normalny" style:family="paragraph">
      <style:paragraph-properties fo:text-align="justify" fo:line-height="150%" fo:text-indent="0.25in"/>
    </style:style>
    <style:style style:name="P2425" style:parent-style-name="Normalny" style:family="paragraph">
      <style:paragraph-properties fo:text-align="justify" fo:line-height="150%"/>
    </style:style>
    <style:style style:name="T2426" style:parent-style-name="Domyślnaczcionkaakapitu" style:family="text">
      <style:text-properties fo:background-color="#80FFFF" style:text-underline-type="single" style:text-underline-style="solid" style:text-underline-width="auto" style:text-underline-mode="continuous"/>
    </style:style>
    <style:style style:name="T2427" style:parent-style-name="Domyślnaczcionkaakapitu" style:family="text">
      <style:text-properties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5in"/>
    </style:style>
    <style:style style:name="P2429" style:parent-style-name="Normalny" style:family="paragraph">
      <style:paragraph-properties fo:text-align="justify" fo:line-height="150%" fo:text-indent="0.25in"/>
    </style:style>
    <style:style style:name="P2430" style:parent-style-name="Normalny" style:family="paragraph">
      <style:paragraph-properties fo:text-align="justify" fo:line-height="150%" fo:text-indent="0.25in"/>
    </style:style>
    <style:style style:name="P2431" style:parent-style-name="Normalny" style:family="paragraph">
      <style:paragraph-properties fo:text-align="justify" fo:line-height="150%" fo:text-indent="0.25in"/>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5in"/>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P2438" style:parent-style-name="Normalny" style:family="paragraph">
      <style:paragraph-properties fo:text-align="justify" fo:line-height="150%" fo:text-indent="0.25in"/>
    </style:style>
    <style:style style:name="P2439" style:parent-style-name="Normalny" style:family="paragraph">
      <style:paragraph-properties fo:text-align="justify" fo:line-height="150%"/>
    </style:style>
    <style:style style:name="T2440" style:parent-style-name="Domyślnaczcionkaakapitu" style:family="text">
      <style:text-properties style:text-underline-type="single" style:text-underline-style="solid" style:text-underline-width="auto" style:text-underline-mode="continuous"/>
    </style:style>
    <style:style style:name="T2441" style:parent-style-name="Domyślnaczcionkaakapitu" style:family="text">
      <style:text-properties fo:background-color="#80FFFF" style:text-underline-type="single" style:text-underline-style="solid" style:text-underline-width="auto" style:text-underline-mode="continuous"/>
    </style:style>
    <style:style style:name="P2442" style:parent-style-name="Normalny" style:family="paragraph">
      <style:paragraph-properties fo:text-align="justify" fo:line-height="150%" fo:text-indent="0.25in"/>
    </style:style>
    <style:style style:name="P2443" style:parent-style-name="Normalny" style:family="paragraph">
      <style:paragraph-properties fo:text-align="justify" fo:line-height="150%"/>
    </style:style>
    <style:style style:name="T2444" style:parent-style-name="Domyślnaczcionkaakapitu" style:family="text">
      <style:text-properties fo:background-color="#80FFFF" style:text-underline-type="single" style:text-underline-style="solid" style:text-underline-width="auto" style:text-underline-mode="continuous"/>
    </style:style>
    <style:style style:name="T2445" style:parent-style-name="Domyślnaczcionkaakapitu" style:family="text">
      <style:text-properties style:text-underline-type="single" style:text-underline-style="solid" style:text-underline-width="auto" style:text-underline-mode="continuous"/>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T2447" style:parent-style-name="Domyślnaczcionkaakapitu" style:family="text">
      <style:text-properties style:text-underline-type="single" style:text-underline-style="solid" style:text-underline-width="auto" style:text-underline-mode="continuous"/>
    </style:style>
    <style:style style:name="P2448" style:parent-style-name="Normalny" style:family="paragraph">
      <style:paragraph-properties fo:text-align="justify" fo:line-height="150%" fo:text-indent="0.25in"/>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style:style>
    <style:style style:name="T2451" style:parent-style-name="Domyślnaczcionkaakapitu" style:family="text">
      <style:text-properties style:text-underline-type="single" style:text-underline-style="solid" style:text-underline-width="auto" style:text-underline-mode="continuous"/>
    </style:style>
    <style:style style:name="T2452" style:parent-style-name="Domyślnaczcionkaakapitu" style:family="text">
      <style:text-properties fo:background-color="#80FFFF" style:text-underline-type="single" style:text-underline-style="solid" style:text-underline-width="auto" style:text-underline-mode="continuous"/>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5in"/>
    </style:style>
    <style:style style:name="P2455" style:parent-style-name="Normalny" style:family="paragraph">
      <style:paragraph-properties fo:text-align="justify" fo:line-height="150%"/>
    </style:style>
    <style:style style:name="T2456" style:parent-style-name="Domyślnaczcionkaakapitu" style:family="text">
      <style:text-properties style:text-underline-type="single" style:text-underline-style="solid" style:text-underline-width="auto" style:text-underline-mode="continuous"/>
    </style:style>
    <style:style style:name="P2457" style:parent-style-name="Normalny" style:family="paragraph">
      <style:paragraph-properties fo:text-align="justify" fo:line-height="150%" fo:text-indent="0.25in"/>
    </style:style>
    <style:style style:name="P2458" style:parent-style-name="Normalny" style:family="paragraph">
      <style:paragraph-properties fo:text-align="justify" fo:line-height="150%" fo:text-indent="0.25in"/>
    </style:style>
    <style:style style:name="P2459" style:parent-style-name="Normalny" style:family="paragraph">
      <style:paragraph-properties fo:text-align="justify" fo:line-height="150%"/>
    </style:style>
    <style:style style:name="T2460" style:parent-style-name="Domyślnaczcionkaakapitu" style:family="text">
      <style:text-properties style:text-underline-type="single" style:text-underline-style="solid" style:text-underline-width="auto" style:text-underline-mode="continuous"/>
    </style:style>
    <style:style style:name="P2461" style:parent-style-name="Normalny" style:family="paragraph">
      <style:paragraph-properties fo:text-align="justify" fo:line-height="150%" fo:text-indent="0.25in"/>
    </style:style>
    <style:style style:name="T2462" style:parent-style-name="Domyślnaczcionkaakapitu" style:family="text">
      <style:text-properties fo:background-color="#80FFFF"/>
    </style:style>
    <style:style style:name="P2463" style:parent-style-name="Normalny" style:family="paragraph">
      <style:paragraph-properties fo:text-align="justify" fo:line-height="150%"/>
    </style:style>
    <style:style style:name="T2464" style:parent-style-name="Domyślnaczcionkaakapitu" style:family="text">
      <style:text-properties fo:background-color="#80FFFF" style:text-underline-type="single" style:text-underline-style="solid" style:text-underline-width="auto" style:text-underline-mode="continuous"/>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P2468" style:parent-style-name="Normalny" style:family="paragraph">
      <style:paragraph-properties fo:text-align="justify" fo:line-height="150%" fo:text-indent="0.25in"/>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T2541" style:parent-style-name="Domyślnaczcionkaakapitu" style:family="text">
      <style:text-properties fo:background-color="#80FFFF" style:text-underline-type="single" style:text-underline-style="solid" style:text-underline-width="auto" style:text-underline-mode="continuous"/>
    </style:style>
    <style:style style:name="T2542" style:parent-style-name="Domyślnaczcionkaakapitu" style:family="text">
      <style:text-properties style:text-underline-type="single" style:text-underline-style="solid" style:text-underline-width="auto" style:text-underline-mode="continuous"/>
    </style:style>
    <style:style style:name="P2543" style:parent-style-name="Normalny" style:family="paragraph">
      <style:paragraph-properties fo:text-align="justify" fo:line-height="150%" fo:text-indent="0.25in"/>
    </style:style>
    <style:style style:name="P2544" style:parent-style-name="Normalny" style:family="paragraph">
      <style:paragraph-properties fo:text-align="justify" fo:line-height="150%"/>
    </style:style>
    <style:style style:name="T2545" style:parent-style-name="Domyślnaczcionkaakapitu" style:family="text">
      <style:text-properties style:text-underline-type="single" style:text-underline-style="solid" style:text-underline-width="auto" style:text-underline-mode="continuous"/>
    </style:style>
    <style:style style:name="P2546" style:parent-style-name="Normalny" style:family="paragraph">
      <style:paragraph-properties fo:text-align="justify" fo:line-height="150%" fo:text-indent="0.25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fo:text-indent="0.25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T2618" style:parent-style-name="Domyślnaczcionkaakapitu" style:family="text">
      <style:text-properties fo:background-color="#80FFFF" style:text-underline-type="single" style:text-underline-style="solid" style:text-underline-width="auto" style:text-underline-mode="continuous"/>
    </style:style>
    <style:style style:name="T2619" style:parent-style-name="Domyślnaczcionkaakapitu" style:family="text">
      <style:text-properties style:text-underline-type="single" style:text-underline-style="solid" style:text-underline-width="auto" style:text-underline-mode="continuous"/>
    </style:style>
    <style:style style:name="P2620" style:parent-style-name="Normalny" style:family="paragraph">
      <style:paragraph-properties fo:text-align="justify" fo:line-height="150%" fo:text-indent="0.25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fo:text-indent="0.25in"/>
    </style:style>
    <style:style style:name="P2629" style:parent-style-name="Normalny" style:family="paragraph">
      <style:paragraph-properties fo:text-align="justify" fo:line-height="150%"/>
    </style:style>
    <style:style style:name="T2630" style:parent-style-name="Domyślnaczcionkaakapitu" style:family="text">
      <style:text-properties fo:background-color="#80FFFF" style:text-underline-type="single" style:text-underline-style="solid" style:text-underline-width="auto" style:text-underline-mode="continuous"/>
    </style:style>
    <style:style style:name="T2631" style:parent-style-name="Domyślnaczcionkaakapitu" style:family="text">
      <style:text-properties style:text-underline-type="single" style:text-underline-style="solid" style:text-underline-width="auto" style:text-underline-mode="continuous"/>
    </style:style>
    <style:style style:name="P2632" style:parent-style-name="Normalny" style:family="paragraph">
      <style:paragraph-properties fo:text-align="justify" fo:line-height="150%" fo:text-indent="0.25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fo:text-indent="0.25in"/>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style:style>
    <style:style style:name="T2684" style:parent-style-name="Domyślnaczcionkaakapitu" style:family="text">
      <style:text-properties style:text-underline-type="single" style:text-underline-style="solid" style:text-underline-width="auto" style:text-underline-mode="continuous"/>
    </style:style>
    <style:style style:name="P2685" style:parent-style-name="Normalny" style:family="paragraph">
      <style:paragraph-properties fo:text-align="justify" fo:line-height="150%" fo:text-indent="0.25in"/>
    </style:style>
    <style:style style:name="P2686" style:parent-style-name="Normalny" style:family="paragraph">
      <style:paragraph-properties fo:text-align="justify" fo:line-height="150%"/>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T2690" style:parent-style-name="Domyślnaczcionkaakapitu" style:family="text">
      <style:text-properties fo:background-color="#80FFFF" style:text-underline-type="single" style:text-underline-style="solid" style:text-underline-width="auto" style:text-underline-mode="continuous"/>
    </style:style>
    <style:style style:name="T2691" style:parent-style-name="Domyślnaczcionkaakapitu" style:family="text">
      <style:text-properties style:text-underline-type="single" style:text-underline-style="solid" style:text-underline-width="auto" style:text-underline-mode="continuous"/>
    </style:style>
    <style:style style:name="P2692" style:parent-style-name="Normalny" style:family="paragraph">
      <style:paragraph-properties fo:text-align="justify" fo:line-height="150%" fo:text-indent="0.25in"/>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5in"/>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P2777" style:parent-style-name="Normalny" style:family="paragraph">
      <style:paragraph-properties fo:text-align="justify" fo:line-height="150%" fo:text-indent="0.25in"/>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fo:text-indent="0.25in"/>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fo:text-indent="0.25in"/>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style:style>
    <style:style style:name="T2797" style:parent-style-name="Domyślnaczcionkaakapitu" style:family="text">
      <style:text-properties style:text-underline-type="single" style:text-underline-style="solid" style:text-underline-width="auto" style:text-underline-mode="continuous"/>
    </style:style>
    <style:style style:name="T2798" style:parent-style-name="Domyślnaczcionkaakapitu" style:family="text">
      <style:text-properties fo:background-color="#80FFFF" style:text-underline-type="single" style:text-underline-style="solid" style:text-underline-width="auto" style:text-underline-mode="continuous"/>
    </style:style>
    <style:style style:name="T2799" style:parent-style-name="Domyślnaczcionkaakapitu" style:family="text">
      <style:text-properties style:text-underline-type="single" style:text-underline-style="solid" style:text-underline-width="auto" style:text-underline-mode="continuous"/>
    </style:style>
    <style:style style:name="T2800" style:parent-style-name="Domyślnaczcionkaakapitu" style:family="text">
      <style:text-properties fo:background-color="#80FFFF" style:text-underline-type="single" style:text-underline-style="solid" style:text-underline-width="auto" style:text-underline-mode="continuous"/>
    </style:style>
    <style:style style:name="T2801" style:parent-style-name="Domyślnaczcionkaakapitu" style:family="text">
      <style:text-properties style:text-underline-type="single" style:text-underline-style="solid" style:text-underline-width="auto" style:text-underline-mode="continuous"/>
    </style:style>
    <style:style style:name="P2802" style:parent-style-name="Normalny" style:family="paragraph">
      <style:paragraph-properties fo:text-align="justify" fo:line-height="150%" fo:text-indent="0.25in"/>
    </style:style>
    <style:style style:name="P2803" style:parent-style-name="Normalny" style:family="paragraph">
      <style:paragraph-properties fo:text-align="justify" fo:line-height="150%" fo:text-indent="0.25in"/>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5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text-underline-type="single" style:text-underline-style="solid" style:text-underline-width="auto" style:text-underline-mode="continuous"/>
    </style:style>
    <style:style style:name="T2816" style:parent-style-name="Domyślnaczcionkaakapitu" style:family="text">
      <style:text-properties style:text-underline-type="single" style:text-underline-style="solid" style:text-underline-width="auto" style:text-underline-mode="continuous"/>
    </style:style>
    <style:style style:name="T2817" style:parent-style-name="Domyślnaczcionkaakapitu" style:family="text">
      <style:text-properties fo:background-color="#80FFFF" style:text-underline-type="single" style:text-underline-style="solid" style:text-underline-width="auto" style:text-underline-mode="continuous"/>
    </style:style>
    <style:style style:name="P2818" style:parent-style-name="Normalny" style:family="paragraph">
      <style:paragraph-properties fo:text-align="justify" fo:line-height="150%" fo:text-indent="0.25in"/>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P2828" style:parent-style-name="Normalny" style:family="paragraph">
      <style:paragraph-properties fo:text-align="justify" fo:line-height="150%"/>
    </style:style>
    <style:style style:name="T2829" style:parent-style-name="Domyślnaczcionkaakapitu" style:family="text">
      <style:text-properties style:text-underline-type="single" style:text-underline-style="solid" style:text-underline-width="auto" style:text-underline-mode="continuous"/>
    </style:style>
    <style:style style:name="T2830" style:parent-style-name="Domyślnaczcionkaakapitu" style:family="text">
      <style:text-properties fo:background-color="#80FFFF" style:text-underline-type="single" style:text-underline-style="solid" style:text-underline-width="auto" style:text-underline-mode="continuous"/>
    </style:style>
    <style:style style:name="T2831" style:parent-style-name="Domyślnaczcionkaakapitu" style:family="text">
      <style:text-properties style:text-underline-type="single" style:text-underline-style="solid" style:text-underline-width="auto" style:text-underline-mode="continuous"/>
    </style:style>
    <style:style style:name="T2832" style:parent-style-name="Domyślnaczcionkaakapitu" style:family="text">
      <style:text-properties fo:background-color="#80FFFF" style:text-underline-type="single" style:text-underline-style="solid" style:text-underline-width="auto" style:text-underline-mode="continuous"/>
    </style:style>
    <style:style style:name="T2833" style:parent-style-name="Domyślnaczcionkaakapitu" style:family="text">
      <style:text-properties style:text-underline-type="single" style:text-underline-style="solid" style:text-underline-width="auto" style:text-underline-mode="continuous"/>
    </style:style>
    <style:style style:name="P2834" style:parent-style-name="Normalny" style:family="paragraph">
      <style:paragraph-properties fo:text-align="justify" fo:line-height="150%" fo:text-indent="0.25in"/>
    </style:style>
    <style:style style:name="P2835" style:parent-style-name="Normalny" style:family="paragraph">
      <style:paragraph-properties fo:text-align="justify" fo:line-height="150%"/>
    </style:style>
    <style:style style:name="T2836" style:parent-style-name="Domyślnaczcionkaakapitu" style:family="text">
      <style:text-properties style:text-underline-type="single" style:text-underline-style="solid" style:text-underline-width="auto" style:text-underline-mode="continuous"/>
    </style:style>
    <style:style style:name="P2837" style:parent-style-name="Normalny" style:family="paragraph">
      <style:paragraph-properties fo:text-align="justify" fo:line-height="150%" fo:text-indent="0.25in"/>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5in"/>
    </style:style>
    <style:style style:name="T2842" style:parent-style-name="Domyślnaczcionkaakapitu" style:family="text">
      <style:text-properties fo:background-color="#80FFFF"/>
    </style:style>
    <style:style style:name="P2843" style:parent-style-name="Normalny" style:family="paragraph">
      <style:paragraph-properties fo:text-align="justify" fo:line-height="150%"/>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style:style>
    <style:style style:name="P2846" style:parent-style-name="Normalny" style:family="paragraph">
      <style:paragraph-properties fo:text-align="justify" fo:line-height="150%"/>
    </style:style>
    <style:style style:name="T2847" style:parent-style-name="Domyślnaczcionkaakapitu" style:family="text">
      <style:text-properties style:text-underline-type="single" style:text-underline-style="solid" style:text-underline-width="auto" style:text-underline-mode="continuous"/>
    </style:style>
    <style:style style:name="P2848" style:parent-style-name="Normalny" style:family="paragraph">
      <style:paragraph-properties fo:text-align="justify" fo:line-height="150%"/>
    </style:style>
    <style:style style:name="T2849" style:parent-style-name="Domyślnaczcionkaakapitu" style:family="text">
      <style:text-properties style:text-underline-type="single" style:text-underline-style="solid" style:text-underline-width="auto" style:text-underline-mode="continuous"/>
    </style:style>
    <style:style style:name="T2850" style:parent-style-name="Domyślnaczcionkaakapitu" style:family="text">
      <style:text-properties fo:background-color="#80FFFF" style:text-underline-type="single" style:text-underline-style="solid" style:text-underline-width="auto" style:text-underline-mode="continuous"/>
    </style:style>
    <style:style style:name="T2851" style:parent-style-name="Domyślnaczcionkaakapitu" style:family="text">
      <style:text-properties style:text-underline-type="single" style:text-underline-style="solid" style:text-underline-width="auto" style:text-underline-mode="continuous"/>
    </style:style>
    <style:style style:name="P2852" style:parent-style-name="Normalny" style:family="paragraph">
      <style:paragraph-properties fo:text-align="justify" fo:line-height="150%" fo:text-indent="0.25in"/>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style:style>
    <style:style style:name="T2860" style:parent-style-name="Domyślnaczcionkaakapitu" style:family="text">
      <style:text-properties style:text-underline-type="single" style:text-underline-style="solid" style:text-underline-width="auto" style:text-underline-mode="continuous"/>
    </style:style>
    <style:style style:name="P2861" style:parent-style-name="Normalny" style:family="paragraph">
      <style:paragraph-properties fo:text-align="justify" fo:line-height="150%" fo:text-indent="0.25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style:style>
    <style:style style:name="T2866" style:parent-style-name="Domyślnaczcionkaakapitu" style:family="text">
      <style:text-properties style:text-underline-type="single" style:text-underline-style="solid" style:text-underline-width="auto" style:text-underline-mode="continuous"/>
    </style:style>
    <style:style style:name="T2867" style:parent-style-name="Domyślnaczcionkaakapitu" style:family="text">
      <style:text-properties fo:background-color="#80FFFF" style:text-underline-type="single" style:text-underline-style="solid" style:text-underline-width="auto" style:text-underline-mode="continuous"/>
    </style:style>
    <style:style style:name="T2868" style:parent-style-name="Domyślnaczcionkaakapitu" style:family="text">
      <style:text-properties style:text-underline-type="single" style:text-underline-style="solid" style:text-underline-width="auto" style:text-underline-mode="continuous"/>
    </style:style>
    <style:style style:name="P2869" style:parent-style-name="Normalny" style:family="paragraph">
      <style:paragraph-properties fo:text-align="justify" fo:line-height="150%" fo:text-indent="0.25in"/>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fo:text-indent="0.25in"/>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style:style>
    <style:style style:name="T2876" style:parent-style-name="Domyślnaczcionkaakapitu" style:family="text">
      <style:text-properties style:text-underline-type="single" style:text-underline-style="solid" style:text-underline-width="auto" style:text-underline-mode="continuous"/>
    </style:style>
    <style:style style:name="P2877" style:parent-style-name="Normalny" style:family="paragraph">
      <style:paragraph-properties fo:text-align="justify" fo:line-height="150%" fo:text-indent="0.25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style>
    <style:style style:name="T2883" style:parent-style-name="Domyślnaczcionkaakapitu" style:family="text">
      <style:text-properties style:text-underline-type="single" style:text-underline-style="solid" style:text-underline-width="auto" style:text-underline-mode="continuous"/>
    </style:style>
    <style:style style:name="P2884" style:parent-style-name="Normalny" style:family="paragraph">
      <style:paragraph-properties fo:text-align="justify" fo:line-height="150%" fo:text-indent="0.25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fo:text-indent="0.25in"/>
    </style:style>
    <style:style style:name="T2888" style:parent-style-name="Domyślnaczcionkaakapitu" style:family="text">
      <style:text-properties fo:background-color="#80FFFF"/>
    </style:style>
    <style:style style:name="P2889" style:parent-style-name="Normalny" style:family="paragraph">
      <style:paragraph-properties fo:text-align="justify" fo:line-height="150%" fo:text-indent="0.25in"/>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margin-left="0.1437in">
        <style:tab-stops/>
      </style:paragraph-properties>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margin-left="0.1437in">
        <style:tab-stops/>
      </style:paragraph-properties>
    </style:style>
    <style:style style:name="P2897" style:parent-style-name="Normalny" style:family="paragraph">
      <style:paragraph-properties fo:text-align="justify" fo:line-height="150%" fo:margin-left="0.1437in">
        <style:tab-stops/>
      </style:paragraph-properties>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P2906" style:parent-style-name="Normalny" style:family="paragraph">
      <style:paragraph-properties fo:text-align="justify" fo:line-height="150%" fo:text-indent="0.25in"/>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P2909" style:parent-style-name="Normalny" style:family="paragraph">
      <style:paragraph-properties fo:text-align="justify" fo:line-height="150%" fo:text-indent="0.25in"/>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P2912" style:parent-style-name="Normalny" style:family="paragraph">
      <style:paragraph-properties fo:text-align="justify" fo:line-height="150%"/>
    </style:style>
    <style:style style:name="T2913" style:parent-style-name="Domyślnaczcionkaakapitu" style:family="text">
      <style:text-properties style:text-underline-type="single" style:text-underline-style="solid" style:text-underline-width="auto" style:text-underline-mode="continuous"/>
    </style:style>
    <style:style style:name="T2914" style:parent-style-name="Domyślnaczcionkaakapitu" style:family="text">
      <style:text-properties fo:background-color="#80FFFF" style:text-underline-type="single" style:text-underline-style="solid" style:text-underline-width="auto" style:text-underline-mode="continuous"/>
    </style:style>
    <style:style style:name="T2915" style:parent-style-name="Domyślnaczcionkaakapitu" style:family="text">
      <style:text-properties style:text-underline-type="single" style:text-underline-style="solid" style:text-underline-width="auto" style:text-underline-mode="continuous"/>
    </style:style>
    <style:style style:name="P2916" style:parent-style-name="Normalny" style:family="paragraph">
      <style:paragraph-properties fo:text-align="justify" fo:line-height="150%" fo:text-indent="0.25in"/>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P2922" style:parent-style-name="Normalny" style:family="paragraph">
      <style:paragraph-properties fo:text-align="justify" fo:line-height="150%" fo:text-indent="0.25in"/>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P2928" style:parent-style-name="Normalny" style:family="paragraph">
      <style:paragraph-properties fo:text-align="justify" fo:line-height="150%" fo:text-indent="0.25in"/>
    </style:style>
    <style:style style:name="T2929" style:parent-style-name="Domyślnaczcionkaakapitu" style:family="text">
      <style:text-properties fo:background-color="#80FFFF"/>
    </style:style>
    <style:style style:name="P2930" style:parent-style-name="Normalny" style:family="paragraph">
      <style:paragraph-properties fo:text-align="justify" fo:line-height="150%" fo:text-indent="0.25in"/>
    </style:style>
    <style:style style:name="P2931" style:parent-style-name="Normalny" style:family="paragraph">
      <style:paragraph-properties fo:text-align="justify" fo:line-height="150%">
        <style:tab-stops>
          <style:tab-stop style:type="left" style:position="1.034in"/>
        </style:tab-stops>
      </style:paragraph-properties>
    </style:style>
    <style:style style:name="T2932" style:parent-style-name="Domyślnaczcionkaakapitu" style:family="text">
      <style:text-properties style:text-underline-type="single" style:text-underline-style="solid" style:text-underline-width="auto" style:text-underline-mode="continuous"/>
    </style:style>
    <style:style style:name="T2933" style:parent-style-name="Domyślnaczcionkaakapitu" style:family="text">
      <style:text-properties fo:background-color="#80FFFF" style:text-underline-type="single" style:text-underline-style="solid" style:text-underline-width="auto" style:text-underline-mode="continuous"/>
    </style:style>
    <style:style style:name="P2934" style:parent-style-name="Normalny" style:family="paragraph">
      <style:paragraph-properties fo:text-align="justify" fo:line-height="150%" fo:text-indent="0.25in">
        <style:tab-stops>
          <style:tab-stop style:type="left" style:position="1.034in"/>
        </style:tab-stops>
      </style:paragraph-properties>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P2937" style:parent-style-name="Normalny" style:family="paragraph">
      <style:paragraph-properties fo:text-align="justify" fo:line-height="150%"/>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text-underline-type="single" style:text-underline-style="solid" style:text-underline-width="auto" style:text-underline-mode="continuous"/>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fo:background-color="#80FFFF" style:text-underline-type="single" style:text-underline-style="solid" style:text-underline-width="auto" style:text-underline-mode="continuous"/>
    </style:style>
    <style:style style:name="T2944" style:parent-style-name="Domyślnaczcionkaakapitu" style:family="text">
      <style:text-properties style:text-underline-type="single" style:text-underline-style="solid" style:text-underline-width="auto" style:text-underline-mode="continuous"/>
    </style:style>
    <style:style style:name="T2945" style:parent-style-name="Domyślnaczcionkaakapitu" style:family="text">
      <style:text-properties fo:background-color="#80FFFF" style:text-underline-type="single" style:text-underline-style="solid" style:text-underline-width="auto" style:text-underline-mode="continuous"/>
    </style:style>
    <style:style style:name="T2946" style:parent-style-name="Domyślnaczcionkaakapitu" style:family="text">
      <style:text-properties style:text-underline-type="single" style:text-underline-style="solid" style:text-underline-width="auto" style:text-underline-mode="continuous"/>
    </style:style>
    <style:style style:name="P2947" style:parent-style-name="Normalny" style:family="paragraph">
      <style:paragraph-properties fo:text-align="justify" fo:line-height="150%" fo:text-indent="0.25in"/>
    </style:style>
    <style:style style:name="P2948" style:parent-style-name="Normalny" style:family="paragraph">
      <style:paragraph-properties fo:text-align="justify" fo:line-height="150%" fo:text-indent="0.25in"/>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fo:text-indent="0.25in"/>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fo:text-indent="0.25in"/>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style:tab-stops>
          <style:tab-stop style:type="left" style:position="5.5902in"/>
        </style:tab-stops>
      </style:paragraph-properties>
    </style:style>
    <style:style style:name="T2964" style:parent-style-name="Domyślnaczcionkaakapitu" style:family="text">
      <style:text-properties fo:background-color="#80FFFF" style:text-underline-type="single" style:text-underline-style="solid" style:text-underline-width="auto" style:text-underline-mode="continuous"/>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T2967" style:parent-style-name="Domyślnaczcionkaakapitu" style:family="text">
      <style:text-properties style:text-underline-type="single" style:text-underline-style="solid" style:text-underline-width="auto" style:text-underline-mode="continuous"/>
    </style:style>
    <style:style style:name="T2968" style:parent-style-name="Domyślnaczcionkaakapitu" style:family="text">
      <style:text-properties fo:background-color="#80FFFF" style:text-underline-type="single" style:text-underline-style="solid" style:text-underline-width="auto" style:text-underline-mode="continuous"/>
    </style:style>
    <style:style style:name="T2969" style:parent-style-name="Domyślnaczcionkaakapitu" style:family="text">
      <style:text-properties style:text-underline-type="single" style:text-underline-style="solid" style:text-underline-width="auto" style:text-underline-mode="continuous"/>
    </style:style>
    <style:style style:name="T2970" style:parent-style-name="Domyślnaczcionkaakapitu" style:family="text">
      <style:text-properties fo:background-color="#80FFFF" style:text-underline-type="single" style:text-underline-style="solid" style:text-underline-width="auto" style:text-underline-mode="continuous"/>
    </style:style>
    <style:style style:name="T2971" style:parent-style-name="Domyślnaczcionkaakapitu" style:family="text">
      <style:text-properties style:text-underline-type="single" style:text-underline-style="solid" style:text-underline-width="auto" style:text-underline-mode="continuous"/>
    </style:style>
    <style:style style:name="P2972" style:parent-style-name="Normalny" style:family="paragraph">
      <style:paragraph-properties fo:text-align="justify" fo:line-height="150%" fo:text-indent="0.25in"/>
    </style:style>
    <style:style style:name="P2973" style:parent-style-name="Normalny" style:family="paragraph">
      <style:paragraph-properties fo:text-align="justify" fo:line-height="150%" fo:text-indent="0.25in"/>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P2980" style:parent-style-name="Normalny" style:family="paragraph">
      <style:paragraph-properties fo:text-align="justify" fo:line-height="150%" fo:text-indent="0.25in"/>
    </style:style>
    <style:style style:name="P2981" style:parent-style-name="Normalny" style:family="paragraph">
      <style:paragraph-properties fo:text-align="justify" fo:line-height="150%">
        <style:tab-stops>
          <style:tab-stop style:type="left" style:position="4.6687in"/>
          <style:tab-stop style:type="left" style:position="5.2888in"/>
        </style:tab-stops>
      </style:paragraph-properties>
    </style:style>
    <style:style style:name="T2982" style:parent-style-name="Domyślnaczcionkaakapitu" style:family="text">
      <style:text-properties fo:background-color="#80FFFF" style:text-underline-type="single" style:text-underline-style="solid" style:text-underline-width="auto" style:text-underline-mode="continuous"/>
    </style:style>
    <style:style style:name="T2983" style:parent-style-name="Domyślnaczcionkaakapitu" style:family="text">
      <style:text-properties style:text-underline-type="single" style:text-underline-style="solid" style:text-underline-width="auto" style:text-underline-mode="continuous"/>
    </style:style>
    <style:style style:name="P2984" style:parent-style-name="Normalny" style:family="paragraph">
      <style:paragraph-properties fo:text-align="justify" fo:line-height="150%" fo:text-indent="0.25in">
        <style:tab-stops>
          <style:tab-stop style:type="left" style:position="4.6687in"/>
          <style:tab-stop style:type="left" style:position="5.2888in"/>
        </style:tab-stops>
      </style:paragraph-properties>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P3005" style:parent-style-name="Normalny" style:family="paragraph">
      <style:paragraph-properties fo:text-align="justify" fo:line-height="150%"/>
    </style:style>
    <style:style style:name="T3006" style:parent-style-name="Domyślnaczcionkaakapitu" style:family="text">
      <style:text-properties style:text-underline-type="single" style:text-underline-style="solid" style:text-underline-width="auto" style:text-underline-mode="continuous"/>
    </style:style>
    <style:style style:name="P3007" style:parent-style-name="Normalny" style:family="paragraph">
      <style:paragraph-properties fo:text-align="justify" fo:line-height="150%" fo:text-indent="0.25in"/>
    </style:style>
    <style:style style:name="P3008" style:parent-style-name="Normalny" style:family="paragraph">
      <style:paragraph-properties fo:text-align="justify" fo:line-height="150%" fo:text-indent="0.25in"/>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P3015" style:parent-style-name="Normalny" style:family="paragraph">
      <style:paragraph-properties fo:text-align="justify" fo:line-height="150%" fo:text-indent="0.25in"/>
    </style:style>
    <style:style style:name="P3016" style:parent-style-name="Normalny" style:family="paragraph">
      <style:paragraph-properties fo:text-align="justify" fo:line-height="150%" fo:text-indent="0.25in"/>
    </style:style>
    <style:style style:name="T3017" style:parent-style-name="Domyślnaczcionkaakapitu" style:family="text">
      <style:text-properties fo:background-color="#80FFFF"/>
    </style:style>
    <style:style style:name="P3018" style:parent-style-name="Normalny" style:family="paragraph">
      <style:paragraph-properties fo:text-align="justify" fo:line-height="150%"/>
    </style:style>
    <style:style style:name="T3019" style:parent-style-name="Domyślnaczcionkaakapitu" style:family="text">
      <style:text-properties fo:background-color="#80FFFF" style:text-underline-type="single" style:text-underline-style="solid" style:text-underline-width="auto" style:text-underline-mode="continuous"/>
    </style:style>
    <style:style style:name="T3020" style:parent-style-name="Domyślnaczcionkaakapitu" style:family="text">
      <style:text-properties style:text-underline-type="single" style:text-underline-style="solid" style:text-underline-width="auto" style:text-underline-mode="continuous"/>
    </style:style>
    <style:style style:name="T3021" style:parent-style-name="Domyślnaczcionkaakapitu" style:family="text">
      <style:text-properties fo:background-color="#80FFFF" style:text-underline-type="single" style:text-underline-style="solid" style:text-underline-width="auto" style:text-underline-mode="continuous"/>
    </style:style>
    <style:style style:name="T3022" style:parent-style-name="Domyślnaczcionkaakapitu" style:family="text">
      <style:text-properties style:text-underline-type="single" style:text-underline-style="solid" style:text-underline-width="auto" style:text-underline-mode="continuous"/>
    </style:style>
    <style:style style:name="P3023" style:parent-style-name="Normalny" style:family="paragraph">
      <style:paragraph-properties fo:text-align="justify" fo:line-height="150%" fo:text-indent="0.25in"/>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P3026" style:parent-style-name="Normalny" style:family="paragraph">
      <style:paragraph-properties fo:text-align="justify" fo:line-height="150%" fo:text-indent="0.25in"/>
    </style:style>
    <style:style style:name="P3027" style:parent-style-name="Normalny" style:family="paragraph">
      <style:paragraph-properties fo:text-align="justify" fo:line-height="150%" fo:text-indent="0.25in"/>
    </style:style>
    <style:style style:name="P3028" style:parent-style-name="Normalny" style:family="paragraph">
      <style:paragraph-properties fo:text-align="justify" fo:line-height="150%" fo:text-indent="0.25in"/>
    </style:style>
    <style:style style:name="T3029" style:parent-style-name="Domyślnaczcionkaakapitu" style:family="text">
      <style:text-properties fo:background-color="#80FFFF"/>
    </style:style>
    <style:style style:name="P3030" style:parent-style-name="Normalny" style:family="paragraph">
      <style:paragraph-properties fo:text-align="justify" fo:line-height="150%" fo:text-indent="0.25in"/>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fo:text-indent="0.25in"/>
    </style:style>
    <style:style style:name="T3035" style:parent-style-name="Domyślnaczcionkaakapitu" style:family="text">
      <style:text-properties fo:background-color="#80FFFF"/>
    </style:style>
    <style:style style:name="P3036" style:parent-style-name="Normalny" style:family="paragraph">
      <style:paragraph-properties fo:text-align="justify" fo:line-height="150%"/>
    </style:style>
    <style:style style:name="T3037" style:parent-style-name="Domyślnaczcionkaakapitu" style:family="text">
      <style:text-properties style:text-underline-type="single" style:text-underline-style="solid" style:text-underline-width="auto" style:text-underline-mode="continuous"/>
    </style:style>
    <style:style style:name="T3038" style:parent-style-name="Domyślnaczcionkaakapitu" style:family="text">
      <style:text-properties fo:background-color="#80FFFF" style:text-underline-type="single" style:text-underline-style="solid" style:text-underline-width="auto" style:text-underline-mode="continuous"/>
    </style:style>
    <style:style style:name="T3039" style:parent-style-name="Domyślnaczcionkaakapitu" style:family="text">
      <style:text-properties style:text-underline-type="single" style:text-underline-style="solid" style:text-underline-width="auto" style:text-underline-mode="continuous"/>
    </style:style>
    <style:style style:name="P3040" style:parent-style-name="Normalny" style:family="paragraph">
      <style:paragraph-properties fo:text-align="justify" fo:line-height="150%" fo:text-indent="0.25in"/>
    </style:style>
    <style:style style:name="P3041" style:parent-style-name="Normalny" style:family="paragraph">
      <style:paragraph-properties fo:text-align="justify" fo:line-height="150%"/>
    </style:style>
    <style:style style:name="T3042" style:parent-style-name="Domyślnaczcionkaakapitu" style:family="text">
      <style:text-properties style:text-underline-type="single" style:text-underline-style="solid" style:text-underline-width="auto" style:text-underline-mode="continuous"/>
    </style:style>
    <style:style style:name="P3043" style:parent-style-name="Normalny" style:family="paragraph">
      <style:paragraph-properties fo:text-align="justify" fo:line-height="150%" fo:text-indent="0.25in"/>
    </style:style>
    <style:style style:name="P3044" style:parent-style-name="Normalny" style:family="paragraph">
      <style:paragraph-properties fo:text-align="justify" fo:line-height="150%" fo:text-indent="0.25in"/>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fo:text-indent="0.25in"/>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P3053" style:parent-style-name="Normalny" style:family="paragraph">
      <style:paragraph-properties fo:text-align="justify" fo:line-height="150%" fo:text-indent="0.25in"/>
    </style:style>
    <style:style style:name="P3054" style:parent-style-name="Normalny" style:family="paragraph">
      <style:paragraph-properties fo:text-align="justify" fo:line-height="150%" fo:text-indent="0.25in"/>
    </style:style>
    <style:style style:name="P3055" style:parent-style-name="Normalny" style:family="paragraph">
      <style:paragraph-properties fo:text-align="justify" fo:line-height="150%" fo:text-indent="0.25in"/>
    </style:style>
    <style:style style:name="P3056" style:parent-style-name="Normalny" style:family="paragraph">
      <style:paragraph-properties fo:text-align="justify" fo:line-height="150%" fo:text-indent="0.25in"/>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fo:text-indent="0.25in"/>
    </style:style>
    <style:style style:name="P3060" style:parent-style-name="Normalny" style:family="paragraph">
      <style:paragraph-properties fo:text-align="justify" fo:line-height="150%" fo:text-indent="0.25in"/>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P3066" style:parent-style-name="Normalny" style:family="paragraph">
      <style:paragraph-properties fo:text-align="justify" fo:line-height="150%" fo:text-indent="0.25in"/>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fo:text-indent="0.25in"/>
    </style:style>
    <style:style style:name="P3069" style:parent-style-name="Normalny" style:family="paragraph">
      <style:paragraph-properties fo:text-align="justify" fo:line-height="150%"/>
    </style:style>
    <style:style style:name="T3070" style:parent-style-name="Domyślnaczcionkaakapitu" style:family="text">
      <style:text-properties style:text-underline-type="single" style:text-underline-style="solid" style:text-underline-width="auto" style:text-underline-mode="continuous"/>
    </style:style>
    <style:style style:name="P3071" style:parent-style-name="Normalny" style:family="paragraph">
      <style:paragraph-properties fo:text-align="justify" fo:line-height="150%" fo:text-indent="0.25in"/>
    </style:style>
    <style:style style:name="P3072" style:parent-style-name="Normalny" style:family="paragraph">
      <style:paragraph-properties fo:text-align="justify" fo:line-height="150%"/>
    </style:style>
    <style:style style:name="T3073" style:parent-style-name="Domyślnaczcionkaakapitu" style:family="text">
      <style:text-properties style:text-underline-type="single" style:text-underline-style="solid" style:text-underline-width="auto" style:text-underline-mode="continuous"/>
    </style:style>
    <style:style style:name="P3074" style:parent-style-name="Normalny" style:family="paragraph">
      <style:paragraph-properties fo:text-align="justify" fo:line-height="150%" fo:text-indent="0.25in">
        <style:tab-stops>
          <style:tab-stop style:type="left" style:position="5.5777in"/>
        </style:tab-stops>
      </style:paragraph-properties>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5in"/>
    </style:style>
    <style:style style:name="T3077" style:parent-style-name="Domyślnaczcionkaakapitu" style:family="text">
      <style:text-properties fo:background-color="#80FFFF"/>
    </style:style>
    <style:style style:name="P3078" style:parent-style-name="Normalny" style:family="paragraph">
      <style:paragraph-properties fo:text-align="justify" fo:line-height="150%"/>
    </style:style>
    <style:style style:name="T3079" style:parent-style-name="Domyślnaczcionkaakapitu" style:family="text">
      <style:text-properties style:text-underline-type="single" style:text-underline-style="solid" style:text-underline-width="auto" style:text-underline-mode="continuous"/>
    </style:style>
    <style:style style:name="P3080" style:parent-style-name="Normalny" style:family="paragraph">
      <style:paragraph-properties fo:text-align="justify" fo:line-height="150%" fo:text-indent="0.25in"/>
    </style:style>
    <style:style style:name="P3081" style:parent-style-name="Normalny" style:family="paragraph">
      <style:paragraph-properties fo:text-align="justify" fo:line-height="150%"/>
    </style:style>
    <style:style style:name="T3082" style:parent-style-name="Domyślnaczcionkaakapitu" style:family="text">
      <style:text-properties style:text-underline-type="single" style:text-underline-style="solid" style:text-underline-width="auto" style:text-underline-mode="continuous"/>
    </style:style>
    <style:style style:name="P3083" style:parent-style-name="Normalny" style:family="paragraph">
      <style:paragraph-properties fo:text-align="justify" fo:line-height="150%" fo:text-indent="0.25in"/>
    </style:style>
    <style:style style:name="P3084" style:parent-style-name="Normalny" style:family="paragraph">
      <style:paragraph-properties fo:text-align="justify" fo:line-height="150%" fo:text-indent="0.25in"/>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fo:text-indent="0.25in"/>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P3091" style:parent-style-name="Normalny" style:family="paragraph">
      <style:paragraph-properties fo:text-align="justify" fo:line-height="150%" fo:text-indent="0.25in"/>
    </style:style>
    <style:style style:name="P3092" style:parent-style-name="Normalny" style:family="paragraph">
      <style:paragraph-properties fo:text-align="justify" fo:line-height="150%" fo:text-indent="0.25in"/>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fo:text-indent="0.25in"/>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5in"/>
    </style:style>
    <style:style style:name="P3100" style:parent-style-name="Normalny" style:family="paragraph">
      <style:paragraph-properties fo:text-align="justify" fo:line-height="150%" fo:text-indent="0.25in"/>
    </style:style>
    <style:style style:name="P3101" style:parent-style-name="Normalny" style:family="paragraph">
      <style:paragraph-properties fo:text-align="justify" fo:line-height="150%"/>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text-underline-type="single" style:text-underline-style="solid" style:text-underline-width="auto" style:text-underline-mode="continuous"/>
    </style:style>
    <style:style style:name="T3104" style:parent-style-name="Domyślnaczcionkaakapitu" style:family="text">
      <style:text-properties style:text-underline-type="single" style:text-underline-style="solid" style:text-underline-width="auto" style:text-underline-mode="continuous"/>
    </style:style>
    <style:style style:name="T3105" style:parent-style-name="Domyślnaczcionkaakapitu" style:family="text">
      <style:text-properties fo:background-color="#80FFFF" style:text-underline-type="single" style:text-underline-style="solid" style:text-underline-width="auto" style:text-underline-mode="continuous"/>
    </style:style>
    <style:style style:name="P3106" style:parent-style-name="Normalny" style:family="paragraph">
      <style:paragraph-properties fo:text-align="justify" fo:line-height="150%" fo:text-indent="0.25in"/>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style:style>
    <style:style style:name="T3109" style:parent-style-name="Domyślnaczcionkaakapitu" style:family="text">
      <style:text-properties style:text-underline-type="single" style:text-underline-style="solid" style:text-underline-width="auto" style:text-underline-mode="continuous"/>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style:text-underline-type="single" style:text-underline-style="solid" style:text-underline-width="auto" style:text-underline-mode="continuous"/>
    </style:style>
    <style:style style:name="P3112" style:parent-style-name="Normalny" style:family="paragraph">
      <style:paragraph-properties fo:text-align="justify" fo:line-height="150%" fo:text-indent="0.25in"/>
    </style:style>
    <style:style style:name="T3113" style:parent-style-name="Domyślnaczcionkaakapitu" style:family="text">
      <style:text-properties fo:background-color="#80FFFF"/>
    </style:style>
    <style:style style:name="P3114" style:parent-style-name="Normalny" style:family="paragraph">
      <style:paragraph-properties fo:text-align="justify" fo:line-height="150%" fo:text-indent="0.25in"/>
    </style:style>
    <style:style style:name="T3115" style:parent-style-name="Domyślnaczcionkaakapitu" style:family="text">
      <style:text-properties fo:background-color="#80FFFF"/>
    </style:style>
    <style:style style:name="P3116" style:parent-style-name="Normalny" style:family="paragraph">
      <style:paragraph-properties fo:text-align="justify" fo:line-height="150%" fo:text-indent="0.25in"/>
    </style:style>
    <style:style style:name="P3117" style:parent-style-name="Normalny" style:family="paragraph">
      <style:paragraph-properties fo:text-align="justify" fo:line-height="150%"/>
    </style:style>
    <style:style style:name="T3118" style:parent-style-name="Domyślnaczcionkaakapitu" style:family="text">
      <style:text-properties style:text-underline-type="single" style:text-underline-style="solid" style:text-underline-width="auto" style:text-underline-mode="continuous"/>
    </style:style>
    <style:style style:name="T3119" style:parent-style-name="Domyślnaczcionkaakapitu" style:family="text">
      <style:text-properties fo:background-color="#80FFFF" style:text-underline-type="single" style:text-underline-style="solid" style:text-underline-width="auto" style:text-underline-mode="continuous"/>
    </style:style>
    <style:style style:name="T3120" style:parent-style-name="Domyślnaczcionkaakapitu" style:family="text">
      <style:text-properties style:text-underline-type="single" style:text-underline-style="solid" style:text-underline-width="auto" style:text-underline-mode="continuous"/>
    </style:style>
    <style:style style:name="T3121" style:parent-style-name="Domyślnaczcionkaakapitu" style:family="text">
      <style:text-properties fo:background-color="#80FFFF" style:text-underline-type="single" style:text-underline-style="solid" style:text-underline-width="auto" style:text-underline-mode="continuous"/>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fo:text-indent="0.25in"/>
    </style:style>
    <style:style style:name="P3124" style:parent-style-name="Normalny" style:family="paragraph">
      <style:paragraph-properties fo:text-align="justify" fo:line-height="150%"/>
    </style:style>
    <style:style style:name="T3125" style:parent-style-name="Domyślnaczcionkaakapitu" style:family="text">
      <style:text-properties style:text-underline-type="single" style:text-underline-style="solid" style:text-underline-width="auto" style:text-underline-mode="continuous"/>
    </style:style>
    <style:style style:name="P3126" style:parent-style-name="Normalny" style:family="paragraph">
      <style:paragraph-properties fo:text-align="justify" fo:line-height="150%" fo:text-indent="0.25in"/>
    </style:style>
    <style:style style:name="P3127" style:parent-style-name="Normalny" style:family="paragraph">
      <style:paragraph-properties fo:text-align="justify" fo:line-height="150%" fo:text-indent="0.25in"/>
    </style:style>
    <style:style style:name="P3128" style:parent-style-name="Normalny" style:family="paragraph">
      <style:paragraph-properties fo:text-align="justify" fo:line-height="150%" fo:text-indent="0.25in"/>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fo:text-indent="0.25in"/>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P3134" style:parent-style-name="Normalny" style:family="paragraph">
      <style:paragraph-properties fo:text-align="justify" fo:line-height="150%" fo:text-indent="0.25in"/>
    </style:style>
    <style:style style:name="P3135" style:parent-style-name="Normalny" style:family="paragraph">
      <style:paragraph-properties fo:text-align="justify" fo:line-height="150%" fo:text-indent="0.25in"/>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P3139" style:parent-style-name="Normalny" style:family="paragraph">
      <style:paragraph-properties fo:text-align="justify" fo:line-height="150%" fo:text-indent="0.25in"/>
    </style:style>
    <style:style style:name="T3140" style:parent-style-name="Domyślnaczcionkaakapitu" style:family="text">
      <style:text-properties fo:background-color="#80FFFF"/>
    </style:style>
    <style:style style:name="P3141" style:parent-style-name="Normalny" style:family="paragraph">
      <style:paragraph-properties fo:text-align="justify" fo:line-height="150%" fo:text-indent="0.25in"/>
    </style:style>
    <style:style style:name="P3142" style:parent-style-name="Normalny" style:family="paragraph">
      <style:paragraph-properties fo:text-align="justify" fo:line-height="150%" fo:text-indent="0.25in"/>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P3145" style:parent-style-name="Normalny" style:family="paragraph">
      <style:paragraph-properties fo:text-align="justify" fo:line-height="150%" fo:text-indent="0.25in"/>
    </style:style>
    <style:style style:name="P3146" style:parent-style-name="Normalny" style:family="paragraph">
      <style:paragraph-properties fo:text-align="justify" fo:line-height="150%" fo:text-indent="0.25in"/>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fo:text-indent="0.25in"/>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P3151" style:parent-style-name="Normalny" style:family="paragraph">
      <style:paragraph-properties fo:text-align="justify" fo:line-height="150%" fo:text-indent="0.25in"/>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P3157" style:parent-style-name="Normalny" style:family="paragraph">
      <style:paragraph-properties fo:text-align="justify" fo:line-height="150%" fo:text-indent="0.25in"/>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fo:text-indent="0.25in"/>
    </style:style>
    <style:style style:name="P3160" style:parent-style-name="Normalny" style:family="paragraph">
      <style:paragraph-properties fo:text-align="justify" fo:line-height="150%"/>
    </style:style>
    <style:style style:name="T3161" style:parent-style-name="Domyślnaczcionkaakapitu" style:family="text">
      <style:text-properties style:text-underline-type="single" style:text-underline-style="solid" style:text-underline-width="auto" style:text-underline-mode="continuous"/>
    </style:style>
    <style:style style:name="T3162" style:parent-style-name="Domyślnaczcionkaakapitu" style:family="text">
      <style:text-properties fo:background-color="#80FFFF" style:text-underline-type="single" style:text-underline-style="solid" style:text-underline-width="auto" style:text-underline-mode="continuous"/>
    </style:style>
    <style:style style:name="T3163" style:parent-style-name="Domyślnaczcionkaakapitu" style:family="text">
      <style:text-properties style:text-underline-type="single" style:text-underline-style="solid" style:text-underline-width="auto" style:text-underline-mode="continuous"/>
    </style:style>
    <style:style style:name="T3164" style:parent-style-name="Domyślnaczcionkaakapitu" style:family="text">
      <style:text-properties fo:background-color="#80FFFF" style:text-underline-type="single" style:text-underline-style="solid" style:text-underline-width="auto" style:text-underline-mode="continuous"/>
    </style:style>
    <style:style style:name="P3165" style:parent-style-name="Normalny" style:family="paragraph">
      <style:paragraph-properties fo:text-align="justify" fo:line-height="150%" fo:text-indent="0.25in"/>
    </style:style>
    <style:style style:name="P3166" style:parent-style-name="Normalny" style:family="paragraph">
      <style:paragraph-properties fo:text-align="justify" fo:line-height="150%"/>
    </style:style>
    <style:style style:name="T3167" style:parent-style-name="Domyślnaczcionkaakapitu" style:family="text">
      <style:text-properties style:text-underline-type="single" style:text-underline-style="solid" style:text-underline-width="auto" style:text-underline-mode="continuous"/>
    </style:style>
    <style:style style:name="T3168" style:parent-style-name="Domyślnaczcionkaakapitu" style:family="text">
      <style:text-properties fo:background-color="#80FFFF" style:text-underline-type="single" style:text-underline-style="solid" style:text-underline-width="auto" style:text-underline-mode="continuous"/>
    </style:style>
    <style:style style:name="T3169" style:parent-style-name="Domyślnaczcionkaakapitu" style:family="text">
      <style:text-properties style:text-underline-type="single" style:text-underline-style="solid" style:text-underline-width="auto" style:text-underline-mode="continuous"/>
    </style:style>
    <style:style style:name="P3170" style:parent-style-name="Normalny" style:family="paragraph">
      <style:paragraph-properties fo:text-align="justify" fo:line-height="150%" fo:text-indent="0.25in"/>
    </style:style>
    <style:style style:name="P3171" style:parent-style-name="Normalny" style:family="paragraph">
      <style:paragraph-properties fo:text-align="justify" fo:line-height="150%" fo:text-indent="0.25in"/>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style:style>
    <style:style style:name="T3176" style:parent-style-name="Domyślnaczcionkaakapitu" style:family="text">
      <style:text-properties style:text-underline-type="single" style:text-underline-style="solid" style:text-underline-width="auto" style:text-underline-mode="continuous"/>
    </style:style>
    <style:style style:name="T3177" style:parent-style-name="Domyślnaczcionkaakapitu" style:family="text">
      <style:text-properties fo:background-color="#80FFFF" style:text-underline-type="single" style:text-underline-style="solid" style:text-underline-width="auto" style:text-underline-mode="continuous"/>
    </style:style>
    <style:style style:name="T3178" style:parent-style-name="Domyślnaczcionkaakapitu" style:family="text">
      <style:text-properties style:text-underline-type="single" style:text-underline-style="solid" style:text-underline-width="auto" style:text-underline-mode="continuous"/>
    </style:style>
    <style:style style:name="T3179" style:parent-style-name="Domyślnaczcionkaakapitu" style:family="text">
      <style:text-properties fo:background-color="#80FFFF" style:text-underline-type="single" style:text-underline-style="solid" style:text-underline-width="auto" style:text-underline-mode="continuous"/>
    </style:style>
    <style:style style:name="T3180" style:parent-style-name="Domyślnaczcionkaakapitu" style:family="text">
      <style:text-properties style:text-underline-type="single" style:text-underline-style="solid" style:text-underline-width="auto" style:text-underline-mode="continuous"/>
    </style:style>
    <style:style style:name="P3181" style:parent-style-name="Normalny" style:family="paragraph">
      <style:paragraph-properties fo:text-align="justify" fo:line-height="150%" fo:text-indent="0.25in"/>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P3184" style:parent-style-name="Normalny" style:family="paragraph">
      <style:paragraph-properties fo:text-align="justify" fo:line-height="150%"/>
    </style:style>
    <style:style style:name="T3185" style:parent-style-name="Domyślnaczcionkaakapitu" style:family="text">
      <style:text-properties style:text-underline-type="single" style:text-underline-style="solid" style:text-underline-width="auto" style:text-underline-mode="continuous"/>
    </style:style>
    <style:style style:name="T3186" style:parent-style-name="Domyślnaczcionkaakapitu" style:family="text">
      <style:text-properties fo:background-color="#80FFFF" style:text-underline-type="single" style:text-underline-style="solid" style:text-underline-width="auto" style:text-underline-mode="continuous"/>
    </style:style>
    <style:style style:name="T3187" style:parent-style-name="Domyślnaczcionkaakapitu" style:family="text">
      <style:text-properties style:text-underline-type="single" style:text-underline-style="solid" style:text-underline-width="auto" style:text-underline-mode="continuous"/>
    </style:style>
    <style:style style:name="P3188" style:parent-style-name="Normalny" style:family="paragraph">
      <style:paragraph-properties fo:text-align="justify" fo:line-height="150%" fo:text-indent="0.25in"/>
    </style:style>
    <style:style style:name="P3189" style:parent-style-name="Normalny" style:family="paragraph">
      <style:paragraph-properties fo:text-align="justify" fo:line-height="150%" fo:text-indent="0.25in"/>
    </style:style>
    <style:style style:name="T3190" style:parent-style-name="Domyślnaczcionkaakapitu" style:family="text">
      <style:text-properties fo:background-color="#80FFFF"/>
    </style:style>
    <style:style style:name="P3191" style:parent-style-name="Normalny" style:family="paragraph">
      <style:paragraph-properties fo:text-align="justify" fo:line-height="150%" fo:text-indent="0.25in"/>
    </style:style>
    <style:style style:name="P3192" style:parent-style-name="Normalny" style:family="paragraph">
      <style:paragraph-properties fo:text-align="justify" fo:line-height="150%"/>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fo:text-indent="0.25in"/>
    </style:style>
    <style:style style:name="T3197" style:parent-style-name="Domyślnaczcionkaakapitu" style:family="text">
      <style:text-properties fo:background-color="#80FFFF"/>
    </style:style>
    <style:style style:name="P3198" style:parent-style-name="Normalny" style:family="paragraph">
      <style:paragraph-properties fo:text-align="justify" fo:line-height="150%" fo:text-indent="0.25in"/>
    </style:style>
    <style:style style:name="T3199" style:parent-style-name="Domyślnaczcionkaakapitu" style:family="text">
      <style:text-properties fo:background-color="#80FFFF"/>
    </style:style>
    <style:style style:name="P3200" style:parent-style-name="Normalny" style:family="paragraph">
      <style:paragraph-properties fo:text-align="justify" fo:line-height="150%"/>
    </style:style>
    <style:style style:name="T3201" style:parent-style-name="Domyślnaczcionkaakapitu" style:family="text">
      <style:text-properties style:text-underline-type="single" style:text-underline-style="solid" style:text-underline-width="auto" style:text-underline-mode="continuous"/>
    </style:style>
    <style:style style:name="P3202" style:parent-style-name="Normalny" style:family="paragraph">
      <style:paragraph-properties fo:text-align="justify" fo:line-height="150%" fo:text-indent="0.25in"/>
    </style:style>
    <style:style style:name="P3203" style:parent-style-name="Normalny" style:family="paragraph">
      <style:paragraph-properties fo:text-align="justify" fo:line-height="150%"/>
    </style:style>
    <style:style style:name="T3204" style:parent-style-name="Domyślnaczcionkaakapitu" style:family="text">
      <style:text-properties style:text-underline-type="single" style:text-underline-style="solid" style:text-underline-width="auto" style:text-underline-mode="continuous"/>
    </style:style>
    <style:style style:name="T3205" style:parent-style-name="Domyślnaczcionkaakapitu" style:family="text">
      <style:text-properties fo:background-color="#80FFFF" style:text-underline-type="single" style:text-underline-style="solid" style:text-underline-width="auto" style:text-underline-mode="continuous"/>
    </style:style>
    <style:style style:name="T3206" style:parent-style-name="Domyślnaczcionkaakapitu" style:family="text">
      <style:text-properties style:text-underline-type="single" style:text-underline-style="solid" style:text-underline-width="auto" style:text-underline-mode="continuous"/>
    </style:style>
    <style:style style:name="P3207" style:parent-style-name="Normalny" style:family="paragraph">
      <style:paragraph-properties fo:text-align="justify" fo:line-height="150%" fo:text-indent="0.25in"/>
    </style:style>
    <style:style style:name="T3208" style:parent-style-name="Domyślnaczcionkaakapitu" style:family="text">
      <style:text-properties fo:background-color="#80FFFF"/>
    </style:style>
    <style:style style:name="P3209" style:parent-style-name="Normalny" style:family="paragraph">
      <style:paragraph-properties fo:text-align="justify" fo:line-height="150%" fo:text-indent="0.25in"/>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P3214" style:parent-style-name="Normalny" style:family="paragraph">
      <style:paragraph-properties fo:text-align="justify" fo:line-height="150%" fo:text-indent="0.25in"/>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P3218" style:parent-style-name="Normalny" style:family="paragraph">
      <style:paragraph-properties fo:text-align="justify" fo:line-height="150%" fo:text-indent="0.25in"/>
    </style:style>
    <style:style style:name="P3219" style:parent-style-name="Normalny" style:family="paragraph">
      <style:paragraph-properties fo:text-align="justify" fo:line-height="150%"/>
    </style:style>
    <style:style style:name="T3220" style:parent-style-name="Domyślnaczcionkaakapitu" style:family="text">
      <style:text-properties style:text-underline-type="single" style:text-underline-style="solid" style:text-underline-width="auto" style:text-underline-mode="continuous"/>
    </style:style>
    <style:style style:name="T3221" style:parent-style-name="Domyślnaczcionkaakapitu" style:family="text">
      <style:text-properties fo:background-color="#80FFFF" style:text-underline-type="single" style:text-underline-style="solid" style:text-underline-width="auto" style:text-underline-mode="continuous"/>
    </style:style>
    <style:style style:name="T3222" style:parent-style-name="Domyślnaczcionkaakapitu" style:family="text">
      <style:text-properties style:text-underline-type="single" style:text-underline-style="solid" style:text-underline-width="auto" style:text-underline-mode="continuous"/>
    </style:style>
    <style:style style:name="T3223" style:parent-style-name="Domyślnaczcionkaakapitu" style:family="text">
      <style:text-properties fo:background-color="#80FFFF" style:text-underline-type="single" style:text-underline-style="solid" style:text-underline-width="auto" style:text-underline-mode="continuous"/>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fo:text-indent="0.25in"/>
    </style:style>
    <style:style style:name="T3226" style:parent-style-name="Domyślnaczcionkaakapitu" style:family="text">
      <style:text-properties fo:background-color="#80FFFF"/>
    </style:style>
    <style:style style:name="P3227" style:parent-style-name="Normalny" style:family="paragraph">
      <style:paragraph-properties fo:text-align="justify" fo:line-height="150%" fo:text-indent="0.25in"/>
    </style:style>
    <style:style style:name="P3228" style:parent-style-name="Normalny" style:family="paragraph">
      <style:paragraph-properties fo:text-align="justify" fo:line-height="150%" fo:text-indent="0.25in"/>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style:style>
    <style:style style:name="T3231" style:parent-style-name="Domyślnaczcionkaakapitu" style:family="text">
      <style:text-properties style:text-underline-type="single" style:text-underline-style="solid" style:text-underline-width="auto" style:text-underline-mode="continuous"/>
    </style:style>
    <style:style style:name="P3232" style:parent-style-name="Normalny" style:family="paragraph">
      <style:paragraph-properties fo:text-align="justify" fo:line-height="150%" fo:text-indent="0.25in"/>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P3240" style:parent-style-name="Normalny" style:family="paragraph">
      <style:paragraph-properties fo:text-align="justify" fo:line-height="150%" fo:text-indent="0.25in"/>
    </style:style>
    <style:style style:name="P3241" style:parent-style-name="Normalny" style:family="paragraph">
      <style:paragraph-properties fo:text-align="justify" fo:line-height="150%" fo:text-indent="0.25in"/>
    </style:style>
    <style:style style:name="P3242" style:parent-style-name="Normalny" style:family="paragraph">
      <style:paragraph-properties fo:text-align="justify" fo:line-height="150%"/>
    </style:style>
    <style:style style:name="T3243" style:parent-style-name="Domyślnaczcionkaakapitu" style:family="text">
      <style:text-properties style:text-underline-type="single" style:text-underline-style="solid" style:text-underline-width="auto" style:text-underline-mode="continuous"/>
    </style:style>
    <style:style style:name="P3244" style:parent-style-name="Normalny" style:family="paragraph">
      <style:paragraph-properties fo:text-align="justify" fo:line-height="150%" fo:text-indent="0.25in"/>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P3259" style:parent-style-name="Normalny" style:family="paragraph">
      <style:paragraph-properties fo:text-align="justify" fo:line-height="150%" fo:text-indent="0.25in"/>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fo:text-indent="0.25in"/>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P3271" style:parent-style-name="Normalny" style:family="paragraph">
      <style:paragraph-properties fo:text-align="justify" fo:line-height="150%" fo:text-indent="0.25in"/>
    </style:style>
    <style:style style:name="P3272" style:parent-style-name="Normalny" style:family="paragraph">
      <style:paragraph-properties fo:text-align="justify" fo:line-height="150%"/>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text-underline-type="single" style:text-underline-style="solid" style:text-underline-width="auto" style:text-underline-mode="continuous"/>
    </style:style>
    <style:style style:name="P3275" style:parent-style-name="Normalny" style:family="paragraph">
      <style:paragraph-properties fo:text-align="justify" fo:line-height="150%" fo:text-indent="0.25in"/>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P3278" style:parent-style-name="Normalny" style:family="paragraph">
      <style:paragraph-properties fo:text-align="justify" fo:line-height="150%"/>
    </style:style>
    <style:style style:name="T3279" style:parent-style-name="Domyślnaczcionkaakapitu" style:family="text">
      <style:text-properties fo:background-color="#80FFFF" style:text-underline-type="single" style:text-underline-style="solid" style:text-underline-width="auto" style:text-underline-mode="continuous"/>
    </style:style>
    <style:style style:name="T3280" style:parent-style-name="Domyślnaczcionkaakapitu" style:family="text">
      <style:text-properties style:text-underline-type="single" style:text-underline-style="solid" style:text-underline-width="auto" style:text-underline-mode="continuous"/>
    </style:style>
    <style:style style:name="P3281" style:parent-style-name="Normalny" style:family="paragraph">
      <style:paragraph-properties fo:text-align="justify" fo:line-height="150%" fo:text-indent="0.25in"/>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5in"/>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5in"/>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5in"/>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P3314" style:parent-style-name="Normalny" style:family="paragraph">
      <style:paragraph-properties fo:text-align="justify" fo:line-height="150%" fo:text-indent="0.25in"/>
    </style:style>
    <style:style style:name="T3315" style:parent-style-name="Domyślnaczcionkaakapitu" style:family="text">
      <style:text-properties fo:background-color="#80FFFF"/>
    </style:style>
    <style:style style:name="P3316" style:parent-style-name="Normalny" style:family="paragraph">
      <style:paragraph-properties fo:text-align="justify" fo:line-height="150%" fo:text-indent="0.25in"/>
    </style:style>
    <style:style style:name="P3317" style:parent-style-name="Normalny" style:family="paragraph">
      <style:paragraph-properties fo:text-align="justify" fo:line-height="150%"/>
    </style:style>
    <style:style style:name="T3318" style:parent-style-name="Domyślnaczcionkaakapitu" style:family="text">
      <style:text-properties style:text-underline-type="single" style:text-underline-style="solid" style:text-underline-width="auto" style:text-underline-mode="continuous"/>
    </style:style>
    <style:style style:name="T3319" style:parent-style-name="Domyślnaczcionkaakapitu" style:family="text">
      <style:text-properties fo:background-color="#80FFFF" style:text-underline-type="single" style:text-underline-style="solid" style:text-underline-width="auto" style:text-underline-mode="continuous"/>
    </style:style>
    <style:style style:name="T3320" style:parent-style-name="Domyślnaczcionkaakapitu" style:family="text">
      <style:text-properties style:text-underline-type="single" style:text-underline-style="solid" style:text-underline-width="auto" style:text-underline-mode="continuous"/>
    </style:style>
    <style:style style:name="T3321" style:parent-style-name="Domyślnaczcionkaakapitu" style:family="text">
      <style:text-properties fo:background-color="#80FFFF" style:text-underline-type="single" style:text-underline-style="solid" style:text-underline-width="auto" style:text-underline-mode="continuous"/>
    </style:style>
    <style:style style:name="T3322" style:parent-style-name="Domyślnaczcionkaakapitu" style:family="text">
      <style:text-properties style:text-underline-type="single" style:text-underline-style="solid" style:text-underline-width="auto" style:text-underline-mode="continuous"/>
    </style:style>
    <style:style style:name="T3323" style:parent-style-name="Domyślnaczcionkaakapitu" style:family="text">
      <style:text-properties fo:background-color="#80FFFF" style:text-underline-type="single" style:text-underline-style="solid" style:text-underline-width="auto" style:text-underline-mode="continuous"/>
    </style:style>
    <style:style style:name="P3324" style:parent-style-name="Normalny" style:family="paragraph">
      <style:paragraph-properties fo:text-align="justify" fo:line-height="150%" fo:text-indent="0.25in"/>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P3329" style:parent-style-name="Normalny" style:family="paragraph">
      <style:paragraph-properties fo:text-align="justify" fo:line-height="150%" fo:text-indent="0.25in"/>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P3340" style:parent-style-name="Normalny" style:family="paragraph">
      <style:paragraph-properties fo:text-align="justify" fo:line-height="150%" fo:text-indent="0.25in"/>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style:style>
    <style:style style:name="T3347" style:parent-style-name="Domyślnaczcionkaakapitu" style:family="text">
      <style:text-properties fo:background-color="#80FFFF" style:text-underline-type="single" style:text-underline-style="solid" style:text-underline-width="auto" style:text-underline-mode="continuous"/>
    </style:style>
    <style:style style:name="T3348" style:parent-style-name="Domyślnaczcionkaakapitu" style:family="text">
      <style:text-properties style:text-underline-type="single" style:text-underline-style="solid" style:text-underline-width="auto" style:text-underline-mode="continuous"/>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P3351" style:parent-style-name="Normalny" style:family="paragraph">
      <style:paragraph-properties fo:text-align="justify" fo:line-height="150%" fo:text-indent="0.25in"/>
    </style:style>
    <style:style style:name="P3352" style:parent-style-name="Normalny" style:family="paragraph">
      <style:paragraph-properties fo:text-align="justify" fo:line-height="150%"/>
    </style:style>
    <style:style style:name="T3353" style:parent-style-name="Domyślnaczcionkaakapitu" style:family="text">
      <style:text-properties style:text-underline-type="single" style:text-underline-style="solid" style:text-underline-width="auto" style:text-underline-mode="continuous"/>
    </style:style>
    <style:style style:name="P3354" style:parent-style-name="Normalny" style:family="paragraph">
      <style:paragraph-properties fo:text-align="justify" fo:line-height="150%" fo:text-indent="0.25in"/>
    </style:style>
    <style:style style:name="P3355" style:parent-style-name="Normalny" style:family="paragraph">
      <style:paragraph-properties fo:text-align="justify" fo:line-height="150%"/>
    </style:style>
    <style:style style:name="T3356" style:parent-style-name="Domyślnaczcionkaakapitu" style:family="text">
      <style:text-properties style:text-underline-type="single" style:text-underline-style="solid" style:text-underline-width="auto" style:text-underline-mode="continuous"/>
    </style:style>
    <style:style style:name="P3357" style:parent-style-name="Normalny" style:family="paragraph">
      <style:paragraph-properties fo:text-align="justify" fo:line-height="150%" fo:text-indent="0.25in"/>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P3378" style:parent-style-name="Normalny" style:family="paragraph">
      <style:paragraph-properties fo:text-align="justify" fo:line-height="150%" fo:text-indent="0.25in"/>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P3387" style:parent-style-name="Normalny" style:family="paragraph">
      <style:paragraph-properties fo:text-align="justify" fo:line-height="150%" fo:text-indent="0.25in"/>
    </style:style>
    <style:style style:name="P3388" style:parent-style-name="Normalny" style:family="paragraph">
      <style:paragraph-properties fo:text-align="justify" fo:line-height="150%" fo:text-indent="0.25in"/>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P3405" style:parent-style-name="Normalny" style:family="paragraph">
      <style:paragraph-properties fo:text-align="justify" fo:line-height="150%"/>
    </style:style>
    <style:style style:name="T3406" style:parent-style-name="Domyślnaczcionkaakapitu" style:family="text">
      <style:text-properties fo:background-color="#80FFFF" style:text-underline-type="single" style:text-underline-style="solid" style:text-underline-width="auto" style:text-underline-mode="continuous"/>
    </style:style>
    <style:style style:name="T3407" style:parent-style-name="Domyślnaczcionkaakapitu" style:family="text">
      <style:text-properties style:text-underline-type="single" style:text-underline-style="solid" style:text-underline-width="auto" style:text-underline-mode="continuous"/>
    </style:style>
    <style:style style:name="T3408" style:parent-style-name="Domyślnaczcionkaakapitu" style:family="text">
      <style:text-properties fo:background-color="#80FFFF" style:text-underline-type="single" style:text-underline-style="solid" style:text-underline-width="auto" style:text-underline-mode="continuous"/>
    </style:style>
    <style:style style:name="T3409" style:parent-style-name="Domyślnaczcionkaakapitu" style:family="text">
      <style:text-properties style:text-underline-type="single" style:text-underline-style="solid" style:text-underline-width="auto" style:text-underline-mode="continuous"/>
    </style:style>
    <style:style style:name="T3410" style:parent-style-name="Domyślnaczcionkaakapitu" style:family="text">
      <style:text-properties fo:background-color="#80FFFF" style:text-underline-type="single" style:text-underline-style="solid" style:text-underline-width="auto" style:text-underline-mode="continuous"/>
    </style:style>
    <style:style style:name="T3411" style:parent-style-name="Domyślnaczcionkaakapitu" style:family="text">
      <style:text-properties style:text-underline-type="single" style:text-underline-style="solid" style:text-underline-width="auto" style:text-underline-mode="continuous"/>
    </style:style>
    <style:style style:name="P3412" style:parent-style-name="Normalny" style:family="paragraph">
      <style:paragraph-properties fo:text-align="justify" fo:line-height="150%" fo:text-indent="0.25in"/>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P3433" style:parent-style-name="Normalny" style:family="paragraph">
      <style:paragraph-properties fo:text-align="justify" fo:line-height="150%" fo:text-indent="0.25in"/>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P3443" style:parent-style-name="Normalny" style:family="paragraph">
      <style:paragraph-properties fo:text-align="justify" fo:line-height="150%" fo:text-indent="0.25in"/>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P3446" style:parent-style-name="Normalny" style:family="paragraph">
      <style:paragraph-properties fo:text-align="justify" fo:line-height="150%" fo:text-indent="0.25in"/>
    </style:style>
    <style:style style:name="P3447" style:parent-style-name="Normalny" style:family="paragraph">
      <style:paragraph-properties fo:text-align="justify" fo:line-height="150%"/>
    </style:style>
    <style:style style:name="T3448" style:parent-style-name="Domyślnaczcionkaakapitu" style:family="text">
      <style:text-properties style:text-underline-type="single" style:text-underline-style="solid" style:text-underline-width="auto" style:text-underline-mode="continuous"/>
    </style:style>
    <style:style style:name="T3449" style:parent-style-name="Domyślnaczcionkaakapitu" style:family="text">
      <style:text-properties fo:background-color="#80FFFF" style:text-underline-type="single" style:text-underline-style="solid" style:text-underline-width="auto" style:text-underline-mode="continuous"/>
    </style:style>
    <style:style style:name="T3450" style:parent-style-name="Domyślnaczcionkaakapitu" style:family="text">
      <style:text-properties style:text-underline-type="single" style:text-underline-style="solid" style:text-underline-width="auto" style:text-underline-mode="continuous"/>
    </style:style>
    <style:style style:name="T3451" style:parent-style-name="Domyślnaczcionkaakapitu" style:family="text">
      <style:text-properties fo:background-color="#80FFFF" style:text-underline-type="single" style:text-underline-style="solid" style:text-underline-width="auto" style:text-underline-mode="continuous"/>
    </style:style>
    <style:style style:name="T3452" style:parent-style-name="Domyślnaczcionkaakapitu" style:family="text">
      <style:text-properties style:text-underline-type="single" style:text-underline-style="solid" style:text-underline-width="auto" style:text-underline-mode="continuous"/>
    </style:style>
    <style:style style:name="P3453" style:parent-style-name="Normalny" style:family="paragraph">
      <style:paragraph-properties fo:text-align="justify" fo:line-height="150%" fo:text-indent="0.25in"/>
    </style:style>
    <style:style style:name="P3454" style:parent-style-name="Normalny" style:family="paragraph">
      <style:paragraph-properties fo:text-align="justify" fo:line-height="150%"/>
    </style:style>
    <style:style style:name="T3455" style:parent-style-name="Domyślnaczcionkaakapitu" style:family="text">
      <style:text-properties fo:background-color="#80FFFF"/>
    </style:style>
    <style:style style:name="P3456" style:parent-style-name="Normalny" style:family="paragraph">
      <style:paragraph-properties fo:text-align="justify" fo:line-height="150%"/>
    </style:style>
    <style:style style:name="P3457" style:parent-style-name="Normalny" style:family="paragraph">
      <style:paragraph-properties fo:text-align="justify" fo:line-height="150%"/>
    </style:style>
    <style:style style:name="P3458" style:parent-style-name="Normalny" style:family="paragraph">
      <style:paragraph-properties fo:text-align="justify" fo:line-height="150%"/>
    </style:style>
    <style:style style:name="T3459" style:parent-style-name="Domyślnaczcionkaakapitu" style:family="text">
      <style:text-properties style:text-underline-type="single" style:text-underline-style="solid" style:text-underline-width="auto" style:text-underline-mode="continuous"/>
    </style:style>
    <style:style style:name="P3460" style:parent-style-name="Normalny" style:family="paragraph">
      <style:paragraph-properties fo:text-align="justify" fo:line-height="150%"/>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P3464" style:parent-style-name="Normalny" style:family="paragraph">
      <style:paragraph-properties fo:text-align="justify" fo:line-height="150%" fo:text-indent="0.25in"/>
    </style:style>
    <style:style style:name="T3465" style:parent-style-name="Domyślnaczcionkaakapitu" style:family="text">
      <style:text-properties fo:background-color="#80FFFF"/>
    </style:style>
    <style:style style:name="P3466" style:parent-style-name="Normalny" style:family="paragraph">
      <style:paragraph-properties fo:text-align="justify" fo:line-height="150%" fo:text-indent="0.25in"/>
    </style:style>
    <style:style style:name="P3467" style:parent-style-name="Normalny" style:family="paragraph">
      <style:paragraph-properties fo:text-align="justify" fo:line-height="150%" fo:text-indent="0.25in"/>
    </style:style>
    <style:style style:name="P3468" style:parent-style-name="Normalny" style:family="paragraph">
      <style:paragraph-properties fo:text-align="justify" fo:line-height="150%" fo:text-indent="0.25in"/>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style:style>
    <style:style style:name="T3474" style:parent-style-name="Domyślnaczcionkaakapitu" style:family="text">
      <style:text-properties style:text-underline-type="single" style:text-underline-style="solid" style:text-underline-width="auto" style:text-underline-mode="continuous"/>
    </style:style>
    <style:style style:name="P3475" style:parent-style-name="Normalny" style:family="paragraph">
      <style:paragraph-properties fo:text-align="justify" fo:line-height="150%" fo:text-indent="0.25in"/>
    </style:style>
    <style:style style:name="P3476" style:parent-style-name="Normalny" style:family="paragraph">
      <style:paragraph-properties fo:text-align="justify" fo:line-height="150%"/>
    </style:style>
    <style:style style:name="T3477" style:parent-style-name="Domyślnaczcionkaakapitu" style:family="text">
      <style:text-properties style:text-underline-type="single" style:text-underline-style="solid" style:text-underline-width="auto" style:text-underline-mode="continuous"/>
    </style:style>
    <style:style style:name="P3478" style:parent-style-name="Normalny" style:family="paragraph">
      <style:paragraph-properties fo:text-align="justify" fo:line-height="150%" fo:text-indent="0.25in"/>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style:style>
    <style:style style:name="T3481" style:parent-style-name="Domyślnaczcionkaakapitu" style:family="text">
      <style:text-properties style:text-underline-type="single" style:text-underline-style="solid" style:text-underline-width="auto" style:text-underline-mode="continuous"/>
    </style:style>
    <style:style style:name="P3482" style:parent-style-name="Normalny" style:family="paragraph">
      <style:paragraph-properties fo:text-align="justify" fo:line-height="150%" fo:text-indent="0.25in"/>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fo:text-indent="0.25in"/>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P3489" style:parent-style-name="Normalny" style:family="paragraph">
      <style:paragraph-properties fo:text-align="justify" fo:line-height="150%"/>
    </style:style>
    <style:style style:name="T3490" style:parent-style-name="Domyślnaczcionkaakapitu" style:family="text">
      <style:text-properties style:text-underline-type="single" style:text-underline-style="solid" style:text-underline-width="auto" style:text-underline-mode="continuous"/>
    </style:style>
    <style:style style:name="T3491" style:parent-style-name="Domyślnaczcionkaakapitu" style:family="text">
      <style:text-properties fo:background-color="#80FFFF" style:text-underline-type="single" style:text-underline-style="solid" style:text-underline-width="auto" style:text-underline-mode="continuous"/>
    </style:style>
    <style:style style:name="T3492" style:parent-style-name="Domyślnaczcionkaakapitu" style:family="text">
      <style:text-properties style:text-underline-type="single" style:text-underline-style="solid" style:text-underline-width="auto" style:text-underline-mode="continuous"/>
    </style:style>
    <style:style style:name="T3493" style:parent-style-name="Domyślnaczcionkaakapitu" style:family="text">
      <style:text-properties fo:background-color="#80FFFF" style:text-underline-type="single" style:text-underline-style="solid" style:text-underline-width="auto" style:text-underline-mode="continuous"/>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fo:text-indent="0.25in"/>
    </style:style>
    <style:style style:name="T3496" style:parent-style-name="Domyślnaczcionkaakapitu" style:family="text">
      <style:text-properties fo:background-color="#80FFFF"/>
    </style:style>
    <style:style style:name="P3497" style:parent-style-name="Normalny" style:family="paragraph">
      <style:paragraph-properties fo:text-align="justify" fo:line-height="150%"/>
    </style:style>
    <style:style style:name="T3498" style:parent-style-name="Domyślnaczcionkaakapitu" style:family="text">
      <style:text-properties style:text-underline-type="single" style:text-underline-style="solid" style:text-underline-width="auto" style:text-underline-mode="continuous"/>
    </style:style>
    <style:style style:name="P3499" style:parent-style-name="Normalny" style:family="paragraph">
      <style:paragraph-properties fo:text-align="justify" fo:line-height="150%" fo:text-indent="0.25in"/>
    </style:style>
    <style:style style:name="P3500" style:parent-style-name="Normalny" style:family="paragraph">
      <style:paragraph-properties fo:text-align="justify" fo:line-height="150%"/>
    </style:style>
    <style:style style:name="T3501" style:parent-style-name="Domyślnaczcionkaakapitu" style:family="text">
      <style:text-properties style:text-underline-type="single" style:text-underline-style="solid" style:text-underline-width="auto" style:text-underline-mode="continuous"/>
    </style:style>
    <style:style style:name="P3502" style:parent-style-name="Normalny" style:family="paragraph">
      <style:paragraph-properties fo:text-align="justify" fo:line-height="150%" fo:text-indent="0.25in"/>
    </style:style>
    <style:style style:name="P3503" style:parent-style-name="Normalny" style:family="paragraph">
      <style:paragraph-properties fo:text-align="justify" fo:line-height="150%"/>
    </style:style>
    <style:style style:name="T3504" style:parent-style-name="Domyślnaczcionkaakapitu" style:family="text">
      <style:text-properties style:text-underline-type="single" style:text-underline-style="solid" style:text-underline-width="auto" style:text-underline-mode="continuous"/>
    </style:style>
    <style:style style:name="P3505" style:parent-style-name="Normalny" style:family="paragraph">
      <style:paragraph-properties fo:text-align="justify" fo:line-height="150%" fo:text-indent="0.25in"/>
    </style:style>
    <style:style style:name="P3506" style:parent-style-name="Normalny" style:family="paragraph">
      <style:paragraph-properties fo:text-align="justify" fo:line-height="150%" fo:text-indent="0.25in"/>
    </style:style>
    <style:style style:name="T3507" style:parent-style-name="Domyślnaczcionkaakapitu" style:family="text">
      <style:text-properties fo:background-color="#80FFFF"/>
    </style:style>
    <style:style style:name="P3508" style:parent-style-name="Normalny" style:family="paragraph">
      <style:paragraph-properties fo:text-align="justify" fo:line-height="150%"/>
    </style:style>
    <style:style style:name="T3509" style:parent-style-name="Domyślnaczcionkaakapitu" style:family="text">
      <style:text-properties style:text-underline-type="single" style:text-underline-style="solid" style:text-underline-width="auto" style:text-underline-mode="continuous"/>
    </style:style>
    <style:style style:name="T3510" style:parent-style-name="Domyślnaczcionkaakapitu" style:family="text">
      <style:text-properties fo:background-color="#80FFFF" style:text-underline-type="single" style:text-underline-style="solid" style:text-underline-width="auto" style:text-underline-mode="continuous"/>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fo:text-indent="0.25in"/>
    </style:style>
    <style:style style:name="P3513" style:parent-style-name="Normalny" style:family="paragraph">
      <style:paragraph-properties fo:text-align="justify" fo:line-height="150%"/>
    </style:style>
    <style:style style:name="T3514" style:parent-style-name="Domyślnaczcionkaakapitu" style:family="text">
      <style:text-properties style:text-underline-type="single" style:text-underline-style="solid" style:text-underline-width="auto" style:text-underline-mode="continuous"/>
    </style:style>
    <style:style style:name="T3515" style:parent-style-name="Domyślnaczcionkaakapitu" style:family="text">
      <style:text-properties style:text-underline-type="single" style:text-underline-style="solid" style:text-underline-width="auto" style:text-underline-mode="continuous"/>
    </style:style>
    <style:style style:name="T3516" style:parent-style-name="Domyślnaczcionkaakapitu" style:family="text">
      <style:text-properties style:text-underline-type="single" style:text-underline-style="solid" style:text-underline-width="auto" style:text-underline-mode="continuous"/>
    </style:style>
    <style:style style:name="P3517" style:parent-style-name="Normalny" style:family="paragraph">
      <style:paragraph-properties fo:text-align="justify" fo:line-height="150%" fo:text-indent="0.25in"/>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P3520" style:parent-style-name="Normalny" style:family="paragraph">
      <style:paragraph-properties fo:text-align="justify" fo:line-height="150%"/>
    </style:style>
    <style:style style:name="T3521" style:parent-style-name="Domyślnaczcionkaakapitu" style:family="text">
      <style:text-properties style:text-underline-type="single" style:text-underline-style="solid" style:text-underline-width="auto" style:text-underline-mode="continuous"/>
    </style:style>
    <style:style style:name="T3522" style:parent-style-name="Domyślnaczcionkaakapitu" style:family="text">
      <style:text-properties fo:background-color="#80FFFF" style:text-underline-type="single" style:text-underline-style="solid" style:text-underline-width="auto" style:text-underline-mode="continuous"/>
    </style:style>
    <style:style style:name="T3523" style:parent-style-name="Domyślnaczcionkaakapitu" style:family="text">
      <style:text-properties fo:background-color="#80FFFF"/>
    </style:style>
    <style:style style:name="P3524" style:parent-style-name="Normalny" style:family="paragraph">
      <style:paragraph-properties fo:text-align="justify" fo:line-height="150%" fo:text-indent="0.25in"/>
    </style:style>
    <style:style style:name="P3525" style:parent-style-name="Normalny" style:family="paragraph">
      <style:paragraph-properties fo:text-align="justify" fo:line-height="150%"/>
    </style:style>
    <style:style style:name="T3526" style:parent-style-name="Domyślnaczcionkaakapitu" style:family="text">
      <style:text-properties style:text-underline-type="single" style:text-underline-style="solid" style:text-underline-width="auto" style:text-underline-mode="continuous"/>
    </style:style>
    <style:style style:name="T3527" style:parent-style-name="Domyślnaczcionkaakapitu" style:family="text">
      <style:text-properties fo:background-color="#80FFFF" style:text-underline-type="single" style:text-underline-style="solid" style:text-underline-width="auto" style:text-underline-mode="continuous"/>
    </style:style>
    <style:style style:name="T3528" style:parent-style-name="Domyślnaczcionkaakapitu" style:family="text">
      <style:text-properties style:text-underline-type="single" style:text-underline-style="solid" style:text-underline-width="auto" style:text-underline-mode="continuous"/>
    </style:style>
    <style:style style:name="P3529" style:parent-style-name="Normalny" style:family="paragraph">
      <style:paragraph-properties fo:text-align="justify" fo:line-height="150%" fo:text-indent="0.25in"/>
    </style:style>
    <style:style style:name="P3530" style:parent-style-name="Normalny" style:family="paragraph">
      <style:paragraph-properties fo:text-align="justify" fo:line-height="150%"/>
    </style:style>
    <style:style style:name="T3531" style:parent-style-name="Domyślnaczcionkaakapitu" style:family="text">
      <style:text-properties style:text-underline-type="single" style:text-underline-style="solid" style:text-underline-width="auto" style:text-underline-mode="continuous"/>
    </style:style>
    <style:style style:name="T3532" style:parent-style-name="Domyślnaczcionkaakapitu" style:family="text">
      <style:text-properties fo:background-color="#80FFFF" style:text-underline-type="single" style:text-underline-style="solid" style:text-underline-width="auto" style:text-underline-mode="continuous"/>
    </style:style>
    <style:style style:name="T3533" style:parent-style-name="Domyślnaczcionkaakapitu" style:family="text">
      <style:text-properties style:text-underline-type="single" style:text-underline-style="solid" style:text-underline-width="auto" style:text-underline-mode="continuous"/>
    </style:style>
    <style:style style:name="T3534" style:parent-style-name="Domyślnaczcionkaakapitu" style:family="text">
      <style:text-properties fo:background-color="#80FFFF" style:text-underline-type="single" style:text-underline-style="solid" style:text-underline-width="auto" style:text-underline-mode="continuous"/>
    </style:style>
    <style:style style:name="P3535" style:parent-style-name="Normalny" style:family="paragraph">
      <style:paragraph-properties fo:text-align="justify" fo:line-height="150%" fo:text-indent="0.25in"/>
    </style:style>
    <style:style style:name="T3536" style:parent-style-name="Domyślnaczcionkaakapitu" style:family="text">
      <style:text-properties fo:background-color="#80FFFF"/>
    </style:style>
    <style:style style:name="P3537" style:parent-style-name="Normalny" style:family="paragraph">
      <style:paragraph-properties fo:text-align="justify" fo:line-height="150%"/>
    </style:style>
    <style:style style:name="T3538" style:parent-style-name="Domyślnaczcionkaakapitu" style:family="text">
      <style:text-properties style:text-underline-type="single" style:text-underline-style="solid" style:text-underline-width="auto" style:text-underline-mode="continuous"/>
    </style:style>
    <style:style style:name="P3539" style:parent-style-name="Normalny" style:family="paragraph">
      <style:paragraph-properties fo:text-align="justify" fo:line-height="150%" fo:text-indent="0.25in"/>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P3543" style:parent-style-name="Normalny" style:family="paragraph">
      <style:paragraph-properties fo:text-align="justify" fo:line-height="150%"/>
    </style:style>
    <style:style style:name="T3544" style:parent-style-name="Domyślnaczcionkaakapitu" style:family="text">
      <style:text-properties style:text-underline-type="single" style:text-underline-style="solid" style:text-underline-width="auto" style:text-underline-mode="continuous"/>
    </style:style>
    <style:style style:name="T3545" style:parent-style-name="Domyślnaczcionkaakapitu" style:family="text">
      <style:text-properties fo:background-color="#80FFFF" style:text-underline-type="single" style:text-underline-style="solid" style:text-underline-width="auto" style:text-underline-mode="continuous"/>
    </style:style>
    <style:style style:name="P3546" style:parent-style-name="Normalny" style:family="paragraph">
      <style:paragraph-properties fo:text-align="justify" fo:line-height="150%" fo:text-indent="0.25in"/>
    </style:style>
    <style:style style:name="P3547" style:parent-style-name="Normalny" style:family="paragraph">
      <style:paragraph-properties fo:text-align="justify" fo:line-height="150%"/>
    </style:style>
    <style:style style:name="T3548" style:parent-style-name="Domyślnaczcionkaakapitu" style:family="text">
      <style:text-properties style:text-underline-type="single" style:text-underline-style="solid" style:text-underline-width="auto" style:text-underline-mode="continuous"/>
    </style:style>
    <style:style style:name="P3549" style:parent-style-name="Normalny" style:family="paragraph">
      <style:paragraph-properties fo:text-align="justify" fo:line-height="150%" fo:text-indent="0.25in"/>
    </style:style>
    <style:style style:name="P3550" style:parent-style-name="Normalny" style:family="paragraph">
      <style:paragraph-properties fo:text-align="justify" fo:line-height="150%"/>
    </style:style>
    <style:style style:name="T3551" style:parent-style-name="Domyślnaczcionkaakapitu" style:family="text">
      <style:text-properties style:text-underline-type="single" style:text-underline-style="solid" style:text-underline-width="auto" style:text-underline-mode="continuous"/>
    </style:style>
    <style:style style:name="P3552" style:parent-style-name="Normalny" style:family="paragraph">
      <style:paragraph-properties fo:text-align="justify" fo:line-height="150%" fo:text-indent="0.25in"/>
    </style:style>
    <style:style style:name="T3553" style:parent-style-name="Domyślnaczcionkaakapitu" style:family="text">
      <style:text-properties fo:background-color="#80FFFF"/>
    </style:style>
    <style:style style:name="P3554" style:parent-style-name="Normalny" style:family="paragraph">
      <style:paragraph-properties fo:text-align="justify" fo:line-height="150%"/>
    </style:style>
    <style:style style:name="T3555" style:parent-style-name="Domyślnaczcionkaakapitu" style:family="text">
      <style:text-properties style:text-underline-type="single" style:text-underline-style="solid" style:text-underline-width="auto" style:text-underline-mode="continuous"/>
    </style:style>
    <style:style style:name="T3556" style:parent-style-name="Domyślnaczcionkaakapitu" style:family="text">
      <style:text-properties fo:background-color="#80FFFF" style:text-underline-type="single" style:text-underline-style="solid" style:text-underline-width="auto" style:text-underline-mode="continuous"/>
    </style:style>
    <style:style style:name="T3557" style:parent-style-name="Domyślnaczcionkaakapitu" style:family="text">
      <style:text-properties style:text-underline-type="single" style:text-underline-style="solid" style:text-underline-width="auto" style:text-underline-mode="continuous"/>
    </style:style>
    <style:style style:name="P3558" style:parent-style-name="Normalny" style:family="paragraph">
      <style:paragraph-properties fo:text-align="justify" fo:line-height="150%" fo:text-indent="0.25in"/>
    </style:style>
    <style:style style:name="P3559" style:parent-style-name="Normalny" style:family="paragraph">
      <style:paragraph-properties fo:text-align="justify" fo:line-height="150%"/>
    </style:style>
    <style:style style:name="T3560" style:parent-style-name="Domyślnaczcionkaakapitu" style:family="text">
      <style:text-properties style:text-underline-type="single" style:text-underline-style="solid" style:text-underline-width="auto" style:text-underline-mode="continuous"/>
    </style:style>
    <style:style style:name="P3561" style:parent-style-name="Normalny" style:family="paragraph">
      <style:paragraph-properties fo:text-align="justify" fo:line-height="150%" fo:text-indent="0.25in"/>
    </style:style>
    <style:style style:name="P3562" style:parent-style-name="Normalny" style:family="paragraph">
      <style:paragraph-properties fo:text-align="justify" fo:line-height="150%"/>
    </style:style>
    <style:style style:name="T3563" style:parent-style-name="Domyślnaczcionkaakapitu" style:family="text">
      <style:text-properties style:text-underline-type="single" style:text-underline-style="solid" style:text-underline-width="auto" style:text-underline-mode="continuous"/>
    </style:style>
    <style:style style:name="T3564" style:parent-style-name="Domyślnaczcionkaakapitu" style:family="text">
      <style:text-properties fo:background-color="#80FFFF" style:text-underline-type="single" style:text-underline-style="solid" style:text-underline-width="auto" style:text-underline-mode="continuous"/>
    </style:style>
    <style:style style:name="P3565" style:parent-style-name="Normalny" style:family="paragraph">
      <style:paragraph-properties fo:text-align="justify" fo:line-height="150%" fo:text-indent="0.25in"/>
    </style:style>
    <style:style style:name="P3566" style:parent-style-name="Normalny" style:family="paragraph">
      <style:paragraph-properties fo:text-align="justify" fo:line-height="150%" fo:text-indent="0.25in"/>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P3569" style:parent-style-name="Normalny" style:family="paragraph">
      <style:paragraph-properties fo:text-align="justify" fo:line-height="150%"/>
    </style:style>
    <style:style style:name="P3570" style:parent-style-name="Normalny" style:family="paragraph">
      <style:paragraph-properties fo:text-align="justify" fo:line-height="150%"/>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P3575" style:parent-style-name="Normalny" style:family="paragraph">
      <style:paragraph-properties fo:text-align="justify" fo:line-height="150%"/>
    </style:style>
    <style:style style:name="T3576" style:parent-style-name="Domyślnaczcionkaakapitu" style:family="text">
      <style:text-properties fo:background-color="#80FFFF"/>
    </style:style>
    <style:style style:name="P3577" style:parent-style-name="Normalny" style:family="paragraph">
      <style:paragraph-properties fo:text-align="justify" fo:line-height="150%"/>
    </style:style>
    <style:style style:name="P3578" style:parent-style-name="Normalny" style:family="paragraph">
      <style:paragraph-properties fo:text-align="justify" fo:line-height="150%" fo:text-indent="0.25in"/>
    </style:style>
    <style:style style:name="P3579" style:parent-style-name="Normalny" style:family="paragraph">
      <style:paragraph-properties fo:text-align="justify" fo:line-height="150%"/>
    </style:style>
    <style:style style:name="P3580" style:parent-style-name="Normalny" style:family="paragraph">
      <style:paragraph-properties fo:text-align="justify" fo:line-height="150%" fo:text-indent="0.25in"/>
    </style:style>
    <style:style style:name="P3581" style:parent-style-name="Normalny" style:family="paragraph">
      <style:paragraph-properties fo:text-align="justify" fo:line-height="150%"/>
    </style:style>
    <style:style style:name="P3582" style:parent-style-name="Normalny" style:family="paragraph">
      <style:paragraph-properties fo:text-align="justify" fo:line-height="150%" fo:text-indent="0.25in"/>
    </style:style>
    <style:style style:name="P3583" style:parent-style-name="Normalny" style:family="paragraph">
      <style:paragraph-properties fo:text-align="justify" fo:line-height="150%" fo:text-indent="0.25in"/>
    </style:style>
    <style:style style:name="P3584" style:parent-style-name="Normalny" style:family="paragraph">
      <style:paragraph-properties fo:text-align="justify" fo:line-height="150%">
        <style:tab-stops>
          <style:tab-stop style:type="left" style:position="2.7777in"/>
        </style:tab-stops>
      </style:paragraph-properties>
    </style:style>
    <style:style style:name="T3585" style:parent-style-name="Domyślnaczcionkaakapitu" style:family="text">
      <style:text-properties style:text-underline-type="single" style:text-underline-style="solid" style:text-underline-width="auto" style:text-underline-mode="continuous"/>
    </style:style>
    <style:style style:name="P3586" style:parent-style-name="Normalny" style:family="paragraph">
      <style:paragraph-properties fo:text-align="justify" fo:line-height="150%" fo:text-indent="0.25in"/>
    </style:style>
    <style:style style:name="P3587" style:parent-style-name="Normalny" style:family="paragraph">
      <style:paragraph-properties fo:text-align="justify" fo:line-height="150%" fo:text-indent="0.25in"/>
    </style:style>
    <style:style style:name="T3588" style:parent-style-name="Domyślnaczcionkaakapitu" style:family="text">
      <style:text-properties fo:background-color="#80FFFF"/>
    </style:style>
    <style:style style:name="P3589" style:parent-style-name="Normalny" style:family="paragraph">
      <style:paragraph-properties fo:text-align="justify" fo:line-height="150%"/>
    </style:style>
    <style:style style:name="T3590" style:parent-style-name="Domyślnaczcionkaakapitu" style:family="text">
      <style:text-properties style:text-underline-type="single" style:text-underline-style="solid" style:text-underline-width="auto" style:text-underline-mode="continuous"/>
    </style:style>
    <style:style style:name="P3591" style:parent-style-name="Normalny" style:family="paragraph">
      <style:paragraph-properties fo:text-align="justify" fo:line-height="150%" fo:text-indent="0.25in"/>
    </style:style>
    <style:style style:name="T3592" style:parent-style-name="Domyślnaczcionkaakapitu" style:family="text">
      <style:text-properties fo:background-color="#80FFFF"/>
    </style:style>
    <style:style style:name="P3593" style:parent-style-name="Normalny" style:family="paragraph">
      <style:paragraph-properties fo:text-align="justify" fo:line-height="150%"/>
    </style:style>
    <style:style style:name="T3594" style:parent-style-name="Domyślnaczcionkaakapitu" style:family="text">
      <style:text-properties style:text-underline-type="single" style:text-underline-style="solid" style:text-underline-width="auto" style:text-underline-mode="continuous"/>
    </style:style>
    <style:style style:name="P3595" style:parent-style-name="Normalny" style:family="paragraph">
      <style:paragraph-properties fo:text-align="justify" fo:line-height="150%" fo:text-indent="0.25in"/>
    </style:style>
    <style:style style:name="P3596" style:parent-style-name="Normalny" style:family="paragraph">
      <style:paragraph-properties fo:text-align="justify" fo:line-height="150%"/>
    </style:style>
    <style:style style:name="T3597" style:parent-style-name="Domyślnaczcionkaakapitu" style:family="text">
      <style:text-properties style:text-underline-type="single" style:text-underline-style="solid" style:text-underline-width="auto" style:text-underline-mode="continuous"/>
    </style:style>
    <style:style style:name="T3598" style:parent-style-name="Domyślnaczcionkaakapitu" style:family="text">
      <style:text-properties fo:background-color="#80FFFF" style:text-underline-type="single" style:text-underline-style="solid" style:text-underline-width="auto" style:text-underline-mode="continuous"/>
    </style:style>
    <style:style style:name="P3599" style:parent-style-name="Normalny" style:family="paragraph">
      <style:paragraph-properties fo:text-align="justify" fo:line-height="150%" fo:text-indent="0.25in"/>
    </style:style>
    <style:style style:name="P3600" style:parent-style-name="Normalny" style:family="paragraph">
      <style:paragraph-properties fo:text-align="justify" fo:line-height="150%"/>
    </style:style>
    <style:style style:name="T3601" style:parent-style-name="Domyślnaczcionkaakapitu" style:family="text">
      <style:text-properties style:text-underline-type="single" style:text-underline-style="solid" style:text-underline-width="auto" style:text-underline-mode="continuous"/>
    </style:style>
    <style:style style:name="P3602" style:parent-style-name="Normalny" style:family="paragraph">
      <style:paragraph-properties fo:text-align="justify" fo:line-height="150%" fo:text-indent="0.25in"/>
    </style:style>
    <style:style style:name="P3603" style:parent-style-name="Normalny" style:family="paragraph">
      <style:paragraph-properties fo:text-align="justify" fo:line-height="150%"/>
    </style:style>
    <style:style style:name="T3604" style:parent-style-name="Domyślnaczcionkaakapitu" style:family="text">
      <style:text-properties fo:background-color="#80FFFF" style:text-underline-type="single" style:text-underline-style="solid" style:text-underline-width="auto" style:text-underline-mode="continuous"/>
    </style:style>
    <style:style style:name="T3605" style:parent-style-name="Domyślnaczcionkaakapitu" style:family="text">
      <style:text-properties style:text-underline-type="single" style:text-underline-style="solid" style:text-underline-width="auto" style:text-underline-mode="continuous"/>
    </style:style>
    <style:style style:name="P3606" style:parent-style-name="Normalny" style:family="paragraph">
      <style:paragraph-properties fo:text-align="justify" fo:line-height="150%" fo:text-indent="0.25in"/>
    </style:style>
    <style:style style:name="P3607" style:parent-style-name="Normalny" style:family="paragraph">
      <style:paragraph-properties fo:text-align="justify" fo:line-height="150%"/>
    </style:style>
    <style:style style:name="T3608" style:parent-style-name="Domyślnaczcionkaakapitu" style:family="text">
      <style:text-properties style:text-underline-type="single" style:text-underline-style="solid" style:text-underline-width="auto" style:text-underline-mode="continuous"/>
    </style:style>
    <style:style style:name="T3609" style:parent-style-name="Domyślnaczcionkaakapitu" style:family="text">
      <style:text-properties fo:background-color="#80FFFF" style:text-underline-type="single" style:text-underline-style="solid" style:text-underline-width="auto" style:text-underline-mode="continuous"/>
    </style:style>
    <style:style style:name="P3610" style:parent-style-name="Normalny" style:family="paragraph">
      <style:paragraph-properties fo:text-align="justify" fo:line-height="150%" fo:text-indent="0.25in"/>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P3614" style:parent-style-name="Normalny" style:family="paragraph">
      <style:paragraph-properties fo:text-align="justify" fo:line-height="150%"/>
    </style:style>
    <style:style style:name="T3615" style:parent-style-name="Domyślnaczcionkaakapitu" style:family="text">
      <style:text-properties style:text-underline-type="single" style:text-underline-style="solid" style:text-underline-width="auto" style:text-underline-mode="continuous"/>
    </style:style>
    <style:style style:name="P3616" style:parent-style-name="Normalny" style:family="paragraph">
      <style:paragraph-properties fo:text-align="justify" fo:line-height="150%" fo:text-indent="0.25in"/>
    </style:style>
    <style:style style:name="P3617" style:parent-style-name="Normalny" style:family="paragraph">
      <style:paragraph-properties fo:text-align="justify" fo:line-height="150%"/>
    </style:style>
    <style:style style:name="T3618" style:parent-style-name="Domyślnaczcionkaakapitu" style:family="text">
      <style:text-properties style:text-underline-type="single" style:text-underline-style="solid" style:text-underline-width="auto" style:text-underline-mode="continuous"/>
    </style:style>
    <style:style style:name="T3619" style:parent-style-name="Domyślnaczcionkaakapitu" style:family="text">
      <style:text-properties fo:background-color="#80FFFF" style:text-underline-type="single" style:text-underline-style="solid" style:text-underline-width="auto" style:text-underline-mode="continuous"/>
    </style:style>
    <style:style style:name="T3620" style:parent-style-name="Domyślnaczcionkaakapitu" style:family="text">
      <style:text-properties style:text-underline-type="single" style:text-underline-style="solid" style:text-underline-width="auto" style:text-underline-mode="continuous"/>
    </style:style>
    <style:style style:name="T3621" style:parent-style-name="Domyślnaczcionkaakapitu" style:family="text">
      <style:text-properties fo:background-color="#80FFFF" style:text-underline-type="single" style:text-underline-style="solid" style:text-underline-width="auto" style:text-underline-mode="continuous"/>
    </style:style>
    <style:style style:name="T3622" style:parent-style-name="Domyślnaczcionkaakapitu" style:family="text">
      <style:text-properties fo:background-color="#80FFFF"/>
    </style:style>
    <style:style style:name="P3623" style:parent-style-name="Normalny" style:family="paragraph">
      <style:paragraph-properties fo:text-align="justify" fo:line-height="150%" fo:text-indent="0.25in"/>
    </style:style>
    <style:style style:name="P3624" style:parent-style-name="Normalny" style:family="paragraph">
      <style:paragraph-properties fo:text-align="justify" fo:line-height="150%"/>
    </style:style>
    <style:style style:name="T3625" style:parent-style-name="Domyślnaczcionkaakapitu" style:family="text">
      <style:text-properties style:text-underline-type="single" style:text-underline-style="solid" style:text-underline-width="auto" style:text-underline-mode="continuous"/>
    </style:style>
    <style:style style:name="P3626" style:parent-style-name="Normalny" style:family="paragraph">
      <style:paragraph-properties fo:text-align="justify" fo:line-height="150%" fo:text-indent="0.25in"/>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P3630" style:parent-style-name="Normalny" style:family="paragraph">
      <style:paragraph-properties fo:text-align="justify" fo:line-height="150%" fo:text-indent="0.25in"/>
    </style:style>
    <style:style style:name="T3631" style:parent-style-name="Domyślnaczcionkaakapitu" style:family="text">
      <style:text-properties fo:background-color="#80FFFF"/>
    </style:style>
    <style:style style:name="P3632" style:parent-style-name="Normalny" style:family="paragraph">
      <style:paragraph-properties fo:text-align="justify" fo:line-height="150%" fo:text-indent="0.25in"/>
    </style:style>
    <style:style style:name="T3633" style:parent-style-name="Domyślnaczcionkaakapitu" style:family="text">
      <style:text-properties fo:background-color="#80FFFF"/>
    </style:style>
    <style:style style:name="P3634" style:parent-style-name="Normalny" style:family="paragraph">
      <style:paragraph-properties fo:text-align="justify" fo:line-height="150%"/>
    </style:style>
    <style:style style:name="T3635" style:parent-style-name="Domyślnaczcionkaakapitu" style:family="text">
      <style:text-properties style:text-underline-type="single" style:text-underline-style="solid" style:text-underline-width="auto" style:text-underline-mode="continuous"/>
    </style:style>
    <style:style style:name="P3636" style:parent-style-name="Normalny" style:family="paragraph">
      <style:paragraph-properties fo:text-align="justify" fo:line-height="150%" fo:text-indent="0.25in"/>
    </style:style>
    <style:style style:name="P3637" style:parent-style-name="Normalny" style:family="paragraph">
      <style:paragraph-properties fo:text-align="justify" fo:line-height="150%" fo:text-indent="0.25in"/>
    </style:style>
    <style:style style:name="P3638" style:parent-style-name="Normalny" style:family="paragraph">
      <style:paragraph-properties fo:text-align="justify" fo:line-height="150%"/>
    </style:style>
    <style:style style:name="T3639" style:parent-style-name="Domyślnaczcionkaakapitu" style:family="text">
      <style:text-properties style:text-underline-type="single" style:text-underline-style="solid" style:text-underline-width="auto" style:text-underline-mode="continuous"/>
    </style:style>
    <style:style style:name="T3640" style:parent-style-name="Domyślnaczcionkaakapitu" style:family="text">
      <style:text-properties fo:background-color="#80FFFF" style:text-underline-type="single" style:text-underline-style="solid" style:text-underline-width="auto" style:text-underline-mode="continuous"/>
    </style:style>
    <style:style style:name="T3641" style:parent-style-name="Domyślnaczcionkaakapitu" style:family="text">
      <style:text-properties style:text-underline-type="single" style:text-underline-style="solid" style:text-underline-width="auto" style:text-underline-mode="continuous"/>
    </style:style>
    <style:style style:name="T3642" style:parent-style-name="Domyślnaczcionkaakapitu" style:family="text">
      <style:text-properties fo:background-color="#80FFFF" style:text-underline-type="single" style:text-underline-style="solid" style:text-underline-width="auto" style:text-underline-mode="continuous"/>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fo:text-indent="0.25in"/>
    </style:style>
    <style:style style:name="P3645" style:parent-style-name="Normalny" style:family="paragraph">
      <style:paragraph-properties fo:text-align="justify" fo:line-height="150%"/>
    </style:style>
    <style:style style:name="T3646" style:parent-style-name="Domyślnaczcionkaakapitu" style:family="text">
      <style:text-properties style:text-underline-type="single" style:text-underline-style="solid" style:text-underline-width="auto" style:text-underline-mode="continuous"/>
    </style:style>
    <style:style style:name="P3647" style:parent-style-name="Normalny" style:family="paragraph">
      <style:paragraph-properties fo:text-align="justify" fo:line-height="150%" fo:text-indent="0.25in"/>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P3651" style:parent-style-name="Normalny" style:family="paragraph">
      <style:paragraph-properties fo:text-align="justify" fo:line-height="150%"/>
    </style:style>
    <style:style style:name="T3652" style:parent-style-name="Domyślnaczcionkaakapitu" style:family="text">
      <style:text-properties style:text-underline-type="single" style:text-underline-style="solid" style:text-underline-width="auto" style:text-underline-mode="continuous"/>
    </style:style>
    <style:style style:name="P3653" style:parent-style-name="Normalny" style:family="paragraph">
      <style:paragraph-properties fo:text-align="justify" fo:line-height="150%" fo:text-indent="0.25in"/>
    </style:style>
    <style:style style:name="T3654" style:parent-style-name="Domyślnaczcionkaakapitu" style:family="text">
      <style:text-properties fo:background-color="#80FFFF"/>
    </style:style>
    <style:style style:name="P3655" style:parent-style-name="Normalny" style:family="paragraph">
      <style:paragraph-properties fo:text-align="justify" fo:line-height="150%"/>
    </style:style>
    <style:style style:name="T3656" style:parent-style-name="Domyślnaczcionkaakapitu" style:family="text">
      <style:text-properties style:text-underline-type="single" style:text-underline-style="solid" style:text-underline-width="auto" style:text-underline-mode="continuous"/>
    </style:style>
    <style:style style:name="T3657" style:parent-style-name="Domyślnaczcionkaakapitu" style:family="text">
      <style:text-properties fo:background-color="#80FFFF" style:text-underline-type="single" style:text-underline-style="solid" style:text-underline-width="auto" style:text-underline-mode="continuous"/>
    </style:style>
    <style:style style:name="T3658" style:parent-style-name="Domyślnaczcionkaakapitu" style:family="text">
      <style:text-properties style:text-underline-type="single" style:text-underline-style="solid" style:text-underline-width="auto" style:text-underline-mode="continuous"/>
    </style:style>
    <style:style style:name="P3659" style:parent-style-name="Normalny" style:family="paragraph">
      <style:paragraph-properties fo:text-align="justify" fo:line-height="150%" fo:text-indent="0.25in"/>
    </style:style>
    <style:style style:name="P3660" style:parent-style-name="Normalny" style:family="paragraph">
      <style:paragraph-properties fo:text-align="justify" fo:line-height="150%" fo:text-indent="0.25in"/>
    </style:style>
    <style:style style:name="P3661" style:parent-style-name="Normalny" style:family="paragraph">
      <style:paragraph-properties fo:text-align="justify" fo:line-height="150%" fo:text-indent="0.25in"/>
    </style:style>
    <style:style style:name="P3662" style:parent-style-name="Normalny" style:family="paragraph">
      <style:paragraph-properties fo:text-align="justify" fo:line-height="150%"/>
    </style:style>
    <style:style style:name="T3663" style:parent-style-name="Domyślnaczcionkaakapitu" style:family="text">
      <style:text-properties style:text-underline-type="single" style:text-underline-style="solid" style:text-underline-width="auto" style:text-underline-mode="continuous"/>
    </style:style>
    <style:style style:name="P3664" style:parent-style-name="Normalny" style:family="paragraph">
      <style:paragraph-properties fo:text-align="justify" fo:line-height="150%" fo:text-indent="0.25in"/>
    </style:style>
    <style:style style:name="P3665" style:parent-style-name="Normalny" style:family="paragraph">
      <style:paragraph-properties fo:text-align="justify" fo:line-height="150%"/>
    </style:style>
    <style:style style:name="T3666" style:parent-style-name="Domyślnaczcionkaakapitu" style:family="text">
      <style:text-properties style:text-underline-type="single" style:text-underline-style="solid" style:text-underline-width="auto" style:text-underline-mode="continuous"/>
    </style:style>
    <style:style style:name="T3667" style:parent-style-name="Domyślnaczcionkaakapitu" style:family="text">
      <style:text-properties fo:background-color="#80FFFF" style:text-underline-type="single" style:text-underline-style="solid" style:text-underline-width="auto" style:text-underline-mode="continuous"/>
    </style:style>
    <style:style style:name="T3668" style:parent-style-name="Domyślnaczcionkaakapitu" style:family="text">
      <style:text-properties fo:background-color="#80FFFF"/>
    </style:style>
    <style:style style:name="P3669" style:parent-style-name="Normalny" style:family="paragraph">
      <style:paragraph-properties fo:text-align="justify" fo:line-height="150%" fo:text-indent="0.25in"/>
    </style:style>
    <style:style style:name="P3670" style:parent-style-name="Normalny" style:family="paragraph">
      <style:paragraph-properties fo:text-align="justify" fo:line-height="150%" fo:text-indent="0.25in"/>
    </style:style>
    <style:style style:name="P3671" style:parent-style-name="Normalny" style:family="paragraph">
      <style:paragraph-properties fo:text-align="justify" fo:line-height="150%" fo:text-indent="0.25in"/>
    </style:style>
    <style:style style:name="P3672" style:parent-style-name="Normalny" style:family="paragraph">
      <style:paragraph-properties fo:text-align="justify" fo:line-height="150%" fo:text-indent="0.25in"/>
    </style:style>
    <style:style style:name="T3673" style:parent-style-name="Domyślnaczcionkaakapitu" style:family="text">
      <style:text-properties fo:background-color="#80FFFF"/>
    </style:style>
    <style:style style:name="P3674" style:parent-style-name="Normalny" style:family="paragraph">
      <style:paragraph-properties fo:text-align="justify" fo:line-height="150%" fo:text-indent="0.25in"/>
    </style:style>
    <style:style style:name="P3675"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Pluralizmu Związkowego</text:p>
      <text:p text:style-name="P3">TYTUŁ= STENOGRAM z drugiego posiedzenia Zespołu do<text:s/>spraw Pluralizmu Związkowego</text:p>
      <text:p text:style-name="P4">DATA= 16 lutego 1989 r.</text:p>
      <text:p text:style-name="P5">SYGNATURA= 9540/3</text:p>
      <text:p text:style-name="P6">INW=<text:s/>46006</text:p>
      <text:p text:style-name="P7">TEKST=<text:bookmark-start text:name="bookmark0"/><text:bookmark-end text:name="bookmark0"/></text:p>
      <text:h text:style-name="P8" text:outline-level="3">Stenogram<text:s/><text:span text:style-name="T9">z</text:span><text:s/>posiedzenia Zespołu do spr<text:span text:style-name="T10">a</text:span>w<text:s/>Pluralizmu<text:s/>Związkowego<text:s/><text:span text:style-name="T11">w</text:span><text:s/>dniu 16<text:span text:style-name="T12">.</text:span>II.198<text:span text:style-name="T13">9</text:span><text:s/>r<text:span text:style-name="T14">.</text:span></text:h>
      <text:p text:style-name="P15">/Obradom pr<text:span text:style-name="T16">z</text:span>ewodnic<text:span text:style-name="T17">z</text:span>y<text:s/><text:span text:style-name="T18">ob</text:span><text:span text:style-name="T19">.</text:span><text:span text:style-name="T20"><text:s/>Tadeusz Ma</text:span><text:span text:style-name="T21">z</text:span><text:span text:style-name="T22">owiecki</text:span>/.</text:p>
      <text:p text:style-name="P23"><text:span text:style-name="T24">Pr</text:span><text:span text:style-name="T25">z</text:span><text:span text:style-name="T26">ew</text:span><text:span text:style-name="T27">o</text:span><text:span text:style-name="T28">dni</text:span><text:span text:style-name="T29">cz</text:span><text:span text:style-name="T30">ą</text:span><text:span text:style-name="T31">cy</text:span>:</text:p>
      <text:p text:style-name="P32">Prasę<text:s/><text:span text:style-name="T33">p</text:span>rosimy o<text:s/><text:span text:style-name="T34">d</text:span>o<text:span text:style-name="T35">b</text:span>rą re<text:span text:style-name="T36">k</text:span>l<text:span text:style-name="T37">a</text:span>mę sprawy plurali<text:span text:style-name="T38">z</text:span>mu związkowego, a my<text:s/><text:span text:style-name="T39">m</text:span>usimy przejść do<text:s/><text:span text:style-name="T40">p</text:span>racy. Zgodnie z uzgodnieniem przypadło mi dziś przewodniczyć<text:span text:style-name="T41">.</text:span><text:s/>Witam państwa wszystkich obecnych tutaj i proponuję, ażeby przystąpić do konkretnej pracy. Wymieniliśmy na poprzednim naszym spotkaniu dość obszernie stanowiska, przez wszystkie tutaj strony reprezentowane w sprawach pluralizmu związkowego. Sądzę, że nie ma potrzeby chyba, nie wiem jak moi koledzy współprze<text:span text:style-name="T42">w</text:span>odniczący uw<text:span text:style-name="T43">a</text:span>żają, ale osobiście sądzę, że nie ma w tej chwili potrzeby chyba wracania do pewnych ogólnych deklaracji i że należałoby przystąpić do konkretnych spraw, które przed nami stoją. Ze swej strony myśmy złożyli pewne propozycje rozwiązań prawnych, dotyczących tzw. małej nowelizacji i bylibyśmy bardzo wdzięczni stronie rządowej, gdyby zechciała się do tych propozycji ustosunkować.</text:p>
      <text:p text:style-name="P44">Bylibyśmy też wdzięczni przedstawicielom OPZZ gdyby zechcieli nam określić ost<text:span text:style-name="T45">a</text:span>tecznie swoje stanowisko w sprawach pluralizmu związkowego. Czytaliśmy oświadczenie, które jednakże budzi w nas wątpliwości -zarówno stosunek tego oświadczenia do stanowiska, które najpier<text:span text:style-name="T46">w</text:span><text:s/><text:span text:style-name="T47">O</text:span>PZZ poparł X Plenum, jak i przede wszystkim w stosunku do konwenc<text:span text:style-name="T48">ji</text:span><text:s/>MOP na gruncie, której chyb<text:span text:style-name="T49">a</text:span><text:s/>wszy<text:span text:style-name="T50">s</text:span>cy związkowcy powinni stać - o wolności związkowej.<text:s/>Bylibyśmy też wdzięczni<text:s/><text:span text:style-name="T51">z</text:span>a wyjaśnienia tego stanowiska.</text:p>
      <text:p text:style-name="P52">Tak że moją propozycją byłoby, żeb<text:span text:style-name="T53">yś</text:span>my przystąpili<text:s/><text:span text:style-name="T54">d</text:span>o bardzo konkretnej dyskusji, pewien wzór dał nam wczoraj<text:s/>Podzespół do spraw<text:s/>Rolnictwa, który zajął stanowisko w sprawie rolników, które chciałbym tutaj zebranym przedstawić.</text:p>
      <text:p text:style-name="P55">Stanowisko podzespołu rolniczego w sprawie plura<text:span text:style-name="T56">li</text:span>zmu związkowego.</text:p>
      <text:p text:style-name="P57">Po szerokiej wymianie poglądów na temat pluralizmu związkowego uczestnicy podzespołu rolniczego zgodnie wyrażają następujące stanowisko. Jesteśmy za stworzeniem organizacyjnych i prawnych warunków działania związków zawodowych rolników, obejmujących zarówno organizacje związkowe<text:s/>„Solidarność”<text:s/>jak i kółka rolnicze oraz wszelkich innych organizacji rolniczych, które utworzą rolnicy zgodnie ze swoją wolą.</text:p>
      <text:p text:style-name="P58">Stworzy to gwarancje społecznego poparcia dla rozwoju rolnictwa i właściwych stosunków społecznych na wsi. Przepisy prawne powinny stworzyć warunki efektywnego działania tych organizacji dla ochrony interesów rolników.</text:p>
      <text:p text:style-name="P59">Warszawa 15<text:s/>lutego<text:s/>1989 r. Podzespół do spraw<text:s/>Rolnictw<text:span text:style-name="T60">a.</text:span></text:p>
      <text:p text:style-name="P61">Myślę, że to bardzo ważne oświadczenie i że chyba posuwa ono bardzo naprzód sprawę pluralizmu związkowego w ogóle, a w szczególnoś<text:span text:style-name="T62">ci</text:span><text:s/>pluralizmu związkowego na wsi.</text:p>
      <text:soft-page-break/>
      <text:p text:style-name="P63">Tak więc nie wiem czy są jakieś inne propozycje jeżeli nie - to bym bardzo prosił o ustosunkowanie si<text:span text:style-name="T64">ę</text:span><text:s/>d<text:span text:style-name="T65">o</text:span><text:s/>złożonych prze<text:span text:style-name="T66">z</text:span><text:s/>nas propozycji.</text:p>
      <text:p text:style-name="P67"><text:span text:style-name="T68">Ob. Aleksander Kwaśniewski</text:span>:</text:p>
      <text:p text:style-name="P69">My otrzym<text:span text:style-name="T70">al</text:span>iśmy oczywiście te propozycje i będziemy starali się na temat niektórych kwestii szczegółowych wypowiedzieć, acz niewątpliwe zadanie przed którym stoimy jest dużo poważniejsze i szersze niż to, które wypowiedziane jest stanowisku podzespołu do spraw rolnictwa, które również przyjmujemy.</text:p>
      <text:p text:style-name="P71">Zacząłbym może od kwestii, która została nam przedłożona, a która wymaga jeszcze uściśle<text:span text:style-name="T72">ń</text:span><text:s/>pewnych spraw z naszego punktu widzenia istotnych. Chcę t<text:span text:style-name="T73">e</text:span>ż, żeby być dobrze zrozumianym, miałbym sugestie następującą, ponieważ nam będzie bardzo trudno ograniczyć się tylko i wyłącznie do kwestii konkretnych, aby dzisiejsze posiedzenie służyło jakby zdejmowaniu tych niedopowiedzeń czy innych spraw, które być może nie wywołują u każdej ze stron jasności, a które dla dobra dzieła, któremu służymy powinny być rozstrzygnięte.</text:p>
      <text:p text:style-name="P74">Więc ja również o takich wątpliwościach będ<text:span text:style-name="T75">ę<text:s/></text:span>mówił i będę formułował być może pytania w stosunku do naszych partnerów w zespole,<text:s/><text:span text:style-name="T76">a</text:span>byśmy mogli o niektórych kwestiach powiedzieć zupełnie jasno i szczerz<text:span text:style-name="T77">e</text:span>.</text:p>
      <text:p text:style-name="P78">Jeśli chodzi o propozycje uważamy, że oczywiście one mogą być i powinny być przedyskutowane, bo jest to jedna z możliwości na podstawie, której można rejestrować<text:s/>„Solidarność”, są jednak tutaj trzy sprawy o których chciałbym powiedzieć.<text:s/>Pierwsza to jest ta<text:s/>rolników<text:s/>indywidualnych. Dla nas nie pozostaje - nie mamy wątpliwości, że organizacje<text:s/>rolników<text:s/>indywidualnych również powinny mieć pluralistyczny charakter<text:s/><text:span text:style-name="T79">i</text:span><text:s/>powinny by<text:span text:style-name="T80">ć</text:span><text:s/>one zgodne z wolą tych środowisk, które będą je zakładać. N<text:span text:style-name="T81">a</text:span>tomia<text:span text:style-name="T82">s</text:span>t pozostaje pewna dość<text:s/><text:span text:style-name="T83">isto</text:span>tna kwestia rozstrzygnięć prawnych, merytorycznych na jakiej podstawie te organizacje powinny być rejestrowane. Nie ukrywamy, i<text:span text:style-name="T84">ż</text:span><text:s/>podstawa, jaką mogłaby być ustawa o związkach zawodowych wydaje nam się ze względ<text:span text:style-name="T85">ó</text:span>w merytorycznych dość wątpliwa. Jednak charakter związku<text:s/>rolników<text:s/>indy<text:span text:style-name="T86">wi</text:span>dualnych jest odmienny od tego, jaki mają normalne związki zawodowe. Stąd w dalszym ciągu dyskusji chcielibyśmy prze<text:span text:style-name="T87">d</text:span>stawić i wątpliwości, i propozycje, aby tworząc równe warunki dla organizacji rolników, mówimy tutaj zarówno o<text:s/>„Solidarności<text:span text:style-name="T88">”</text:span><text:s/>Rolników<text:s/>Indywidualnych jak i działających kół<text:span text:style-name="T89">e</text:span>k<text:span text:style-name="T90"><text:s/></text:span>rolniczych zastanowić się nad innymi podstawami prawnymi, którymi może być bądź to ustawa istniejąca o organizacjach społeczno-zawodowych rolników i ewentualnie po przez jej nowelizację, bądź być może ustawa o związkach rolników, która odpowiadałaby specyfice tych organizacji, ale jak mówię jest to dyskusja nie dotykająca kwestii zasadniczej, to znaczy czy<text:s/><text:span text:style-name="T91">m</text:span>a w tych organizacjach być zachowany pluralizm czy nie, jest to dyskusja dotycząca podstaw prawnych, na jakich oparta powinna być działalność tych organizacji.</text:p>
      <text:p text:style-name="P92">Kwestia druga, której nie znajdujemy w propozycjach złożonych przez stronę<text:s/>„Solidarności”, a która wymaga rozstrzygnięcia jeżeli chcemy jasno czy z pełną świadomością wyjść z tej sali, to jest sprawa wspólnej reprezentacji. Bowiem w ustawie o związkach zawodowych</text:p>
      <text:p text:style-name="P93">wspólna reprezenta<text:span text:style-name="T94">cj</text:span>a ma charakter fakultatywny. Oczekiwalibyśmy więc wypowiedzi ze strony związkowej. Jest to z punktu widzenia strony rządowej ogromnie istotne, jak strony związkowe wyobrażają s<text:span text:style-name="T95">o</text:span>bie tę wspólną reprezenta<text:span text:style-name="T96">cj</text:span>ę, oczekiwalibyśmy tutaj wypowiedzenia stanowisk i dalej co mamy robić, jak sobie wyobrażamy, jeżeli takiej wspólnej reprezenta<text:span text:style-name="T97">cji</text:span><text:s/>ni<text:span text:style-name="T98">e</text:span><text:s/>będzie. Ma ona charakter fakultatywny, w jakim<text:s/><text:soft-page-break/>trybie w ogóle spory w zakładzie pracy miałyby się toczyć.</text:p>
      <text:p text:style-name="P99">I także prosilibyśmy tut<text:span text:style-name="T100">a</text:span>j o jasne określenie się, wtedy będziemy mogli zająć precyzyjne stanowisko w sto<text:span text:style-name="T101">s</text:span>unku do tych propozycji, które zostały przedłożone.</text:p>
      <text:p text:style-name="P102">Kwestia trzecia dla nas ogromnej wagi, przyznajemy szczerze, że po pierwszym posiedzeniu nie mieliśmy tutaj wątpliwości interpretacyjnych, ale to wszystko co później zostało prze<text:span text:style-name="T103">ds</text:span>tawione - w różnego rodzaju wypowiedziach każe nam takie pytanie postawić w stosunku do kolegów z<text:s/>„Solidarności”. Czy my mówimy we wszystkich dyskusjach i czy te zabiegi, które są czynione dotyczą legalizacji czy relegaliza<text:span text:style-name="T104">cj</text:span>i<text:s/>„Solidarności”? Bowiem nie mamy jasności. Pan Janusz Onyszkiewicz w wypowiedziach telewiz<text:span text:style-name="T105">yj</text:span>nych mówił o relegaliza<text:span text:style-name="T106">cj</text:span>i, myśmy na tej sali mówili o legalizacji, czyli o rejestracji, natomiast pan Lech Wałęsa w liście z 8 lutego do kierownictwa Ministerstwa Pracy i Polityki Socjalnej pana Jerzego Szre<text:span text:style-name="T107">te</text:span>ra odpowiadając na idee powołania komitetu opartego o zasady przewidziane w konwencji nr 144 M<text:span text:style-name="T108">O</text:span>P dla współpracy z międzynarodową Organizacją Pracy pisze, że ustalenie reguł<text:s/>funk<text:span text:style-name="T109">cjo</text:span>nowania -<text:s/><text:span text:style-name="T110">m</text:span>y nie wchodzimy tu w meritum, tylko chodzi o sformułowanie tu zawarte iż odpowiednie decyzje z naszej strony mogą zapaść najwcześniej po ustaleniu przy<text:s/>„okrągłym stole”<text:s/>reguł relegaliza<text:span text:style-name="T111">cji</text:span><text:s/>NSZZ<text:s/>„Solidarność”, więc jest tu sformułowanie relegaliza<text:span text:style-name="T112">cj</text:span>a podpisane przez Lecha Wałęsę.<text:s/><text:span text:style-name="T113">C</text:span>h<text:span text:style-name="T114">ci</text:span>elibyśmy więc mieć bardzo precyzyjną odpowiedź, o czym dyskutujemy, czy dyskutujemy o relegaliza<text:span text:style-name="T115">cj</text:span>i, czy legalizacji, oczywiście w sposób zasadniczy wpływa to na nasze stanowisko. I wpłynie to na nasze stanowisko. I to jest pierwsza sprawa dotycząca tych propozycji, które przedyskutujemy ponieważ są tam drobne co prawda wątpliwości natury prawnej, ale jak mówię powinniśmy dzisiaj zadbać o to, aby niejasności po wyjściu z tej sali było jak najmniej, abyśmy mogli dyskutować bardzo otwarcie wszystkie kwestie już szczegółow<text:span text:style-name="T116">o.</text:span></text:p>
      <text:p text:style-name="P117">Druga sprawa, o której chcielibyśmy dzisiaj bardziej sprecyzować te sądy, które ju<text:span text:style-name="T118">ż</text:span><text:s/>zostały wypowiedziane tydzień temu, to jest kwestia umowy społecznej, która miałaby być finałem działalności Okrągłego Stołu i co ze strony związków zawodowych byłoby do tej umowy społecznej wpisane, wracamy jako strona rządowa do kwestii ewentualnych samoograniczeń, bowiem rozumiemy i podkreślam to stanowisko ponownie, iż nie chcemy żadnyc<text:span text:style-name="T119">h</text:span><text:s/>ograniczeń czy reglamentac<text:span text:style-name="T120">ji</text:span><text:s/>prawnej czy ustawow<text:span text:style-name="T121">ej</text:span><text:s/>praw naturalnych, jakie należą się związkom z<text:span text:style-name="T122">a</text:span>wodowym. Natomiast uważamy, iż jest tutaj właśnie miejsce na poważną dyskusję na temat kształtu umowy społecznej i tego, czego ze strony związków zawodowych możemy się<text:s/>spodziewać, a również tego co jest oczekiwane od rządu, czego związki zawodowe oczekują w tej kwestii od rządu, bo tutaj także chcemy być w kwestii umowy społecznej stroną aktywną.</text:p>
      <text:p text:style-name="P123">Chcę także powiedzieć, iż uważamy ze względów na rangę społeczną tematu, który dyskutujemy, jest to ogromnie istotnie, bowiem w odczuciach społecznych można dzisiaj powiedzieć, iż kwestia pluralizmu związkowego wywołuje z jednej strony nadzieje, z drugiej strony obawy. Nadzieje, iż rzeczywiście tą drogą będziemy mogli rozwiązywać te najbardziej nabrzmiałe problemy ludzi<text:span text:style-name="T124"><text:s/></text:span>pracy i że będzie to aktywny element rozstrzyg<text:span text:style-name="T125">aj</text:span>ący w różnych kwestiach ekonomicznych i społecznych, z<text:s/><text:span text:style-name="T126">d</text:span>rugiej strony obawy, czy nie powtórzymy tych niedobrych<text:s/><text:span text:style-name="T127">doświ</text:span>adczeń z lat 1980-1981, co oczywiście było uwarunkowane w nieco inny sposób niż te dzisiaj, ale które przecież przez część polskiego społeczeństwa są zgłaszane, czy jest możliwość w pluralistycznym modelu związków zawodowych wypracowywać stanowiska, które nie będą destabilizować sytuacji gospodarczej i społecznej kraju, a będą wpływać właśnie pozy<text:span text:style-name="T128">t</text:span>ywnie na kształt proponowanych reform.</text:p>
      <text:soft-page-break/>
      <text:p text:style-name="P129">Dlatego chcielibyśmy zapytać i mieć tutaj jasność co z tych ewentualnych samoograniczeń, co z tych propozycji, które były bardzo hasłowo w różnych wypowiedziach prze<text:span text:style-name="T130">ds</text:span>tawicieli związków zawodowych wypowiadane, może być elementem umowy społecznej, czy są to samoograniczenia nakładane w kwes<text:span text:style-name="T131">ti</text:span>ach statutowych, strukturalnych, organizacyjnych, czego możemy<text:s/><text:span text:style-name="T132">s</text:span>ię spodziewać, aby nie mówić tylko o intencjach, ale mówić o pewnych gwarancjach bardziej istotnych.</text:p>
      <text:p text:style-name="P133">Mówimy o tym na tle bardzo konkretnej sytuacji,<text:s/>która<text:s/>wg<text:s/>sformułowań,<text:s/>wypowiadanych przez przedstawicieli związków zawodowych również wzbudza spore zaniepok<text:span text:style-name="T134">oje</text:span>nie. Zresztą witamy z szacunkiem te oświadczenia, które służą opanowaniu działań strajkowych i protestac<text:span text:style-name="T135">yj</text:span>nych, ale jednak mamy dzisiaj sytuację, iż<text:s/><text:span text:style-name="T136">t</text:span>a<text:s/><text:span text:style-name="T137">f</text:span>ala strajkowa jest stosunkowo poważna, a z punktu widzenia działalności<text:s/><text:span text:style-name="T138">„</text:span>okrągłego stołu”, powtarzam to co już tydzień temu mówiłem - bardzo niebezpieczna, bowiem podważa wiarygodność naszej działalności. Jeżeli chcemy umawiać się i zastanawiać się nad tym, jak w przyszłości powinny wyglądać te regulacje, które będą prowadzić do niekon<text:span text:style-name="T139">fl</text:span>iktowe<text:span text:style-name="T140">g</text:span>o rozwiązywania sporów i problemów, to dzisiaj te działania strajkowe, te działania protestacyjne n<text:span text:style-name="T141">a</text:span><text:s/>pewno wiary w nasze moż<text:span text:style-name="T142">l</text:span>iwości nie zwiększają, wiary społecznej w nasze możliwości nie zwiększają,<text:s/><text:span text:style-name="T143">a</text:span><text:s/>wręcz przeciwnie.<text:s/>Jest ta eskalacja bardzo niepokojąca i zależy nam bardzo, aby koledzy z<text:s/><text:span text:style-name="T144">O</text:span>P<text:span text:style-name="T145">Z</text:span>Z a<text:s/><text:span text:style-name="T146">t</text:span>akże i z<text:s/><text:span text:style-name="T147">„</text:span>Solidarności”<text:s/>i w tej kwestii zaj<text:span text:style-name="T148">ę</text:span>li stanowisko, co możemy uczynić, aby metody rozwiązywania sporów miały charakter cywilizowany, by były zgodnie z prawem, a nie przeradzały się w różnego rodzaju akcje spontaniczne, a czasami można nawet domyślać się, w pewny<text:span text:style-name="T149">m</text:span><text:s/>sensie inspirowane.</text:p>
      <text:p text:style-name="P150">Kwestia ostatnia, o której chciałbym powiedzieć, jako również przypominająca pewną logikę naszych działań, przy tym ogromnie istotnych, jak powiedziałem, ze społecznego punktu widzenia, to jest to, o czym pan Tadeusz Mazowiecki mówił tydzień temu,<text:s/><text:span text:style-name="T151">z</text:span><text:s/>czym się całkowicie zgadzamy, a więc odpowied<text:span text:style-name="T152">ź</text:span><text:s/>na tą kwestię polityczności związków zawodowych<text:span text:style-name="T153">.</text:span><text:s/>Przyjm<text:span text:style-name="T154">uje</text:span>my w całości ro<text:span text:style-name="T155">z</text:span>umowanie, iż polityczność związków zawodowych jest związana<text:s/><text:span text:style-name="T156">z</text:span><text:s/>otoczeniem, w którym te związki działają<text:span text:style-name="T157">.</text:span><text:s/>Im bardziej demokratyczne otoczenie, tym oczywiście mn<text:span text:style-name="T158">i</text:span>e<text:span text:style-name="T159">js</text:span>ze zagrożenie, iż związki zagrodowe będą prow<text:span text:style-name="T160">a</text:span>d<text:span text:style-name="T161">z</text:span>i<text:span text:style-name="T162">ć</text:span><text:s/>działalność stricte polityczną<text:span text:style-name="T163">.</text:span></text:p>
      <text:p text:style-name="P164">Stąd chcemy w<text:span text:style-name="T165">yj</text:span>a<text:span text:style-name="T166">śn</text:span>ić, jak rozum<text:span text:style-name="T167">i</text:span>emy element porozumienia narodowego, czy warunki porozumienia narodowego, w których miałaby następować pluraliza<text:span text:style-name="T168">cj</text:span>a ruchu związkoweg<text:span text:style-name="T169">o</text:span>, co zostało wypowiadane w sądach rozp<text:span text:style-name="T170">o</text:span>czyn<text:span text:style-name="T171">a</text:span>jących<text:s/>„okrągły stół”, jak sobie wyobrażamy to demokratyczne otoczenie,</text:p>
      <text:p text:style-name="P172"><text:span text:style-name="T173">w</text:span><text:s/>którym związki zawodowe mogłyby, pluralistyczne związki zawodowe mogłyby wkrótce rozpocząć swoją działalność.</text:p>
      <text:p text:style-name="P174">Otóż wydaje nam się, że są cztery elementy tego demokratycznego otoczenia, dobrze służącego narodowemu porozumieniu. Po pierwsze - to jest kwestia Sejmu, który byłby szerszą reprezentac<text:span text:style-name="T175">ją</text:span><text:s/>społeczną niż do tej pory, dawałby również możliwość reprezentac<text:span text:style-name="T176">ji</text:span><text:s/>strukturom opozycyjnym, dawałby taką możliwość wypowiedzi. A więc niejako przenosiłby tę dyskus<text:span text:style-name="T177">ję</text:span><text:s/>polityczną, która dzisiaj odbywała się w formach manifestacji ulicznej bądź też w zakładach pracy, do najwyższego forum władzy w Polsce, czyli do parlamentu.</text:p>
      <text:p text:style-name="P178">Oczywiście, aby taki Sejm mógł zostać wybrany, konieczne jest przyjęcie ordynacji wyborcz<text:span text:style-name="T179">ej,</text:span><text:s/>która takie możliwości będzie stwarzać. Traktujemy to jako jeden z elementów pakietu, o którym dysponujemy, jako element niezbędny demokratycznego otoczenia, w którym związki zawodowe pluralistyczne mogłyby<text:s/><text:soft-page-break/>działać w sposób właściw<text:span text:style-name="T180">y</text:span>, a więc zgodny z istotą związków zawodowych.</text:p>
      <text:p text:style-name="P181">Drugim elementem jest prawo o stowarzyszeniach, które jak wiadomo, w wyniku prac przedstawicieli Kościoła, rządu, zostało przygotowane i które może być bardzo szybko przedyskutowane, a które będzie tworzyć możliwości pluralistycznego organizowania się różnych ruchów społecznych o różnych ideologiach i dałoby to szansę odejścia, czy nie włączania się do działalności związków zawodowych tych, których interesuje działalność o charakterze politycznym, czy społecznym.</text:p>
      <text:p text:style-name="P182">Po trzecie oczywiście kwestia pluralizmu związków zawodowych i ich właściwych regulacji prawnych, także być może przez nowelizac<text:span text:style-name="T183">j</text:span>ę ustawy o związkach zawodowych.</text:p>
      <text:p text:style-name="P184">I czwarta kwestia to jest pluralizm związków rolni<text:span text:style-name="T185">kó</text:span>w, czy organizacji rolniczych,<text:s/><text:span text:style-name="T186">w</text:span><text:s/>trybie prawnym pod<text:span text:style-name="T187">ję</text:span>te, w<text:span text:style-name="T188">yd</text:span>yskutowanym za tym stołem.</text:p>
      <text:p text:style-name="P189">Uważamy, że te czter<text:span text:style-name="T190">y</text:span><text:s/><text:span text:style-name="T191">e</text:span>lementy określałyby demokratyczne otoczenie, w którym działałyby związki zawodowe z jednej stron<text:span text:style-name="T192">y</text:span>, a z drugiej stron<text:span text:style-name="T193">y</text:span><text:s/><text:span text:style-name="T194">o</text:span>dpowiadałyby duchowi idei okrągłego stołu, a więc służyłyby możliwościom pluralistycznego wypowiadania opinii, sądów, a także prowadzenia otwartej działalności publicznej przez różne grupy, różne ugrupowania, które będą przyjmować, oczywiście będą prowadzić działalność zgodną z prawem<text:span text:style-name="T195">.</text:span><text:s/>Natomiast będzie to działalność o bardzo różnym charakterze społecznym i politycznym czy też związkowym, czy też kierunkach polit<text:span text:style-name="T196">yc</text:span>zn<text:span text:style-name="T197">yc</text:span>h.</text:p>
      <text:p text:style-name="P198">Uważamy także, iż ten pakiet decyzji mógłby być podjęty w czasie jednego posiedzenia Sejmu. W odpowiedniej oczywiście korelacji z pracą<text:s/>„okrągłego stołu”, zakończeniem tych prac i przewidywanymi wyborami do Sejmu.</text:p>
      <text:p text:style-name="P199">I to bym chciał powiedzieć na początku, z prośbą do wszystkich uczestniczących w obradach, abyśmy dzisiejsze spotkanie potraktowali rzeczywiście bardzo konkretnie, wyjaśniając te wątpliwości, czy te złożoności, jakie jeszcze przed nami są, aby można było w sposób jasny podejmować decyzje, decydować się na rozwiązania, które są oczekiwane dzisiaj przez polskie społeczeństwo.</text:p>
      <text:p text:style-name="P200">Dziękuję bardzo.</text:p>
      <text:p text:style-name="P201"><text:span text:style-name="T202">Prz</text:span><text:span text:style-name="T203">ewod</text:span><text:span text:style-name="T204">n</text:span><text:span text:style-name="T205">ic</text:span><text:span text:style-name="T206">ząc</text:span><text:span text:style-name="T207">y</text:span><text:span text:style-name="T208">:</text:span></text:p>
      <text:p text:style-name="P209">Dziękuję bardzo. Nie wyjaśniłem tylko jednej sprawy proceduralnej, co ile czasu będziemy robić przerwę. Czy tak jak poprzednio, co godzinę i 15 min. ze względu na palaczy, tak? Tak. Dobrze.</text:p>
      <text:p text:style-name="P210">Proszę bardzo, kto?</text:p>
      <text:p text:style-name="P211"><text:span text:style-name="T212">Ob</text:span><text:span text:style-name="T213">.</text:span><text:span text:style-name="T214"><text:s/>Romuald Sosnowski</text:span><text:span text:style-name="T215">:</text:span></text:p>
      <text:p text:style-name="P216">Kolego przewodniczący, oczywiście chciałbym tutaj na gorąco o pewnych sprawach, które wyszłyby już spoza formuły deklaracji, a nadałyby jakiś roboczy charakter naszemu działaniu. Po pierwsze, żeby była jasność, bo tej jasności przynajmniej w wypowiedziach różnych trochę brakuje. Jesteśmy<text:s/>za pluralistycznym rozwiązaniem działalności związkowej zarówno w zakładach pracy, jak i w rolnictwie.<text:s/>W<text:s/>tej sprawie trochę takich nieporozumień zdaje się krąży.</text:p>
      <text:p text:style-name="P217">Natomiast dosy<text:span text:style-name="T218">ć</text:span><text:s/>trudna oczywiście będzie sprawa dyskusji nad formą jego wprowadzenia. Po prostu ze względu na bardzo skomplikowaną sytuację społeczno-polityczną kraju. Co nie znaczy, że niemożliwe. Niepokoje, których świadkami jesteśmy wymagają naszym zdaniem bardzo pilnego, nawet dzisiaj, ustalenia zasad współdziałania w celu uniknięcia dalsz<text:span text:style-name="T219">y</text:span>ch konfliktów, których świadkami jesteśmy.</text:p>
      <text:p text:style-name="P220">Wiemy już wszyscy, nie chciałbym się tutaj bawić w szczegóły, że mam<text:span text:style-name="T221">y</text:span><text:s/><text:span text:style-name="T222">s</text:span>ytuac<text:span text:style-name="T223">ję</text:span>, którą<text:s/><text:soft-page-break/>przewidywaliśmy, mianowicie przepychankę, aha, jeżeli podpisali na 15-18 - to m<text:span text:style-name="T224">y</text:span><text:s/><text:span text:style-name="T225">i</text:span>dziemy dwa kroki dalej, załatwiamy, podpisujemy 20- 25, różnie w kraju to bywa. Na ogół ostatnio najczęściej chodzi cyfra 30. W różnych środowiskach.</text:p>
      <text:p text:style-name="P226">J<text:span text:style-name="T227">e</text:span>st to więc<text:span text:style-name="T228"><text:s/></text:span>ten element, który pr<text:span text:style-name="T229">ze</text:span>w<text:span text:style-name="T230">id</text:span>ywaliśmy,<text:s/><text:span text:style-name="T231">że</text:span><text:s/>co byśmy tu nie powiedzieli,<text:s/><text:span text:style-name="T232">t</text:span>o będ<text:span text:style-name="T233">z</text:span>ie sprawa, kto wycią<text:span text:style-name="T234">g</text:span>nie więcej<text:span text:style-name="T235">.</text:span></text:p>
      <text:p text:style-name="P236">Natomiast<text:s/><text:span text:style-name="T237">wydaje</text:span><text:s/><text:span text:style-name="T238">m</text:span>i si<text:span text:style-name="T239">ę,</text:span><text:s/><text:span text:style-name="T240">ż</text:span>e to już jest tylko skutek<text:span text:style-name="T241">.<text:s/></text:span>Dlatego zwracam się do ministra Kwaśniew<text:span text:style-name="T242">skieg</text:span>o, a także jogo ekipy, żebyśmy sobie<text:s/><text:span text:style-name="T243">od</text:span>pow<text:span text:style-name="T244">ie</text:span>dz<text:span text:style-name="T245">ie</text:span>li na pytania, w który<text:span text:style-name="T246">c</text:span>h koledzy<text:s/><text:span text:style-name="T247">i</text:span><text:s/>my jesteśmy zgodni<text:span text:style-name="T248">.</text:span><text:s/>Co<text:s/><text:span text:style-name="T249">z</text:span>robić, żeby usunąć przyczynę tych konfliktów<text:span text:style-name="T250">.</text:span><text:s/>Są nimi, co? Lawinowo idące ceny. Tu jesteśmy zgodni<text:span text:style-name="T251">.</text:span><text:s/><text:span text:style-name="T252">T</text:span>r<text:span text:style-name="T253">ze</text:span>ba powiedzieć, że związkowcy cokolwiek reprezentują nie mo<text:span text:style-name="T254">gą</text:span><text:s/>zamknąć na to oczu. Lawinowo idąca podwyżka cen<text:s/><text:span text:style-name="T255">m</text:span>oże oczywiście.<text:span text:style-name="T256">..</text:span><text:s/>Oczywiście można mówić, że to tylko 6, tylko 8<text:span text:style-name="T257">.</text:span><text:s/>Fakt jest faktem, że człowiek przychodzący do sklepu stwierdza, że codziennie<text:s/><text:span text:style-name="T258">c</text:span>oś jest droższe. A naprawdę już przestają się ludzie orientować co<text:s/><text:span text:style-name="T259">j</text:span>e<text:span text:style-name="T260">st</text:span><text:s/>urzędową ceną, co jest umowną<text:span text:style-name="T261">.</text:span><text:s/>Natomiast stwierdzają, że coraz mniej wynoszą z tego sklepu za te pieniądze.<text:s/><text:span text:style-name="T262">A</text:span><text:s/>proszę zobaczyć co się dzieje z p<text:span text:style-name="T263">ł</text:span>acami<text:span text:style-name="T264">?</text:span><text:s/>Ruchy płac są generalnie wymuszane<text:span text:style-name="T265">,</text:span><text:s/>prawie wyłącznie strajkami<text:span text:style-name="T266">.</text:span></text:p>
      <text:p text:style-name="P267">No to wobec tego pada pytanie<text:span text:style-name="T268">.</text:span><text:s/><text:span text:style-name="T269">W</text:span><text:s/>centralnym planie rocznym umożliwiono bez sankcji - bo tam są<text:s/><text:span text:style-name="T270">to</text:span><text:s/>sankcje, jak koledzy wiedzą - podwyżki płac w granicach<text:s/><text:span text:style-name="T271">4</text:span>0 proc., które<text:span text:style-name="T272"><text:s/></text:span>były jakby zgodne ze sprawami<text:s/><text:span text:style-name="T273">z</text:span>wiązany<text:span text:style-name="T274">m</text:span>i<text:s/><text:span text:style-name="T275">z</text:span><text:s/>założonymi i planowanymi podwyżkami cen<text:span text:style-name="T276">.</text:span></text:p>
      <text:p text:style-name="P277">Wobec tego siadajmy w tych zakłada<text:span text:style-name="T278">c</text:span>h pracy, dołączajmy do tego nasze samorządy, no i zastanówmy się, jak skonsumowa<text:span text:style-name="T279">ć</text:span><text:s/>to co ma<text:span text:style-name="T280">m</text:span>y już zapisane<text:span text:style-name="T281">.</text:span><text:s/>Po pro<text:span text:style-name="T282">st</text:span>u pokażmy ludziom, że nie czekamy na Godota, tylko to co już zostało zdecydowane, zaczynamy nad tym dyskutować w różnych zakładach pracy<text:span text:style-name="T283">.</text:span><text:span text:style-name="T284"><text:s/></text:span><text:span text:style-name="T285">W</text:span><text:s/>różny sposób zresztą. To zależy<text:s/><text:span text:style-name="T286">o</text:span>czywiści<text:span text:style-name="T287">e</text:span><text:s/>także od kondycji ekonomicz<text:span text:style-name="T288">ne</text:span>j zakładu<text:span text:style-name="T289">.</text:span></text:p>
      <text:p text:style-name="P290">Kolejna spra<text:span text:style-name="T291">w</text:span>a<text:s/><text:span text:style-name="T292">-</text:span><text:s/>myślę, że stosunkowo szybko powinna być załatwiona, mówię także do strony rządowej<text:s/><text:span text:style-name="T293">-</text:span><text:s/>to jest sprawa następująca, są to tzw<text:span text:style-name="T294">.</text:span><text:s/>„trzynastki”. Do dzisiaj ich nie można ruszy<text:span text:style-name="T295">ć.</text:span><text:s/>Ja rozumiem obawy wynikające z tego, wypływ pieniądza<text:span text:style-name="T296">.</text:span><text:s/>Słyszymy to na stoliku ekonomicznym, słyszymy to we wszystkich źródłach masowego przekazu. Ale to są ludzkie pieniądze, wypracowane przez te załogi.<text:s/><text:span text:style-name="T297">W</text:span><text:s/>ubiegłym roku z naszej inicjatywy zrobiono jeden krok, mianowicie umożliwion<text:span text:style-name="T298">o</text:span>, by w miesiącu lutym bodajże, bo już nie pamiętam, wypłacenie zaliczkowe, prz<text:span text:style-name="T299">e</text:span>d zatwierdzeniem całej procedury bilansowej,<text:s/><text:span text:style-name="T300">z</text:span><text:s/>jakimś wyrównaniem w późniejszym okresie, po tej całej biur<text:span text:style-name="T301">ok</text:span>ratycznej mitrędze polegają<text:span text:style-name="T302">c</text:span>ej na zatwi<text:span text:style-name="T303">e</text:span>rdzeniu bilansu w rozliczeniach itd<text:span text:style-name="T304">.</text:span></text:p>
      <text:p text:style-name="P305">Dlatego uważam, że dyskutowanie wyłącznie nad<text:s/><text:span text:style-name="T306">s</text:span>kutkami bez prób rozwiązania przyczyn jest dla nas bardzo trudne<text:span text:style-name="T307">.</text:span><text:s/>OPZZ reprezentuje w końcu ruch, który powstał od zakładów pracy, a więc ta nasza delegacja zatwierdzona przez statutowy organ OPZZ ma prezentować to, co prezentują nasi koledzy stanowiący skład<text:s/><text:span text:style-name="T308">R</text:span>ady OPZZ, a więc głównie przedstawiciele związków zawodowych w zakładach<text:span text:style-name="T309">.</text:span></text:p>
      <text:p text:style-name="P310">Koledzy mówią o pewnych propozycjach zmian, nazywając to małą nowelizacją<text:span text:style-name="T311">.</text:span><text:s/>Jesteśmy za... także pewną nowelizacją tej ustawy, bo ona nam także przeszkadza, gdyż kiedy ją twor<text:span text:style-name="T312">z</text:span>ono nie istniał żaden ruch związkowy, chciałem powiedzieć, bo był to rok w którym wszystkie związki nie<text:s/><text:span text:style-name="T313">fu</text:span>nk<text:span text:style-name="T314">cjo</text:span>nowały.<text:s/><text:span text:style-name="T315">I</text:span><text:s/>ona w niektórych zapisach ma po prostu kagańcowe sformułowania, które wszystkim utrudniają<text:span text:style-name="T316">.</text:span><text:s/>I dlate<text:span text:style-name="T317">g</text:span>o, żeby nie dreptać w miejscu i nie bawić si<text:span text:style-name="T318">ę</text:span>, przepraszam bardzo, ale<text:s/><text:span text:style-name="T319">m</text:span>y jesteśmy trochę przerażeni, jako ż<text:span text:style-name="T320">e</text:span><text:s/>w naszym gronie jeden z kolegów jest prawnikiem, a reszta to jest albo ludzie z zakładów pracy, albo ludzie,<text:s/><text:soft-page-break/>którzy z tym prawem mają do czynienia tyle, ile jest potrzebne do bieżącej działalności<text:span text:style-name="T321">.</text:span></text:p>
      <text:p text:style-name="P322">Żebyśmy dzisiaj<text:s/><text:span text:style-name="T323">-</text:span><text:s/>to jest nasza konkretna propozycja - powołali mieszany zespół, złożony z przedstawicieli kolegów z<text:s/><text:span text:style-name="T324">„</text:span>Solidarnoś<text:span text:style-name="T325">c</text:span>i”, strony rządowej i od nas,<text:s/><text:span text:style-name="T326">m</text:span>o<text:span text:style-name="T327">ż</text:span>e byś<text:span text:style-name="T328">m</text:span>y dobrali jeszcze jakiegoś tylko prawnika z naszej strony, trzeba byłoby szybko zorientowa<text:span text:style-name="T329">ć</text:span>, który by zdjął to odium dyskusji, czy w artykuł, czy przecinek, czy ust<text:span text:style-name="T330">.</text:span><text:s/>pierwszy czy ust<text:span text:style-name="T331">.</text:span><text:s/>drug<text:span text:style-name="T332">i</text:span>, bo my si<text:span text:style-name="T333">ę</text:span><text:s/>w ty<text:span text:style-name="T334">m</text:span><text:s/>zakałapuć<text:span text:style-name="T335">k</text:span>amy<text:span text:style-name="T336">.</text:span><text:s/>I ci koledzy wziąwszy te propozycje, które zgłosił kol<text:span text:style-name="T337">.</text:span><text:s/>Mazowiecki, czy - już nie pamiętam - czy Kaczyński na poprzednim posiedzeniu, także pewne propozycje, które<text:s/><text:span text:style-name="T338">m</text:span>y mamy, usiedliby i próbowali dojść do pewnego konsensusu, pe<text:span text:style-name="T339">ł</text:span>nych zapisów, które przedstawią na następnym posiedzeniu i wtedy je klepmy<text:span text:style-name="T340">.</text:span></text:p>
      <text:p text:style-name="P341"><text:span text:style-name="T342">I</text:span><text:s/>myślę, że jest to jedno z rozwiązań. Ja osobiście nie mówię, że ono jest n<text:span text:style-name="T343">aj</text:span>idealniejsze<text:span text:style-name="T344">.</text:span><text:s/>Ale stawiam je pod rozwagę uczestnikom dzisiejszego spotkania<text:span text:style-name="T345">.</text:span></text:p>
      <text:p text:style-name="P346">Dziękuję bardzo<text:span text:style-name="T347">.</text:span></text:p>
      <text:p text:style-name="P348"><text:span text:style-name="T349">Przew</text:span><text:span text:style-name="T350">od</text:span><text:span text:style-name="T351">nicząc</text:span><text:span text:style-name="T352">y</text:span>:</text:p>
      <text:p text:style-name="P353">Dziękuję bardzo<text:span text:style-name="T354">.</text:span><text:s/>Prosz<text:span text:style-name="T355">ę</text:span><text:s/>państwa, tylko proszę przy zabieraniu głosu - tu dostałem taką uwagę ze względu na możliwość błędów w stenogramie, żeby każdy mówił swoje nazwisko, bo przepisuje się potem mylnie.</text:p>
      <text:p text:style-name="P356">Proszę bardzo, kto z państwa? Proszę bardzo, panie ministrze.</text:p>
      <text:p text:style-name="P357"><text:span text:style-name="T358">Minister<text:s/></text:span><text:span text:style-name="T359">A.</text:span><text:span text:style-name="T360"><text:s/>Kwaśniewski</text:span><text:span text:style-name="T361">:</text:span></text:p>
      <text:p text:style-name="P362">Do tego,<text:s/>o<text:s/>czym<text:s/>mówił<text:s/>kolega Sosnowski.<text:s/>Ja<text:s/>myślę,<text:s/>że w tym<text:s/>gronie<text:s/>musimy opierać się<text:s/>na faktach, a więc z niczym nie przesadzać. To nie jest tak, że dzisiaj wszyscy strajkują, ponieważ<text:s/>rosną ceny. Ceny rosną, jest to dotkliwe dla wszystkich niewątpliwie.<text:s/>Natomiast nie wszyscy strajkują.<text:s/>Strajkuje zdecydowana mniejszość. Konfliktów płacowych mamy<text:s/>-<text:s/>jest to informacja dzisiaj przekazana rano<text:s/>-<text:s/>30, a więc nie jest to skala, którą można odnieść do całej<text:s/>gospodarki, w<text:s/>której<text:s/>przedsiębiorstw<text:s/>jest kilka tysięcy.</text:p>
      <text:p text:style-name="P363">To co jest niepokojące to fakt, że podejmowane są strajki bez żadnych wcześn<text:span text:style-name="T364">iejs</text:span>zych prób mediacyjnych, dogadywania się, bo mamy również listę zakładów pracy poza związkami, ponieważ mamy również listę zakładów pracy, gdzie te żądania są wypowiadane, ale one są rozstrzygane w cywilizowany sposób, poprzez dyskusję z przedsiębiorstwami z dyrekcjami i tak dalej.</text:p>
      <text:p text:style-name="P365"><text:span text:style-name="T366">W</text:span><text:s/>założeniach ekonomi<text:span text:style-name="T367">cz</text:span>nych, jakie przyjęliśmy stroną dla roszczeń finansowych przecież nie jest rząd, to są kwestie wewnętrzne zakładów pracy. Jeżeli zakład pracy dysponuje środkami, które może przeznaczyć na zwiększenia płac, to tam powinna się toczyć dyskusja, natomiast pytanie, czy musi się to odbywać w warunkach strajkowych, bez wcześni<text:span text:style-name="T368">ej</text:span>szych zapowiedzi, z wykorzystaniem całego arsenału działań. Jest to tym bardziej niepokojące, iż obserwujemy w tej chwili jakby wybór szczególnych przedsiębiorstw do tych działań str<text:span text:style-name="T369">aj</text:span>kowych, chodzi o komunikację.</text:p>
      <text:p text:style-name="P370">Jak wiadomo skutki strajków komunikacji są bez porównania dalej idące,<text:s/><text:span text:style-name="T371">n</text:span>iż tylko wewnętrzna sytuacja w przedsiębiorstwie. One<text:s/>oddział<text:span text:style-name="T372">ywaj</text:span>ą<text:s/>również na możliwość dostania się do pracy innych zatrudnionych, a więc niejako powodują rozszerzanie się w sposób niezamierzony czy zamierzony, ale no nie bezpośredni trudności również w innych przedsi<text:span text:style-name="T373">ę</text:span>bio<text:span text:style-name="T374">rst</text:span>w<text:span text:style-name="T375">ac</text:span>h.</text:p>
      <text:p text:style-name="P376">Nam - stronie rządowej - zależy na tym, aby<text:span text:style-name="T377"><text:s/>w</text:span><text:s/>ramach<text:s/>tych możliwości ekonomicznych, jakie przedsiębiorstwa mają, te spory były rozstrzygane. Natomiast nie zależy nam na tym, aby było to rozwijane, aby towarzyszyły temu dodatkowe emocje, a że emocje towarzyszą, to ja chcę powiedzieć, że<text:s/><text:soft-page-break/>otrzymaliśmy telex Federacji Związków Zawodowych Pracowników Komunikacji Miejskiej PRL, który brzmi tak:<text:s/>„Solidarność”<text:s/>W<text:span text:style-name="T378">oj</text:span>ewódzkiego Przedsiębiorstwa Komunikacji Miejskiej w Piotrkowie Trybunalskim ubezwłasnowolniła przewodniczącego związku zawodowego kol. Adama Kamińskiego. Przejęto plombowaną dokumenta<text:span text:style-name="T379">cj</text:span>ę, w tym kasę i dokumenty finansowe. Podpisał: Przewodniczący Federacji Związków Zawodowych Komunikacji Miejskiej PRL Wiesław Gicel.</text:p>
      <text:p text:style-name="P380">To jest wszystko element pewnej wojny nerwów, którą nie wiem w imię czego prowadzimy. Szczególnie w warunkach obrad<text:s/><text:span text:style-name="T381">„</text:span>okrągłego stołu”. I stąd nasze pytanie. Być może tę wojnę nerwów trzeba przerwać w jakimś wspólnym oświadczeniem<text:s/>„okrągłego stołu”<text:s/>czy tego zespołu, natomiast uważamy, że ta wojna nerwów do niczego nie prowadzi, tym bardziej, że rozwiązania są poza rządem. Rząd nie będzie stroną w sporach płacowych, ani w Wojewódzkim Przedsiębiorstwie Komunik<text:span text:style-name="T382">ac</text:span>yjnym w Piotrkowie, ani w żadnym innym przedsiębiorstwie, gdzie sprawy płacowe muszą być rozstrzygane wewnątrz.</text:p>
      <text:p text:style-name="P383">Stąd nasze pytanie nie po to, żeby na tym skupić panie przewodniczący uwagę dzisiejszych obrad, proszę dobrze zrozumieć nasze intencje, tylko żebyśmy po prostu sobie jasno na kilka kwestii czy wątpliwości odpowiedzieli.</text:p>
      <text:p text:style-name="P384">Dziękuję bardzo.</text:p>
      <text:p text:style-name="P385"><text:span text:style-name="T386">Przewodni</text:span><text:span text:style-name="T387">cz</text:span><text:span text:style-name="T388">ąc</text:span><text:span text:style-name="T389">y</text:span><text:span text:style-name="T390">:</text:span></text:p>
      <text:p text:style-name="P391">Dziękuję. Pan Artur Balazs.</text:p>
      <text:p text:style-name="P392"><text:span text:style-name="T393">Ob</text:span><text:span text:style-name="T394">.</text:span><text:span text:style-name="T395"><text:s/>Artur Balazs</text:span><text:span text:style-name="T396">:</text:span></text:p>
      <text:p text:style-name="P397">No wydawało nam się wczoraj, żeśmy posunęli się znacznie do przodu i<text:s/><text:span text:style-name="T398">ż</text:span>e to nasze stanowisko otwiera drogę do rozwiązania problemów pluralizmu związkowego na wsi, i że ono tutaj będzie wzięte pod uwagę.</text:p>
      <text:p text:style-name="P399">No dzisiaj ta sprawa z powrotem powróciła jako problem formuły organ<text:span text:style-name="T400">izacyjnej.</text:span></text:p>
      <text:p text:style-name="P401"><text:span text:style-name="T402">Ob. Aleksander Kwaśniewski</text:span><text:span text:style-name="T403">:</text:span></text:p>
      <text:p text:style-name="P404">Nie organiz<text:span text:style-name="T405">ac</text:span>yjne<text:span text:style-name="T406">j,</text:span><text:s/><text:span text:style-name="T407">p</text:span>rawne<text:span text:style-name="T408">j</text:span>.</text:p>
      <text:p text:style-name="P409"><text:span text:style-name="T410">Ob. Artur Balazs</text:span><text:span text:style-name="T411">:</text:span></text:p>
      <text:p text:style-name="P412">Prawnej. Ja jestem rolnikiem, tak że może niezbyt precyzyjnie będę się wyrażał, prawnych.</text:p>
      <text:p text:style-name="P413">Ja myślę, że stanowisko uczestników tego zespołu do spraw pluralizmu związkowego jest doś<text:span text:style-name="T414">ć</text:span><text:s/>jasne. Stanowisko<text:s/>„Solidarności”<text:s/>jednej i drugiej jest od początku niezmienne, które opowiada się za związkiem zawodowym na wsi.</text:p>
      <text:p text:style-name="P415">Stanowisko kolegów z<text:s/><text:span text:style-name="T416">O</text:span>PZZ, które zaprezen<text:span text:style-name="T417">to</text:span>wał na poprzednim posiedzeniu pan Sosnowski jest również jasne, że opowiadają się za tym, żeby na wsi były związki zawodowe.</text:p>
      <text:p text:style-name="P418">Koledzy z kółek rolniczych również zaprezentow<text:span text:style-name="T419">al</text:span>i podobne stanowisko, także właściwie wszystkie strony si<text:span text:style-name="T420">ę<text:s/></text:span>zgadzają, oprócz strony rządowej, która szuka tu innych rozwiązań.</text:p>
      <text:p text:style-name="P421">Wydaje mnie się, że formuła stowarzyszeń, to znaczy nam rolnikom tak się wydaje, nie odpowiada potrzebie chwili i związki takie by były oddane pod kontrolę administra<text:span text:style-name="T422">cj</text:span>i, bo znamy sposób ich legalizacji.</text:p>
      <text:p text:style-name="P423">Formuła organizacji społeczno-zawodowych również należy uznać, że się przeżyła i to można ocenić na podstawie tych ostatnich siedmiu lat obowiązywania tej ustawy.<text:s/><text:span text:style-name="T424">W</text:span><text:s/>tym czasie parytet dochodów rolniczych spadł tak tragicznie, jak nie spadł jeszcze nigdy przez cały okres Polski Ludowej, a więc poniżej 80%.</text:p>
      <text:p text:style-name="P425"><text:span text:style-name="T426">N</text:span>ie możemy się wyzwolić z widma kartek, a i na nie coraz bardziej brakuje żywności. I my się dzisiaj<text:s/><text:soft-page-break/>zastanawiamy, czy rolnikom dać reprezenta<text:span text:style-name="T427">cj</text:span>ę, która by wprowadziła zupełnie inny i nowy klimat na wsi.</text:p>
      <text:p text:style-name="P428">Jesteśmy w sytuacji dość dziwnej, ponieważ z jednej strony rząd składa deklaracje, że na pierwszym miejscu jego programu gospodarczego jest rolnictwo. Potwierdza, że związki na wsi będą takie jakich pragną sami rolnicy, natomiast z drugiej strony nie wsłuchuje się w te głosy. Jest tutaj na sali dzisiaj pełna reprezenta<text:span text:style-name="T429">cj</text:span>a rolników, to znaczy na dziś tej nielegalnej<text:s/>„Solidarności<text:span text:style-name="T430">”</text:span><text:s/>rolniczej i przedstawicieli kółek.</text:p>
      <text:p text:style-name="P431">Nasze stanowisko w tej sprawie jest jednoznaczne, a więc ja sugeruję, żeby rząd i przedstawiciele rządu byli konsekwentni w tym co wcześniej deklarowali i mówili, i w te nasze głosy się wsłuchali.</text:p>
      <text:p text:style-name="P432">Jesteśmy zdecydowani za formułą związku zawodowego i takie pełnomocnictwa my tutaj siedzący przy stole do spraw pluralizmu związkowego posiadamy, natomiast innych upoważnień nasi członkowie nam nie dali i nie mamy prawa o innych rozwiązaniach dyskutować.</text:p>
      <text:p text:style-name="P433">Według nas należy dokonać odpowiedniego zapisu już nie będę<text:s/><text:span text:style-name="T434">w</text:span><text:s/>te formuły prawne wchodził<text:s/><text:span text:style-name="T435">w</text:span><text:s/>ustawie o związkach zawodowych i to jest jedyna możliwa droga legalizacji związku. Należy to zrobić szybko. Ja chcę powiedzieć już na marginesie swojej wypowiedzi taką rzecz, że za dwa dni my spotykamy się z naszymi członkami, bo jest rocznica<text:s/>porozumień rzeszowskich. Zjadą się tam rolnicy z całej Polski i my tym rolnikom musimy odpowiedzieć, czy nasze sugestie, nasze żądania co do legalizacji<text:s/>„Solidarności”<text:s/>rolniczej są traktowane poważnie i dyskutowane poważnie czy nie, czy ta formuła, o którą od początku walczymy jest brana pod uwagę, czy nie. Dlatego na dziś jest bardzo ważne to, z czym my do Rzeszowa pojedziemy i co odpowiemy tym ludziom, którzy zjadą się z całej Polski.</text:p>
      <text:p text:style-name="P436">Dziękuję. Tyle.</text:p>
      <text:p text:style-name="P437"><text:span text:style-name="T438">Prz</text:span><text:span text:style-name="T439">ew</text:span><text:span text:style-name="T440">odnicząc</text:span><text:span text:style-name="T441">y</text:span><text:span text:style-name="T442">:</text:span></text:p>
      <text:p text:style-name="P443">Pan<text:s/>minister Brol.</text:p>
      <text:p text:style-name="P444"><text:span text:style-name="T445">Minister Jan Brol</text:span><text:span text:style-name="T446">:</text:span></text:p>
      <text:p text:style-name="P447">Proszę Państwa! Chciałbym w sprawie właśnie związków rolniczych, się wypowiedzieć w tej chwili.</text:p>
      <text:p text:style-name="P448">Otóż chciałbym przede wszystkim jeszcze raz mocno podkreślić to co przed chwilą powiedział pan minister Kwaśniewski, że my nie chcemy podejmować dyskusji czy ma być pluralizm związkowy na wsi czy nie. Bo to wydaje się, że jest już sprawa przesądzona.</text:p>
      <text:p text:style-name="P449">Minister Kwaśniewski stwierdził dość wyraźnie, że przyjmujemy do wiadomości rezolucję, która wczoraj została uchwalona na<text:s/>„po<text:span text:style-name="T450">d</text:span>st<text:span text:style-name="T451">o</text:span>liku rolniczym”<text:s/>i że w związku z tym sprawa pluralizmu na wsi tak jak w innych dziedzinach życia społecznego, gospodarczego, także i na wsi być powinna.</text:p>
      <text:p text:style-name="P452">Natomiast cały problem sprowadza się do zagadnień prawnych. Krótko mówiąc, jak to unormować. No niestety, przepraszam bardzo, ale będę musiał parę słów na temat właśnie tych zagadnień prawnych powiedzieć, dlatego że wydaje się wysoce wątpliwa propozycja, aby art. 1 znowelizować ustawy o związkach zawodowych i na tej podstawie wprowadzić związki zawodowe na wieś.</text:p>
      <text:p text:style-name="P453">Otóż przede wszystkim każdy prawnik wie, co to znaczy odpowiednie stosowanie prawa. Odpowiednie stosowanie prawa to znaczy, że albo dany przepis do danej dziedziny stosuje się wprost, albo odpowiednio, albo się w ogóle nie stosuje. I teraz zasadnicze problemy sprowadzają się do odpowiedzi na pytania: czy rzeczywiście zapisy, jakie są zawarte w ustawie o związkach zawodowych mogą być transponowane w zakresie ustawowych uprawnień na wieś dla związku rolniczego. Na przykład: czym zastąpić zakład pracy. Kto jest partnerem według ustawy o<text:s/><text:span text:style-name="T454">zw</text:span>iązkach<text:span text:style-name="T455">,</text:span><text:s/>cały czas mówię o ustawie<text:s/>o związkach zawodowych. Kto<text:s/><text:soft-page-break/>je<text:span text:style-name="T456">s</text:span>t partnerem dla tej organizacji rolniczej, w tych przepisach, w których ustawa o związkach zawodowych mówi - zakład pracy.</text:p>
      <text:p text:style-name="P457">I druga rzecz. Jak byśmy nie nazwali związku rolniczego, to przecież ze względu na specyfikę pracy na wsi, indywidu<text:span text:style-name="T458">al</text:span>no<text:span text:style-name="T459">ść</text:span><text:s/>- własność gospodarstwa rolnego, gospodarstwa rodzinnego, no to z natury rzeczy sprawy, które przychodzi do załatwienia na wsi z naczelnikiem gminy, z PZU, z ZUS-em, z innymi organami no są inne z natury rzeczy niż te, które mają do załatwienia pracownicze związki zawodowe.</text:p>
      <text:p text:style-name="P460">Zresztą proszę państwa, dochodzimy tutaj więc do pytania podstawowego, czy można sprawę pluralizmu związkowego na wsi unormować przez: ustawę o związkach zawodowych, czy też należy wrócić do tej ustawy, która właściwie wyspecyfikowała już wszystkie podstawowe problemy, które rzeczywiście dla każdego związku, bez względu na jego nazwę, charakter, ale dla związku<text:s/>rolników<text:s/>indywidu<text:span text:style-name="T461">al</text:span>nych będzie realizow<text:span text:style-name="T462">ał.</text:span></text:p>
      <text:p text:style-name="P463">I taką ustawą jest ustawa o społeczno-zawodowej organizacji rolniczej.</text:p>
      <text:p text:style-name="P464">Art. 4 - zresztą cały rozdział drugi tej ustawy mówi to jednoznacznie, że organizacje rolników reprezentując potrzeby oraz interesy zawodowe i społeczne rolników indywidualnych, uczestniczą w kształtowaniu realizacji polityki rolnej i społecznej, tam w zakresie gruntów rolnych, gospodarki ziemią, gospodarki wodnej itd.</text:p>
      <text:p text:style-name="P465">Drugi punkt, ustalaniu poziomu i zasad kształtowania cen na środki produkcji rolniczej i usług dla rolnictwa; określenie wielkości zasad zapotrzebowania gospodarstw<text:s/>indywidualnych w środki produkcji oraz oceny ich jakości i tak bym mógł czytać dalej. Są to rzeczywiście wyraźnie jasno, nie wiem czy w całości, być może, że coś tu trzeba dopisać, nie wiem, nie w tym jest sprawa. Ale są tu wyraźnie wyspecjalizowane te elementy, które dla każdej organizacji działającej na rzecz<text:s/>rolników<text:s/>indywidu<text:span text:style-name="T466">al</text:span>nych mają zastosowanie.<text:s/><text:span text:style-name="T467">I</text:span><text:s/>dlatego też naszym zdaniem trzeba poszukiwać innych rozwiązań prawnych, niż zaproponowane.<text:s/>Jeden umieszczenie związków<text:s/>Rolników<text:s/>Indywi<text:span text:style-name="T468">d</text:span>ualnych<text:s/>„Solidarność”<text:s/>w ustawie o związkach z<text:span text:style-name="T469">a</text:span>wodowych. Jakie to mogą być rozwiązania? Rozwiązań może być kilka<text:span text:style-name="T470">.</text:span><text:s/>Kiedy dyskutowaliśmy z prof. S<text:span text:style-name="T471">te</text:span>lmachowskim i z prof. Chrzanowskim projekt ustawy o stowarzyszeniach, bo jak wiadomo był taki zamysł przy ustawie o stowarzyszeniach, aby tam zawrzeć również jeden przepis nowelizacyjny ustawy o społeczno-zawodow<text:span text:style-name="T472">ej</text:span><text:s/>organizacji rolniczej aby stowarzyszenia mogły niejako mieć uprawnienia jakie są zapisane w ustawie o społeczno-zawodowych organizacjach rolników w rozdziale II.</text:p>
      <text:p text:style-name="P473">Myśmy wtedy w dyskusji nie podję<text:span text:style-name="T474">l</text:span>i tego dlatego, że po prostu pracowaliśmy nad zupełnie innym kształtem ustawy o stowarzyszeniach, a nie społeczno-zawodowych org<text:span text:style-name="T475">a</text:span>nizacjach rolników, ale to jest jakaś koncepcja, która rzeczywiście może być rozważana.</text:p>
      <text:p text:style-name="P476">Druga sprawa to dostosować ustawę o społeczno-z<text:span text:style-name="T477">a</text:span>wodowych organiza<text:span text:style-name="T478">cj</text:span>ach rolników do pluralizmu na wsi związkowego.<text:s/><text:span text:style-name="T479">S</text:span>łuchałem jak pan redaktor Mazowiecki przed chwilą czytał to rezolucję i o ile dobrze usłyszałem, ale wynika z tego, że także i organizacje kółek rolniczych miałyby tworzyć związki zawodowe. Ni<text:span text:style-name="T480">e</text:span><text:s/>bardzo... nie dość jasno, ale to na pewno panowie tutaj wyjaśnią, bo jeżeli tak, to wobec tego powstaje pytanie, czy organizacje kółek i organizacji rolniczych, kółka rolnicze, a w<text:span text:style-name="T481">i</text:span>ęc<text:span text:style-name="T482"><text:s/></text:span>te, kt<text:span text:style-name="T483">ó</text:span>re i<text:span text:style-name="T484">s</text:span>tnieją<text:s/><text:span text:style-name="T485">na</text:span><text:s/><text:span text:style-name="T486">pod</text:span>stawi<text:span text:style-name="T487">e</text:span><text:s/><text:span text:style-name="T488">usta</text:span>w<text:span text:style-name="T489">y</text:span><text:s/>o zwi<text:span text:style-name="T490">ązk</text:span>a<text:span text:style-name="T491">ch</text:span><text:s/>zawodowych<text:s/><text:span text:style-name="T492">-</text:span><text:s/>jest to dość jasne, dlaczego o tym mówię<text:span text:style-name="T493">.</text:span><text:s/>Mówię o tym dlatego, że jak wszyscy wiemy, a przynajmniej ci, którzy przestu<text:span text:style-name="T494">di</text:span>ow<text:span text:style-name="T495">al</text:span>i ustawę o społeczno- zawodowych organiza<text:span text:style-name="T496">cj</text:span>ach rolniczych ona niejako koncentruje się na trzech funkcjach tych organizacji.<text:s/><text:span text:style-name="T497">Są</text:span><text:s/>to funkcje związkowe, a<text:s/><text:soft-page-break/>więc obrony interesów<text:s/>rolników<text:s/>indywidualnych, są to funkcje samorządowe i gospodarcze, a więc trzy funkcje zawarte w tej ustawie.</text:p>
      <text:p text:style-name="P498">A zatem można także rozszerzyć dokonując stosownych nowelizacji przepisów, i że tak powiem uczynić tę ustawę tak ustawę o pracowniczych związkach zawodowych tę ustawę pluralistyczną.</text:p>
      <text:p text:style-name="P499">I wtedy w zależności od tego, jak dana organizacja rolnicza uzna czy ma mieć tylko te funkcje związkowe, czy także inne, gospodarcze te samorządowe, no jest sprawą autonomiczn<text:span text:style-name="T500">ej</text:span><text:s/>woli danej organizacji.</text:p>
      <text:p text:style-name="P501"><text:span text:style-name="T502">W</text:span>ięc jest to druga koncepcja, a więc ukształtowanie całego ruchu związkowego na wsi pluralistycznego w samej ustawie o społeczno-zawodowej organiza<text:span text:style-name="T503">cj</text:span>ach rolniczych. I wtedy nie ma tu odpowiedniego stosowania tylko wszystkie te przepisy w tej części związkowej, a więc o<text:span text:style-name="T504">b</text:span>ronnej interesów<text:s/>rolników<text:s/>indywidualnych stosowałyby się wprost także do związku<text:s/><text:span text:style-name="T505">„</text:span>Solidarność”<text:span text:style-name="T506"><text:s/></text:span><text:span text:style-name="T507">R</text:span>olnicz<text:span text:style-name="T508">a.</text:span></text:p>
      <text:p text:style-name="P509">I trzecia sprawa, która jest też do rozważeń, a no to jest zupełnie nowa ustawa. Tylko wtedy gdy nowa ustawa, to od strony tej legislacyjnej tr<text:span text:style-name="T510">z</text:span>eba się zastanowi<text:span text:style-name="T511">ć</text:span><text:s/>jaka ma b<text:span text:style-name="T512">y</text:span>ć treść tej ustawy, czy znowu odsyła<text:span text:style-name="T513">ć</text:span><text:s/>ją do ustawy o społeczno-<text:span text:style-name="T514">z</text:span>awodowych organiz<text:span text:style-name="T515">a</text:span>cjach, czy powtórzyć te przepisy związkowe w rozdziale II ustawy o społeczno-zawodowych organiza<text:span text:style-name="T516">cj</text:span>ach rolników. A więc mówię o tym proszę państwa nie po to, żeby tutaj rozstrzygać te elementy już ściśle jurydyczne, dlatego że ja tylko pokazuję w czym jest problem, dla unormowania wydaje mi się, że rozstrzygnięcia wymaga przede wszystkim koncep<text:span text:style-name="T517">cj</text:span>a, gdzie ma być zakotwiczony pluralizm związków na wsi? I to jest sprawa do rozstrzygnięcia. Natomiast już s<text:span text:style-name="T518">fo</text:span>rmułowanie stosownych przepisów itd. jest następstwem przyjęcia prawnej koncepcji.</text:p>
      <text:p text:style-name="P519">I ostatnia sprawa, to sprawa nazwy. Co by<text:span text:style-name="T520">śm</text:span>y nie powiedzieli czy nazwiemy organizacje rolników indywidualnych związkiem, czy związkiem zawodowym, czy zrzeszeniem wszystko jedno, decydują przede wszystkim interesy rolników in<text:span text:style-name="T521">dywi</text:span>dualnych, i do tych interesów dostosowane funkcje obronne w zakresie ich interesów i ich uprawnie<text:span text:style-name="T522">ń.</text:span><text:s/>Dlatego wydaje mi się, że sprawa nazwy powinna być tutaj także rozważona. Ja mam, przyznam osobiście, bardzo duże wątpliwości czy rzeczywiście ma to być nazwa związek zawodowy, bo jak byśmy nie określili to niewątpliwie między związkiem zawodowym nazwijmy pracowniczym a rolniczym musi być z punktu widzenia merytorycznego o czym już mówiłem dość zasadnicza różnica. W<text:span text:style-name="T523">i</text:span>ęc dlatego też sądzę, że dla pewnej czystości byłoby dobrze zachować nazwy związku zawodowego dla pracowniczych organiz<text:span text:style-name="T524">a</text:span>cji, a przyjąć związek czy jakieś inne określenie ł<text:span text:style-name="T525">ą</text:span>cznie zresztą z dodatkową nazwą, bo to jest przecież bez różnicy, zostawię dla związku rolników. Ale jak powiadam rzecz jest do dyskusji, tylko że dla pewnej już cz<text:span text:style-name="T526">y</text:span>telnośc<text:span text:style-name="T527">i</text:span><text:s/>powied<text:span text:style-name="T528">z</text:span>my także<text:s/><text:span text:style-name="T529">i</text:span><text:s/><text:span text:style-name="T530">w</text:span><text:s/><text:span text:style-name="T531">posług</text:span>iwa<text:span text:style-name="T532">niu</text:span><text:s/><text:span text:style-name="T533">s</text:span>i<text:span text:style-name="T534">ę</text:span><text:s/>nazewnictwem warto rzecz rozważyć. Na Zachodzie jest... działa mnóstwo tego typu związków, które rzeczywiście mają charakter związku zawodowego i nazywają si<text:span text:style-name="T535">ę</text:span><text:s/>różnie, ale nie nazywają się związkiem zawodowym. Na przykład w Szwajcarii związek producentów rolnych, jest to typowy związek o charakterze mającym te elementy związkowe. Związek<text:s/>Gospodarzy<text:s/>Rolnych<text:s/><text:span text:style-name="T536">-</text:span><text:s/>Francja,<text:s/>Krajowe<text:s/>Zrzeszenie<text:s/>Drobnych<text:s/>Rolników,<text:s/>Generalna<text:s/>Federacja<text:s/>Chło<text:span text:style-name="T537">pó</text:span>w,<text:s/>O<text:span text:style-name="T538">rgan</text:span>iza<text:span text:style-name="T539">cj</text:span>a<text:s/>Pracowników<text:s/>Rolnych,<text:s/>Kr<text:span text:style-name="T540">aj</text:span>owa<text:s/>Kon<text:span text:style-name="T541">f</text:span>edera<text:span text:style-name="T542">cja</text:span><text:s/>Ruchu i<text:span text:style-name="T543">td</text:span>.</text:p>
      <text:p text:style-name="P544">A zatem jest to do rozważenia, dlatego, że sądzę, powinniśmy jednak widzieć sprawy jakoś, także dalekosiężnie, aby po prostu te organizacje rzeczywiście nazywać adekwatnie do tego co jest przedmiotem ich zainteresowania z natury rzeczy ze wzgl<text:span text:style-name="T545">ą</text:span>du na środowiska w jakich działają.</text:p>
      <text:soft-page-break/>
      <text:p text:style-name="P546"><text:span text:style-name="T547">Wi</text:span>ęc to tyle panie przewodniczący na temat spraw tych organizacji rolniczych. Chodzi po prostu o to, by przesądzili, dlatego, że wydaje nam się właśnie, że przyjęcie tego odpowiedniego stosowania ustawy o związkach zawodowych byłoby... prowadziłoby po prostu tylko do skonfliktowania na wsi, ponieważ nikt nie wie jakie ma obowiązki czy jakie ma uprawnienia.</text:p>
      <text:p text:style-name="P548">Dziękuj<text:span text:style-name="T549">ę</text:span>.</text:p>
      <text:p text:style-name="P550"><text:span text:style-name="T551">O</text:span><text:span text:style-name="T552">b</text:span><text:span text:style-name="T553">.</text:span><text:span text:style-name="T554"><text:s/>Henryk Wu</text:span><text:span text:style-name="T555">j</text:span><text:span text:style-name="T556">ec</text:span>:</text:p>
      <text:p text:style-name="P557">Ja chciałem powiedzieć trochę na inny temat, tyle że nie wiem - może lepiej kontynuować t<text:span text:style-name="T558">ę</text:span><text:s/>dyskusję na tematy rolnicze, bo... tak dobrze, więc ja chciałem się wypowiedzieć na temat.</text:p>
      <text:p text:style-name="P559"><text:span text:style-name="T560">Ob.</text:span><text:span text:style-name="T561"><text:s/>Władysław Serafin</text:span>:</text:p>
      <text:p text:style-name="P562">Jestem ze związku rolników myślę, że to co sprezentowali moi poprzednicy trochę jest dyskusyjne - wydaje mi się jakby nie do końca dopowiedziane<text:span text:style-name="T563">.</text:span><text:s/>Brakuje mi w argumentacji obu stron zresztą nie stron, kolegów pewnego ciągu historycznego. Ubiegły VII Krajowy Zjazd Delegatów naszego związku Kółek Rolniczych określił się związkiem zawodowym, wyszły dwie<text:span text:style-name="T564"><text:s/></text:span>małe ustawy o rejestracji ZZ i Kół<text:span text:style-name="T565">k</text:span>a Rolnicze i R<text:span text:style-name="T566">I</text:span><text:s/>„Solidarność”, na tej bazie działaliśmy, do stanu wojennego i chcę przypomnieć, że w międzyczasie w Sejmie trwały prace nad ustawą o związkach zawodowych, gdzie był przewidziany między innymi układ związku zawodowego RI - Rolników Indywidualnych<text:span text:style-name="T567">.</text:span><text:s/>I jedno zdanie - ustawa o społeczno-zawodowych organiza<text:span text:style-name="T568">cj</text:span>ach rolników jest największą zdobyczą rolników w sensie sformułowania prawnego rzeczni<text:span text:style-name="T569">ct</text:span>wa obrony tych interesów. I wszystkie zapisy, które były planowane w ustawie o związkach zawodowych są zawsze w tej ustawie plus jeszcze inny, kilka uprawnień, których jako związki zawodowe w tej formule czystej rolnicy mogą nie mieć prawa zawrzeć. Tylko szkopuł się zawiera<text:s/><text:span text:style-name="T570">w</text:span><text:s/>czym innym, może nie będziemy rozważać teraz tzw. skuteczności tej ustawy w sensie czy parytet przez kółka, czy nie przez kó<text:span text:style-name="T571">ł</text:span>ka, gdyby była<text:s/>„Solidarno<text:span text:style-name="T572">ść</text:span>”<text:s/>to nie spadłby, bo<text:s/>nie w tym rzecz - bo organizacje bę<text:span text:style-name="T573">dą</text:span><text:s/>na tyle skuteczne każdy<text:s/><text:span text:style-name="T574">w</text:span><text:s/>naszym państwie, na ile układ sił i władzy będzie realistycznie te sprawy realizował i oceniał.<text:s/><text:span text:style-name="T575">S</text:span>tąd te zapisy są naprawdę... lepszych nie wymyślimy. Ale dlaczego w naszych dążeniach również dużej grupy działaczy kółkowych jest takie to dążenie do związków zawodowych? To jest jakby kolejny ratunek - że nie poszanowanie tej ustawy, bo ranga jest jej najwyższa, Sejm ustanowił, nie ma innej władzy która, by dała coś lepszego, żeby ona dała jej rangę mniejszą, jest to najwyższa ustawa w naszym państwie, ustawa sejmowa, ma funkcję związku zawodowego i nie jest to czysto z nazwy, ale wszystkie funkcje ma, wszystkie uprawnienia, przywileje, obo<text:span text:style-name="T576">w</text:span>iązki i prawa.</text:p>
      <text:p text:style-name="P577">Dążenia do sformułowania takiego jak reprezentują koledzy, jak i również my częściowo jesteśmy za takim rozwiązaniem wynikają stąd, że druga strona po prostu to prawo lekceważyła i zresztą zmieniając nazwę też nie<text:span text:style-name="T578"><text:s/></text:span>mamy gwaranc<text:span text:style-name="T579">ji</text:span><text:s/>czy rząd poprzez akta wykonawcze, Rada Państwa i inne organa, Rada<text:s/><text:span text:style-name="T580">M</text:span>inis<text:span text:style-name="T581">t</text:span>r<text:span text:style-name="T582">ó</text:span>w<text:s/><text:span text:style-name="T583">z</text:span>nów nie umniejszy ostrza, nie stępi ostrza tej ustawy i nie rozwlecze całego proce<text:span text:style-name="T584">s</text:span>u dochodzenia swych racji do tej sytuacji w jakiej jesteśmy dzisiaj. Arbitraż społeczny - półtora roku, sąd nie jest w stanie określić się do n<text:span text:style-name="T585">a</text:span>szego zarzutu. No na miłoś<text:span text:style-name="T586">ć</text:span><text:s/>boską, to prawo jest dla kogo w tym kraju? Dla ustawy, dla Sejmu czy dla osób, które po prostu wyhamowu<text:span text:style-name="T587">ją</text:span><text:s/>pewne określenia i kto burzy spokój społeczny?<text:s/>Przecie<text:span text:style-name="T588">ż</text:span><text:s/>to my dzisiaj ogłaszamy protest na<text:s/><text:span text:style-name="T589">c</text:span>ały kraj w ra<text:span text:style-name="T590">c</text:span>ji obrony swych interesów, nie poszanowania prawa przez stronę, która to prawo ma niejako również przestrzegać na równi ze związkiem rolników<text:span text:style-name="T591">.</text:span></text:p>
      <text:soft-page-break/>
      <text:p text:style-name="P592"><text:span text:style-name="T593">I</text:span><text:s/>dlatego chcąc działać prawnie związek nie mógł prowadzić strajku nielegalnego, bo nie wykorzystał ustawowego obowiązku, jaki nałożył na nas Sejm, najpierw arb<text:span text:style-name="T594">it</text:span>rażu społecznego w kolegiu<text:span text:style-name="T595">m</text:span><text:s/>przy sądzie re<text:span text:style-name="T596">jest</text:span>rowym<text:span text:style-name="T597">.</text:span><text:s/>A jeżeli ta<text:span text:style-name="T598">m<text:s/></text:span>półtora<text:s/><text:span text:style-name="T599">r</text:span>oku idzie spór i on dzisiaj już jest nieaktualny w realiach geopol<text:span text:style-name="T600">it</text:span>ycznych i gospodarczych, no to ten wyrok już nawet nie jest racjonalny<text:span text:style-name="T601">.</text:span></text:p>
      <text:p text:style-name="P602">Stąd też gdybyśmy rozmawiali o tych kwestiach, to tylko mogę dodatkowo żądać zapisów wykonawczych takich, które nie wytępią idei ustawy czy związku zawodowego, czy społeczno- zawodowego, a raczej nadają mu charakter skutecznego i efektywnego egzekutora tego, co się dzieje.</text:p>
      <text:p text:style-name="P603"><text:span text:style-name="T604">N</text:span>ie będę może przytaczał sytuacji obecnej jaka jest, ale trwa w związku akcja - w woj. elbląskim - protestacyjna rolników. Wszystkie wsie na terenie województwa są oflagowane, gospodarstwa rolników. Jest komitet protestacyjny powołany wczoraj decyzją Rady Głównej na szczeblu krajowym.</text:p>
      <text:p text:style-name="P605">I proszę państwa, panie ministrze, chcę oświadczyć, aby ten element był traktowany, że nie<text:s/><text:span text:style-name="T606">m</text:span>a to absolutnie żadnego związku z<text:s/>„okrągłym stołem”. Nasze decyzje muszą trwać, jako na ten czas jedynego rzecznika interesów chłopskich i one<text:s/>muszą by<text:span text:style-name="T607">ć</text:span><text:s/>ro<text:span text:style-name="T608">zstr</text:span>zyga<text:span text:style-name="T609">ne.</text:span><text:s/>Spokoju społecznego nie<text:s/><text:span text:style-name="T610">uzys</text:span>kamy przy pustym stole<text:span text:style-name="T611">.</text:span><text:s/><text:span text:style-name="T612">I</text:span><text:s/>nie możemy czekać załatwiając sprawy ekonomiczne na wyniki<text:s/>„okrągłego stołu”<text:span text:style-name="T613">.</text:span><text:s/>Bo<text:s/><text:span text:style-name="T614">m</text:span>y<text:span text:style-name="T615">,</text:span><text:s/><text:span text:style-name="T616">t</text:span>e decyzje protestacyjne... rodzą się z procedurą od grudnia<text:span text:style-name="T617">.</text:span><text:s/><text:span text:style-name="T618">I</text:span><text:s/><text:span text:style-name="T619">m</text:span>usi<text:span text:style-name="T620">m</text:span>y, po prostu na dzień bieżący rząd musi z nami rozmawia<text:span text:style-name="T621">ć</text:span>, a unikać od dwóch miesięcy rozmów,<text:s/><text:span text:style-name="T622">m</text:span>usimy rozstrzygnąć w najbliższych dniach wszystkie zagrożenia ekonomi<text:span text:style-name="T623">c</text:span>zne, jakie są w stosunku do dochodów. Chłop musi już w lutym d<text:span text:style-name="T624">e</text:span>cyzję podjąć ekonom<text:span text:style-name="T625">i</text:span>c<text:span text:style-name="T626">z</text:span>no-p<text:span text:style-name="T627">rod</text:span>ukcyjną. A<text:s/>„stół okrągły”<text:s/><text:span text:style-name="T628">m</text:span>oże być jak Sejm<text:s/><text:span text:style-name="T629">4</text:span><text:s/>lata<text:span text:style-name="T630">.</text:span><text:s/><text:span text:style-name="T631">I</text:span><text:s/>on nie może uzależnić decyzji racjonalnej, gospodarczej od normalnego biegu życia. Chcemy skończyć<text:s/>„okrągły stół”, ale przy pełnym stole, a nie przy pustym.</text:p>
      <text:p text:style-name="P632">I myślę, że kolego Balazs, bym proponował,<text:s/><text:span text:style-name="T633">m</text:span>o<text:span text:style-name="T634">ż</text:span>e<text:span text:style-name="T635"><text:s/></text:span>siąd<text:span text:style-name="T636">ź</text:span>my w czwórkę na okres, kiedy będą klasowe sprawy robotnicze się rozgrywać<text:s/><text:span text:style-name="T637">i</text:span><text:s/>wynegocjujemy sobie, może za godzinę, za dwie, czy za pół godziny jakieś wspólne propozycje. Tak na gorą<text:span text:style-name="T638">c</text:span>o mi się zrodziła ta propozycja.</text:p>
      <text:p text:style-name="P639">Dziękuję bardz<text:span text:style-name="T640">o.</text:span></text:p>
      <text:p text:style-name="P641"><text:span text:style-name="T642">Przewodniczący</text:span>:</text:p>
      <text:p text:style-name="P643">Dziękuję bardzo. Henryk Wujec.</text:p>
      <text:p text:style-name="P644"><text:span text:style-name="T645">Ob. Henryk Wu</text:span><text:span text:style-name="T646">je</text:span><text:span text:style-name="T647">c</text:span>:</text:p>
      <text:p text:style-name="P648">Chci<text:span text:style-name="T649">a</text:span>łbym się tutaj odnieść do przem<text:span text:style-name="T650">ó</text:span>wienia<text:s/><text:span text:style-name="T651">p</text:span>r<text:span text:style-name="T652">ze</text:span>w<text:span text:style-name="T653">od</text:span>ni<text:span text:style-name="T654">c</text:span>ząc<text:span text:style-name="T655">e</text:span>go Sosnowski<text:span text:style-name="T656">e</text:span>go, do te<text:span text:style-name="T657">j</text:span><text:s/>sprawy dramatyczne<text:span text:style-name="T658">j</text:span><text:s/>sytuacji życiowej<text:s/><text:span text:style-name="T659">w</text:span>ielu ludzi i stanowiska wobec tego związków zaw<text:span text:style-name="T660">o</text:span>d<text:span text:style-name="T661">owy</text:span>ch.</text:p>
      <text:p text:style-name="P662">Rzeczywiście<text:s/><text:span text:style-name="T663">t</text:span>a sprawa już była tutaj poruszana<text:span text:style-name="T664">.<text:s/></text:span>Wszyscy zdajemy sobie sprawę, w jak trudnych warunkach żyjemy i że sprawa ta wymaga jakiegoś uregulowania<text:span text:style-name="T665">.</text:span><text:s/><text:span text:style-name="T666">Z</text:span><text:s/>tym, że tutaj trzeba zrozumieć, jak to powinniśmy regulować<text:span text:style-name="T667">.</text:span><text:s/>Nie<text:s/><text:span text:style-name="T668">m</text:span>ożna postępować w ten sposób, że każdy na własną rękę, kto silniejszy będzie brał to co jest dla niego w<text:span text:style-name="T669">ażne,</text:span><text:s/>jakąś podwyżkę dla siebie, tylko wymaga to jakoś podejścia łącznego, całościowego<text:span text:style-name="T670">.</text:span><text:s/>Taką propozycję nasza delegacja złożyła na zespole gospodarczym, propozycję indeksacji<text:span text:style-name="T671">.</text:span><text:s/>Ona jest teraz dyskutowana<text:s/><text:span text:style-name="T672">i</text:span><text:s/>być może zostani<text:span text:style-name="T673">e</text:span><text:s/>również pr<text:span text:style-name="T674">z</text:span>yj<text:span text:style-name="T675">ę</text:span>ta przez kolegów z OPZZ<text:span text:style-name="T676">.</text:span><text:s/>Byłaby ta propozycja jakiegoś kompleksowego rozwiązania w tej chwili problemu zrekompensowania skutków podwyżek<text:span text:style-name="T677">.</text:span></text:p>
      <text:p text:style-name="P678"><text:span text:style-name="T679">I</text:span><text:s/>wobe<text:span text:style-name="T680">c</text:span><text:s/>tego, jeżeli chciałoby się tak to właśnie rozwiązać, to uważam, że w tej chwili należałoby w jakiś sposób poczekać te parę tygodni, żeby - a może nawet krócej - żeby te sprawy rozwiąza<text:span text:style-name="T681">ć.</text:span><text:s/><text:span text:style-name="T682">W</text:span><text:s/>tej sprawie<text:s/><text:soft-page-break/>apelował Lech Wałęsa - 6 tygodni spokoju<text:span text:style-name="T683">.</text:span><text:s/>Również Kra<text:span text:style-name="T684">jo</text:span>wa Komisja Wykonawcza na spotkaniu swoim 1<text:span text:style-name="T685">4</text:span><text:s/>lutego powiedziała, że uważamy że w ciągu najbliższych 6 tygodni należy dążyć do zmniejszania napięć społecznych<text:span text:style-name="T686">.</text:span><text:s/>Wymaga to, aby w tym okresie władze nie dokonywały podwyżek cen, a dyrekcje przedsiębiorstw nie podejmowały decyzji płacowych bez uzgodnienia z<text:s/><text:span text:style-name="T687">„</text:span><text:span text:style-name="T688">S</text:span>olidarnością”<text:s/>i innymi związkami zawodowymi oraz samorządem pracowniczym.<text:s/>To jes<text:span text:style-name="T689">t</text:span><text:s/>nasze stanowisk<text:span text:style-name="T690">o</text:span>. Nie us<text:span text:style-name="T691">ł</text:span>ysz<text:span text:style-name="T692">e</text:span>liśmy podobn<text:span text:style-name="T693">e</text:span>go stanow<text:span text:style-name="T694">i</text:span>ska ze strony OPZ<text:span text:style-name="T695">Z.</text:span><text:s/><text:span text:style-name="T696">W</text:span>r<text:span text:style-name="T697">ę</text:span>c<text:span text:style-name="T698">z</text:span><text:s/>przeciwnie, zdaje się<text:span text:style-name="T699">,</text:span><text:s/>że w tej chwili następuje pewnego właśnie rodzaju licytacja ż<text:span text:style-name="T700">ą</text:span>da<text:span text:style-name="T701">ń.</text:span><text:s/>Nie chciałbym być gołosłown<text:span text:style-name="T702">y</text:span>, dlate<text:span text:style-name="T703">g</text:span>o chciałbym przytoczyć tu stanowisko zajęte pr<text:span text:style-name="T704">z</text:span>e<text:span text:style-name="T705">z</text:span>... u nas w naszym r<text:span text:style-name="T706">e</text:span>gionie, przez Zarząd Niezależnego Samorządnego Związku Zawodowego Pracowników Kombinatu Instalacji Sanitarnych z 8 lutego, który mówi w ten sposób:<text:s/>„Równocześnie biorąc pod uwagę panujący stopień inflacji, co obniżyło generalnie wartość płac pracowników kombinatu, Zarząd żąda przeprowad<text:span text:style-name="T707">z</text:span>e<text:span text:style-name="T708">n</text:span>ia podwyżek płac w granicach 25 tys<text:span text:style-name="T709">.</text:span><text:s/>zł. To jest suma, którą pan przewodn<text:span text:style-name="T710">ic</text:span>zący wymienił - na jednego zatrudnionego miesięcznie w terminie do dnia 28 lutego<text:span text:style-name="T711">.</text:span><text:s/>W razie niespełnienia powyższych warunków Zarząd Związku skorzysta z uprawnień<text:span text:style-name="T712"><text:s/></text:span>wynikłych z ustawy o związkach zawodowyc<text:span text:style-name="T713">h</text:span>, rozd<text:span text:style-name="T714">z</text:span>ia<text:span text:style-name="T715">ł</text:span><text:s/>5”<text:span text:style-name="T716">.</text:span><text:span text:style-name="T717"><text:s/></text:span>Jak pamiętamy, rozdział<text:s/><text:span text:style-name="T718">5</text:span>, j<text:span text:style-name="T719">e</text:span>st to rozdział o prz<text:span text:style-name="T720">e</text:span>prowadzaniu strajków<text:span text:style-name="T721">.</text:span><text:s/>Tu jest powiedziane tak ogólnie, enigmatycznie o rozdziale 5<text:span text:style-name="T722">,</text:span><text:s/><text:span text:style-name="T723">a</text:span><text:s/>bezpośrednio pracownikom kombinatu instalacji sanitarnych mówi się, że zrobimy strajk o 25 tys.</text:p>
      <text:p text:style-name="P724">Tam jest na szczęście inna organizacja<text:s/>„Solidarności”<text:s/>i ona kontroluje sytuację<text:span text:style-name="T725">.</text:span><text:s/>Ale przecież nie<text:s/><text:span text:style-name="T726">m</text:span>oże tego robić w nieskończoność. W którymś momencie trzeba zrozumieć,<text:s/><text:span text:style-name="T727">ż</text:span>e jeśli są takie żądania, również i<text:s/>„Solidarnoś<text:span text:style-name="T728">ć</text:span>”<text:s/>nie moż<text:span text:style-name="T729">e<text:s/></text:span>mówić, że<text:s/>bądźcie<text:s/>w spokoju. Też musi w jaki<text:span text:style-name="T730">ś</text:span><text:s/>sposób to wyzwanie podjąć.</text:p>
      <text:p text:style-name="P731">Dlatego uważam,<text:s/><text:span text:style-name="T732">ż</text:span>e tu powinna być ze strony OPZZ może większa kontrola nad organizac<text:span text:style-name="T733">j</text:span>ami terenowymi. Tego nie wiem. Większa odpowiedzialność za to co się dzieje, dlatego, że w przeciwnym wypadku następują takie sytuacje,<text:s/>jak np.<text:s/><text:span text:style-name="T734">w</text:span><text:s/>Bełchatowie, jak<text:s/><text:span text:style-name="T735">w</text:span><text:s/>Łaziskach, jak<text:s/><text:span text:style-name="T736">w</text:span><text:s/>Piotrkowie Trybunalskim, że zaczynają strajk zało<text:span text:style-name="T737">g</text:span>i, których większość jest członków OPZZ, później tracą nad tym kontrolę i potrzebna jest wtedy jakaś pomoc właśnie<text:s/>„Solidarności”, żeby sytuację opanować<text:span text:style-name="T738">.</text:span></text:p>
      <text:p text:style-name="P739">Tutaj minister Kwiatkowski zacytował teleks<text:span text:style-name="T740">...<text:s/></text:span>Kwaśniewski, przepraszam bardzo, teleks przysłany przez Związek Zawodowy z W<text:span text:style-name="T741">oj</text:span>ewódzk<text:span text:style-name="T742">ie</text:span>go Przedsiębior<text:span text:style-name="T743">st</text:span>wa Komunikacji Miejskiej w Pi<text:span text:style-name="T744">o</text:span>trkowie Trybunalskim<text:span text:style-name="T745">.</text:span><text:s/>Wie<text:span text:style-name="T746">m</text:span>y, prasa o tym podawała, że był to strajk w jakiś sposób kontrolowany przez OPZZ,<text:s/>„Solidarność”<text:s/>się do tego nie mieszała<text:span text:style-name="T747">.</text:span><text:s/>My otrzymaliśmy oświadczenie komitetu strajkowego właśnie tego W<text:span text:style-name="T748">oj</text:span>ewódzkiego Przedsiębiorstwa Komunikacji Miejskiej w Piotrkowie Trybunalskim, które mówi, że po przeprowadzonych rozmowach z przedstawicielami załóg wszystkich zakładów<text:s/><text:span text:style-name="T749">W</text:span>PKM komitet strajkowy wnosi wotum nieufności i jednocześnie wyklucza z komitetu strajkowego członka togo komit<text:span text:style-name="T750">e</text:span>tu<text:span text:style-name="T751">,</text:span><text:s/>ob. Adama Kamińskieg<text:span text:style-name="T752">o</text:span>, przewodniczącego Związku Zawodowego<text:s/><text:span text:style-name="T753">W</text:span>PKM w Piotrkowie Trybunalskim. Powyższa decyzja została podjęta z powodu: 1 -<text:s/>p<text:span text:style-name="T754">odej</text:span>m<text:span text:style-name="T755">ow</text:span>ania<text:s/>działań bez por<text:span text:style-name="T756">oz</text:span>um<text:span text:style-name="T757">ie</text:span>nia<text:s/><text:span text:style-name="T758">z</text:span><text:s/>komite<text:span text:style-name="T759">te</text:span>m strajkowym w czasie trwania strajku, 2 - podejmowania działań godzących w dobro interesu załogi,<text:s/><text:span text:style-name="T760">3</text:span><text:s/>- wprowadzenia zdezorientowania w szeregi strajkujących.</text:p>
      <text:p text:style-name="P761">Są potom kolejne ośw<text:span text:style-name="T762">i</text:span>adczenia tego komitetu strajkoweg<text:span text:style-name="T763">o</text:span>, domagającego się od dyrekcji przy<text:span text:style-name="T764">st</text:span>ąp<text:span text:style-name="T765">ie</text:span>nia do rozmów i zawarcia por<text:span text:style-name="T766">oz</text:span>um<text:span text:style-name="T767">ie</text:span>nia.</text:p>
      <text:p text:style-name="P768">Chciałbym powiedzieć coś takiego, że trz<text:span text:style-name="T769">e</text:span>ba z t<text:span text:style-name="T770">y</text:span>m<text:span text:style-name="T771"><text:s/></text:span>uważać po prostu. Jest takie powiedzenie, kto sieje wiatr, ten zbiera burzę.<text:s/><text:span text:style-name="T772">W</text:span><text:s/>zakładach,<text:s/><text:span text:style-name="T773">w</text:span><text:s/>których jest silna<text:s/>„Solidarność”<text:s/>nie<text:s/><text:span text:style-name="T774">ma</text:span><text:s/>strajków<text:span text:style-name="T775">.</text:span><text:s/>J<text:span text:style-name="T776">e</text:span>st to sytuacja<text:s/><text:soft-page-break/>kontrolowana. Strajki wybuchają tam<text:span text:style-name="T777">,</text:span><text:s/>gdzi<text:span text:style-name="T778">e</text:span><text:s/>w<text:span text:style-name="T779">ł</text:span>aśni<text:span text:style-name="T780">e</text:span><text:s/>ta<text:s/>„Solidarność<text:span text:style-name="T781">”</text:span><text:s/><text:span text:style-name="T782">j</text:span>est słaba. Ale często<text:s/><text:span text:style-name="T783">ob</text:span>r<text:span text:style-name="T784">aca</text:span><text:s/>si<text:span text:style-name="T785">ę</text:span><text:s/>to właśnie przeciwko inicjatorom tych strajków<text:span text:style-name="T786">.</text:span></text:p>
      <text:p text:style-name="P787">Tak że wydaje mi si<text:span text:style-name="T788">ę</text:span>, że powinna być<text:s/><text:span text:style-name="T789">z</text:span><text:s/>t<text:span text:style-name="T790">e</text:span>j strony również, ze strony OPZZ, pewne jakieś poczucie odpowiedzialności za to.</text:p>
      <text:p text:style-name="P791">Teraz, jak tą sprawę rozwiązać?<text:s/><text:span text:style-name="T792">U</text:span>ważam, że tu interesy załóg, niezależnie od tego, kto należy do jakiego związku, są wspólne i wspólnie te sprawy można byłoby rozwiązać<text:span text:style-name="T793">.</text:span><text:s/>Ale w tym c<text:span text:style-name="T794">e</text:span>lu przede wszystkim potrzebne jest nasze legalne istnienie. My nie możemy rozwiązywa<text:span text:style-name="T795">ć</text:span><text:s/>problemów, jeżeli istniejemy nielegalnie, jeśli na dyrekcji trzeba wymuszać rozmowy z<text:s/>„Solidarnością<text:span text:style-name="T796">”</text:span><text:span text:style-name="T797">.</text:span></text:p>
      <text:p text:style-name="P798">Dlatego też wydaje mi się, że w tej chwili biorąc pod uwagę dra<text:span text:style-name="T799">m</text:span>atyzm sytuacji, to że my tu nie możemy długo obradowa<text:span text:style-name="T800">ć</text:span>, ludzie oczekują od nas konkretnych rozwiązań, powinniśmy tutaj szybko dojś<text:span text:style-name="T801">ć</text:span><text:s/>do tego, żeby te propozycje, które myśmy tutaj złożyli, d<text:span text:style-name="T802">ot</text:span>yczące po prostu formu<text:span text:style-name="T803">ł</text:span>y legalizacji<text:s/>„Solidarności”, zostały tutaj przedysk<text:span text:style-name="T804">uto</text:span>wane, zaakceptowane przynajmniej przez<text:s/>Zespół ds<text:span text:style-name="T805">.</text:span><text:s/>Pluralizmu<text:s/>Związkowego, żebyśmy mieli już konkretne rozwiązania. P<text:span text:style-name="T806">o</text:span><text:span text:style-name="T807">t</text:span>em, gdybyśmy mogli istnieć już legalnie jako<text:s/>„Solidarność”<text:s/>wówczas przystępu<text:span text:style-name="T808">je</text:span>my do kolejnych punktów, do sprawy tych komisji m<text:span text:style-name="T809">ię</text:span>dzyzwiązkowych, do sprawy zabezpieczeń itd. Trudno nam w tej chwili podejmować jakieś zobowiązania w sytuacji, kiedy jest nasze istnienie kwestionowane.</text:p>
      <text:p text:style-name="P810">Chciałbym zakończyć w ten sposób, że<text:s/><text:span text:style-name="T811">wydaje</text:span><text:s/>mi się, że jeśliby to było możliwe, należałoby dzisiaj posunąć sprawę kwestii właśnie legalizacji<text:s/>„<text:span text:style-name="T812">S</text:span>olidarnośc<text:span text:style-name="T813">i</text:span>”, rejestracji naszego związku, przedyskutowania tych propozycji<text:span text:style-name="T814">.</text:span></text:p>
      <text:p text:style-name="P815">Słyszeliśmy tutaj taką odpowiedź, że są to sprawy skomplikowane i trudne<text:span text:style-name="T816">.</text:span><text:s/>Ale trudno mi wierzyć, żeby tak potężny związek jak OPZZ, który liczy zdaniem<text:s/><text:span text:style-name="T817">O</text:span>PZ<text:span text:style-name="T818">Z</text:span><text:s/>7 mln członków, nie miał kilku prawników, którzy by mogli tą sprawę przygotować, zwłaszcza, że myśmy to złożyli wcześniej przecież na kilka dni<text:span text:style-name="T819">.</text:span><text:s/>Tak że można było tutaj przygotować odpow<text:span text:style-name="T820">i</text:span>edź. To nie jest sprawa tak bardzo skomplikowana<text:span text:style-name="T821">.</text:span><text:s/>Jesteśmy słabszym związkiem, a jednak jakoś tutaj się do tego przygotow<text:span text:style-name="T822">uj</text:span>emy<text:span text:style-name="T823">.<text:s/></text:span>Więc uważam, że w tej chwili na tej sali mogą zapaść decyzje i powinny<text:span text:style-name="T824">.</text:span></text:p>
      <text:p text:style-name="P825">Dziękuję<text:span text:style-name="T826">.</text:span></text:p>
      <text:p text:style-name="P827"><text:span text:style-name="T828">Przewodniczący</text:span>:</text:p>
      <text:p text:style-name="P829">Przepraszam, musimy głos dać najpierw przewodniczącemu Sosnowskiemu, a potem...</text:p>
      <text:p text:style-name="P830"><text:span text:style-name="T831">Minister Romuald Sosnowski</text:span>:</text:p>
      <text:p text:style-name="P832">Dzięku<text:span text:style-name="T833">ję</text:span><text:s/><text:span text:style-name="T834">ser</text:span>d<text:span text:style-name="T835">ec</text:span>znie. Oczywiście nie chodzi tutaj o replikę, bo nie w tym sprawa. Jest bardzo, nam dzisiaj tu kolega mówił o jednej informacji... Mor<text:span text:style-name="T836">fe</text:span>o, Sandra, Syntex, Zarzewie lub już działające strajki, polegające na przebiciu podpisanych porozumień płacowych przez Związek Zawodowy Przemysłu Lekkiego. I można tak, ale przecież nie o takie w<text:span text:style-name="T837">yl</text:span>iczanki chodzi. Ja miałem przyjemność rozmawiać z przedstawicielami komitetu strajkowego w poniedziałek rano z Piotrkowa.<text:s/>Jeden kolegów był ze znaczkiem<text:s/>„Solidarności”, jeden ze związku zawodowego, byli także ludzie nie należący do zw<text:span text:style-name="T838">ią</text:span>zku.</text:p>
      <text:p text:style-name="P839">Przyjechali koledzy z prośbą o pomoc. W tym momencie zdawać by się mogło, że jest wszystko w porządku. Załoga po prostu zdeterminowana pewnymi postawami i odmową rozmów protestowała. Umożliwiliśmy kolegom dostęp do kilku resortów. Tzn., po prostu jeden z naszych wiceprzewodniczących pojechał, żeby przekazali swoje zastrzeżenia, co do warunków stawianych przez Urząd Wojewódzki. Ja<text:s/><text:soft-page-break/>się zgadzam z tym, co powiedział minister Kwaśniewski, jeśli chodzi, że to jest sprawa zakładów pracy, bo to jest oczywiste. Albo reforma, to wobec tego zakłady pracy. Ale już jak jestem przy temacie komunikacji miejskiej to w tym momencie jeszcze nie całkowicie zakłady pracy. Spór się ciągnie od roku. Nie został wykonany z podpisanego porozumienia między resortem a związkiem zawodowym - myślę o Federacji Pracowników Transportu - jeden z punktów, który jest powodem konfl<text:span text:style-name="T840">i</text:span>ktu. Natomiast on w<text:span text:style-name="T841">yb</text:span>ucha różnie<text:s/>i wybucha tak, jak to obserwujemy. Jesteśmy także zaniepoko<text:span text:style-name="T842">je</text:span>ni.</text:p>
      <text:p text:style-name="P843"><text:span text:style-name="T844">W</text:span><text:s/>przyszłym tygodniu mamy posiedzenie Rady OPZZ i chcielibyśmy jako pierwszy punkt postawić te sprawy, co zrobić, żeby niestety, z trochę innej pozycji<text:s/><text:span text:style-name="T845">-</text:span><text:s/>ja zwracam uwagę na to, co ja powiedziałem w swoim oświadczeniu.<text:s/><text:span text:style-name="T846">M</text:span>y nie możemy nic ani nakazać, ani zakładać związkowi, tak<text:s/><text:span text:style-name="T847">ż</text:span>eśmy się s<text:span text:style-name="T848">fo</text:span>rmułowali, że jesteśmy tylko organem przedstawicielskim, w żadnym wypadku nie mamy władczych w stosunku do struktur u nas zrzeszonych, a nie podległych i to jest, że tak powiem sprawa, która oczywiście wyrosła na kanwie demokracji, ale która nas usytuowała jako OPZZ, tak.</text:p>
      <text:p text:style-name="P849">Dlatego nie można mówić o związku OPZZ w zakładzie, bo jest to niezależny, samorządny związek zawodowy i posiadający osobowość prawną. Wobec tego może on występować jako strona, nie oglądając się ani na federację, która jest dobrowolnym zrzeszeniem, ani na OPZZ. Także tyle gwoli wyjaśnienia.</text:p>
      <text:p text:style-name="P850">Natomiast zastanawiam się, że jeżeli będziemy dalej ćwiczyli w ten sposób, to propozycja byłaby taka, żeby jednak utworzyć Związek Zawodowy uczestników<text:s/><text:span text:style-name="T851">„</text:span>okrągłego stołu”<text:s/>w trosce o przestrzeganie praw związkowych, 8-godzinny dzień pracy i szereg innych rzeczy, bo ja się boję, że my niedługo faktycznie wszyscy będziemy ledwo chodzili.<text:s/>I proponowałbym po ewentualnym głosie, tę przerwę.</text:p>
      <text:p text:style-name="P852"><text:span text:style-name="T853">P</text:span><text:span text:style-name="T854">rz</text:span><text:span text:style-name="T855">ewodnicząc</text:span><text:span text:style-name="T856">y</text:span><text:span text:style-name="T857">:</text:span></text:p>
      <text:p text:style-name="P858">Więc jako ostatni przed przerwą, Alojzy Pietrzyk.</text:p>
      <text:p text:style-name="P859"><text:span text:style-name="T860">Ob. Alojzy Pietrzyk:</text:span></text:p>
      <text:p text:style-name="P861">Alojzy Pietrzyk.</text:p>
      <text:p text:style-name="P862">Akurat wbrew temu, co zostało publicznie oświadczone odnośnie Huty<text:s/>„Łaziska”<text:s/>oświadczam, że byłem tam w roli negocjatora z obydwu stron, byłem z mgr Morawskim<text:s/><text:span text:style-name="T863">-</text:span><text:s/>doradcą stołu górniczego. Zastałem sytuację - było to w sobotę 11-go o godz. 7.30. Zaproszony oczywiście przez przedstawicieli Komitetu Str<text:span text:style-name="T864">aj</text:span>kowego.</text:p>
      <text:p text:style-name="P865">Zastałem tam sytuację skłócenia komitetu strajkowego z dyrektorem. Po rozmowie z komitetem strajkowym doprowadziłem do tego, że wspólnie zasiadł dyrektor do stołu, i sekretarz, i oczywiście przewodniczący związku zawodowego OPZZ po stronie dyrekcji, co raczej było nie tak jak powinno by<text:span text:style-name="T866">ć</text:span><text:s/>moim zdaniem.</text:p>
      <text:p text:style-name="P867">Oświadczyłem, że Lech Wa<text:span text:style-name="T868">ł</text:span>ęsa zaapelował o 6 tygodni spokoju.<text:s/>„Solidarnoś<text:span text:style-name="T869">ć</text:span>”<text:s/>nie popiera żadnych strajków, jestem za spokojem. I ja tej akcji też nie popieram. Pomimo tego, zgodzono się, żebym był mediatorem w tej... w tym konflikcie.</text:p>
      <text:p text:style-name="P870">Co się okazuje dalej? Dyrektor stwierdził, że faktycznie<text:span text:style-name="T871"><text:s/></text:span>jeżeli on jest przyczyną tego konfliktu poddaje się do dymisji.</text:p>
      <text:p text:style-name="P872">Strona strajkująca nie potwierdziła tego, dyrektor oczywiście nie poddał się do dymisji, następuje dalszy fakt. Chodzi o 150<text:span text:style-name="T873">%</text:span><text:s/>tej podwyżki płacowej. Wyliczyli sobie ci strajkujący, że ich stawka faktycznie - bo wrócę się trochę do tyłu, zarobki bardzo niskie, nieludzkie warunki pracy, wyliczyli sobie średnią 140 zł na<text:s/><text:soft-page-break/>godzinę i dyrektor twierdzi, że może już dać 75 zł do tego. A jeżeli otrzyma przepisy, które miały być opublikowane w Rzeczypospolit<text:span text:style-name="T874">ej,</text:span><text:s/>to jest w stanie im dać nawet więcej, jeżeli ekonomicznie, kondycja<text:s/>ekonomiczna tej huty będzie taka... jest w stanie im dać nawet więcej. Tak stwierdzał dyrektor.</text:p>
      <text:p text:style-name="P875">Stanęło na tym, że strajkujący chcą 100 zł na już, zawieszają akcję strajkową i ja też apelowałem do nich i doradca tak samo, żeby tą akcję zawiesić, bo doradca stwierdził, że faktycznie jego rola tu jest spełniona, bo strajkujący chcieli, żeby on potwierdził, czy faktycznie dyrektor mówi prawdę względem ekonomicznej sprawy.</text:p>
      <text:p text:style-name="P876">Okazało się, że tak... i następuje moment taki, że praktycznie rzecz biorąc już mogło dojść do podpisania porozumienia i ktoś wrzuca Trybunę Robotniczą na salę, w której są wyliczenia nieprawdziwe dyrektora.<text:s/><text:span text:style-name="T877">W</text:span><text:s/>tej samej Trybunie w poniedziałek ukazuje się sprostowanie, że to były wyliczenia tylko dziennikarzy i że dziennikarze się pomylili. Spowodowało to, że dwa dni dłużej trwał strajk.</text:p>
      <text:p text:style-name="P878">I w sytuacji, kiedy komitet strajkowy z dyrektorem negocjuje, ja wychodzę, bo twierdzę, że jestem w tym konflikcie bezstronny, nie chcę przeszkadzać, wy<text:span text:style-name="T879">sz</text:span>ed<text:span text:style-name="T880">łe</text:span>m<text:s/><text:span text:style-name="T881">n</text:span>a korytarz, rozmawiałem z grupą około 500 pracowników tej huty. Niesamowite żale, niesamowite żale, wręcz bezbronność na to wszystko. Stwierdzenie, że przewodniczący dorwał się do koryta i jest mu dobrze. Bezbronni pracownicy w tym zakładzie, na 1 700 zatrudnionych, 1 200 w OPZZ.</text:p>
      <text:p text:style-name="P882">Nie chcę, żeby to było poczytane z kolei zaś, że to jest atak na OPZZ. Niestety, stwierdzam jednoznacznie, taka jest sytuacja robotników w zakładach obecnie.</text:p>
      <text:p text:style-name="P883">I w związku z tym stwierdzam, że tylko szybkie wprowadzenie pluralizmu związkowego i danie możliwości pracownikom wyboru związku zawodowego i swoich przedstawicieli, kt<text:span text:style-name="T884">ó</text:span>rzy</text:p>
      <text:p text:style-name="P885">by mogli<text:s/><text:span text:style-name="T886">z</text:span><text:s/>kolei wiele konfliktów i spraw toczących się pracowników rozwiązywać dużo wcześni<text:span text:style-name="T887">ej,</text:span><text:s/>daje tu możliwość, że no niestety, a obecnie atmosfera jest podsycana w bardzo różny sposób, bardzo różny sposób w zakładach, i szczególnie w zakładach takich, gdzie robotnicy mają faktycznie niesamowicie ciężkie warunki pracy i z kolei dużo zaniedbań tam jest ze strony obrony tych pracowników przed rażącymi niesprawiedliwościami ze strony administrac<text:span text:style-name="T888">ji</text:span><text:s/>tych zakładów.</text:p>
      <text:p text:style-name="P889">Dziękuję.</text:p>
      <text:p text:style-name="P890"><text:span text:style-name="T891">Przewodni</text:span><text:span text:style-name="T892">cz</text:span><text:span text:style-name="T893">ąc</text:span><text:span text:style-name="T894">y</text:span><text:span text:style-name="T895">:</text:span></text:p>
      <text:p text:style-name="P896">Jeszcze przed przerwą pan minister.</text:p>
      <text:p text:style-name="P897"><text:span text:style-name="T898">Ob. Aleksander Kwaśniewski</text:span>:</text:p>
      <text:p text:style-name="P899"><text:span text:style-name="T900">M</text:span>am do wyjaśnienia jedną sprawę, ponieważ te stenogramy zapewne przejdą do historii, w związku z tym chodzi o to, żeby wszystkie fakty się w nich zgadzały.</text:p>
      <text:p text:style-name="P901">Jeśli chodzi o sprawę transportu miejskiego. Jest prawdą, iż w marcu ubiegłego roku było porozumienie między Ministerstwem Komunikacji a tą<text:s/>Federacją i był tam zapisany punkt trzeci, dotyczący kwestii płacowych oraz pewnych systemowych ulg, jakie miały być udzielone.</text:p>
      <text:p text:style-name="P902">Jest również prawdą, że w międzyczasie z<text:span text:style-name="T903">m</text:span>ienił się system tych ulg, jak choćby kwestia słynnego podat<text:span text:style-name="T904">k</text:span>u od wypłat ponadnormatywnych wynagrodzeń.</text:p>
      <text:p text:style-name="P905">Natomiast w związku z tymi zmianami została udzielona odpowiedź Federacji w styczniu. Natomiast niestety ta odpowiedź przekazana oficjalnie nie została przekazana niżej do organizacji w przedsiębiorstwach i rezultat dzisiaj taki jest, że nie ma pewnej jasności w tychże przedsiębiorstwach, co<text:s/><text:soft-page-break/>wynika po prostu z nieprzek<text:span text:style-name="T906">az</text:span>ania odpowiedzi przez przewodniczącego, czy przez<text:s/>Federację<text:s/>Związku<text:s/>Zawodowego<text:s/>Komunikacji<text:s/>Miejskiej PRL.</text:p>
      <text:p text:style-name="P907">Ulgi systemowe, jak chociażby zwolnienie z opłat dywidend zostały utrzymane. Inne, których już nie ma, bo systemowo ich nie ma, no to oczywiście jest kwestia jakby historyczna.</text:p>
      <text:p text:style-name="P908">Natomiast wszystkie sprawy płacowe nie są rozstrzygane tym porozumieniem, a jedynie w układzie między poszczególnymi przedsiębiorstwam<text:span text:style-name="T909">i</text:span><text:s/>a organem założy<text:span text:style-name="T910">ci</text:span>elskim, jakimi jest albo<text:s/>Prezydent, albo<text:s/>Wojewoda, bądź innego rodzaju instytucja. Także tu jest ten zarzut, czy operowanie za<text:span text:style-name="T911">rz</text:span>u<text:span text:style-name="T912">t</text:span>em, że nie jest spełniony punkt trzeci, jest po prostu<text:s/>niepełne, ponieważ zmieniły się warunki i to trzeba przenieść właśnie na szczebel właściwy dla tego sporu.</text:p>
      <text:p text:style-name="P913">Natomiast żałujemy bardzo jako rząd, że ta informacja, która została w<text:s/>Federacji udzielona, nie została przekazana niżej, aby uniknąć wielu nieporozumień, które od wczorajszego posiedzenia w Łodzi są wyjaśniane. Tylko że jest to już za późno i w sytuacji wielu działań strajkowych czy protestacyj<text:span text:style-name="T914">n</text:span>yc<text:span text:style-name="T915">h</text:span><text:s/>j<text:span text:style-name="T916">ak</text:span>i<text:span text:style-name="T917">e</text:span><text:s/>zostały podjęte.</text:p>
      <text:p text:style-name="P918">Dziękuję bardzo.</text:p>
      <text:p text:style-name="P919"><text:span text:style-name="T920">P</text:span><text:span text:style-name="T921">rz</text:span><text:span text:style-name="T922">ewodnicząc</text:span><text:span text:style-name="T923">y</text:span><text:span text:style-name="T924">:</text:span></text:p>
      <text:p text:style-name="P925">Dziękuję bardzo.</text:p>
      <text:p text:style-name="P926">Proszę Państwa! Więc chciałem zarządzić przerwę o<text:s/><text:span text:style-name="T927">5</text:span><text:s/>minut dłuższą na dwa papierosy, to znaczy do 11.35.</text:p>
      <text:p text:style-name="P928">/<text:span text:style-name="T929">Przerwa</text:span>/.</text:p>
      <text:p text:style-name="P930"/>
      <text:p text:style-name="P931">/<text:span text:style-name="T932">Po</text:span><text:s/>przer<text:span text:style-name="T933">wi</text:span>e/.</text:p>
      <text:p text:style-name="P934"><text:span text:style-name="T935">Przewodni</text:span><text:span text:style-name="T936">cz</text:span><text:span text:style-name="T937">ą</text:span><text:span text:style-name="T938">c</text:span><text:span text:style-name="T939">y</text:span><text:span text:style-name="T940">:</text:span></text:p>
      <text:p text:style-name="P941"><text:span text:style-name="T942">Wz</text:span>na<text:span text:style-name="T943">wi</text:span>amy n<text:span text:style-name="T944">a</text:span>sze obrady.</text:p>
      <text:p text:style-name="P945">Ja<text:s/><text:span text:style-name="T946">b</text:span>ym chciał ze swej strony odpowiedzieć na niektóre sprawy poruszone przez pana ministra Kwaśniewskiego na niektóre, sądzę, że sprawy te takie bardziej konkretne czy szczegółowe to znaczy -sprawa rolników indywidualnych i sprawa wspólnej reprezentacji, jakby proponował bym, żeby potem szczególnie zostały rozważone przy czym jeśli chodzi o sprawę wspólnej reprezenta<text:span text:style-name="T947">cji</text:span><text:s/>oczekiwalibyśmy tutaj, że koledzy o OPZ<text:span text:style-name="T948">Z</text:span><text:s/>zajmą pierwsi stanowisko p<text:span text:style-name="T949">o</text:span>ni<text:span text:style-name="T950">e</text:span>w<text:span text:style-name="T951">aż</text:span><text:s/>to przede wszystkim oni tę sprawę wsuwali swego czasu.<text:s/><text:span text:style-name="T952">M</text:span>y się do tego dos<text:span text:style-name="T953">t</text:span>os<text:span text:style-name="T954">uje</text:span>m<text:span text:style-name="T955">y.</text:span><text:s/>Natomiast chciałbym na inne poruszone przez pana ministra Kwaśnie<text:span text:style-name="T956">ws</text:span>kiego sprawy spróbować odpowie<text:span text:style-name="T957">dz</text:span>ieć. Pier<text:span text:style-name="T958">ws</text:span>za kwestia to jest legalizacja czy relegaliza<text:span text:style-name="T959">cj</text:span>a?</text:p>
      <text:p text:style-name="P960">Po pierwsze chciałbym prosić, żeby nie przywiązywać wagi do pomyłek językowych, których to pomyłek używa się po różnych stronach i w różnych debatach, w trakcie tego, my mówimy o legalizacji. Gdybyśmy domagali się delegalizacji to byłoby wtedy, gdybyśmy żądali czy postulowali anulowanie tego przepisu w ustawie, który dokonał delegaliza<text:span text:style-name="T961">cji</text:span><text:s/>związku. Ponieważ do tej sprawy nie wracamy, zatem mówimy o legalizacji.</text:p>
      <text:p text:style-name="P962">Sprawa druga<text:s/><text:span text:style-name="T963">-</text:span><text:s/>sprawa tej umowy społecznej, żeby nie było nieporozumień chci<text:span text:style-name="T964">a</text:span>łbym powiedzieć, że ja rozumiem, bo używa się też tego pojęcia tak ogólnie i powiedzmy mało precyzyjnie, więc żeby to nie budziło potem jakichś nieporozumień<text:span text:style-name="T965">,</text:span><text:s/>bałbym się tego, my rozumiemy przez to rezultaty<text:s/>„okrągłego s<text:span text:style-name="T966">t</text:span>ołu”,<text:s/><text:span text:style-name="T967">a</text:span><text:s/>nie żaden jakiś szczególny dokument, o jakimś innym</text:p>
      <text:soft-page-break/>
      <text:p text:style-name="P968">rozumieniu tego można będzie mówić dopiero wtedy, kiedy związek nasz legalnie będzie istniał. Natomiast rozumiemy przez to rezultaty<text:s/>„okrągłego stołu”<text:s/>przy czym w kwestii tych samoograniczeń już wypowiadaliśmy się, można powiedzieć, że w pewnym sensie już praktykujemy te samoograniczenia w ostatnim okresie poprzez nasze wystąpienia, zwracając się do ludzi, k<text:span text:style-name="T969">t</text:span>órzy mają przecież uzasadnione postulaty dotyczące i sytuacji życiowej, ażeby rozumieli całą sytuację kraju, ażeby dali szanse<text:s/>„okrągłemu stołowi”<text:s/>i uwzględniali ogólną sytuacją kraju.</text:p>
      <text:p text:style-name="P970">Myślę, że można będzie o tym mówić w zależności od wyników prac zespołu gospodarczego i polityki społecznej, że jakby tam przede wszystk<text:span text:style-name="T971">i</text:span>m ta sp<text:span text:style-name="T972">ra</text:span>w<text:span text:style-name="T973">a</text:span><text:s/>będzie si<text:span text:style-name="T974">ę<text:s/></text:span>rozstrzygać.<text:s/>I wreszcie trzecia sprawa to znaczy tego<text:s/><text:span text:style-name="T975">de</text:span>mokratycznego otoczenia, w którym będzie pluralizm związków zawodowych. Do tych elementów, które pan wymienił chciałbym jeszcze jeden dorzucić, który uważam za ważny. Ja rozumiem ten pewien pakiet, o którym była mowa zwłaszcza to, że je<text:span text:style-name="T976">śl</text:span>i chodzi o rozwiązania ustawowe byłoby to<text:s/><text:span text:style-name="T977">z</text:span>adecydowane równocześnie przez Sejm, ale sądzę że jeszcze jeden ważny bardzo element w tym pakiecie tego demokratycznego otoczenia trzeba dostrzec, od którego realizacji też bardzo wiele będzie zależało, mam na myśli sprawę środków masowego przekazu, uspołecznienia, jakich kroków w kierunku uspołe<text:span text:style-name="T978">cz</text:span>nienia szerszego udostępnienia środków masowego przekazu, gdyż opinia publiczna nie tylko parlament przypominam tytuł książki prof. Jabłońskiego<text:s/><text:span text:style-name="T979">„</text:span>Opinia, parlament, prasa”, więc oprócz parlamentu, związków, stowarzyszeń opinia jest także ważna i możliwość oddziaływania na nią będzie bardzo istotnym elementem tego demokratycznego otoczenia przyszłego w przebudowanym systemie społeczno-politycznym w Polsce<text:span text:style-name="T980">.</text:span></text:p>
      <text:p text:style-name="P981">Wi<text:span text:style-name="T982">ę</text:span>c to byłyby te elementy, na któr<text:span text:style-name="T983">e</text:span><text:s/>chciałem odpowiedzieć. Chciałem się też ustosunkować to propozycji kolegi Sosnowskiego w sprawie tego mieszanego zespołu.<text:s/><text:span text:style-name="T984">O</text:span>tóż to nie są sprawy prawne wyłącznie<text:span text:style-name="T985">,</text:span><text:s/>ich kwestia dopracowania ściślej prawnego sformułowania, jak już będziemy na tym etapie przypuszczam, że nie będzie stanowiła problemu zresztą myśmy<text:s/><text:span text:style-name="T986">j</text:span>uż nasz projekt tutaj zgłosili, więc byłbym ra<text:span text:style-name="T987">c</text:span>zej przeciw tej... temu, żeby powoływać jakiś mieszany zespół, który by się tym zajął, ponieważ musimy po prostu przeprowadzić merytoryczną dyskusję i ona jest możliwa tylko na całym tym stole, a nie w wąskim zespole.</text:p>
      <text:p text:style-name="P988">Więc tak odpowiadając cieszę się zarazem, że rozmawiamy, a nie wygłaszamy przemówienia do siebie i tu starałem się na niektóre punkty odpowiedzie<text:span text:style-name="T989">ć</text:span>, na inne będziemy odpowiadać jeżeli w tych sprawach, które poruszyłem.</text:p>
      <text:p text:style-name="P990">Ktoś by chciał w tej chwili zabrać głos? To proponowałbym, żeby zrobił to od razu, a potem proponowałbym, żebyśmy przeszli do tych dwóch kwes<text:span text:style-name="T991">ti</text:span>i, które wypłynęły<text:span text:style-name="T992">,<text:s/></text:span>to znaczy do sprawy wspólnej reprezentac<text:span text:style-name="T993">ji</text:span><text:s/>przy czym prosiłbym, żeby najpierw koledzy z OPZZ się wypowie<text:span text:style-name="T994">dzi</text:span>eli, a następnie do kwestii czy w odwrotnej kolejności najpierw do kwestii rolników indywidualnych i sprawy w jakiej ustawie to powinno być rozwiązane, jako dwóch<text:s/>takich bardzo konkretnych<text:s/><text:span text:style-name="T995">s</text:span>praw do k<text:span text:style-name="T996">tó</text:span>rych trzeba się ustosunkować<text:span text:style-name="T997">.</text:span><text:s/>A więc proponuję, żeby może najpierw tych kwestiach, które poruszyłem, czy są jakieś pytania?</text:p>
      <text:p text:style-name="P998"><text:span text:style-name="T999">Ob</text:span><text:span text:style-name="T1000">.</text:span><text:span text:style-name="T1001"><text:s/>Stanisław Wiśniewski</text:span>:</text:p>
      <text:p text:style-name="P1002">Jestem przewodniczącym związku drukarzy, zarazem członkiem reprezentacji OPZZ, pełnomocnikiem reprezentacji<text:s/>OPZZ zresztą, żeby nie było niedomówień tak jak były po poprzednim spotkaniu.<text:s/>Ja sądzę,<text:s/><text:soft-page-break/>że stanowisko nasze jest chyba dla kolegów jasne.<text:s/>Jesteśmy za pluralizmem, stoimy na tym gruncie, jestem trochę przerażony, że drugie nasze spotkanie znowu się przeradza jakoś w gadulstwo i sądzę, że najwyższy czas i bardzo dobrze, że pan przewodniczący był zaczął pewne sprawy konkretyzować, bo daj nam Boże zdrowie, ale ludzie od nas oczekują pewnych konkretów, a nie przegadywania poszczególnych naszych spotkań.</text:p>
      <text:p text:style-name="P1003">Jednak sposób stawiania pewnych spraw sądzę, że dla nas jako reprezentacji<text:s/><text:span text:style-name="T1004">O</text:span>PZZ nie jest do prz<text:span text:style-name="T1005">yj</text:span>ęcia<text:span text:style-name="T1006">.<text:s/></text:span>Jeste<text:span text:style-name="T1007">ś</text:span>my stawiani w pewnym momencie, że nam się stwarza pewne problemy i albo w lewo, albo w prawo<text:span text:style-name="T1008">.</text:span><text:s/>Jeśli my mamy mówić i mówimy, i jesteśmy za tym, że jeśli mówimy o wolności związkowej, to zacznijmy przy małej nowelizacji przy małej,<text:s/><text:span text:style-name="T1009">b</text:span>o nie trzeba<text:span text:style-name="T1010"><text:s/></text:span>dużej, mówić o uruchomieniu tej wolności związkowej wobec wszystkich pracowników<text:span text:style-name="T1011">.</text:span><text:s/>Chodzi mi tu o art<text:span text:style-name="T1012">.</text:span><text:s/>15 i 17<text:span text:style-name="T1013">.</text:span><text:s/>Jest to bardzo ważna dla nas sprawa, jeśli mamy us<text:span text:style-name="T1014">i</text:span>ąść nad nowelizacją tejże ustawy, to nie róbmy tego w ten sposób, żeby za<text:s/><text:span text:style-name="T1015">3</text:span><text:s/>m<text:span text:style-name="T1016">i</text:span>esiące trzeba było powtórnie akt najwyższej wagi w sprawach<text:s/>pracowniczych, swobody zrzeszania się znowu po raz drugi nowelizować. Również jest sprawa z naszej strony. Jest z naszej strony opracowana i za przeproszeniem wrzucona do Sejmu, nowelizacja rozdziału V i sądzę, że w tym kontekście propozycja z naszej strony powołania tego<text:span text:style-name="T1017"><text:s/></text:span>zespołu roboczego, który w ciągu jed<text:span text:style-name="T1018">n</text:span>ego - dwóch dni by konkretyzował, uzgodnił pewne sprawy nie jest tu po prostu nie trafną, gdyż dyskutować w tej chwili przy tym stole byśmy znowu przerobili to w - czy to, czy słowo, czy przecinek, czy coś innego.</text:p>
      <text:p text:style-name="P1019">Jest to chyba potrzeba, że idziemy w tym samym kierunku tylko rozszerzmy to i przyjrzyjmy się, bo na przykład ja jako przewodniczący ogólnokr<text:span text:style-name="T1020">ajo</text:span>w<text:span text:style-name="T1021">ej</text:span><text:s/>organizacji związkowej branżowej nie mogę się również zgodzić z pewnymi propozycjami zgłoszonymi przez pana Lecha Kaczyńskiego, które jak gdyby zamydlają obraz rozwiązań prawnych, tworzenia różnorodności struktur ogólnokrajowych ograniczając to do zakładu, zrzeszania się jak i tworzenia reprezenta<text:span text:style-name="T1022">cj</text:span>i. Chodzi po prostu o to, żebyśmy wyszli z pewną koncepcją ustawy, która skonsumuje całość art. 20 karty praw człowieka<text:span text:style-name="T1023">,</text:span><text:s/>swobody zrzeszania się, żeby tu były te rozwiązania wpisane w tę ustawę. Jest to z naszej strony pewna propozycja.</text:p>
      <text:p text:style-name="P1024">Sprawa następna, jeśli już tak jesteśmy przy tych sprawach, sprawa wspólnej reprezenta<text:span text:style-name="T1025">cj</text:span>i. No tutaj<text:s/><text:span text:style-name="T1026">ni</text:span>e<text:span text:style-name="T1027"><text:s/></text:span>jest to tylko nasza propozycja, bo jeśli sobie dobrze przypominam, to również 17 września w Magdalence na naszym jakimś takim pierwszym roboczym kontakcie obu przedstawicielstw z udziałem przedstawicieli władzy państwowej politycznej, była mowa również ze strony kolegów, że musimy postarać się uniknąć tych błędów, jakie wspólnie popełnialiśmy w latach 1980-1981, że ci sami koledzy brali się za łby. Nie było jak gdyby wspólnej ideologii rozwiązywania konkretnych spraw, które dotyczą całości załóg. Przeszło... chodzi o to, że my nie chcemy tutaj wchodzić w zakres działania związku zawodowego w<text:s/>„Solidar<text:span text:style-name="T1028">n</text:span>ość”, jak również nie będziemy rozwiązywali spraw indy<text:span text:style-name="T1029">wi</text:span>du<text:span text:style-name="T1030">al</text:span>n<text:span text:style-name="T1031">yc</text:span>h naszych członów, ale są na terenie zakładu pracy problemy, zagadnienia, wspólne dla wszystkich. Niezależnie od przynależności związkowej, Przecież nie liczymy, że będą tylko dwa nurty związkowe, bo ja mam pewne już informacje, że zaczyna coś się tworzyć, jakieś inne nurty.</text:p>
      <text:p text:style-name="P1032">Więc musimy w tej chwili jeśli już wzięliśmy na siebie ten obowiązek dopracowania pewnych przyszłościowych może prz<text:span text:style-name="T1033">ej</text:span>ściowych modelowych spraw, to postarajmy się to robić w sposób prawidłowy i dlatego też no sądzę, że ten zespół... Również mamy tu pewne robocze propozycje<text:span text:style-name="T1034">,</text:span><text:s/>ale dobrze by było, żeby w tym gronie po 2 mandata<text:span text:style-name="T1035">ri</text:span>uszy z naszej i z waszej strony przy współpracy prawników można było<text:s/><text:soft-page-break/>te prawa rozwiązać, bo nas na przykład nie satysfakcjonuje dowolność jak gdyby tworzenia tych reprezenta<text:span text:style-name="T1036">cji</text:span><text:s/>na terenie zakładów pracy.</text:p>
      <text:p text:style-name="P1037">Jeżeli tak, al<text:span text:style-name="T1038">e</text:span><text:s/>nie na terenie zakładów pracy, bo mamy w tej chwili już pewne przykłady, które nam nie ułatwią ani wam, ani nam pracy, nie wam, nam wspólnie, bo to jest przecież dobro pracownika. I dlatego bym po prostu prosił, żebyśmy zaczęli krok po kroku w myśl tego dokumentu chociaż pierwszy raz go biorę dzisiaj, bo zawsze mnie tu rzuca trochę, jak ktoś decyd<text:span text:style-name="T1039">uj</text:span>e za</text:p>
      <text:p text:style-name="P1040">za kogoś i później mówi, że trzeba uzgodnić warunki, sposoby oraz kalendarz wprowadzania pluralizmu związkowego.</text:p>
      <text:p text:style-name="P1041">Jest to dokument, stanowisko Komitetu Centralnego. Ja się z nim nie zgadzam, bo od tego są inne instytucje państwowe, które by sprawę ruchu zrzeszania się<text:s/><text:span text:style-name="T1042">mogły<text:s/></text:span>tworzyć pewne ramy, ale i trzeba go w tej chwili respektować. Bardzo proszę w takim razie o skonkretyzowanie.<text:s/>I są z naszej strony tutaj pewne propozycje.</text:p>
      <text:p text:style-name="P1043">Dziękuję bardz<text:span text:style-name="T1044">o</text:span>.</text:p>
      <text:p text:style-name="P1045"><text:span text:style-name="T1046">Przewodnicząc</text:span><text:span text:style-name="T1047">y</text:span>:</text:p>
      <text:p text:style-name="P1048">Ja myślę, że my się jeszcze do tej sprawy ustosunkujemy.<text:s/>W<text:s/>którym momencie, jakby dojrzało to, żeby taka grupa powstała do sformułowania. Ale najpierw musimy przeprowadzić tutaj merytoryczną dyskusję, nad tymi problemami.</text:p>
      <text:p text:style-name="P1049">Czy jeszcze w tych sprawach ogólnych? Bo wtedy, jeżeli nie byłoby wypowiedzi, to proponowałbym przejść do tych dwóch spraw, tzn. rolników i tej wspólnej reprezentacji. Czy w tych sprawach ogólnych, które poruszałem, czy ktoś...? Proszę bardzo, pan minister.</text:p>
      <text:p text:style-name="P1050"><text:span text:style-name="T1051">Minister Aleksander Kwaśniewski</text:span><text:span text:style-name="T1052">:</text:span></text:p>
      <text:p text:style-name="P1053">Chcę podziękować za te stanowiska, które przedstawił pan Tadeusz Mazowiecki. I proponowałbym, żebyśmy skupili uwagę rzeczywiście na tych dwóch kwestiach tzn. najpierw rolników indywidualn<text:span text:style-name="T1054">yc</text:span>h.<text:s/><text:span text:style-name="T1055">Z</text:span><text:s/>prośbą o bardziej prec<text:span text:style-name="T1056">yz</text:span>yjne stanowiska stron. Dlatego, że chciałbym, żeby stanowisko rządowe było dobrze zrozumiane. My nie kwestionu<text:span text:style-name="T1057">je</text:span>my pluralizmu związkowego na<text:s/><text:span text:style-name="T1058">w</text:span>si. Oznacza to, że nie kwestionujemy również istnienia<text:s/>„Solidarności”<text:s/>Rolników<text:s/>Indywidualn<text:span text:style-name="T1059">yc</text:span>h. Cała rzecz polega tylko na tym, aby określić zgodnie z prawną mer<text:span text:style-name="T1060">yt</text:span>oryczną<text:s/><text:span text:style-name="T1061">st</text:span>roną, miejsce, gdzie powinno być to zapisane.</text:p>
      <text:p text:style-name="P1062">I prosilibyśmy, żeby tutaj strony, które reagują trochę na samo hasło, nie na meritum sprawy, w<text:span text:style-name="T1063">yp</text:span>owiedziały się. Bo przecież zapis, który proponuje strona, proponuje<text:s/>„Solidarność”<text:s/>wpisania do ustawy o związkach zawodowych i zapisania, że odnośne czy odpowiednie przepisy dotyczą związków zawodowych rolników, w pewnym sensie ogranicza te możliwości, które dzisiaj tworzone są choćby na podstawie o organizacjach społeczno-zawodowych<text:span text:style-name="T1064">.</text:span></text:p>
      <text:p text:style-name="P1065">I ewentualnie warto byłoby określić zakres nowelizacji, gdybyśmy się opierali na tamtych ustawach.</text:p>
      <text:p text:style-name="P1066">Natomiast proponuję najpierw może ten punkt rolników, bo już jesteśmy bliż<text:span text:style-name="T1067">ej,</text:span><text:s/>a później wrócimy do t<text:span text:style-name="T1068">yc</text:span>h kwestii związanych z ewentualną nowelizacją ustawy o związkach zawodow<text:span text:style-name="T1069">yc</text:span>h.</text:p>
      <text:p text:style-name="P1070"><text:span text:style-name="T1071">Przewodnicząc</text:span><text:span text:style-name="T1072">y</text:span>:</text:p>
      <text:p text:style-name="P1073">Lech Kaczyński.</text:p>
      <text:p text:style-name="P1074">Przepra<text:span text:style-name="T1075">s</text:span>za<text:span text:style-name="T1076">m</text:span>, wobec tego pan Jagiełło<text:span text:style-name="T1077">.</text:span></text:p>
      <text:p text:style-name="P1078"><text:span text:style-name="T1079">O</text:span><text:span text:style-name="T1080">b</text:span><text:span text:style-name="T1081">.</text:span><text:span text:style-name="T1082"><text:s/>Stanisław Jagiełło</text:span>:</text:p>
      <text:soft-page-break/>
      <text:p text:style-name="P1083">Nie będę powtarzał tego, co mówił kol<text:span text:style-name="T1084">.</text:span><text:s/>Wiśniewski, bo oczywiście trzeba szanować czas. Natomiast jednak zwróciłbym do tej jakby pierwszej części naszego spotkania. Postawiłbym taką tezę,<text:s/><text:span text:style-name="T1085">że</text:span><text:s/>gdyby to wszystko, co<text:s/><text:span text:style-name="T1086">ż</text:span>eśmy powiedzieli w tej pierwszej części poszło na kraj, do ludzi, to opinia o tym<text:s/>„okrągłym stole”<text:s/>byłaby chyba bardzo negatywna.</text:p>
      <text:p text:style-name="P1087">Z naszej strony był właściwie jeden głos. Kol. Sosnowski przedstawił szereg propozycji. Natomiast wszystkie pozostałe głosy, z nich wynikała jakby chęć przeciągania rozmów, chęć toczenia przy tym stole takiej szerokiej dyskusji. I troszeczkę jesteśmy tu zaniepoko<text:span text:style-name="T1088">je</text:span>ni, bo nam nie zależy na tym, żeby przeciągać rozmowy przy<text:s/>„okrągłym stole”.</text:p>
      <text:p text:style-name="P1089">Jeżeli jest propozycja powołania wspólnego zespołu roboczego, to przy wszelkiego typu negocjacjach, od Uralu do Nowego Jorku, powołują się właśnie natychmiast zespoły robocze, które w trybie roboczym wykłócają się o poszczególne sformułowania, zapisy, natomiast gremia jedyni<text:span text:style-name="T1090">e</text:span><text:s/>je akceptują. I tutaj jestem trochę zdziwiony, że jest<text:s/><text:span text:style-name="T1091">pr</text:span>opozycja, żeby o tym dyskutować przy takim szerokim tutaj zgromadzeniu.</text:p>
      <text:p text:style-name="P1092">Jeżeli powiedzieliśmy, że w sprawach rolników ni<text:span text:style-name="T1093">e</text:span>ch decydują rolnicy, to dzisiaj żaden z naszych kolegów już nie zabierał głosu w tej sprawie. Ponieważ uznajemy, że rolnicy powinni właśnie taki zespół powo<text:span text:style-name="T1094">ł</text:span>ać, zastanowić się, czy tak, czy siak i do przodu.<text:s/><text:span text:style-name="T1095">I</text:span><text:s/>nie powtarzamy rzeczy,</text:p>
      <text:p text:style-name="P1096">które już żeśmy powiedzieli.</text:p>
      <text:p text:style-name="P1097">Ale nam również dziś zarzucił pan przewodniczący, że właściwie my sami jeszcze nie wiemy dokładnie, czy jesteśmy za tym pluralizmem, czy nie jesteśmy. Ja rozumiem, że różnego typu oświadczenia z jednej i z drugiej strony sprawiają być może wrażenie pewnej niekonsekwenc<text:span text:style-name="T1098">ji</text:span>. No, ale dopiero dzisiaj pan przewodniczący powiedział, że jest jedno tylko słowo, legalizacja. I jesteśmy w domu. Ale dzisiaj to padło w sposób oczywisty, jasny i nie mamy wątpliwości, co dalej.</text:p>
      <text:p text:style-name="P1099">Jeżeli chodzi o sprawy ustawy o związkach zawodowych, to na poprzednim spotkaniu myśmy wyrazili opinię, że aby przyspieszyć cały proces, również prz<text:span text:style-name="T1100">ys</text:span>pieszyć proces tworzenia się nowych związków,<text:s/>„Solidarności”<text:s/>również, najlepiej byłoby nie ruszać ustawy. Ale koledzy, przepraszam, jeżeli się nie obrazicie za to słowo, zaproponowaliście różne rozwiązania. My żeśmy je również przejrzeli. I jeżeli dzisiaj zaczniemy się kłócić o brzmienie tego wszystkiego i o ich sens<text:s/><text:span text:style-name="T1101">fi</text:span>lozo<text:span text:style-name="T1102">fi</text:span>czn<text:span text:style-name="T1103">o</text:span>-prawn<text:span text:style-name="T1104">y</text:span>, to nie sądzę, żebyśmy daleko zajechali. My mamy też propozycję. Tu już kolega Wiśniewski powiedział, bardzo ważne. To są s<text:span text:style-name="T1105">tr</text:span>ajki, prawo do strajków i prawo do zrzeszania się. Bardzo istotne. Czy też mamy dzisiaj o tym mówić? I dyskutować? Myślę, że do godziny piątej nie skończymy.</text:p>
      <text:p text:style-name="P1106">I żeby już nie przeciągać.<text:s/><text:span text:style-name="T1107">W</text:span><text:s/>pierwszej części ten stół ekonomiczny przeniósł się na stół związkowy. Ja mówię, żebyśmy się jednak zgodzili z takim stwierdzeniem,</text:p>
      <text:p text:style-name="P1108">które chyba jednak podzielamy, że nie ma jednego lekarstwa na kłopoty<text:s/><text:span text:style-name="T1109">w</text:span><text:s/>tym kraju. Ani partia nie ma takiego lekarstwa, ani my nie mamy, niestety, również i nie ma<text:s/>„Solidarność”<text:s/>tego lekar<text:span text:style-name="T1110">st</text:span>wa. Szukamy go.</text:p>
      <text:p text:style-name="P1111">Ale jeżeli dziś już prezentujemy opinię,<text:s/><text:span text:style-name="T1112">że</text:span><text:s/><text:span text:style-name="T1113">je</text:span>dynym lekarstwem to jest takie czy inne rozwiązanie - jedynym, to właściwie trudno mówić, że wyniki<text:s/>„okrągłego stołu”<text:s/>będą umową społeczną. Ja podzielam ten pogląd, że powinny być wyniki<text:s/>„okrągłego stołu”<text:s/>tą umową społeczną, no, ale nie przy zasadzie, że jedyne lekarstwo ma jedna strona. To już żeśmy przerabiali ze strony partii, takie lekarstwa były i wiadomo, czym się skończyło.</text:p>
      <text:p text:style-name="P1114">Sprawa strajku. Nie możemy jej zostawić tak jak to kol. Wujec i kol. Pietrzyk nam to powiedział, że my<text:s/><text:soft-page-break/>je wywołujemy, a wy w trosce o spokój społeczny je gasicie. To jest i tak, i siak. I już nie wracajmy do tego, kto je wywołuje, kto wygasza. Natomiast możemy uzgodnić, że nie leżą one w naszym wspólnym interesie, ani OPZZ, ani<text:s/>„Solidarności”, ani generalnie w tym momencie narodu polskiego, nie leżą w tym interesie.</text:p>
      <text:p text:style-name="P1115">Podtrzymuje to, tzn. ta wspólna reprezentacja, żeby to też nie było tak, że tylko my chcemy tej wspólnej reprezentac<text:span text:style-name="T1116">ji</text:span>. Bo jeżeli to tak będzie, że tylko OPZZ chce tej wspólnej reprezenta<text:span text:style-name="T1117">cj</text:span>i, a<text:s/>„Solidarność”<text:s/>oceni, zastanowi się... Albo jej chcemy razem, albo nie.</text:p>
      <text:p text:style-name="P1118">Dziękuję bardzo.</text:p>
      <text:p text:style-name="P1119"><text:span text:style-name="T1120">Przewodniczący</text:span>:</text:p>
      <text:p text:style-name="P1121">Dziękuję. Władysław<text:s/>Frasyniuk.</text:p>
      <text:p text:style-name="P1122"><text:span text:style-name="T1123">Ob</text:span><text:span text:style-name="T1124">.</text:span><text:span text:style-name="T1125"><text:s/>Władysław Frasyniuk</text:span>:</text:p>
      <text:p text:style-name="P1126">Mnie martwi, by do prasy dzisiaj nie przedostała się demagogia, którą reprezentuje pan Jagiełło. To mnie bardzo martwi, jeśliby z tych obrad rzeczywiście ta demagogia tylko i wyłącznie w prasie się ukazała. Dziwią mnie panów poglądy. I dziwi mnie to, że panowie tak szybko dążycie do powołania komisji, tym bardzi<text:span text:style-name="T1127">ej,</text:span><text:s/>że na pierwszym spotkaniu tylko nasza strona zaproponowała konkretne rozwiązania.<text:s/><text:span text:style-name="T1128">Ż</text:span>adna ze stron, ani rządowa, ani OPZZ, do tych naszych propozycji się nie odniosła. Można się odnieść chociażby w sposób pisemny. Tak po pierwsze.</text:p>
      <text:p text:style-name="P1129">Po drugie - sądzę, że zanim ta komisja zostanie powołana, to na pewne kwestie trzeba tu publicznie zwrócić uwagę. Chociażby w niedawnym wystąpieniu pana Wiśniewskiego, który zaproponował, żeby w ustawie o związkach zawodowych była wpisana powszechna deklaracja praw człowieka, żeby ustawa o związkach zawodowych nie krępowała swobód związkowych, a jednocześnie znajduje się trzecie zdanie, w którym pan Wiśniewski twierdzi, że te swobody nie powinny obowiązywać na poziomie zakładów pracy, albowiem zakład pracy tutaj pan zawiesił w próżni.</text:p>
      <text:p text:style-name="P1130">Ja pytam, w takim razie gdzie jest miejsce związków zawodowych? Chyba w zakładzie pracy.</text:p>
      <text:p text:style-name="P1131">Sądzę, że te r<text:span text:style-name="T1132">ze</text:span>czy należałoby najpierw tutaj ustalić, a dopiero po przedyskutowaniu próbować uzyskać wspólny zapis<text:s/>sprawy komisji m<text:span text:style-name="T1133">ię</text:span>dzyzwiązkowej. Strona<text:s/>„Solidarności”<text:s/>odniosła się też do tej sprawy na pierwszym posiedzeniu i zwróciliśmy panom uwagę, że taki zapis jest już zawarty<text:s/>w ustawie o związkach zawodowych i to jest taka płaszczyzna, którą my uznajemy, którą można przyjąć do dyskusji, jeśli strona OPZZ zaproponuje inne rozwiązania, to<text:s/><text:span text:style-name="T1134">wt</text:span>edy my łatwiej się do tego będziemy mogli odnieść. Ale nie żeby, jak zrozumiałem, krytykować, tylko żeby to było nasze wspólne<text:s/><text:span text:style-name="T1135">st</text:span>anowisko.</text:p>
      <text:p text:style-name="P1136">Stąd też ja sądzę, że w<text:span text:style-name="T1137">ar</text:span>to by było w tych sprawach przejść do merytorycznej dyskusji. Sprawa<text:s/>związków<text:s/>zawodowych<text:s/>rolników<text:s/>indywidualn<text:span text:style-name="T1138">yc</text:span>h jest to sprawa<text:s/><text:span text:style-name="T1139">n</text:span>asza wspólna, albowiem delegacja się tu znajduje. I myślę, że niech tak się stanie, jak zaproponowało dwóch przewodniczących, żeby w tej sprawie rolnicy oświadczyli swoje stanowisko, bo to pytanie zostało zadane. A następnie żeb<text:span text:style-name="T1140">yś</text:span>my próbowali w tych wszystkich sprawach i swobód związkowych, i sprawa doorganizowania się różnych organizacji na poziomie zakładu pracy, i sprawy komisji związk<text:span text:style-name="T1141">owyc</text:span>h, żebyśmy tu próbowali wspólnie wydyskutować nasze wspólne stanowisko, a nie żebyśmy to nasze stanowisko zamieniali tutaj w wzajemne obrzucanie się, że my to sabotujemy, czy tego nie chcemy dyskutować. Czy lepiej, żeby powołać jakąś tajną komis<text:span text:style-name="T1142">ję</text:span>, która przygotuje za nas wszystko. Od tego nas wydelegowały organizacje związkowe, b<text:span text:style-name="T1143">yś</text:span>my tą sprawę publicznie tutaj na tym stole postawili, a nie dogadywali się gdzieś pod stołami.</text:p>
      <text:soft-page-break/>
      <text:p text:style-name="P1144"><text:span text:style-name="T1145">O</text:span><text:span text:style-name="T1146">b</text:span><text:span text:style-name="T1147">. Jagiełło</text:span>:</text:p>
      <text:p text:style-name="P1148">Chciałbym zaprotestować przeciwko zarzutowi o demagogię. Ja żadnego z wystąpienia kolegów nie nazwałem demagogicznym i ja sobie nie życzę, żeby tak kol.<text:s/>Frasyniuk odnosił to osobiście do mnie.</text:p>
      <text:p text:style-name="P1149">Dziękuję.</text:p>
      <text:p text:style-name="P1150"><text:span text:style-name="T1151">P</text:span><text:span text:style-name="T1152">r</text:span><text:span text:style-name="T1153">zewo</text:span><text:span text:style-name="T1154">dn</text:span><text:span text:style-name="T1155">i</text:span><text:span text:style-name="T1156">czą</text:span><text:span text:style-name="T1157">cy</text:span>:</text:p>
      <text:p text:style-name="P1158">Prosz<text:span text:style-name="T1159">ę</text:span><text:s/>panów,<text:s/><text:span text:style-name="T1160">m</text:span>yśl<text:span text:style-name="T1161">ę,</text:span><text:s/>ż<text:span text:style-name="T1162">e</text:span><text:s/>rozmowa s<text:span text:style-name="T1163">ię</text:span><text:s/><text:span text:style-name="T1164">t</text:span>oczy<text:span text:style-name="T1165">,</text:span><text:s/>s<text:span text:style-name="T1166">ą</text:span><text:s/><text:span text:style-name="T1167">w r</text:span>ozmowie<text:s/><text:span text:style-name="T1168">cz</text:span>a<text:span text:style-name="T1169">s</text:span>em ostre powiedzenia, nie obr<text:span text:style-name="T1170">aż</text:span>a<text:span text:style-name="T1171">jm</text:span>y si<text:span text:style-name="T1172">ę</text:span><text:s/>wzajemnie na<text:s/><text:span text:style-name="T1173">j</text:span>akie<text:span text:style-name="T1174">ś</text:span><text:s/>wypowiedzi<text:span text:style-name="T1175">.</text:span><text:s/>Jeszcze ra<text:span text:style-name="T1176">z</text:span><text:s/>chc<text:span text:style-name="T1177">ę<text:s/></text:span>t<text:span text:style-name="T1178">y</text:span>l<text:span text:style-name="T1179">k</text:span>o sprostować<text:span text:style-name="T1180">,</text:span><text:s/><text:span text:style-name="T1181">że</text:span><text:s/><text:span text:style-name="T1182">z</text:span><text:s/>nas<text:span text:style-name="T1183">z</text:span>ej strony nie<text:s/><text:span text:style-name="T1184">ma</text:span><text:s/>tuta<text:span text:style-name="T1185">j</text:span><text:s/>odrzuc<text:span text:style-name="T1186">e</text:span>nia kolegów propozyc<text:span text:style-name="T1187">j</text:span>i<text:s/><text:span text:style-name="T1188">w</text:span><text:s/>t<text:span text:style-name="T1189">y</text:span>m sensi<text:span text:style-name="T1190">e,</text:span><text:s/><text:span text:style-name="T1191">ż</text:span>eb<text:span text:style-name="T1192">y</text:span><text:s/>nie<text:s/><text:span text:style-name="T1193">m</text:span>o<text:span text:style-name="T1194">gł</text:span>a pow<text:span text:style-name="T1195">s</text:span>ta<text:span text:style-name="T1196">ć t</text:span>aka komisja i<text:s/><text:span text:style-name="T1197">ż</text:span>eb<text:span text:style-name="T1198">y</text:span><text:s/>konkretnie o sformułowaniach prawnych ni<text:span text:style-name="T1199">e</text:span><text:s/><text:span text:style-name="T1200">dy</text:span>sku<text:span text:style-name="T1201">to</text:span>wać<text:span text:style-name="T1202">,</text:span><text:s/>t<text:span text:style-name="T1203">y</text:span>lko uważamy<text:span text:style-name="T1204">,</text:span><text:s/><text:span text:style-name="T1205">że</text:span><text:s/>jakby na ty<text:span text:style-name="T1206">m</text:span><text:s/>stole, na pl<text:span text:style-name="T1207">e</text:span>narny<text:span text:style-name="T1208">c</text:span>h obiadach t<text:span text:style-name="T1209">eg</text:span>o stołu<text:s/><text:span text:style-name="T1210">m</text:span>usi ta sprawa dojrzeć do s<text:span text:style-name="T1211">fo</text:span>rmuł<text:span text:style-name="T1212">ow</text:span>ań<text:span text:style-name="T1213">.</text:span><text:s/>T<text:span text:style-name="T1214">y</text:span>l<text:span text:style-name="T1215">k</text:span>o tyle chcieliśmy tu powiedzieć.</text:p>
      <text:p text:style-name="P1216">Natomiast możemy pod koniec posiedzenia do tej sprawy wrócić<text:span text:style-name="T1217">.</text:span></text:p>
      <text:p text:style-name="P1218">Proszę bardzo, kol<text:span text:style-name="T1219">.</text:span><text:s/>Wiśniowski<text:span text:style-name="T1220">.</text:span></text:p>
      <text:p text:style-name="P1221"><text:span text:style-name="T1222">Ob. Stanisław Wiśniowski</text:span>:</text:p>
      <text:p text:style-name="P1223"><text:span text:style-name="T1224">J</text:span>a chciałem po prostu wyjaśnić, bo chyba powstało<text:s/><text:span text:style-name="T1225">z</text:span>łe zrozumienie mo<text:span text:style-name="T1226">je</text:span>j wypow<text:span text:style-name="T1227">ie</text:span>dzi, moich intencji. Ja twierdzę,<text:s/><text:span text:style-name="T1228">ż</text:span>e w tej chwili najbardziej palącym proble<text:span text:style-name="T1229">me</text:span>m przy uruchomieniu<text:s/><text:span text:style-name="T1230">fu</text:span>nk<text:span text:style-name="T1231">cj</text:span>onowania różnych nurtów związkowych jest teren zakładu pracy<text:span text:style-name="T1232">.<text:s/></text:span>Że tam m<text:span text:style-name="T1233">us</text:span>imy się skoncentrować w tej chwili nad sposobom wyłonienia pewnej wspólnej reprezenta<text:span text:style-name="T1234">cj</text:span>i w zasadniczych sprawach dla załogi wobec pracodawcy. To nie je<text:span text:style-name="T1235">st</text:span><text:s/><text:span text:style-name="T1236">ż</text:span>adne zamykanie swobód związkowych. I nigdy sobie bym nie pozwolił na to, żeby tam<text:s/><text:span text:style-name="T1237">m</text:span>ogła być wolność, a tu ni<text:span text:style-name="T1238">e</text:span>. Jest to po prostu potrz<text:span text:style-name="T1239">e</text:span>ba uniknięcia błędów, niepotrzebnych a<text:span text:style-name="T1240">nt</text:span>agonizmów jakie były no... w pewnym okresie funk<text:span text:style-name="T1241">cjo</text:span>nowania różnych nurtów związkowych. Jeśli dochodzimy w tej chwili, to postarajmy się z pewnych doświadczeń w mojej ocenie osobistej niepotrzebnych i negatywnych wyciągnąć wnioski w tej chwili i tak proszę mnie rozumieć. Jestem za pełną wolnością związkową.</text:p>
      <text:p text:style-name="P1242"><text:span text:style-name="T1243">Przewodni</text:span><text:span text:style-name="T1244">cz</text:span><text:span text:style-name="T1245">ąc</text:span><text:span text:style-name="T1246">y</text:span><text:span text:style-name="T1247">:</text:span></text:p>
      <text:p text:style-name="P1248">Dziękuję bardzo. Pan Merkel.</text:p>
      <text:p text:style-name="P1249"><text:span text:style-name="T1250">Ob. Jacek Merkel</text:span>:</text:p>
      <text:p text:style-name="P1251">Ja chciałem się odnieść do wypowiedzi pana Wiśniewskiego i Jagiełły oraz do tej propozycji, abyśmy się skonce<text:span text:style-name="T1252">nt</text:span>rowali na sprawie rolników i sprawie wspólnej reprezenta<text:span text:style-name="T1253">cj</text:span>i.</text:p>
      <text:p text:style-name="P1254">Wydaje mi się, że przedtem należałoby zrobić jeszcze jedną rzecz. Otóż skoro my wprowadziliśmy pojęcie<text:s/>„mała noweliza<text:span text:style-name="T1255">cj</text:span>a”, samo przez się rozumiemy, że istnieje możliwość i według nas konieczność<text:s/>„dużej noweliza<text:span text:style-name="T1256">cj</text:span>i”. Pojęcie<text:s/>„małej nowelizacji”<text:s/>wprowadziliśmy dlatego, że jako punkt wyjścia dla naszej negocjacji, nasza strona, strona<text:s/>„Solidarności”<text:s/>przyjęła ustawę z roku 1982 o związkach zawodowych. Ustawę, która zresztą nie jest zgodna z konwencją 87 M<text:span text:style-name="T1257">O</text:span>P i uważamy, z tego tytułu choćby uważamy, że konieczna jest duża nowelizacja, która jednak nie jest dzisiaj konieczna, aczkolwiek gdyby udało nam się coś takiego zrobić, to moglibyśmy.</text:p>
      <text:p text:style-name="P1258">Natomiast mała nowelizacja jest konieczna ze względu na to, aby wszyscy partnerzy<text:s/>„okrągłego stołu”<text:s/>mieli równe prawa no... wobec praw<text:span text:style-name="T1259">a</text:span>, to znaczy, że byli legalni. Chodzi tu przede wszystkim o<text:s/>„Solidarność”.<text:s/>„Solidarność”<text:s/>jest uznana, natomiast legalna nie jest. Według mnie wobec takiego oświadczenia naszej strony, to znaczy tego, że wychodzimy z ustawy z roku 1982, jak również tej propozycji na tej jednej kartce formatu A-4 dziwne mnie się wydawały te pytania o rzeczy legalizacji.<text:s/><text:soft-page-break/>Według mnie to było dość jasne.</text:p>
      <text:p text:style-name="P1260">Również w pierwszej wypowiedzi jeszcze z pierwszego zebrania naszego przewodniczącego pana, kol. Mazowieckieg<text:span text:style-name="T1261">o</text:span>, kwestia tej małej i dużej nowelizacji była zaznaczona w ten sposób, że kol. Mazowiecki wymienił poszczególne zagadnieni<text:span text:style-name="T1262">a</text:span>, którymi mielibyśmy się zająć zaznaczając, że jeśli starczy<text:s/>czasu, jeśli będzie taka możliwość to oczywiście problem strajku czyli rozdziału V, o który<text:span text:style-name="T1263">m</text:span><text:s/>mówił pan Wiśniewski jest sprawą do dyskusji.</text:p>
      <text:p text:style-name="P1264">Także nie pomijamy problemu art. 15,18 i wynikającego z nich ograniczeń, zresztą niezgodności z konwencją 87 M<text:span text:style-name="T1265">OP<text:s/></text:span>w ustawie z roku 1980 jest więcej. Jest to zagadnienie przez nas dostrzegane, natomiast widzimy pewną niezbędną kolejność. Krok numer jeden, krok numer dwa, krok numer trzy.</text:p>
      <text:p text:style-name="P1266">Krok numer jeden myśmy zrobili. To jest do propozycji wstępnych, kilka artykułów. Jak dotąd usłyszeliśmy opinie strony rządowej w wypowiedzi pana ministra Brola dotyczące artykułu pierwszego, natomiast nie usłyszeliśmy stosunku zarówno panów z OPZZ, jak i przedstawicieli władz dotyczące art. 11 ust. 3, art. 18 ust. 3, art. 19, 21 i 27. Jest to konkretna propozycja.<text:s/><text:span text:style-name="T1267">I</text:span><text:s/>gdybyśmy usłyszeli zgodę,<text:s/><text:span text:style-name="T1268">z</text:span>goda, zgoda, krok pierwszy mamy za sobą, idziemy do kroku drugiego, mianowicie czy wobec naszej propozycji wspólnej reprezentacji, która brzmi: art. 37 nas w zasadzie satysfak<text:span text:style-name="T1269">cj</text:span>onuje, uważamy, że on jest logiczny, zgodny jakby, jest najbliższy praktyce, to znaczy uważamy, że tam gdzie będzie wspólny interes wszystkich związków zawodowych wobec zagadnień pracowniczych, taka reprezent<text:span text:style-name="T1270">acj</text:span>a powstanie. Natomiast tam, gdzie takiego interesu nie będzie, z kolei przymuszenie ustawowe na niewiele się zda. Jak również to, że związki zawodowe muszą dysponować swoją podmiotowością i na przykład w indywidu<text:span text:style-name="T1271">al</text:span>nych sprawach pracowniczych jest trudny do wyobrażenia, aby pracownika reprezentował nie jego zwi<text:span text:style-name="T1272">ą</text:span>zek za<text:span text:style-name="T1273">w</text:span>odo<text:span text:style-name="T1274">w</text:span>y,<text:span text:style-name="T1275"><text:s/></text:span>który swobodnie wybrał, a wspólna związków zawodowych reprezentacja. Dlatego ja uważam, że to, że<text:s/><text:span text:style-name="T1276">„</text:span>Solidarność”<text:s/>na poprzednim zebraniu, czyli tydzień temu w sposób bardzo precyzyjny przedstawiła swoje widzenie tego kroku numer jeden<text:s/>„małej noweliza<text:span text:style-name="T1277">cj</text:span>i”. Mówiąc<text:s/>„małej”, widzimy również dużą i że nie uzyskaliśmy odpowiedzi prostej, zgoda, czy brak zgody, czy tak to widzimy, czy nie zgadzamy się z tymi naszymi propozy<text:span text:style-name="T1278">cj</text:span>ami, jest pewnym, jest pewną próbą przeskoczenia i no takiego, jest to po prostu nielogiczne, żeby pominąć milczeniem tą naszą propozycję. Na razie słyszałem tylko uwagi dotyczące art. 1 i rzeczywiście to jest problem. To jest problem rolników, natomiast uważam, że dyskusja powinna się teraz skoncentrować na stosunku strony rządowej i strony<text:s/><text:span text:style-name="T1279">O</text:span>PZZ do naszej bardzo konkretnej propozycji.</text:p>
      <text:p text:style-name="P1280">Jeśli miałby powsta<text:span text:style-name="T1281">ć</text:span><text:s/>zespół prawny, tak jak kol. Mazowiecki mówi, jest to sprawa nie wykluczona, ale taki zespół prawny musiałby mieć wytyczne, czy to może być podstawą do dyskusji, czy absolutnie nie.</text:p>
      <text:p text:style-name="P1282">Dziękuję bardzo.</text:p>
      <text:p text:style-name="P1283"><text:span text:style-name="T1284">P</text:span><text:span text:style-name="T1285">rz</text:span><text:span text:style-name="T1286">ewodni</text:span><text:span text:style-name="T1287">cz</text:span><text:span text:style-name="T1288">ąc</text:span><text:span text:style-name="T1289">y:</text:span></text:p>
      <text:p text:style-name="P1290">Dziękuję.</text:p>
      <text:p text:style-name="P1291">Proszę bardzo, pan Obsadny.</text:p>
      <text:p text:style-name="P1292"><text:span text:style-name="T1293">Ob. Kazimierz Obsadny</text:span><text:span text:style-name="T1294">:</text:span></text:p>
      <text:p text:style-name="P1295">Ja chciałem tu zwrócić na zapis ustawy z 1982 r. o związkach zawodowych przed nowelizacją.</text:p>
      <text:p text:style-name="P1296">Jedno z końcowych postanowień mówiło, że po 31 grudnia 19<text:span text:style-name="T1297">8</text:span>4 r. mogą w zakładzie działać dwie organizacje związkowe, czyli pluralizm miał być automatycznie z tym, że władza wtedy nie dotrzymała danego w ustawie słowa prawd<text:span text:style-name="T1298">a</text:span>, poprzez nowelizację to prawo ograniczone zostało.</text:p>
      <text:soft-page-break/>
      <text:p text:style-name="P1299">Jeżeli chodzi tutaj o wspólną reprezenta<text:span text:style-name="T1300">cj</text:span>ę w zakładzie pracy, no w ustawie była w jakiś sposób określona, że jest to na zasadach dobrowolności.</text:p>
      <text:p text:style-name="P1301">My tutaj dyskutujemy bardzo szeroko. OPZZ tutaj zgłasza propozycje dalszych rozwiązań, jeżeli chodzi o nowelizację ustawy, ale powinniśmy uważam przedyskutować tutaj te propozycje wstępne<text:s/>„Solidarności<text:span text:style-name="T1302">”</text:span><text:s/>na jakich zasadach powinna być<text:s/>„Solidarność”<text:s/>zar<text:span text:style-name="T1303">ej</text:span>estrowana. Te propozycje tutaj padły prawda wcześniej i tu strona rządowa przede wszystkim, strona rządowa powinna odpowiedzieć na to, czy OPZZ, kto wniesie to pod obrady Sejmu, jeżeli to by zostało zaakceptowane i powinniśmy tu kroczek p<text:span text:style-name="T1304">o</text:span><text:s/><text:span text:style-name="T1305">k</text:span>roczku iść do przodu. Ewentualnie strona tutaj OPZZ ma dalsze rozwiązania, zgłasza tutaj zmiany jeżeli chodzi o rozdział V dotyczący sporów zbiorowych, ale powinniśmy po kolei, nie o wszystkim mówić w tej chwili, tylko kroczek po kroczku posuwać się do przodu.</text:p>
      <text:p text:style-name="P1306">Dziękuję.</text:p>
      <text:p text:style-name="P1307"><text:span text:style-name="T1308">Przewodni</text:span><text:span text:style-name="T1309">cz</text:span><text:span text:style-name="T1310">ący</text:span>:</text:p>
      <text:p text:style-name="P1311">Proszę bardzo, pan Sanetra. Proszę bardzo.</text:p>
      <text:p text:style-name="P1312"><text:span text:style-name="T1313">Ob.<text:s/></text:span><text:span text:style-name="T1314">W</text:span><text:span text:style-name="T1315">alery Jan Sanetra</text:span>:</text:p>
      <text:p text:style-name="P1316">Może<text:s/><text:span text:style-name="T1317">w</text:span><text:s/>kwestii takiej porządkowej zaczn<text:span text:style-name="T1318">ę</text:span>.</text:p>
      <text:p text:style-name="P1319">Się przedstawię jeszcze raz. Walerian Sanetra, dlate<text:span text:style-name="T1320">g</text:span>o, że w dokumentach figuruję jako Walery Jan. Moi rodzice gdyby usłyszeli, że mam dwa tego typu imiona, pewnie by uznali, że to jest zbyt preten<text:span text:style-name="T1321">sj</text:span>onalne. To jest po prostu dezin<text:span text:style-name="T1322">fo</text:span>rma<text:span text:style-name="T1323">cj</text:span>a, którą dopiero teraz prostuję, no bo wydawało mi się, że w sposób naturalny wcześniej zostanie sprostowane, ale ponieważ tak się nie stało, więc pozwalam sobie tutaj upomnieć się o swoje imię.</text:p>
      <text:p text:style-name="P1324">Ja mam kilka uwag może takich bardziej konkretnych, techniczno-prawnych w związku z propozycją, która zos<text:span text:style-name="T1325">t</text:span>ała przedstawiona przez stronę<text:s/>„Solidarności”<text:span text:style-name="T1326">.</text:span></text:p>
      <text:p text:style-name="P1327">Art. 11 ust. 3 pro<text:span text:style-name="T1328">p</text:span>on<text:span text:style-name="T1329">uj</text:span>e się w nim, że związek zawodowy zrzesza pracowników zatrudnionych w zakładzie pracy, w przedsiębiorstwie wi<text:span text:style-name="T1330">e</text:span>loz<text:span text:style-name="T1331">ak</text:span>ła<text:span text:style-name="T1332">do</text:span>wym, związek zawodowy zrzeszać może także pracowników wielu zakładów pracy.</text:p>
      <text:p text:style-name="P1333">Tu jest pytanie jedno, co z pracownik<text:span text:style-name="T1334">am</text:span>i, którzy nie są zatrudnieni w zakładach pracy? Prawo do zrzeszania przysługuje wszystkim pracownikom. Mamy pracowników zatrudnionych przez osoby indywidualn<text:span text:style-name="T1335">e</text:span>, nie mają w związku z tym zakładów pracy, ale do związków zawodowych oczywiście powinni mie<text:span text:style-name="T1336">ć</text:span><text:s/>możliwość należenia, no między innymi powiedzmy pomoce domowe. Osoba indywidualna zatrudnia pracownika no gdzie się ta osoba ma zrzeszać. Właściwie z tego przepisu by wynikało, że nie ma prawa. Z jednej strony jest ogólna formuła, że wszystkim przysługuje, ale tutaj jak proponuje się, że związek zawodowy, to jest tylko taka organizacja, która zrzesza pracowników zakładu pracy, powstaje sprzeczność prawda.<text:s/><text:span text:style-name="T1337">I</text:span><text:s/>to w moim przekonaniu należałoby jako<text:span text:style-name="T1338">ś</text:span><text:s/>rozwiązać.</text:p>
      <text:p text:style-name="P1339">Druga kwestia dotyczy tej wielości, wielu zakładów pracy. Czy to należy rozumieć w ten sposób, że chodzi o wszystkie zakłady pracy, to znaczy, że może być tak, iż związek zawodowy w swoim statucie ustala, że do niego mogą należeć pracownicy wszystkich zakładów pracy. A więc czy to słowo<text:s/>„wiele zakładów pracy”<text:s/>obejmuje również jak gdyby słowo<text:s/>„wszystkie zakłady pracy”. No, bo zwłaszcza zdajemy sobie tutaj sprawę z tego, że może źle odczytuję intencję<text:s/>„Solidarności”, ale chyba takie są, że tu chodzi o stworzenie związku zawodowego, do którego mogą należeć pracownicy wszystkich zakładów pracy na<text:s/><text:soft-page-break/>terenie całego kraju, może nawet za granicą prawda, jeżeli ich prowadzona jest działalność przez nasze przedsiębiorstwa za granicą.</text:p>
      <text:p text:style-name="P1340">No więc to jest taka uwaga natury techniczno-prawn<text:span text:style-name="T1341">ej</text:span>, która wymagałaby chyba już na tym etapie wyjaśnienia albo w drodze interpreta<text:span text:style-name="T1342">cj</text:span>i, albo uzupełnienia jakiegoś zapisu, żeby nie było niejasności w przyszłości, co do tej kwestii.</text:p>
      <text:p text:style-name="P1343">Mam wątpliwości dotyczące rozumienia takich terminów jak<text:s/>„zrzeszenie związków zawodowych”<text:s/>i<text:s/>„organizacja związkowa”. Tutaj chyba też należałoby się pokusić o jakieś może definicje, kiedy mówimy o zrzeszeniu związków zawodowych, a kiedy mówimy o organizacji międzyzwiązkow<text:span text:style-name="T1344">ej.</text:span><text:s/><text:span text:style-name="T1345">I</text:span><text:s/>taka definicja, czy takie określenie później pozwalałoby na łatwiejsze operowanie określonymi s<text:span text:style-name="T1346">form</text:span>u<text:span text:style-name="T1347">łowan</text:span>i<text:span text:style-name="T1348">am</text:span>i w tekście u<text:span text:style-name="T1349">st</text:span>awy w innych przepisach.</text:p>
      <text:p text:style-name="P1350">Trochę z tym związana jest formuła art. 21 ust. 1. Związki zawodowe zrzeszające pracowników zatrudnionych<text:s/>w danym zakładzie pracy mają prawo tworzyć zrzeszenia związków zawodowych. No, a dlaczego związki zawodowe zrzeszające pracowników przedsiębiorstw państwowych nie mogą tworzyć zrzeszeń związków zawodowych, a tylko te związki, które należą, tworzone są na poziomie przedsiębiorstwa państwowego, wielozakładowego. Przepraszam, tylko zakładu pracy z wyłączeniem przedsiębiorstwa wielozakładowego. Bo tu jest wątpliwość, która wymagałaby pewnego uzasadnienia, to znaczy jej rozstrzygnięcie wymagałoby pewnego uzasadnienia, dlaczego to tak ma być w opinii projektodawców.</text:p>
      <text:p text:style-name="P1351">I jeszcze tego typu techniczna uwaga, znaczy techniczno- legislacyjna uwaga w związku z art. 27. Mówi się tu o związkach zawodowych zrzesz<text:span text:style-name="T1352">aj</text:span>ących pracowników wielu zakładów pracy o charakterze ogólnokra<text:span text:style-name="T1353">jo</text:span>wym, a także organizację międzyzwiązkowe o charakterze ogólnokr<text:span text:style-name="T1354">ajo</text:span>wym, no mogą wnosić tam te, występować o... m<text:span text:style-name="T1355">a</text:span>ją prawo wnoszenia rewizji nadzwycz<text:span text:style-name="T1356">aj</text:span>n<text:span text:style-name="T1357">ej</text:span><text:s/>według tej propozycji.</text:p>
      <text:p text:style-name="P1358">No jakiego typu tutaj powstaje wątpliwość, mianowicie czy ten przepis obejmuje również federacje, czy on ma zastosowanie do aktualnych, czy miałby mieć zastosowanie do aktualnie istniejących federacji. Związki zawodowe zrzeszające pracowników wielu zakładów<text:s/><text:span text:style-name="T1359">p</text:span>rac<text:span text:style-name="T1360">y</text:span>, to u nas są federacje. I one mają charakter ogólnokr<text:span text:style-name="T1361">ajo</text:span>wy.</text:p>
      <text:p text:style-name="P1362">Do tej pory kompetencja tego typu była przypisana OPZZ-towi, a więc organizacji międzyzwiązkow<text:span text:style-name="T1363">ej</text:span><text:s/>o charakterze krajowym. No więc tu zresztą powstaje wątpliwość, czy rozwiązanie no ma się odnosić i do<text:s/>Federacji, i do<text:s/><text:span text:style-name="T1364">O</text:span>PZZ, i może do jakichś innych struktur.</text:p>
      <text:p text:style-name="P1365"><text:span text:style-name="T1366">W</text:span><text:s/>każdym razie dla mnie na tym tle rodzą się różnego rodzaju wątpliwości.</text:p>
      <text:p text:style-name="P1367">Jak je należy rozumieć, mówię o tym, żeby tutaj państwu poddać po<text:span text:style-name="T1368">d</text:span><text:s/>rozwagę do zastanowienia się, czy rzeczywiście nie należałoby najpierw tego typu problemów przedyskutować w gronie ekspertów czy w węższym gronie osób, które od strony takiej czysto techniczno-legislacyjnej popracowałyby nad rozwiązaniami pro<text:span text:style-name="T1369">je</text:span>ktowanymi, wstępnie, bo jest to oczywiście wstępny projekt.</text:p>
      <text:p text:style-name="P1370">Poza tym powstaje pytanie czy to jest jedyne rozwiązanie, możliwe, które zostało zaproponowane, czy nie można by pójść dalej, ale to też widziałbym raczej jako problem techniczno-prawny, czy nie najeżałoby raczej posłużyć się ostrym ołówkiem i po prostu pewne przepisy powykreślać, a nie zmieniać ich redakcji. Ale też bym raczej widział jako problem do zastanowienia w gronie ekspertów, może nie e<text:span text:style-name="T1371">k</text:span>spertów, a w węższym zespole, nie chodzi o ekspertów.</text:p>
      <text:soft-page-break/>
      <text:p text:style-name="P1372"><text:span text:style-name="T1373">P</text:span><text:span text:style-name="T1374">rz</text:span><text:span text:style-name="T1375">ewodniczą</text:span><text:span text:style-name="T1376">cy</text:span>:</text:p>
      <text:p text:style-name="P1377">Proszę bardzo.</text:p>
      <text:p text:style-name="P1378"><text:span text:style-name="T1379">Ob. Walery Masewicz</text:span>:</text:p>
      <text:p text:style-name="P1380">Jeżeli wolno w tej konwencji, którą mój szanowny kolega z Wrocławia przedstawił, też<text:s/>właściwie wątpliwości człowieka zajmującego się warstwą<text:s/>teoretyczną związków zawodowych, ale może jedna uwaga natury takiej metodologicznej.<text:s/>O wiele... chodzi o stanowisko OPZZ i nasze - ono, że tak powiem zostało przedstawione ustami jego kompetentnych przedstawicieli, ale jak sądzę, że można by coś dodać. Dlaczego my chcielibyśmy dyskusje na temat<text:s/>zagadnień przedstawionych w propozycji szczegółowej szanownych panów z<text:s/>„Solidarności”<text:s/>raczej przedyskutować, na razie wstępnie w gronie ekspertów. Dlatego że tak bardzo pobieżnie i bez uprzedzenia żadnego, bez żadnego zaangażowania specjalnego lektury tego tekstu, to ten tekst taki rewelacyjny nie jest, nie zawiera on wielu zagadnień, które powinny tutaj wywoływać emocje, poza sprawą art. 1 - rzeczywiście jest to problem odrębny, bardzo kontrowersyjny, bo zwrot... tutaj padały wątpliwości, czy w ogóle możliwy jest w praktyce [nieczytelne]<text:s/>stosowanie<text:s/>ustawy o związkach zawodowych, tak zupełnie innego odmiennego rodzaju zjawiska społecznego, jakim są związki zawodowe producentów rolnych i może poza sprawą wspólnej reprezentacji, która już wykracza poza część propozycji<text:s/>„Solidarności”, to właściwie tekst, który mam przed sobą jest tekstem raczej do obróbki w gronie ekspertów. Poza może art. 18 ust.<text:s/>3, który wkracza w sferę struktur związków OPZZ i może wywołać<text:s/>zastrzeżenia to właściwie tamte uzgodnienia nie są takie, które by jak sądzę powinny absorbować nasz czas. Ale skoro została zapoczątkowana już dyskusja w tej konwencji, w której<text:s/>szanowny kolega prof. Sane<text:span text:style-name="T1381">t</text:span>ra<text:s/>zapoczątkował, to może ja kilka uwag.<text:s/>Art. 11 jak gdyby nie uwzględniał w nowej wersji struktury związków istniejących. Przecież związki zawodowe bez względu na to jak byśmy oceniali historię w 40-lecie w Polsce Ludowej opierały się o pewne kryteria zrzeszania się<text:span text:style-name="T1382">.</text:span><text:s/>Przez długie lata obowiązywało k<text:span text:style-name="T1383">r</text:span>yterium branży, kryterium oczywiście nie związkowe narzucone przez państwo, bo klasyfikacja gospodarki narodowej na branże, ga<text:span text:style-name="T1384">ł</text:span>ęzie pracy i działy ustalały centralne organy planowania państwa i związki zawodowe były zmuszane dostosowywa<text:span text:style-name="T1385">ć<text:s/></text:span>swoją strukturę do klasyfikacji gospodarki narodowej.</text:p>
      <text:p text:style-name="P1386">Myśmy<text:s/><text:span text:style-name="T1387">-</text:span><text:s/>to znaczy ja tutaj jestem w gronie reprezenta<text:span text:style-name="T1388">cji</text:span><text:s/>OPZZ tworzyli związki inne, oparte na innych kryteriach, art. 11 zawierał już inną, pluralistyczną stronę strukturę związków - gałąź pracy, związki mono-zawodowe rodzaj zatrudnienia, natomiast propozycja jak gdyby całkowicie nie uwzględnia stanu istniejącego, wprowadza zupełnie inne kryteria. Można je przyjąć, nawet przyjęcie nie jest niczym tutaj bulwersującym, jeżeli byśmy do art. 11 ust. 3 dodali propozycje, która jest istotą samej tej nowelizacji, które proponują koledzy z<text:s/>„Solidarności”.<text:s/><text:span text:style-name="T1389">D</text:span>odam może do art. 11 ust. 3 dalej, że związek zawodowy może zrzeszać pracowników wielu zakładów pracy. Nie wiem dlaczego mamy tak bez dyskusji odrzucać te struktury, które zostały ukształtowane i które są realną rzeczywistością<text:span text:style-name="T1390">,</text:span><text:s/>w końcu przecież związki zawodowe od 198<text:span text:style-name="T1391">3</text:span><text:s/>roku jakoś powstały, są jakieś przyjęte kryteria zrzeszania si<text:span text:style-name="T1392">ę<text:s/></text:span>i to przecież faktycznie działa.</text:p>
      <text:p text:style-name="P1393">Jeżeli chodzi<text:s/><text:span text:style-name="T1394">o</text:span><text:s/>art. 18 ust. 3 to rzeczywiści<text:span text:style-name="T1395">e</text:span><text:s/>jest sprawa doś<text:span text:style-name="T1396">ć</text:span><text:s/>podstawowa, bo tutaj 19 zwłaszcza powstaje nowa sytuacja prawna<text:span text:style-name="T1397">.</text:span><text:s/>Propozycja dotycząca statutu też nie jest bulwersująca, bo w n<text:span text:style-name="T1398">as</text:span>zym mniemaniu jeżeli ograniczymy te tak zwane obligatoryjne elementy statutu do nazwy, to w nazwie<text:s/><text:soft-page-break/>rzeczywiście może być wszystko, może być i określenie zakładu pracy i może być dodatek do związku, który się tradycyjnie w Polscy ukształtował związek zawodowy<text:s/>„Solidarność”<text:s/>czy jakikolwiek inny<text:span text:style-name="T1399">.<text:s/></text:span>Natomiast art. 21, przepraszam bardzo mam tutaj taki grupy zbiór, gdzie dotarcie do normy prawnej trochę trwa<text:s/><text:span text:style-name="T1400">-<text:s/></text:span>z<text:span text:style-name="T1401">a</text:span>wiera i 27, który właściwie najmniej także budzi wątpliwości - zawiera jednak rzeczywiście zwroty bliżej nieokreślone, mówił o nich kol. Sanetra, na przykład art. 27 nie bardzo wiadomo co to znaczy organizacja ogólnokr<text:span text:style-name="T1402">aj</text:span>owa o znaczeniu ogólnokr<text:span text:style-name="T1403">ajo</text:span>wym, o zasięgu terytorialnym ogólnokrajowym, o wpływach, o randze prestiżowej ogólnokr<text:span text:style-name="T1404">ajo</text:span>wej? Też właściwie dyskusja miałaby charakter semantyczno<text:span text:style-name="T1405">-<text:s/></text:span>stylistyczny, a nie merytoryczny, poza tym jeżeli pominiemy tak doś<text:span text:style-name="T1406">ć</text:span><text:s/>istotną sprawę,<text:s/><text:span text:style-name="T1407">ż</text:span>e w projekcie szanownych panów z<text:s/>„Solidarności<text:span text:style-name="T1408">”</text:span><text:s/>nie ma powiedzmy odniesienia do tak podstawowej kwestii, która była dyskutowana na innym zespole i to także z inicjatywy ekspertów<text:s/>„Solidarności”<text:s/>a właściwie akceptowanie bez dyskusji wytycznych wymiaru spra<text:span text:style-name="T1409">wi</text:span>ed<text:span text:style-name="T1410">li</text:span>woś<text:span text:style-name="T1411">ci</text:span><text:s/>pozostaje w pewnej sprzeczności z posłusznym i niezrozumiałym oczekiwanym postulatem pełnej niezawisłości sądów. No, bo przecież to są rzeczy trochę się wzajemnie,<text:s/>przynajmniej<text:s/><text:span text:style-name="T1412">w</text:span><text:s/>warstwie teoretycznej,<text:s/>nieco pozostające<text:s/><text:span text:style-name="T1413">w<text:s/></text:span>stosunku do siebie<text:s/><text:span text:style-name="T1414">w</text:span><text:s/>pewnej koliz<text:span text:style-name="T1415">ji</text:span>.<text:s/><text:span text:style-name="T1416">A</text:span>le bardziej byłoby chyba rzeczywiście kontrowersyjna, wywołałaby chyba taką bardziej żywą dyskusję nasze propozycje, naszej strony. Jeżeli mała nowelizacja ma się ograniczać w zasadzie do stosowania ustawy do struktur organizacyjnych<text:s/>„Solidarności”<text:s/>no to oczywiście opinia publiczna zapyta, a dlaczego przy okazji na przykład utrzymu<text:span text:style-name="T1417">je</text:span><text:s/>się przepis art. 17, o czym mówiłem, już na poprzednim naszym spotkaniu, właściwie zakazujący po ratyfikowaniu przez Polskę odpowiedniej konwencji o prawie koalicji w służbach publicznych zakaz tworzenia związków zawodowych w administra<text:span text:style-name="T1418">cji</text:span><text:s/>ogólnej<text:s/><text:span text:style-name="T1419">i</text:span><text:s/><text:span text:style-name="T1420">w</text:span><text:s/>innych służbach publicznych.</text:p>
      <text:p text:style-name="P1421">Tutaj raczej sądzę, że jeśli byłaby jakakolwiek dyskusja<text:span text:style-name="T1422">,</text:span><text:s/>to chyba wywołałaby ona pewne kontrowersje, starcie poglądów, a nie to co jest. Dlatego też bardzo bym prosił, żebyście się koledzy z drugiego tego odłamu nie doszukiwali się jakichś takich intencji poza - wykraczających, poza werbalną treść<text:s/>naszych wystąpień, bo właściwie te propozycje nie są takie, że wymagałyby, aż angażowania tutaj dość dużego grona ludzi, a przecież tak istotnie jest tam gdzie potrzeba uściślenia pewnych zwrotów technicznych, prawnych, to niech - jak jest na całym świecie<text:s/><text:span text:style-name="T1423">-<text:s/></text:span>taka jest technika rokowań, rzeczywiście niech przedstawiają propozycje unormowań eksperci w ramach oczywiście pełnych kompetencji pełnomocnictw, przecież eksperci nie zastąpią stołu, nie będą podejmowali decyzji - w żadnym wypadku - za kompetentne grono tu ludzi zgromadzonych, ale stanowią pewien element ułatwiający, posuwający<text:s/>sprawy, bo rzeczywiście w tej chwili dobrnęliśmy w pewne spory kompetencyjne trochę, trochę semantyczne, trochę presti<text:span text:style-name="T1424">ż</text:span>owe, a postęp jak tu jesteśmy kilka godzin, postęp w dniu dzisiejszym jest znacznie mniejszy niż było to niestety w czasie obrad pierwszego dnia naszego spotkania.</text:p>
      <text:p text:style-name="P1425">D<text:span text:style-name="T1426">zi</text:span>ękuj<text:span text:style-name="T1427">ę.</text:span></text:p>
      <text:p text:style-name="P1428"><text:span text:style-name="T1429">Przewodniczący</text:span>:</text:p>
      <text:p text:style-name="P1430">Ja<text:s/>bym<text:s/>tak pesymistycznie nie oceniał dotychczasowych wyników, bo uważam, że pewne rzeczy ważne zostały, także i przez kolegów powiedziane, jeżeli nie macie zastrzeżeń to możemy do meritum naszej propozycji do techniki legislacyjnej możemy się zabrać bardzo szybko.</text:p>
      <text:p text:style-name="P1431">Lech Kaczyński ma głos.</text:p>
      <text:p text:style-name="P1432"><text:span text:style-name="T1433">Ob. Lech Kaczyński</text:span>:</text:p>
      <text:soft-page-break/>
      <text:p text:style-name="P1434">Ja może zacznę od tego, że naprawdę nie mamy nic przeciwko temu, żeby zmienić przepisy rozdziału V w zakresie strajku, a także poszerzyć zakres podmiotowy wolności związkowej, to znaczy objąć także te kategorie pracowników, które w myśl przepisów obecnie obowiązujących ustaw są wyłączone.<text:s/><text:span text:style-name="T1435">R</text:span>az jeszcze powtarzamy nie mamy absolutnie nic przeciwko temu, natomiast jaka była tutaj nasza ideologia,<text:s/><text:span text:style-name="T1436">z</text:span><text:s/>czegośmy wychodzili, to przed chwilą kol. Jacek Merkel wyjaśn<text:span text:style-name="T1437">i</text:span>ł.</text:p>
      <text:p text:style-name="P1438">Teraz jeżeli chodzi o uwagi panów profesorów do tej ustawy. Ja bym może zaczął od tego, że oczywiście tutaj w pośpiechu to było tworzone, jakieś tam potknięcia legislacyjne są.<text:s/><text:span text:style-name="T1439">W</text:span><text:s/>szczególności istotnie z<text:s/><text:span text:style-name="T1440">a</text:span>rt. 11 ust. 3 należałoby wnioskować, że pracownicy, którzy nie są zatrudnieni w zakładach pracy nie mogą zrzeszać się w związki zawodowe. To w istocie w tej chwili dotyczy bardzo wąskiej grupy pracowników, ponieważ orzecznictwo sąd<text:span text:style-name="T1441">ó</text:span>w<text:span text:style-name="T1442"><text:s/></text:span>poszerza po<text:span text:style-name="T1443">j</text:span>ęcie zakładu pracy, także poza to co było dotychczas. Ale oczywiście dla porządku trzeba byłoby tutaj odpowiednio zmianę w tym przepisie wprowadzić.</text:p>
      <text:p text:style-name="P1444">Natomiast ja nie rozumiem zupełnie uwag dotyczących tego, że nie są tutaj przewidziane dotychczasowe istniejące w tej chwili, faktyczne struktury organizacyjne związków zawodowych. Ja mówiłem w czasie poprzedniego posiedzenia, że chodzi tutaj o wprowadzenie swobody w tym zakresie. Art. 11 ust. 3 nie wprowadza żadnych ograniczeń jeżeli chodzi o kształtowanie wewnętrznych struktur związkowych.<text:s/>Jedynie art. 1 ust 3,<text:s/><text:span text:style-name="T1445">z</text:span>naczy właściwie pkt. 3 pozostaje tutaj generalną rzeczywiście, jeśli nie znającą w tej chwili wyjątków zasadą, znaczy w tej chwili, to znaczy w myśl przepisów tego projektu, a mianowicie, że związki zawodowe same kształtują swoje struktury organizac<text:span text:style-name="T1446">yj</text:span>ne.</text:p>
      <text:p text:style-name="P1447">Tak więc, jeżeli tutaj koledzy z O<text:span text:style-name="T1448">P</text:span>Z<text:span text:style-name="T1449">Z</text:span><text:s/>będą się upierać przy tym, żeby te ich struktury zostały zapisane w ustawie, to my nie mamy nic przeciwko temu, aby też były możliwe inne struktury.</text:p>
      <text:p text:style-name="P1450">Natomiast ten przepis jest sformułowany po prostu w ten sposób, żeby swoboda została zachowan<text:span text:style-name="T1451">a</text:span>.</text:p>
      <text:p text:style-name="P1452">Co to znaczy<text:s/><text:span text:style-name="T1453">„</text:span>wielu zakładów pracy”, bo tutaj to istotne pytanie padło. No oczywiście<text:s/>„wielu”, to więcej niż jednego zakładu pracy. Więcej niż jeden zakład pracy,<text:s/><text:span text:style-name="T1454">a</text:span><text:s/>więc także możliwoś<text:span text:style-name="T1455">ć</text:span><text:s/>objęcia przez jeden związek zawodo<text:span text:style-name="T1456">w</text:span>y wszystkich zakładów pracy w naszym kraju.</text:p>
      <text:p text:style-name="P1457">Jeżeli chodzi o art. 19, to ja też tutaj muszę powiedzieć, że nie bardzo uwagi prof. Wąsowicza zrozumiałem. Mianowicie art. 19 w swoim obecnym brzmieniu brzmi w ten sposób: statut związku zawodowego określa nazwa, ponadto siedzibę, terytorialny i podmiotowy zakres działania oraz cele związku zawodowego. Czyli tak, jak to jest w obecnym zapisie ustawy.</text:p>
      <text:p text:style-name="P1458">Chodziło o to, aby była swoboda określenia nazwy, o nic więcej w tym przepisie zgodnie z zasadą no... oszczędności<text:s/>jeżeli chodzi o zmiany, maksymalnej oszczędności, żadnych innych zmian tutaj nie ma.</text:p>
      <text:p text:style-name="P1459">Można byłoby się zastanowić, czy nie można by było zawęzić nieco tego przepisu, krótko mówiąc, żeby nie było tyle elementów obligator<text:span text:style-name="T1460">yj</text:span>nych w statucie, ale to w tej chwili nie uważam tego za specjalnie istotne.</text:p>
      <text:p text:style-name="P1461">Dalej, jeżeli chodzi o przepis, który wzbudził dosyć poważne wątpliwości. Art. 21 jest oparty po prostu o treść dotychczasowego przepisu i chodziło tylko i wyłącznie o to, aby istniejące struktury właśnie Ogólnopolskiego Zrzeszenia Związków Zawodowych, Porozumienia - przepraszam - Związków Zawodowych mogły być zachowane, ponieważ one mają albo formę organizacji międzyzwiązkowych,<text:s/>albo zrz<text:span text:style-name="T1462">e</text:span>szenia związków, strukturę federacji branżowych czy też zawodowych. I chodzi o to, żeby ustawa wyraźnie tego rodzaju struktury przewidywała, ale nie traktowała ich jako jedyną obligatoryjną formę<text:s/><text:soft-page-break/>zrzeszania się ponad zakładem pracy. Zresztą to nie była zupełnie jedna obligator<text:span text:style-name="T1463">yj</text:span>na forma,<text:s/><text:span text:style-name="T1464">o</text:span><text:s/>tym pan minister Brol, także prof. Sanetra mówili w trakcie poprzedniego spotkania.</text:p>
      <text:p text:style-name="P1465">Ale aby tego rodzaju rozwiązanie było jednoznacznie przez ustawę przewidziane. Tylko o to nam tutaj chodziło.</text:p>
      <text:p text:style-name="P1466">Natomiast jeżeli chodzi o art. 27, to ja sobie zdaję sprawę, że tutaj istnieje trudny problem legislacyjny, znaczy chodzi o jasne sprecyzowanie, kto ma tą no nie najważniejszą, ale stosunkowo istotną kompetencję w zakresie prawa składania rewizji nadzwycz<text:span text:style-name="T1467">aj</text:span>n<text:span text:style-name="T1468">ej.</text:span></text:p>
      <text:p text:style-name="P1469">Dotąd sprawa była stosunkowo jasna, po prostu organizacja międzyzwiązkowa. Natomiast<text:s/><text:span text:style-name="T1470">w</text:span><text:s/>warunkach pluralizmu form organizacyjnych związków zawodowych, no powstaje oczywiście<text:s/>pytanie jak to dokładnie sprecyzować. Należy wyłączyć takie rozwiąz<text:span text:style-name="T1471">an</text:span>ie, które by po prostu z nazwy wymieniało związki zawodowe, które tego rodzaju uprawnienia mają. A więc trzeba to za pomocą jakichś sformułowań ogólnych, które tutaj w moim przekonaniu będą zawsze miały charakter<text:s/>niedookreślo<text:span text:style-name="T1472">ny</text:span>, tą sprawę rozwiązać.<text:s/><text:span text:style-name="T1473">Z</text:span>awsze pozostanie to w jakimś zakresie sprawa interpreta<text:span text:style-name="T1474">cj</text:span>i.</text:p>
      <text:p text:style-name="P1475">Boję się, że<text:s/><text:span text:style-name="T1476">je</text:span>dnozn<text:span text:style-name="T1477">acz</text:span>nych rozwiązań tutaj nie jesteśmy w stanie uzyskać, szczególnie, że my nie wiemy przecież jaka będzie struktura związków zawodowych. Koledzy z<text:s/><text:span text:style-name="T1478">O</text:span>PZ<text:span text:style-name="T1479">Z<text:s/></text:span>wielokrotnie podnosili i na poprzednim<text:s/><text:span text:style-name="T1480">sp</text:span>otkaniu i tym razem, że to nie dwa związki zawodowe, będą w przyszłości tylko będzie ich wiele.</text:p>
      <text:p text:style-name="P1481"><text:span text:style-name="T1482">P</text:span><text:span text:style-name="T1483">rz</text:span><text:span text:style-name="T1484">ewodnicząc</text:span><text:span text:style-name="T1485">y</text:span><text:span text:style-name="T1486">:</text:span></text:p>
      <text:p text:style-name="P1487">Może być.</text:p>
      <text:p text:style-name="P1488"><text:span text:style-name="T1489">Ob. Lech Kaczyński</text:span>:</text:p>
      <text:p text:style-name="P1490">Albo<text:s/><text:span text:style-name="T1491">w</text:span><text:s/>każdym razie może być. Mo istotnie może być i z tego powodu my nie jesteśmy w stanie precyzyjnie tak, precyzyjnie określić komu się należy tego rodzaju prawo, a komu się nie należy.</text:p>
      <text:p text:style-name="P1492"><text:span text:style-name="T1493">I</text:span><text:s/>oczywiście to rozwiązanie, które tutaj zostało zawarte można i pewnie należy udoskonalić, ale nie sądzę, żebyśmy mogli tutaj osiągnąć pod tym względem ideału tego rodzaju, żeby nie było żadnych wątpliwości interpretac<text:span text:style-name="T1494">yj</text:span>nych. To jest możliwe tylko przy bardzo sztywnej strukturze związków zawodowych.</text:p>
      <text:p text:style-name="P1495">I w końcu zdziwiła mnie prawdę powiedziawszy uwaga o sprzeczności między ustaleniami, postulatami właściwie naszej strony przy stoliku prawym,<text:s/>„podstoliku prawnym”, a przepisem, który zresztą<text:s/><text:span text:style-name="T1496">j</text:span>est też tylko i wyłącznie powtórzeniem przepisu obecnie obowiązująceg<text:span text:style-name="T1497">o</text:span>,<text:s/><text:span text:style-name="T1498">t</text:span>ylko z innym ukształtowaniem podmiotu uprawnionego do występowania z takim wnioskiem, jeżeli chodzi o wytyczne Sądu N<text:span text:style-name="T1499">ajwyż</text:span>szego.</text:p>
      <text:p text:style-name="P1500">Ja muszę powiedzieć, że ja tutaj przynajmniej żadnej bezpośredni<text:span text:style-name="T1501">ej</text:span><text:s/>sprzeczności z zasadą niezawisłości sądu nie widzę. No, oczywiście zawsze można powiedzieć, że sąd jest tutaj do czegoś, Sąd Najwyższy jest tutaj do czegoś zobowiązany. Znaczy jakiś podmiot może Sądowi Najwyższemu coś niejako pośrednio przynajmniej narzucić. No, ale jeżeli w ten sposób by określić, by w ten sposób rozumieć sprawę niezawisłości sądów, że nie byłoby żadnych podmiotów na wniosek, którego sąd jest zobowiązany do działania, to sądzę, że musielibyśmy całą filozofię sądownictwa zmienić, ponieważ sąd z istoty działa na wniosek jakiejś strony, czy to oskarżyciela publicznego, czy to podmiotów prywatnych, czy też osób prawnych. To wszystko.</text:p>
      <text:p text:style-name="P1502">Aha, moż<text:span text:style-name="T1503">e</text:span><text:s/><text:span text:style-name="T1504">j</text:span>a skorzystam z okazji i ustosunkuję się też do tego, o czym mówił pan minister Brol, czyli<text:s/><text:soft-page-break/>chodzi o<text:s/>rolników<text:s/>indywidu<text:span text:style-name="T1505">al</text:span>nych.</text:p>
      <text:p text:style-name="P1506">Otóż te zarzuty, które zostały postawione mają w znacznej części charakter merytoryczny, to znaczy ja bym to ograniczył do pewnej części ustawy, w szczególności t<text:span text:style-name="T1507">ej</text:span>,<text:s/><text:span text:style-name="T1508">k</text:span>tóra mówi o zakładowej organizacji związkowej. Tam w istocie odpowiednie stosowanie prawa musiałoby oznaczać prawotwórstwo, prawotwórstwo sądowe, które by... czy prawotwórstwo w ogóle nieprzyjęte w naszym systemie prawnym. Proces byłby długi, skomplikowany, mogłyby rzeczywiście powstawać liczne<text:s/></text:p>
      <text:p text:style-name="P1509">kon<text:span text:style-name="T1510">fl</text:span>i<text:span text:style-name="T1511">kty</text:span>.</text:p>
      <text:p text:style-name="P1512">Myśmy tę propozycję traktowali jako propozycję wstępną, ewentualnie na okres przejściowy. A z propozycj<text:span text:style-name="T1513">i</text:span>, kt<text:span text:style-name="T1514">ó</text:span>re pan minister przedstawił, preferencja nasza jest zupełnie jednoznaczna, mianowicie odrębna regulacja ustawowa w chwili obecnej, jako regulacja przejściowa, czyli coś odpowiad<text:span text:style-name="T1515">aj</text:span>ącego między ustawą z 6 maja 1981 roku, natomiast w ramach tego co my nazywamy<text:s/><text:span text:style-name="T1516">„</text:span>dużą nowelizacją”<text:s/>ustawy o związkach zawodowych widzielibyśmy przepisy o związkach zawodowych rolników indywidu<text:span text:style-name="T1517">al</text:span>nych jako jeden z rozdziałów tej ustawy, ale oczywiście rozdział odpowiednio obszerny tak, żeby te wszystkie różnice tam mogły być uwzględnione.</text:p>
      <text:p text:style-name="P1518">Ale w tej chwili rozwiązanie w postaci nowej ustawy, która zresztą nie znosiłaby ustawy dotychczasow<text:span text:style-name="T1519">ej,</text:span><text:s/>tej o społeczno-zawodowych organiza<text:span text:style-name="T1520">cj</text:span>ach rolników, chodziłoby tutaj tylko i wyłącznie o ustawę o związkach zawodowych rolników. Taka ustawa byłaby w tej chwili rozwiązaniem satysfak<text:span text:style-name="T1521">cj</text:span>onującym i chciałem tutaj przypomnieć, że swojego czasu ta ustawa właśnie w roku 19<text:span text:style-name="T1522">8</text:span>1 została przygotowana bardzo szybko. W kwietniu było zakończenie no tych ostrych wtedy konfliktów, a<text:s/><text:span text:style-name="T1523">6</text:span><text:s/>maja była ustawa. A więc tą sprawę i tym razem jak sądzę się da stosunkowo szybko załatwić.</text:p>
      <text:p text:style-name="P1524">Dziękuję.</text:p>
      <text:p text:style-name="P1525"><text:span text:style-name="T1526">Przewodnicząc</text:span><text:span text:style-name="T1527">y</text:span>:</text:p>
      <text:p text:style-name="P1528">Proszę bardzo, kol. Serafin.</text:p>
      <text:p text:style-name="P1529"><text:span text:style-name="T1530">O</text:span><text:span text:style-name="T1531">b</text:span><text:span text:style-name="T1532">.</text:span><text:span text:style-name="T1533"><text:s/>W</text:span><text:span text:style-name="T1534">ł</text:span><text:span text:style-name="T1535">ad</text:span><text:span text:style-name="T1536">ys</text:span><text:span text:style-name="T1537">ław Serafin</text:span>:</text:p>
      <text:p text:style-name="P1538">Będzie to konkretna rzecz kolejna, którą będę chciał wnieść, by trzymać się trzeba tej zasady, żebyśmy rozstrzygali pewne sprawy.<text:s/><text:span text:style-name="T1539">I</text:span><text:s/>nie rozumiem pytania, jeżeli nie śledzi ktoś wydarzeń, to nie rozumiem pytania postawionego mi przez kol. Balazsa, że kółka się tu nie określiły, określcie się.</text:p>
      <text:p text:style-name="P1540">Wczorajsze stanowisko wynego<text:span text:style-name="T1541">cjo</text:span>wane przez zespół rolny jest deklaracją, której nie ma prawa nikt kwestionować, ani interpretować inaczej. Przytaczam: Jesteśmy za stworzeniem organizac<text:span text:style-name="T1542">yj</text:span>nych i prawnych warunków działania<text:s/>związków<text:s/>zawodowych<text:s/>rolników obejmujących zarówno organizacje<text:s/>„Solidarność”<text:s/>jak i Kółka Rolnicze. Czyli Kółka Rolnicze określiły się już wczoraj de<text:span text:style-name="T1543">fi</text:span>nitywnie, za formułą związku zawodowego i nie mogę tylko w inny sposób prezentować. Poza tym przepisy prawne powinny stworzyć warunki efektywnego działania tej organizacji dla ochrony interesów rolników. To jest sprawa jasna. Uzasadnienie dałem poprzednio, że ustawa społeczno-zawodowa nie w pełni efektywnie daje możliwość obrony interesów i należy w ten sposób postąpić.</text:p>
      <text:p text:style-name="P1544">I opowiadamy się za rozwiązaniem odrębnym, ustawowym, regulującym status związku zawodowego rolników indyw<text:span text:style-name="T1545">id</text:span>u<text:span text:style-name="T1546">al</text:span>n<text:span text:style-name="T1547">ych<text:s/></text:span>może nie przejściowym, do pana Kaczyńskiego mówię, żadnych nie twórzmy znów p<text:span text:style-name="T1548">rzejś</text:span>ciówek, tylko raz wreszcie w tym kraju zróbmy dokument, który będzie obowiązywał na lata, i nie że co kto się zmieni, gdzieś się zmieni, to go będą poprawiać i naprawiać, i bez przerwy, a naprawianie<text:s/><text:soft-page-break/>to jest psucie, mnie się wydaje.<text:s/>R<text:span text:style-name="T1549">a</text:span>czej ustawa oczywiście związkowa, która uwzględni charakter strukturalny mojej organizacji, nasz dorobek, bo Kółka nie bronią się od czasu 1980 roku, tylko przypomnę po raz kolejny, od XIX wieku jest to forma obrony, forma zorganizowania się w formę obrony interesów chłopów, polskości,<text:s/><text:span text:style-name="T1550">n</text:span>a dzień dzisiejszy naszych r<text:span text:style-name="T1551">a</text:span>cji chłopskich. A że będziemy musieli stworzy<text:span text:style-name="T1552">ć</text:span><text:s/>dokument, który nie ma wzorca prawnego, dokumentu jakiegokolwiek porównywalnego, jest ewenementem na... ewenementem prawnym będzie na skalę<text:s/><text:span text:style-name="T1553">w</text:span><text:s/>naszym obozie, w naszej strukturze. Ale cieszy mnie jednak rzecz, że nie będzie dążeń do likwidacji tej formuły własności indywidualnej, bo zasłyszałem niedawno, dwa dni chyba temu w telewizji czy w radio, że wypowiedź jest w Związku Radzieckim, że trzeba coraz bardziej rolników indywidu<text:span text:style-name="T1554">al</text:span>nych tworzyć w sensie produkc<text:span text:style-name="T1555">yj</text:span>nej, efektywnej pracy.</text:p>
      <text:p text:style-name="P1556">Tyle w tym temacie. Myślę, że mamy jasność. Proponuję, żebyśmy siedli sobie już rolnicy do roboty, przy jednym zastrzeżeniu. Musimy mieć świadomość, ja tu potwierdzę, możemy sobie o tym na przerwie polemizować, ale jest moment, że między reprezenta<text:span text:style-name="T1557">cj</text:span>ą rolników a reprezenta<text:span text:style-name="T1558">cj</text:span>ą robotników nie będzie wspólnoty interesów, będzie rozbieżność i dlatego nie możemy mówić o jednej dużej ustawie. Bo ona nam takich gwaranc<text:span text:style-name="T1559">j</text:span>i nie może d<text:span text:style-name="T1560">ać.</text:span></text:p>
      <text:p text:style-name="P1561">Rozbieżność interesó<text:span text:style-name="T1562">w</text:span><text:s/>jak wiadomo zawodowa jest i ekonomiczna, i<text:s/><text:span text:style-name="T1563">je</text:span>szcz<text:span text:style-name="T1564">e</text:span>,<text:s/><text:span text:style-name="T1565">j</text:span>eszcze wiele innych, prawda, materialnych spraw chodzi.</text:p>
      <text:p text:style-name="P1566">Ja tylko mam prośbę do pana przewodniczącego ministra Kwaśniewskiego, abyśmy, aby podjął działania w rządzie takie, żeby podjęto jak najszybciej rozmowy z naszą grupą elbląską protestacyjną<text:s/><text:span text:style-name="T1567">w</text:span><text:s/>celu uniknięcia eskalacji żądań. Decyzją Rady Głównej Komitetu<text:s/><text:span text:style-name="T1568">w</text:span><text:s/>skali krajowej jest powołany przez Radę Główną i nie podejmowanie rozmów, na które czeka gospodarka rolna już dziś, może doprowadzić do eskalacji, do przenoszenia na kolejne województwa. Dlatego nie jest to straszak, jest to porozumienie i prośba o porozumienie.</text:p>
      <text:p text:style-name="P1569">Dziękuję bardzo.</text:p>
      <text:p text:style-name="P1570"><text:span text:style-name="T1571">Przewodniczący:</text:span></text:p>
      <text:p text:style-name="P1572">Dziękuję bardzo i zarządzam krótką przerwę, punktualnie do godziny 13-tej na papierosa.</text:p>
      <text:p text:style-name="P1573">/Przerwa/.</text:p>
      <text:p text:style-name="P1574"/>
      <text:p text:style-name="P1575">/<text:span text:style-name="T1576">Po</text:span><text:s/>przer<text:span text:style-name="T1577">w</text:span>ie/.</text:p>
      <text:p text:style-name="P1578"><text:span text:style-name="T1579">Przew</text:span><text:span text:style-name="T1580">od</text:span><text:span text:style-name="T1581">niczący</text:span>:</text:p>
      <text:p text:style-name="P1582">Proszę o zaproszenie wszystkich, któr<text:span text:style-name="T1583">z</text:span>y ta<text:span text:style-name="T1584">m</text:span><text:s/>jeszcze s<text:span text:style-name="T1585">ą.</text:span></text:p>
      <text:p text:style-name="P1586">Prosz<text:span text:style-name="T1587">ę</text:span><text:s/>bard<text:span text:style-name="T1588">z</text:span>o, pan minister Kwaśniewski<text:span text:style-name="T1589">.</text:span></text:p>
      <text:p text:style-name="P1590"><text:span text:style-name="T1591">Minist</text:span><text:span text:style-name="T1592">e</text:span><text:span text:style-name="T1593">r Aleksander Kwaśn</text:span><text:span text:style-name="T1594">ie</text:span><text:span text:style-name="T1595">wski</text:span>:</text:p>
      <text:p text:style-name="P1596">Proszę państwa, ja chciałbym może zaproponować,<text:s/>abyśmy<text:s/>w<text:s/>tych<text:s/>kwestiach, które wymagały omówienia, próbowali dochodzić do propozycji konstruktywnych i konkretnych, a taką kwestią wydaje się<text:s/>w<text:s/>tej<text:s/>chwili sprawa związków rolników<text:s/>indywidualnych.</text:p>
      <text:p text:style-name="P1597">Poni<text:span text:style-name="T1598">ew</text:span>a<text:span text:style-name="T1599">ż</text:span><text:s/>nas<text:span text:style-name="T1600">z</text:span><text:s/><text:span text:style-name="T1601">s</text:span>p<text:span text:style-name="T1602">osób</text:span><text:s/>myśl<text:span text:style-name="T1603">e</text:span>nia<text:span text:style-name="T1604">,</text:span><text:s/>również ten<text:s/><text:span text:style-name="T1605">prze</text:span>dstaw<text:span text:style-name="T1606">iony</text:span><text:s/>pr<text:span text:style-name="T1607">z</text:span>e<text:span text:style-name="T1608">z</text:span><text:s/><text:span text:style-name="T1609">p</text:span>ana Kaczyńskiego<text:span text:style-name="T1610">,</text:span><text:s/>p<text:span text:style-name="T1611">rz</text:span>ez kolegów<text:s/><text:span text:style-name="T1612">z</text:span><text:s/>kó<text:span text:style-name="T1613">ł</text:span>ek rolnic<text:span text:style-name="T1614">z</text:span>ych,<text:span text:style-name="T1615"><text:s/></text:span>przez kolegów<text:s/><text:span text:style-name="T1616">z</text:span><text:s/><text:span text:style-name="T1617">O</text:span>P<text:span text:style-name="T1618">ZZ</text:span><text:s/>j<text:span text:style-name="T1619">e</text:span>st podobny,<text:s/><text:span text:style-name="T1620">m</text:span>o<text:span text:style-name="T1621">że</text:span><text:s/>b<text:span text:style-name="T1622">y</text:span>łoby<text:s/><text:span text:style-name="T1623">cel</text:span>o<text:span text:style-name="T1624">w</text:span>e<text:span text:style-name="T1625">,</text:span><text:s/>aby uzna<text:span text:style-name="T1626">ć</text:span><text:s/>t<text:span text:style-name="T1627">ut</text:span>a<text:span text:style-name="T1628">j</text:span><text:s/><text:span text:style-name="T1629">tę</text:span><text:s/>c<text:span text:style-name="T1630">zęś</text:span>ć dyskusji na tyle wyr<text:span text:style-name="T1631">a</text:span>ziści<text:span text:style-name="T1632">e</text:span><text:s/><text:span text:style-name="T1633">ry</text:span>su<text:span text:style-name="T1634">jącą<text:s/></text:span>k<text:span text:style-name="T1635">o</text:span>nc<text:span text:style-name="T1636">e</text:span>p<text:span text:style-name="T1637">cję</text:span>,<text:s/><text:span text:style-name="T1638">że</text:span><text:s/><text:span text:style-name="T1639">m</text:span>ożna prze<text:span text:style-name="T1640">j</text:span>ś<text:span text:style-name="T1641">ć</text:span><text:s/><text:span text:style-name="T1642">j</text:span>u<text:span text:style-name="T1643">ż</text:span><text:s/>do<text:s/><text:span text:style-name="T1644">p</text:span>r<text:span text:style-name="T1645">a</text:span>c wr<text:span text:style-name="T1646">ę</text:span>cz red<text:span text:style-name="T1647">a</text:span>kcy<text:span text:style-name="T1648">j</text:span>ny<text:span text:style-name="T1649">c</text:span>h<text:span text:style-name="T1650">.<text:s/></text:span><text:soft-page-break/>Propon<text:span text:style-name="T1651">o</text:span>wali<text:span text:style-name="T1652">b</text:span>yśmy<text:span text:style-name="T1653">,</text:span><text:s/>aby<text:s/><text:span text:style-name="T1654">je</text:span>dnak u<text:span text:style-name="T1655">z</text:span>na<text:span text:style-name="T1656">ć,</text:span><text:s/>i<text:span text:style-name="T1657">ż</text:span><text:s/>poszukujemy nowe<text:span text:style-name="T1658">j<text:s/></text:span>ustawy prawnej w postaci no<text:span text:style-name="T1659">wej</text:span><text:s/>ustawy o związkach zawodowych rolników indyw<text:span text:style-name="T1660">id</text:span>ualnych<text:span text:style-name="T1661">.</text:span><text:s/>Taki<text:span text:style-name="T1662">e</text:span><text:s/><text:span text:style-name="T1663">st</text:span>anowisko zostało zawarte w oświadczeniu<text:s/>„podstolika rolnego”, zostało to tutaj potwierdzone<text:span text:style-name="T1664">.</text:span><text:s/>I może by<text:span text:style-name="T1665">śm</text:span>y przyjęli wniosek, ż<text:span text:style-name="T1666">e</text:span><text:s/>grupa robocza z<text:span text:style-name="T1667">ł</text:span>ożona<text:s/><text:span text:style-name="T1668">z</text:span><text:s/>przedstawicieli wszystkich zainteresowanych stron i<text:s/><text:span text:style-name="T1669">z</text:span><text:s/>udziałem specjalistów od prawa spróbowaliby na<text:span text:style-name="T1670">m</text:span><text:s/>taki tekst zaproponować<text:span text:style-name="T1671">.</text:span></text:p>
      <text:p text:style-name="P1672">Poniewa<text:span text:style-name="T1673">ż</text:span><text:s/>dalsza dyskusja na ten temat co do s<text:span text:style-name="T1674">z</text:span>cze<text:span text:style-name="T1675">g</text:span>ółów wydaje się tutaj wydłużająca całą kwe<text:span text:style-name="T1676">st</text:span>ię<text:span text:style-name="T1677">.</text:span><text:s/>To po pierwsze.</text:p>
      <text:p text:style-name="P1678">Po drugie - pan Merkel, myślę, że zrozumiał tak trochę zbyt ogólnie nasz<text:span text:style-name="T1679">e</text:span><text:s/>stanowisko w sprawi<text:span text:style-name="T1680">e</text:span><text:s/>tych propozycji,<text:s/><text:span text:style-name="T1681">k</text:span>tóre<text:s/><text:span text:style-name="T1682">„</text:span>S<text:span text:style-name="T1683">olid</text:span>arn<text:span text:style-name="T1684">oś</text:span>ć”<text:s/>złożyła, które dotyczą malej nowe<text:span text:style-name="T1685">li</text:span>zacji, ponieważ sa<text:span text:style-name="T1686">m</text:span><text:s/>fakt,<text:s/><text:span text:style-name="T1687">że</text:span><text:s/>o tym dyskutuje<text:span text:style-name="T1688">m</text:span>y i to kole<text:span text:style-name="T1689">j</text:span>n<text:span text:style-name="T1690">ą</text:span><text:span text:style-name="T1691"><text:s/></text:span>godzinę świa<text:span text:style-name="T1692">d</text:span>c<text:span text:style-name="T1693">zy,</text:span><text:s/><text:span text:style-name="T1694">że</text:span><text:s/>jako pod<text:span text:style-name="T1695">st</text:span>awę do dysku<text:span text:style-name="T1696">s</text:span>j<text:span text:style-name="T1697">i</text:span><text:s/>przyjęliśmy to. Natomiast oczywiście nie są<text:s/><text:span text:style-name="T1698">n</text:span>asze dzisiaj opini<text:span text:style-name="T1699">e</text:span>...<text:s/><text:span text:style-name="T1700">n</text:span>i<text:span text:style-name="T1701">e m</text:span>a<text:span text:style-name="T1702">j</text:span>ą charakteru przesądzając<text:span text:style-name="T1703">e</text:span>go<text:s/><text:span text:style-name="T1704">z</text:span><text:s/>dwóch względ<text:span text:style-name="T1705">ó</text:span>w<text:span text:style-name="T1706">.</text:span><text:s/><text:span text:style-name="T1707">P</text:span>o p<text:span text:style-name="T1708">i</text:span>erws<text:span text:style-name="T1709">z</text:span>e<text:s/><text:span text:style-name="T1710">z</text:span><text:s/>tego względu,<text:s/><text:span text:style-name="T1711">że</text:span><text:s/>m<text:span text:style-name="T1712">us</text:span>imy jeszcze kilka szczegó<text:span text:style-name="T1713">łów<text:s/></text:span>do<text:span text:style-name="T1714">ść</text:span><text:s/>istotnyc<text:span text:style-name="T1715">h</text:span><text:s/>wyobrazić sobie<text:span text:style-name="T1716">,</text:span><text:s/>jak chociażby sprawę wspólnej repr<text:span text:style-name="T1717">e</text:span>zenta<text:span text:style-name="T1718">cj</text:span>i<text:span text:style-name="T1719">.</text:span><text:s/>Ponieważ dla strony r<text:span text:style-name="T1720">zą</text:span>dowe<text:span text:style-name="T1721">j</text:span><text:s/>j<text:span text:style-name="T1722">e</text:span>st o<text:span text:style-name="T1723">g</text:span>romnie istotne,<text:s/><text:span text:style-name="T1724">j</text:span>ak ta repre<text:span text:style-name="T1725">z</text:span>en<text:span text:style-name="T1726">t</text:span>acja b<text:span text:style-name="T1727">ę</text:span>dzie wygl<text:span text:style-name="T1728">ąd</text:span>ać, w<text:s/><text:span text:style-name="T1729">j</text:span>aki<text:span text:style-name="T1730">m</text:span><text:s/><text:span text:style-name="T1731">t</text:span>rybie będą tocz<text:span text:style-name="T1732">yć</text:span><text:s/>si<text:span text:style-name="T1733">ę</text:span><text:s/>mediac<text:span text:style-name="T1734">j</text:span>e między kierowni<text:span text:style-name="T1735">ct</text:span>wami zak<text:span text:style-name="T1736">ł</text:span>adów pracy a wspólną reprezenta<text:span text:style-name="T1737">cj</text:span>ą<text:span text:style-name="T1738">,</text:span><text:s/>co<text:s/><text:span text:style-name="T1739">bę</text:span>d<text:span text:style-name="T1740">zie</text:span>,<text:s/><text:span text:style-name="T1741">jeże</text:span>li<text:s/><text:span text:style-name="T1742">t</text:span>a<text:span text:style-name="T1743">k</text:span>i<text:span text:style-name="T1744">ej</text:span><text:s/>w<text:span text:style-name="T1745">spó</text:span>ln<text:span text:style-name="T1746">ej<text:s/></text:span>reprezen<text:span text:style-name="T1747">t</text:span>a<text:span text:style-name="T1748">cj</text:span>i nie będzie i<text:span text:style-name="T1749">td.</text:span>, itd<text:span text:style-name="T1750">.</text:span><text:s/>J<text:span text:style-name="T1751">e</text:span>st to z punktu widzenia dyrektora i organów założyci<text:span text:style-name="T1752">e</text:span>lskich ogromnie istotne.</text:p>
      <text:p text:style-name="P1753"><text:span text:style-name="T1754">I</text:span><text:s/>dlatego bardzo bylibyśmy zobowiązani, żeby mo<text:span text:style-name="T1755">żn</text:span>a było jeszcze przed obiadem i by<text:span text:style-name="T1756">ć</text:span><text:s/>moż<text:span text:style-name="T1757">e</text:span><text:s/>po obiedzie taką dyskusję kontynuować. To po pierwsze.</text:p>
      <text:p text:style-name="P1758"><text:span text:style-name="T1759">A</text:span><text:s/>po drugie, dlatego, że<text:s/><text:span text:style-name="T1760">j</text:span>ak mówimy ta umowa społeczna, czy ona będzie zapisana, czy nie zapisana, rozumiem, ż<text:span text:style-name="T1761">e<text:s/></text:span>to jeszcze będzie tematem rozmów w pozostałych zespołach i grupach, natomiast ona jednak cały czas mówi o pakiecie. Dlat<text:span text:style-name="T1762">e</text:span>go decyzje co do uruchamiania tego trybu, do kalendarza, będą powstawać wraz z większą jasnoś<text:span text:style-name="T1763">c</text:span>ią w pozostałych kwestiach pakietowych, o których mówiłem ja i<text:s/>które<text:s/>zostały uzupełnione przez pana Mazowieckieg<text:span text:style-name="T1764">o.</text:span></text:p>
      <text:p text:style-name="P1765"><text:span text:style-name="T1766">I</text:span><text:s/>na tym tle.<text:span text:style-name="T1767">..</text:span><text:s/><text:span text:style-name="T1768">I</text:span><text:s/>proponowałbym w związku z tym następujące, abyśmy wymienili ewentualnie bardzo generalne uwa<text:span text:style-name="T1769">g</text:span>i co do togo materiału, tych propozycji. Jeżeli zarysowałaby się merytoryczna z<text:span text:style-name="T1770">g</text:span>oda co do poszczególnych artykułów, to nic nie stoi na przeszkodzie, aby taki zespół mniejszy powołać już do sporu o zapisy, o sformułowania<text:span text:style-name="T1771">.</text:span><text:s/>Bo nie sądzę,<text:s/>abyśmy wszyscy byli tutaj na tyl<text:span text:style-name="T1772">e</text:span><text:s/>kompetentni, aby starczyło na<text:span text:style-name="T1773">m</text:span><text:s/>cierpliwości, by rzecz przeprowadzić<text:span text:style-name="T1774">.</text:span></text:p>
      <text:p text:style-name="P1775">Natomiast mam pytanie na tym tle, które<text:s/><text:span text:style-name="T1776">chci</text:span>ałb<text:span text:style-name="T1777">y</text:span>m<text:span text:style-name="T1778"><text:s/></text:span>zadać, mianowicie czy mamy rozumieć, iż propozycja właściwi<text:span text:style-name="T1779">e<text:s/></text:span>wyczerpuje te propozycje obecne, które<text:s/><text:span text:style-name="T1780">„</text:span>Solidarnoś<text:span text:style-name="T1781">ć</text:span>”<text:s/>chce przedstawić, a któr<text:span text:style-name="T1782">e</text:span><text:s/>związane byłyby z legalizacją związku. P<text:span text:style-name="T1783">o</text:span>ni<text:span text:style-name="T1784">e</text:span>wa<text:span text:style-name="T1785">ż</text:span><text:s/>pan Henryk<text:s/><text:span text:style-name="T1786">W</text:span>ujec mówi o tym, i<text:span text:style-name="T1787">ż</text:span><text:s/>ist<text:span text:style-name="T1788">ot</text:span>ny jest czas i byłoby rzeczywiście z punktu widzenia różnych działań korzystnie<text:span text:style-name="T1789">js</text:span>ze, gdyby te działania mogły być rozpoczęte<text:span text:style-name="T1790">.<text:s/></text:span>Mamy wi<text:span text:style-name="T1791">ę</text:span>c pytanie, c<text:span text:style-name="T1792">z</text:span>y to o czy<text:span text:style-name="T1793">m</text:span><text:s/>mówiliśmy tydzień te<text:span text:style-name="T1794">m</text:span>u, mianowicie sprawa anulowania uchwały Rady Państwa i<text:s/><text:span text:style-name="T1795">u</text:span>możli<text:span text:style-name="T1796">w</text:span>ia<text:span text:style-name="T1797">j</text:span>ąca działalność już, czy to jeszc<text:span text:style-name="T1798">z</text:span>e stoi na porządku dnia, czy wobec tej małej nowelizacji ten temat je<text:span text:style-name="T1799">st</text:span><text:s/>po prostu nieaktualny? I nie p<text:span text:style-name="T1800">od</text:span>e<text:span text:style-name="T1801">j</text:span>m<text:span text:style-name="T1802">uje</text:span>my tej dyskusji.</text:p>
      <text:p text:style-name="P1803">Bo ta noweliza<text:span text:style-name="T1804">c</text:span>ja wymaga oczywiście drogi s<text:span text:style-name="T1805">ej</text:span>m<text:span text:style-name="T1806">ow</text:span>e<text:span text:style-name="T1807">j</text:span>, natomiast anulowanie uchwa<text:span text:style-name="T1808">ł</text:span>y Rady Państwa je<text:span text:style-name="T1809">st</text:span><text:s/>mo<text:span text:style-name="T1810">żliwoś</text:span>cią, wydanie uchwały Rady Państwa jest możliwe, czyli dopuszczenie do pluralizmu w zakładzie pracy jest oczywiście pr<text:span text:style-name="T1811">z</text:span>ysp<text:span text:style-name="T1812">iesz</text:span>ają<text:span text:style-name="T1813">c</text:span>e<text:span text:style-name="T1814">.</text:span></text:p>
      <text:p text:style-name="P1815">Ale pragnę tu być dobrze zrozumiany, żeby intencje były jasne<text:span text:style-name="T1816">.</text:span><text:s/><text:span text:style-name="T1817">Tu</text:span><text:s/>nie chodzi o obejście tej propozycji<text:s/><text:soft-page-break/>do dyskusji, chodzi po prostu o to, żebyście szanowni koledzy w tej dziedzinie wypowiedzieli swoje stanowisko, czy ta sprawa jest już zdj<text:span text:style-name="T1818">ę</text:span>ta<text:s/><text:span text:style-name="T1819">z</text:span><text:s/>porządku naszej wspólnej dyskusji?</text:p>
      <text:p text:style-name="P1820">Dzi<text:span text:style-name="T1821">ę</text:span>kuj<text:span text:style-name="T1822">ę</text:span><text:s/>bardzo<text:span text:style-name="T1823">.</text:span></text:p>
      <text:p text:style-name="P1824"><text:span text:style-name="T1825">Przewodniczący</text:span>:</text:p>
      <text:p text:style-name="P1826">Proszę bardzo, kol.<text:s/>Sosnowski.</text:p>
      <text:p text:style-name="P1827"><text:span text:style-name="T1828">Ob. Romuald Sosnowski</text:span>:</text:p>
      <text:p text:style-name="P1829">W<text:span text:style-name="T1830">s</text:span>pólna<text:s/><text:span text:style-name="T1831">r</text:span>ep<text:span text:style-name="T1832">r</text:span>eze<text:span text:style-name="T1833">nt</text:span>acja. Jest to niewątpliwie t<text:span text:style-name="T1834">e</text:span>mat, który powinni<text:span text:style-name="T1835">ś</text:span>my stosunkowo szybko, rzekł<text:span text:style-name="T1836">b</text:span>ym nawet wypr<text:span text:style-name="T1837">z</text:span>edzająco o<text:span text:style-name="T1838">mó</text:span>wić<text:span text:style-name="T1839">.</text:span><text:s/><text:span text:style-name="T1840">Z</text:span><text:s/>pros<text:span text:style-name="T1841">t</text:span>ej przyczyny,<text:s/><text:span text:style-name="T1842">że</text:span><text:s/>i p<text:span text:style-name="T1843">ot</text:span>rzeba istnieje ju<text:span text:style-name="T1844">ż</text:span><text:s/>dziś.</text:p>
      <text:p text:style-name="P1845">Są dwie możliwośc<text:span text:style-name="T1846">i.</text:span><text:s/>Możliwość parytetowa i możliwość równej ilości głosów wszystkich związków działających w zakładzie, czy to b<text:span text:style-name="T1847">ę</text:span>dą dwa<text:span text:style-name="T1848">,</text:span><text:s/>czy czt<text:span text:style-name="T1849">e</text:span>ry.</text:p>
      <text:p text:style-name="P1850">Pozostaje problem jeden, który dzisiaj powinniśmy sobie jednoznacznie powiedzieć<text:span text:style-name="T1851">.</text:span><text:s/>Ż<text:span text:style-name="T1852">e</text:span><text:s/>jeśli chodzi o osob<text:span text:style-name="T1853">ę<text:s/></text:span>fizyczną i obronę jej interesów, to nie jest sprawa reprezentacji, to jest sprawa związku do którego należy.<text:s/><text:span text:style-name="T1854">A</text:span><text:s/>jeżeli nie należy do żadnego, to związku do którego si<text:span text:style-name="T1855">ę</text:span><text:s/>zwróci. I to możemy uznać za rzecz w tej chwili oczywi<text:span text:style-name="T1856">st</text:span>ą. Bo nie spodziewam się, żeby koledzy kwestionowali takie s<text:span text:style-name="T1857">f</text:span>ormu<text:span text:style-name="T1858">ł</text:span>ow<text:span text:style-name="T1859">a</text:span>n<text:span text:style-name="T1860">ie.</text:span></text:p>
      <text:p text:style-name="P1861">Nato<text:span text:style-name="T1862">m</text:span>iast przy zarówno parytetowej jak i równości głosów powsta<text:span text:style-name="T1863">je</text:span><text:s/>problem dojścia do pewnego consensusu, jeśli chodzi o reprezenta<text:span text:style-name="T1864">cj</text:span>ę pracobiorców wobec pracodawców. A jak nie dojdziemy do takiego consensusu? Tut<text:span text:style-name="T1865">aj,<text:s/></text:span>co dyrektor? Jaki to jest czas? A jeżeli będą różne poglądy, do kogo należy ostateczna d<text:span text:style-name="T1866">e</text:span>cyzja? Musimy sobie postawić przedtem trochę takich pytań, dlatego że diabeł śpi w szczegółach faktycznie. Jeżeli ich sobi<text:span text:style-name="T1867">e</text:span><text:s/>tutaj nie dogadamy to potem staniemy przed dylematem w samym zakładzie pracy,<text:s/><text:span text:style-name="T1868">ż</text:span>e nie doszliście do wspólnego mianownika, wobec tego moja arbitralna decyzja jest taka i trzask, i l<text:span text:style-name="T1869">e</text:span>ci spra<text:span text:style-name="T1870">w</text:span>a<text:span text:style-name="T1871">.</text:span></text:p>
      <text:p text:style-name="P1872">Co przemawia za parytetem? Bo myśmy na ten temat także i 16 września, jak przewodniczący sobie przypomina, rozmawiali przy wrzuconym temacie<text:span text:style-name="T1873">.</text:span><text:s/>Ma on swoje i plusy<text:s/>i minusy. To znaczy, bar<text:span text:style-name="T1874">d</text:span>z<text:span text:style-name="T1875">i</text:span>ej dem<text:span text:style-name="T1876">ok</text:span>ratycznie, już tak mówiąc,<text:span text:style-name="T1877"><text:s/></text:span>żeby było liczyć si<text:span text:style-name="T1878">ę</text:span><text:s/>także nie tylko z tymi na<text:span text:style-name="T1879">js</text:span>ilni<text:span text:style-name="T1880">ej</text:span>szymi, ale nawet jeżeli jest to nieduży związek w zakładzie, jakiś ta<text:span text:style-name="T1881">m</text:span><text:s/>autonom<text:span text:style-name="T1882">ic</text:span>zny, nie wiem jaki, to też żeby miał prawo uczestniczenia. Jeżeli byśmy ustalili poprz<text:span text:style-name="T1883">e</text:span>czkę na takiej wysokości, żeby<text:s/><text:span text:style-name="T1884">m</text:span>u nie stało członków na to,<text:s/><text:span text:style-name="T1885">że</text:span><text:s/>będzie reprezentowany, to jednak byłoby błędem z naszej strony, gdybyśmy takich mniejszościowych grup także nie widzieli, jeżeli one w zakładzie powstaną.</text:p>
      <text:p text:style-name="P1886">Kolejna sprawa, która może być wrzucona nam do tego zespołu, a o której nie wolno zapominać, że ludzie w t<text:span text:style-name="T1887">y</text:span>m<text:span text:style-name="T1888"><text:s/></text:span>wszystkim, w tej całej przepychance, należy się tego spodziewać w sporej ilości zakładów, spora część załóg powi<text:span text:style-name="T1889">e</text:span>, ja nie będę się w te sprawy.<text:span text:style-name="T1890">..</text:span><text:s/>pozostanę poza wszystkimi<text:span text:style-name="T1891"><text:s/></text:span>związkami.</text:p>
      <text:p text:style-name="P1892">Wobec tego, czy w tej wspólnej reprezenta<text:span text:style-name="T1893">cj</text:span>i ten mniejszy czy większy od<text:span text:style-name="T1894">ła</text:span>m ludzi powinien być w jakiś sposób repreze<text:span text:style-name="T1895">ntow</text:span>any, czy powinien tylko na przykład przynosić do tego wspólnego zespołu sprawy w imieniu tej mniejszej czy większej części załogi, nie należącej do związków zawodowych.</text:p>
      <text:p text:style-name="P1896"><text:span text:style-name="T1897">I</text:span><text:s/>teraz chciałbym wrócić do zapisu ustawowego.<text:s/>Zapis ustawowy jest<text:s/><text:span text:style-name="T1898">fa</text:span>kultatywny<text:span text:style-name="T1899">.</text:span><text:s/>Z praktyki naszego działania, koledzy, wszystkie fakultatywne zapisy były zawsz<text:span text:style-name="T1900">e<text:s/></text:span>robione na naszą niekorzyść<text:span text:style-name="T1901">.</text:span><text:s/>Dlatego trzeba by było faktycznie tutaj bardzo mocno wyważyć te argumenty.</text:p>
      <text:p text:style-name="P1902">Z jednej strony mówimy oczywiście, niezależna, samorządna organizacja związkowa ma prawo mieć do własnego stanowiska. Tylko żebyśmy my, w tym naszym współdziałaniu,<text:s/>codziennym nie stanęli często<text:s/><text:soft-page-break/>w sytuacji,<text:s/><text:span text:style-name="T1903">w</text:span><text:s/>której kto<text:span text:style-name="T1904">ś<text:s/></text:span>za nas będzie podejmował decyzje<text:span text:style-name="T1905">.</text:span></text:p>
      <text:p text:style-name="P1906">Jest jeszcze jedno ogniwo, na które chciałbym zwróci<text:span text:style-name="T1907">ć</text:span><text:s/>uwagę, nie bardzo wiem, jak go tutaj wpleść, ale jest to istotne ogniwo w układzie, to jest samorząd pracowniczy, który przecież też funkcjonuje w znakomitej części zak<text:span text:style-name="T1908">ła</text:span>dów<text:span text:style-name="T1909">,<text:s/></text:span>który także jako ten kolektywny zarządzający zakładem pracy, no i w sprawach prezentowanych przez nas<text:s/><text:span text:style-name="T1910">cz</text:span>y postulowanych spraw do ro<text:span text:style-name="T1911">z</text:span>wiązania jakoś musi znaleźć miejsce dla swojego działania. Nie mówię, że w tym zespole współdziałania. A<text:span text:style-name="T1912">l</text:span>e pamiętajmy, że on funkcjonuje.</text:p>
      <text:p text:style-name="P1913"><text:span text:style-name="T1914">I</text:span><text:s/>wobec tego trzeba by było zastanowić się, jak tą sprawę przy tej wspólnej reprezenta<text:span text:style-name="T1915">cj</text:span>i wpr<text:span text:style-name="T1916">ow</text:span>adzić.</text:p>
      <text:p text:style-name="P1917"><text:span text:style-name="T1918">I</text:span><text:s/>to tyle w tej sprawie współdziałania. Są to myśli, jak to się mówi, nieuczesane, inni mówią, na brudno, ale do przedyskutowania i to stosunkowo szybko.</text:p>
      <text:p text:style-name="P1919">Dziękuję.</text:p>
      <text:p text:style-name="P1920"><text:span text:style-name="T1921">Przew</text:span><text:span text:style-name="T1922">od</text:span><text:span text:style-name="T1923">niczący</text:span>:</text:p>
      <text:p text:style-name="P1924">Proszę bardzo, pan Melcer.</text:p>
      <text:p text:style-name="P1925"><text:span text:style-name="T1926">Ob</text:span><text:span text:style-name="T1927">.</text:span><text:span text:style-name="T1928"><text:s/>Albi</text:span><text:span text:style-name="T1929">n</text:span><text:span text:style-name="T1930"><text:s/>Melcer</text:span>:</text:p>
      <text:p text:style-name="P1931">Jeśli można coś przedstawić tak na bazie doświadczeń<text:s/><text:span text:style-name="T1932">1981</text:span><text:s/>roku przede wszystkim<text:span text:style-name="T1933">. W</text:span><text:s/>tamtym okresie prowadziliśmy dosyć szerokie negocjacje ze strony i związków branżowych, do których należałem, i z<text:s/>„Solidarnością”<text:span text:style-name="T1934">,</text:span><text:s/>właśnie z partnerami którymi byli dyrektorzy zakładów i wyżej, na szczeblach wyższych<text:span text:style-name="T1935">.</text:span></text:p>
      <text:p text:style-name="P1936">Chciałbym takie uwagi w tej kwestii złożyć.<text:s/><text:span text:style-name="T1937">Ż</text:span>e komisje powinny być powoływane wyłącznie do tematów konkretnych, które będą leżały w gestii obu związków. One mogą być określone już wcześniej, jak i mogą wyniknąć w czasie, że tak powiem, dział<text:span text:style-name="T1938">a</text:span>ń. Komisja powinna działać tylko i wyłącznie w okresie przed nego<text:span text:style-name="T1939">cj</text:span>a<text:span text:style-name="T1940">cj</text:span>ami, czyli do przygotowania negocjacji, jak w okresie r<text:span text:style-name="T1941">ó</text:span>wn<text:span text:style-name="T1942">i</text:span>e<text:span text:style-name="T1943">ż</text:span><text:s/>samych negocjacji. Winna występować ze wspólnym stanow<text:span text:style-name="T1944">is</text:span>kiem, jeżeli tak nożna powiedzieć, międzyzwiązkowym, do strony partnerski<text:span text:style-name="T1945">ej,<text:s/></text:span>jaką będzie dyrektor.</text:p>
      <text:p text:style-name="P1946">Komisja jest reprezentantom stron tylko w określonym czasie. Nie jest żadną władzą, nie jest żadną silą, do której może się zwracać dyrektor, poza związkami<text:span text:style-name="T1947">.</text:span><text:span text:style-name="T1948"><text:s/></text:span>Związki zachowują swoją integralną, że tak powiem, część w tym wszystkim.</text:p>
      <text:p text:style-name="P1949">Komisja powinna przyjąć dla siebie właściwy sposób do negocjacji, co mam tu na myśli? Określenie czasu negocjacji na przykład, zakładając, że tego typu negocja<text:span text:style-name="T1950">cj</text:span>e mogą być prowadzone raz czy dwa razy do roku, jak również zakres właśnie negocjacji w danym czasie. Moja propozycja jest taka, że w wypadku powstawania jakichś rozbieżnych stanowisk dla obu związków można tu skorzystać z pewnego nego<text:span text:style-name="T1951">cj</text:span>atora, którym właśnie powinien być samorząd. Widzę w zasadzie potrzebę powoływania takich komisji tylko na szczeblu zakładowym, w w<text:span text:style-name="T1952">yj</text:span>ątkowych wypadkach na szczeblu wyższym z uwag<text:span text:style-name="T1953">i</text:span><text:s/>na to, że te sprawy występują tylko w zakładzie pracy. Jeśli chodzi o udział jest to sprawa dowolna, tak mniej więcej jak reprezentu<text:span text:style-name="T1954">je</text:span><text:s/>i prze<text:span text:style-name="T1955">ds</text:span>tawia kol. Sosnowski. Myślę,<text:s/><text:span text:style-name="T1956">ż</text:span>e jest to sposób - myśmy to sprawdzili w ten sposób jak ja prze<text:span text:style-name="T1957">ds</text:span>tawiłem, i dało to efekt, bo nie doprowadzało to do kłótni między związkami w konsekwenc<text:span text:style-name="T1958">j</text:span>i zanim żeśmy stanęli do rozmów z dyr<text:span text:style-name="T1959">e</text:span>kcją zawsze potrafiliśmy się wcześniej dog<text:span text:style-name="T1960">ad</text:span>ać<text:s/><text:span text:style-name="T1961">-</text:span><text:s/>obie strony związkowe.</text:p>
      <text:p text:style-name="P1962">Dziękuję bardzo<text:span text:style-name="T1963">.</text:span></text:p>
      <text:p text:style-name="P1964"><text:span text:style-name="T1965">Przewodniczący</text:span>:</text:p>
      <text:p text:style-name="P1966">Głos ma kol Jagiełło.</text:p>
      <text:soft-page-break/>
      <text:p text:style-name="P1967"><text:span text:style-name="T1968">Ob.</text:span><text:span text:style-name="T1969"><text:s/>Stanisław Jagiełło</text:span>:</text:p>
      <text:p text:style-name="P1970">Ja będę mówił bardzo krótko.<text:s/><text:span text:style-name="T1971">W</text:span><text:s/>sprawie wspólnej reprezenta<text:span text:style-name="T1972">cj</text:span>i s<text:span text:style-name="T1973">ą</text:span><text:s/>dwie rzeczy. Mianowicie p<text:span text:style-name="T1974">y</text:span>tanie pierwsze - jak tworzyć tę wspólną reprezentację, kolega Sosnowski tutaj przedstawił szereg propozyc<text:span text:style-name="T1975">ji</text:span>, myślę, że dogadamy się, pytanie drugie czy będzie to obligatoryjne czy też będzie to tak jak do tej pory jest fakultatywne. Obawiam się zajmować stanowiska, żeby znowu przepraszam, ale je<text:span text:style-name="T1976">d</text:span>nak ten zarzut o demagogii, no można to bardzo różnie interpretować, dlaczego prawo powinno nakazywać. Ale jeżeli sięgniemy w tej ustawie do art. 31<text:span text:style-name="T1977">-</text:span>35 gdzie wymienia się niejako wszystkie sprawy, które powinny być zgodnie z duchem tej ustawy, fakultatywnym jakby duchem podejmowane przez wspólną reprezenta<text:span text:style-name="T1978">cj</text:span>ę i myśmy to pozmieniali zostawiając rzeczy najważniejsze, n<text:span text:style-name="T1979">aj</text:span>ważniejsze d<text:span text:style-name="T1980">l</text:span>a załogi danego zakładu pracy, która będzie zgrupowana w jednym, w dwóch lub trzech związkach zawodowych, to wówczas być może emocje przy dyskusji czy ma być to obowiązek, czy też jakieś moralne prawo nie będą tak wielkie. Ja sądzę,<text:s/><text:span text:style-name="T1981">ż</text:span>e jeżeli koledzy by się zgodzili, to równi<text:span text:style-name="T1982">eż<text:s/></text:span>to będzie wymagało pewnych zmian w tej ustawie, sądzę, że niezbyt takich kontrowersyjnych, jest tutaj około 5-6 punktów, które do tej pory ustawa wymienia. Na pewno co najmniej trzy z nich będzie można w sposób zdecydowany wykreślić, a wi<text:span text:style-name="T1983">ę</text:span>c nie będzie już tutaj obawy, że to zabieramy im jakieś prawa, zabieramy im wolność, ale również dopisać rzeczy, których tu nie ma, na przykład podział zysku, to znaczy nie podział zysku, ale tę część</text:p>
      <text:p text:style-name="P1984">zy<text:span text:style-name="T1985">s</text:span>ku, gdzie rada pracownicza wydziela na fundusz socjalny, mieszkaniowy jak później to skonsum<text:span text:style-name="T1986">owa</text:span>ć.<text:s/><text:span text:style-name="T1987">Wydaj</text:span>e mi się sprawa oczywista, że tu musi być zgoda wszystkich związków zawodowych.<text:s/>I sprawa na koniec bardzo istotna, żeby ona nam nie uciekła.<text:s/><text:span text:style-name="T1988">O</text:span>tóż strona rządowa na pewno przygotuje takie rozwiązania, że jeżeli się związki nie dogadają, nie będzie tej zgodności, więc dyrektor podejmie decyzje sam jako organ przedsiębiorstw<text:span text:style-name="T1989">a</text:span>, a byłoby to naszym nieszczęściem.</text:p>
      <text:p text:style-name="P1990">Dziękuję.</text:p>
      <text:p text:style-name="P1991"><text:span text:style-name="T1992">Prze</text:span><text:span text:style-name="T1993">w</text:span><text:span text:style-name="T1994">o</text:span><text:span text:style-name="T1995">d</text:span><text:span text:style-name="T1996">ni</text:span><text:span text:style-name="T1997">czą</text:span><text:span text:style-name="T1998">c</text:span><text:span text:style-name="T1999">y</text:span>:</text:p>
      <text:p text:style-name="P2000">Pan W<text:span text:style-name="T2001">as</text:span>i<text:span text:style-name="T2002">l</text:span>j<text:span text:style-name="T2003">e</text:span>w ma gł<text:span text:style-name="T2004">os.</text:span></text:p>
      <text:p text:style-name="P2005"><text:span text:style-name="T2006">Ob</text:span><text:span text:style-name="T2007">.</text:span><text:span text:style-name="T2008"><text:s/>Anatol Wasiljew</text:span>:</text:p>
      <text:p text:style-name="P2009">Chciałem przede wszystkim zwrócić się w sprawie takiej porządkowej. Otóż pan przewodniczący bardzo zresztą słusznie pilnuje tej zasady, iż po kolejnej przerwie ogłasza tematy do omówienia w danej części posiedzenia. Ale praktyka jest nieco inna, bo w rezultacie tego praktycznie wywoływane są potem inne tematy, które zajmują nam czas poświęcony tej części posiedzenia. Tematem, który był zgłoszony przez pana przewodniczącego na poprzedniej części była organizacja rolników indy<text:span text:style-name="T2010">wi</text:span>du<text:span text:style-name="T2011">al</text:span>nych oraz zasady wspólnej reprezentacji związków w warunkach pluralizmu. Natomiast temat projektu poprawy tzw. małej nowelizacji wywołany przez pana Merkela potem już pociągnięty został i jechaliśmy cały czas. Otóż myślę, że byłoby o wiele lepiej, żebyśmy zdyscyplinowali ten porządek, który przewodniczący ogłasza.</text:p>
      <text:p text:style-name="P2012">Pozwolę sobie zabrać głos w sprawie w tej chwili, kt<text:span text:style-name="T2013">ó</text:span>ra stoi na tej części naszych obrad, a mianowicie w sprawie zasad współpracy. Szanowni Panowie! Dotychczasowe stanowisko strony<text:s/>„Solidarności”<text:s/>w tej sprawie oficjalnie zgłoszonej i zaprotokółowanej jest następujące. Jest takie, aby pozostawić zapis dotychcz<text:span text:style-name="T2014">as</text:span>owego art. 4, 37 ustawy, a więc fakultatywność zapisu i ograniczenie działania do szczebla zakładu.<text:s/><text:span text:style-name="T2015">T</text:span><text:span text:style-name="T2016">a</text:span><text:span text:style-name="T2017">k</text:span>i jest stan faktyczny w tej sprawie, a ewentualne uwagi teraz ostatnio wypowiedziane są jak sądzę tzw. wolną wymianą poglądów. Ja chciałbym zwrócić uwagę na fakt następujący, że oczywiście<text:s/><text:soft-page-break/>będziemy musieli sobie odpowiedzieć na pytanie<text:s/>czy<text:s/><text:span text:style-name="T2018">w</text:span><text:s/>ogóle jesteśmy za takim współdziałaniem w organizacji, czy na szczeblu zakładowym, czy wyższym także, w jakim zakresie, a także czy dowolność stosowania tych reguł czy obowiązek? I jeszcze jedno i gdzie to zapisać? No, bo jeśli to się ściśle wiąże z tym, z tą sprawą mni<text:span text:style-name="T2019">ej</text:span>s<text:span text:style-name="T2020">zej</text:span><text:s/>czy większej nowelizac<text:span text:style-name="T2021">ji</text:span><text:s/>ustawy, bo gdybyśmy na przykład doszli do wniosku, że nie w ustawie to pytanie w czym?<text:s/><text:span text:style-name="T2022">W</text:span><text:s/>jakimś specjalnym porozumieniu<text:span text:style-name="T2023"><text:s/></text:span>czy dwustronnym, czy też jako coś w rodzaju porozumienia właśnie, czy umowy społecznej sygnowanej przez<text:s/>„stół okrągły”<text:s/>jako gwaranta itd. Ale niezależnie od tego ja pozwolę sobie podać przypadki, które niezależnie jak już powiedziałem od stanowiska w tej sprawie wymuszają tę współpracę, po prostu wymusz<text:span text:style-name="T2024">aj</text:span>ą, czynią ją warunkiem realizowania tych postanowień, które zostały zapisane w obowiązujących przepisach prawa.<text:s/><text:span text:style-name="T2025">D</text:span>la przykładu proszę bardzo art. 20 ja tylko wymienię przepisy ustawy - już nie mówiąc o innych - art. 24, 25, ust. 2, 29 ust. 2, 31 ust.<text:s/><text:span text:style-name="T2026">3</text:span>, 35,<text:s/><text:span text:style-name="T2027">36</text:span><text:s/>i to wszystko co zawiera rozdział V ustawy w zakresie działań związanych ze sporami zbiorowymi i wykonywaniem prawa do strajku.</text:p>
      <text:p text:style-name="P2028">To już z punktu widzenia powiedziałbym szeroko rozumianych interesów, które mogą i występują już dzisiaj jako memento w zakresie tego co związki zawodowe w sposób istotny angażuje i powinno interesować.</text:p>
      <text:p text:style-name="P2029">A<text:s/><text:span text:style-name="T2030">w</text:span>ięc z góry niejako można przesądzić, że nie odejdziemy od współpracy choćby z tego względu,<text:s/><text:span text:style-name="T2031">ż</text:span>e ona jest w tej chwili... niejako będzie wymuszać na nas współdziałanie.<text:s/><text:span text:style-name="T2032">I</text:span><text:s/>teraz właściwie zwróciłbym się z prośbą do pana przewodniczącego, aby pozwolił mi mówić na temat tego projektu - zmian do małej nowelizacji, jaką<text:s/>„Solidarność<text:span text:style-name="T2033">”</text:span><text:s/>zgłosiła, bo nie wiem czy ten temat został już zakończony, czy też nie. Rozumiem, no więc po pierwsze tak, żeby nie było wątpliwości - pan Wujec był uprzejmy przyganę nam tutaj dać,<text:s/><text:span text:style-name="T2034">ż</text:span>e my mieliśmy czas na to, żeby tutaj do tego się ustosunkować, tylko zapomniał o tym, że my tego projektu jeszcze nie otrzymaliśmy w ogóle. Drobiazg. Zdobyliśmy go stosunkowo nie<text:span text:style-name="T2035">d</text:span>awno, ale postaraliśmy się dorosnąć do sytuacji i przeanalizowaliśmy te projekty, cho<text:span text:style-name="T2036">ć</text:span><text:s/>na pogłębioną bardzo analizę czasu nie było, ale już nawet ta mniej pogłębiona pozwala nam stwierdzić z całą odpowiedzialnością, że materia zawarta w tym projekcie, aby rzetelnie bezstronnie została rozpatrzona i skonstruowana w taki sposób, żeby się nie narodził się kolejny potworek ustawowy, bo dosyć mamy tego, wymaga naprawdę pracy wyspe<text:span text:style-name="T2037">cj</text:span>alizowanej, nazwijmy to. I nawiązując też do tej problematyki wspólnej reprezentacji, którą podałem tutaj wyrywkowo niejako chciałbym, ażeby być dobrze zrozumiałym, że omawianie tych spraw w taki właśnie sposób szczegółowy, drobiazgowy no ekspercki można powiedzieć, jestem głęboko przekonany, że wyczerpałby wszystkich tutaj obecnych. Dała tego przykład krótka polemika panów profesorów Sanetry i pana prof. Masewicza i replika pana mecenasa Kaczyńskiego. Widzieliśmy ile tam formuł fachowych itd. i patrzyłem po obecnych,<text:s/><text:span text:style-name="T2038">i</text:span><text:s/>bodaj bym się mylił, ale może jedna trzecia była tym rzeczywiście z<text:span text:style-name="T2039">ai</text:span>n<text:span text:style-name="T2040">te</text:span>r<text:span text:style-name="T2041">es</text:span>owana. Ja się do tej jednej trzeciej zaliczam.<text:s/><text:span text:style-name="T2042">I</text:span><text:s/>wniosek uważam,<text:s/><text:span text:style-name="T2043">ż</text:span>e w pełni uzasadniony w tych warunkach powołanie małych zespołów, które przynosiłyby nam na ten stół domówione propozycje rozwi<text:span text:style-name="T2044">ą</text:span>zań takich zapisów, takich rozstrzygnięć, które rzeczywiście by daną sprawę od razu popchnęły do przodu.</text:p>
      <text:p text:style-name="P2045">Dziękuję bardzo<text:span text:style-name="T2046">.</text:span></text:p>
      <text:p text:style-name="P2047"><text:span text:style-name="T2048">Przewodnicz</text:span><text:span text:style-name="T2049">ą</text:span><text:span text:style-name="T2050">cy</text:span>:</text:p>
      <text:p text:style-name="P2051">Głos ma wprawdzie nie mecenas, ale Lech Kaczyński.</text:p>
      <text:soft-page-break/>
      <text:p text:style-name="P2052"><text:span text:style-name="T2053">Ob. Lech Kaczyński</text:span>:</text:p>
      <text:p text:style-name="P2054">Ja bym chciał wyjść z t<text:span text:style-name="T2055">a</text:span>ką propozycją, która szłaby nieco w kierunku proponowanym przez kolegów z OPZZ. Sądzę, że problem wolności czy fakultatywności w tym przypadku wspólnej reprezentacji związkowej w zakładzie pracy to jest problem z punktu widzenia wolności związkowej istotnym, bo pamiętamy, że jeśli tutaj mielibyśmy wprowadzać, żeby to było obligatoryjne pewne ograniczenie jednak tej wolności bezpośredn<text:span text:style-name="T2056">i</text:span>o w ustawie<text:span text:style-name="T2057">.</text:span><text:s/>Związki zawodowe chcą czy nie chcą w pewnym zakresie czy określone grupy pracowników, bo one za tym stoją, chcą czy nie chcą muszą wspólnie prezentować pewne interesy wobec pracodawcy. Nie twierdzę, że to jest n<text:span text:style-name="T2058">aj</text:span>ważni<text:span text:style-name="T2059">ej</text:span>sze z wszystkich właściwych ograniczeń. No, ale jednak jest istotne. Wziąwszy jednak pod uwagę, że pewne sprawy muszą być - jak sądzę w zakresie znacznie węższym niż tutaj prezentują koledzy, wspólnie reprezentowane, można by ten problem rozwiązać w następujący sposób: ja sądzę, że podstawowa sprawa, w któr<text:span text:style-name="T2060">ej</text:span><text:s/>istotnie musi występować wspólna reprezenta<text:span text:style-name="T2061">cj</text:span>a, to jest kwestia rokowań płacowych. My sobie to w przyszłości byśmy wyobrażali szerzej w ogóle układowych, chodziłoby o zakładowy układ zbiorowy sensu stricto, a nie sensu largo jedynie jaki w chwili obecnej i w tych sp<text:span text:style-name="T2062">r</text:span>awach istotnie trudno by było uniknąć konkurencji między związkami, jeżeli każdy z nich oddzielnie by mógł prowadzić rokowania i obowiązyw<text:span text:style-name="T2063">a</text:span>łaby na przykład zasada z ustawy z 1937 roku polskiej<text:s/>ustawy o układach zbiorowych, które formalnie obowiązywała przez 30 lat po wojnie, że w takiej sytuacji kiedy jest kilka układów w danym zakładzie, a dokładnie kiedy kilka zakładów dotyczy danego zakładu pracy no to wtedy obowiązuje ten, który jest najbardziej korzystny dla pracowników. Rozwiązanie może piękne, ale w chwili obecnej chyba dosyć mało realne. Zgadzamy się w tym, ale w takim razie może uregulować sprawę w ten sposób, że... aby podjąć rokowania musi być wspólna reprezenta<text:span text:style-name="T2064">cj</text:span>a. Nie ograniczamy wtedy tej wolności w tym zakresie, a w każdym razie w sposób bezpośredni, bo może efekt jest podobny, ale nie mówimy, nie stanowimy tutaj przepisu tego rodzaju, że dla rokowań zbiorowych, że musi być - przepraszam<text:s/><text:span text:style-name="T2065">-</text:span><text:s/>obligatoryjna reprezenta<text:span text:style-name="T2066">cj</text:span>a w zakładzie pracy. Natomiast jeżeli nie będzie, no to wtedy nie będzie rokowań zbiorowych, wtedy tutaj jeden z kolegów z O<text:span text:style-name="T2067">P</text:span>ZZ powiedział dyrektor podejmie decyzję. No może dyrektor, a może Rada Ministrów skorzysta z przestarzałego wprawdzie przepisu, ale ciągle obowiązującego art. 79 kodeksu pracy, który przewiduje możliwość prowadzenia przepisów płacowych tzw. zasad wynagrodzenia przez Radę Ministrów i jest interpretowane w ten sposób, że te zasady wynagradzania to mogą też być i przepisy płacowe. Ja nie wiem czy to jest akurat... by było w ten sposób, czy dyrektor tutaj, to jest zresztą mniej istotne.<text:s/><text:span text:style-name="T2068">W</text:span><text:s/>każdym razie jeżeli, by się wspólnie nie dogadali, no to w inny sposób byłoby kształtowane wynagro<text:span text:style-name="T2069">dz</text:span>e<text:span text:style-name="T2070">ni</text:span>e, nie w drodze porozumienia między stronami. I sądzę, że to jest zupełnie wystarcz<text:span text:style-name="T2071">aj</text:span>ąca zachęta do tego, żeby się dogadać.</text:p>
      <text:p text:style-name="P2072">Krótko mówiąc formalnie nie ma obligatoryjności, ale jeżeli chcemy podjąć rokowania zbiorowe to ta obligatoryjność występuje. Taka byłaby nasza propozycja.</text:p>
      <text:p text:style-name="P2073"><text:span text:style-name="T2074">Przewodnicząc</text:span><text:span text:style-name="T2075">y</text:span>:</text:p>
      <text:p text:style-name="P2076">Głos ma kol. Szwajkiewicz.</text:p>
      <text:p text:style-name="P2077"><text:span text:style-name="T2078">Ob. Edward Szwajkie</text:span><text:span text:style-name="T2079">w</text:span><text:span text:style-name="T2080">i</text:span><text:span text:style-name="T2081">cz</text:span><text:span text:style-name="T2082">:</text:span></text:p>
      <text:p text:style-name="P2083">Jestem pracownikiem Stoczni Gdańskiej, jestem tam wiceprzewodniczącym związku<text:s/><text:span text:style-name="T2084">„</text:span>Solidarność”<text:s/>i odnoszę wrażenie, że panowie z OPZZ mają jak gdyby wielkie obawy, że jeżeli ten... powołanie wspólnej<text:s/><text:soft-page-break/>komisji nie będzie jakoś s<text:span text:style-name="T2085">fo</text:span>rmalizowane, zapisane, to nie będzie tam współpracy. Ja tak z praktycznego w ogóle odczucia powiem, jak u nas sprawa wygląda. Od roku 1980 tam nie było właśnie braku jakiegokol<text:span text:style-name="T2086">wi</text:span>ek zapisu,<text:s/>który by<text:s/>regulował sprawy współpracy, ta sprawa się układała i to bardzo dobrze, i nie było żadnych zadrażnień na linii, na styku różnych związków zawodowych. I obecnie tak samo na dzień dzisiejszy to wygląda. W tej chwili wiemy jaka jest sytuacja w stoczni, po decyzji o zlikwi<text:span text:style-name="T2087">do</text:span>waniu jej. Kiedy zwołaliśmy wiec, w listopadzie przyszli na ten wiec wszyscy razem z przedsta<text:span text:style-name="T2088">wici</text:span>elami pańskich związków. Stworzył się jeden front, bo powstało jedno zagrożenie. Nikt nikomu nie wyznaczał ilu nas tam będzie, ile was będzie.<text:s/><text:span text:style-name="T2089">W</text:span><text:s/>tej chwili też prowadzimy rozmowy z dyr<text:span text:style-name="T2090">e</text:span>kcją, a wiele tematów i sprawy płacowe są poruszane, i sprawy ochrony pracowników w momencie likwidowania zakładu. I też to wszystko się odbywa na drodze negocjacji i na drodze... w tej chwili nawet nie dobieramy składu. Proponujemy owszem przychodźcie panowie z OPZZ, my schodzimy od nas. Jest rada pracownicza też - proszę bardzo, jeżeli ktoś chce przyjść, nie określamy iloś<text:span text:style-name="T2091">c</text:span>i tych ludzi. Posiadamy w tej chwili już pewną kulturę negocjacji i sobą też prezentujemy pewne postawy, mamy pewne doświadczenia i wydaje mi się, że jakieś formalizowanie tej sprawy to nie jest, aż tak poważnym problemem w tej<text:s/></text:p>
      <text:p text:style-name="P2092">chwili. I na dzień dzisiejszy my działamy nielegalnie, a jednak już współpracujemy.<text:s/><text:span text:style-name="T2093">W</text:span><text:s/>tej chwili nasze działania mogą się tylko uzupełniać. Bo co my możemy zrobić, to robimy, to co mogą robić panowie z panów związków też to robią i jest współpraca? Jest.<text:s/><text:span text:style-name="T2094">I</text:span><text:s/>ona nie musi być koniecznie<text:s/><text:span text:style-name="T2095">fo</text:span>rmalizowan<text:span text:style-name="T2096">a</text:span>, nie musi być narzucona jak gdyb<text:span text:style-name="T2097">y.</text:span></text:p>
      <text:p text:style-name="P2098">Samo życie w tej chwili reguluje wiele spraw i pewne sprawy będą też uwarunkowane tym co się dzieje na zakładach pracy<text:span text:style-name="T2099">.</text:span><text:s/>Działamy dla dobra załóg, dla dobra swoich członków i to jest właściwie to co nam dyktuje warunki współpracy w tej chwili.</text:p>
      <text:p text:style-name="P2100">Dziękuję.</text:p>
      <text:p text:style-name="P2101"><text:span text:style-name="T2102">Przewodnicząc</text:span><text:span text:style-name="T2103">y</text:span>:</text:p>
      <text:p text:style-name="P2104">Dziękuję.</text:p>
      <text:p text:style-name="P2105">Głos ma pan Nowacki.</text:p>
      <text:p text:style-name="P2106"><text:span text:style-name="T2107">Ob. Lesław Nowacki</text:span>:</text:p>
      <text:p text:style-name="P2108">Przychylam<text:s/><text:span text:style-name="T2109">s</text:span>ię do tych głosów, które mówią, że tutaj na tej sali nie sposób dyskutować szczegółowych formalnych rozwiązań, tym niemniej przy omawianiu problem<text:span text:style-name="T2110">at</text:span>yki wspólnej reprezentac<text:span text:style-name="T2111">ji</text:span><text:s/>związkowej w warunkach pluralizmu związkowego jest to materia, którą jednak musimy bardziej precyzyjnie i dokładnie tutaj od strony merytorycznej przedyskutować. Chciałbym przypomnieć, że jak to podkreślano już w czasie poprzedniego naszego spotkania, także wcześniej moi przedmówcy podkreślali ustawy o związkach zawodowych jest znana, wspólna reprezentacja związkowa na szczeblu zakładu pracy w warunkach pluralizmu, to znaczy jest znana, ale rzeczywiście jej nie ma jeszcze innych poza jednym związków zawodowych w zakładach pracy.</text:p>
      <text:p text:style-name="P2112">Jest to oczywiście skonstruowane na zasadach takich, że organizacje związkowe mogą się dobrowolnie porozumieć, to znaczy zawrzeć porozumienie o utworzeniu wspólnej reprezenta<text:span text:style-name="T2113">cj</text:span>i, mało tego - ustalić także zakres działań, które ta wspólna reprezentacja będzie podejmować.</text:p>
      <text:p text:style-name="P2114">I teraz chciałbym,<text:s/><text:span text:style-name="T2115">ż</text:span>ebyście szanowni państwo wzięli także pod uwagę<text:s/><text:span text:style-name="T2116">i</text:span><text:s/>to, że szereg przepisów prawa pracy nie tylko tych, o których moim zdaniem<text:s/>niewyczerpująco<text:s/>stanowi ustawa o związkach zawodowych<text:s/><text:soft-page-break/>w art. 37, odwołując się do art. 3<text:span text:style-name="T2117">5</text:span>. Jest szereg przepisów, których sprawy pracownicze dotyczące całej załogi wymagają przed podjęciem decyzji przez kierownika zakładu pracy uzgodnienia z zakładową organizacją związkową. Są to oczywiście przede wszystkim sprawy płacowe, to znaczy wprowadzenie zakładowego systemu wynagradzania i jego zmiana zawarcie lub zmiana zakładowej umowy zbiorowej, ale tak<text:span text:style-name="T2118">ż</text:span>e ustalenie systemu wynagradzania i związanych z nim regulaminów nagród, i premiowania w zakładzie, który nie jest uprawniony do stosowania zakładowych systemów wynagradzania, a także inne kwestie, które pozwolę sobie tutaj umownie nazwa<text:span text:style-name="T2119">ć</text:span><text:s/>pozapłacowymi. Na przykład ustalenie regulaminu pracy, ustalenie zakładowych zasad obliczania wynagrodzenia za czas urlopu wypoczynkowego, prowadzenie szczególnego systemu czasu pracy przewidzianego w rozporządzeniu Rady Ministrów z grudnia 19<text:span text:style-name="T2120">8</text:span><text:span text:style-name="T2121">8</text:span><text:s/>w sprawie czasu pracy, ustalenie rozkładu czasu pracy oraz pory nocnej w zakładzie, w którym nie ma regulaminu pracy, ustalenie zasad wykorzystywa<text:span text:style-name="T2122">ni</text:span>a zakładowych funduszy - socjalnego i mieszkaniowego, w tym podziału środków z tych funduszy na okre<text:span text:style-name="T2123">ś</text:span>lone cele oraz przyznawania pracownikom świadczeń z tych funduszów, ustalenie planu urlopów w zakładzie, i wreszcie dwie ostatnie kwestie to jest ustalenie warunków oddawania w najem i zwalniania mieszkań zakładowych oraz najogólniej rzecz biorąc realizacja uprawnień pracowniczych przewidzianych w przepisach dotyczących oc<text:span text:style-name="T2124">h</text:span>rony osobistej - odzieży roboczej i obuwia roboczego.</text:p>
      <text:p text:style-name="P2125">Wymieniłem tutaj kwestie, które wymagają współdziałania jeszcze raz powiem kierownika zakładu pracy z zakładową organizacją związkową. Katalog tych kwestii z całą pewnością nie jest jeszcze zamknięty i ja sobie nie uzurpuję żadnego prawa do jego wyczerpania.</text:p>
      <text:p text:style-name="P2126">Ale wymienienie tego katalogu wskazuje już na wagę problemów ewentualnego utworzenia wspólnej reprezentacji związkowej dla całego tego katalogu problemów, ponieważ kwestia musi być widziana naszym zdaniem nie tylko od strony dogadania się zainteresowanych danym problemem związków zawodowych, ale także ma ważny aspekt w kwes<text:span text:style-name="T2127">ti</text:span>i współdziałania administracji gospodarczej to znaczy kierownika zakładu pracy ze związkami zawodowymi. No, bo przypuśćmy, musimy przewidzieć i taką możliwość, że zachodzi konieczność zmiany porozumienia o stosowaniu<text:span text:style-name="T2128"><text:s/></text:span>zakładowego systemu wynagra<text:span text:style-name="T2129">dz</text:span>ania, choćby poprzez to, że zmieniła się wysokość najniższego wynagro<text:span text:style-name="T2130">dz</text:span>enia<text:s/><text:span text:style-name="T2131">w<text:s/></text:span>gospodarce uspołecznion<text:span text:style-name="T2132">ej.</text:span><text:s/>No i w tym momencie gdy zakres tej zmiany nie zostanie uzgodniony jak to by chciały obecnie obowiązujące przepisy już teraz teoretyzując<text:span text:style-name="T2133"><text:s/></text:span>z poszczególnymi związkami zawodowymi, no to i one by nie utworzyły wspólnej reprezenta<text:span text:style-name="T2134">cji</text:span>, to praktycznie rzecz biorąc mielibyśmy do czynienia w zakładzie pracy z niepożądaną ze społecznego i ekonomicznego punktu widzenia sytuacją, kiedy takiej zmiany w zakładowym systemie wynagradzania wprowadzić by nie można.</text:p>
      <text:p text:style-name="P2135">W związku z powyższym możliwe tu są różne roz<text:span text:style-name="T2136">w</text:span>iązania także to, które wydaje się najbardziej prawdopodobne i pragmatyczne, które przed chwilą zaproponował pan Kaczy<text:span text:style-name="T2137">ń</text:span>ski, to znaczy aby dla niektórych spraw w szczególności tych spraw, w których decyzja nosi znamiona porozumienia, a więc związki zawodowe są stroną tego porozumienia, przewidzieć potrzebę powołania wspólnej reprezenta<text:span text:style-name="T2138">cji</text:span><text:s/>dla prowadzenia rokowań płacowych.<text:s/>Jest to oczywiście rozwiązanie rokowań,<text:s/><text:span text:style-name="T2139">ale</text:span><text:s/>teraz powstaje równocześnie druga, drugi człon tego pytania, czy też tego problemu, co będzie w sytuacji, kiedy tego wspólnego przedstawicielstwa związki dla rokowań nie powołają.</text:p>
      <text:p text:style-name="P2140">Otóż wydaje się, że musielibyśmy wtedy przewidzieć jakieś rozwiązanie, ja za chwilę o takiej propozycji<text:s/><text:soft-page-break/>powiem, które by umożliwiało kierownikowi zakładu pracy po upływie określonego czasu no... wprowadzenie rozwiązań, które są niezbędne.<text:s/><text:span text:style-name="T2141">W</text:span><text:s/>przeciwnym bowiem razie może tutaj dochodzić do moim zdaniem, zupełnie niekorzystnego rozwiązania ze społecznego punktu widzenia, że po prostu właśnie będzie blokowanie, wprowadzenie jakichś rozwiązań prz<text:span text:style-name="T2142">yj</text:span>m<text:span text:style-name="T2143">uj</text:span>ących formę porozumienia.</text:p>
      <text:p text:style-name="P2144"><text:span text:style-name="T2145">W</text:span><text:s/>związku z tym można rozważać, że jeśli związki zawodowe w celu rokowań nie utworzą tej wspólnej reprezentacji i upłynie na przykład miesięczny okres czasu pracy, to wówczas będzie uprawnienie dla kierownika zakładu pracy do wprowadzenia rozwiązań po prostu w formie regulaminów czy też w formie no jedno<text:span text:style-name="T2146">st</text:span>ronn<text:span text:style-name="T2147">ej.</text:span></text:p>
      <text:p text:style-name="P2148">Przypomnę tylko, że większość przepisów płacowych, to znaczy zasad wynagradzania w przedsiębiorstwach państwowych jest wprowadzana w drodze porozumienia przez dyrektora przedsiębiorstwa z zakładową organizacją i po zasięgnięciu opinii organów samorządu załogi. w związku z tym te opiniodawcze uprawnienia organów samorządowych w dalszym ciągu by istniały w tej kwestii, jeśli chodzi o przedsiębiorstwa państwowe.</text:p>
      <text:p text:style-name="P2149">Myślę także, że nie powinniśmy tutaj naszych rozważań ograniczać tylko i wyłącznie do problematyki utworzenia wspólnego przedstawicielstwa związkowego na szczeblu zakładu pracy. Warte dyskusji są także kwestie dotyczące porozumienia o współdziałaniu organizacji ponadzakładow<text:span text:style-name="T2150">yc</text:span>h, mianowicie trzeba przecież pamiętać, że jednym z podstawowych instrumentów, czy też atrybutów działalności związkowej jest uprawnienie do zawierania układów zbiorowych pracy.</text:p>
      <text:p text:style-name="P2151">W tej chwili jest rozwiązanie prawne, które obowiązuje, jest tak skonstruowan<text:span text:style-name="T2152">e</text:span>, że jeśli w danej gałęzi pracy działa wielość, wiele organizacji związkowych, to do zawarcia układu zbiorowego pracy dochodzi w sytuacji, kiedy te związki albo utworzą wspólną reprezenta<text:span text:style-name="T2153">cj</text:span>ę, albo też ten układ zostanie uznany za zawarty z chwilą, kiedy zostanie zaaprobowany przez wszystkie działające w gałęzi pracy związki zawodowe. Jest to rozwiązanie, które może moim zdaniem w przypadku braku porozumienia się związków zawodowych skutecznie zablokować możliwość zawarcia układu zbiorowego pracy.</text:p>
      <text:p text:style-name="P2154">I wreszcie są i pozostałe<text:s/><text:span text:style-name="T2155">s</text:span>pr<text:span text:style-name="T2156">awy</text:span><text:s/>pracownicze o charakterze, których związki zawodowe mają - mówię teraz już tylko o strukturach ponadzakł<text:span text:style-name="T2157">a</text:span>dowych - charakter opiniodawczo-doradczy. Oczywiście są sprawy, w których związki zawodowe mają prawo wyrażania opinii w sprawach o podstawowym znaczeniu dla ludzi pracy, na przykład takim aktem prawnym jest konsultowanie ze związkami zawodowymi projektu Narodowego Planu Społeczno-Gospodarczego.</text:p>
      <text:p text:style-name="P2158">Można sobie wyobrażać i sądzę, że można by to dyskutować, aby w kwestiach projektów, decyzji, czy też aktów prawnych o podstawowym znaczeniu dla ludzi pracy, aby była możliwość tworzenia przez związki zawodowe o charakterze ogólnokrajowym, przez centrale związkowe, była możliwość tworzenia wspólnego przedstawicielstwa dla wypowiadania także opinii<text:s/><text:span text:style-name="T2159">w</text:span><text:s/>przedmiocie tych najważni<text:span text:style-name="T2160">ej</text:span>szych decyzji lub projektów aktów prawnych.</text:p>
      <text:p text:style-name="P2161">Sądzę, że - ale tu już bardziej kompetentni będą koledzy z OPZZ, że o takiej reprezenta<text:span text:style-name="T2162">cj</text:span>i również myślał pan przewodniczący Miodowicz mówiąc o takim przedstawicielstwie wspólnym, podczas inauguru<text:span text:style-name="T2163">ją</text:span>cego posiedzenia<text:s/>„okrągłego stołu”.</text:p>
      <text:p text:style-name="P2164">Dziękuję bardzo.</text:p>
      <text:p text:style-name="P2165"><text:span text:style-name="T2166">Przewodni</text:span><text:span text:style-name="T2167">cz</text:span><text:span text:style-name="T2168">ący:</text:span></text:p>
      <text:soft-page-break/>
      <text:p text:style-name="P2169">Dziękuję bardzo.</text:p>
      <text:p text:style-name="P2170">Wypowiedź pana ministra wskazuje na to, że są problemy, które właśnie trzeba dyskutować najpierw merytorycznie tutaj, a d<text:span text:style-name="T2171">o</text:span>piero przekazywać je do sformułowań prawnych, to pierwsza moja uwaga.</text:p>
      <text:p text:style-name="P2172">Druga uwaga moja taka, no że jednak panie ministrze, my stanowczo ograniczamy tą sprawę do zakładu pracy. Dalsze sprawy stoją przed nami jako przyszłość ułożenia się wzajemnych stosunków i tak dalej, no bo można by postawić pytanie prawda, jeżeli byśmy tak szeroko to wszystko rozumieli, to na czym ma polegać pluralizm związkowy Jeżeli mamy mówić już wszystko, razem prawda. Od dołu do góry, prawda.</text:p>
      <text:p text:style-name="P2173">Proszę bardzo, kto? Kol. Kaczyński.</text:p>
      <text:p text:style-name="P2174"><text:span text:style-name="T2175">Ob.<text:s/></text:span><text:span text:style-name="T2176">L</text:span><text:span text:style-name="T2177">ech Kaczyński</text:span>:</text:p>
      <text:p text:style-name="P2178">Dwa słowa. Dwa słowa tylko.</text:p>
      <text:p text:style-name="P2179">W tej wypowiedzi pana ministra zauważyłem, może niesłusznie zresztą, ale wydaje mi się, że tutaj jest pewna skłonność do tego, żeby od strony administra<text:span text:style-name="T2180">cj</text:span>i państwow<text:span text:style-name="T2181">ej,</text:span><text:s/>także administra<text:span text:style-name="T2182">cj</text:span>i gospodarczej sprawę uprościć.</text:p>
      <text:p text:style-name="P2183">Ja nawet tą tendencję rozumiem, ze względu no powiedzmy sobie na usytuowanie pana, jako przedstawiciela Ministerstwa Pracy, tudzież właśnie administra<text:span text:style-name="T2184">cj</text:span>i państwowej, mówiąc szerzej, w ogóle administra<text:span text:style-name="T2185">cji.</text:span></text:p>
      <text:p text:style-name="P2186">Ale trzeba sobie z jednej rzeczy zdać sprawę, mianowicie pluralizm związkowy będzie pewne kłopoty takiego typu technicznego wprowadzał. On nie tylko, pluralizm związkowy, pluralizm społeczny i polityczny także, tylko że no mamy<text:span text:style-name="T2187"><text:s/></text:span>tego rodzaju doświadczenie, że przez dziesiątki lat byliśmy tego rodzaju kłopotów pozbawieni, a mimo wszystko nie dało to nadmiernie dobrych rezultatów. I dlatego też ja bym proponował, żeby w tych dalszych rozważaniach przyjąć takie założenia, że pewne tutaj kłopoty natury technicznej będą, że może się zdarzyć, że dyrektor będzie musiał nie z jedną komisją zakładową, tylko z dwoma czy trzema sprawy uzgadniać. Ja nie mówię o tych kwestiach, o których mówiłem, czyli kwestiach płacowych. No, a mimo wszystko sądzimy, że to wyjdzie generalnie rzecz biorąc także i zarządzaniu zakładem pracy na dobre.</text:p>
      <text:p text:style-name="P2188">To wszystko. Dziękuję.</text:p>
      <text:p text:style-name="P2189"><text:span text:style-name="T2190">Pr</text:span><text:span text:style-name="T2191">ze</text:span><text:span text:style-name="T2192">wodni</text:span><text:span text:style-name="T2193">czący</text:span>:</text:p>
      <text:p text:style-name="P2194">Proszę bardzo, pan minister.</text:p>
      <text:p text:style-name="P2195"><text:span text:style-name="T2196">Minister Lesław<text:s/></text:span><text:span text:style-name="T2197">N</text:span><text:span text:style-name="T2198">ow</text:span><text:span text:style-name="T2199">a</text:span><text:span text:style-name="T2200">cki</text:span>:</text:p>
      <text:p text:style-name="P2201">Tytułem uzupełnienia. Jeśli chodzi o wypowiedź pana Mazowieckiego, to oczywiście proszę traktować moją wypowiedź jako przedstawienie katalogu problemów, ponieważ ja nie powiedziałem, że to jest, że dążeniem naszym jest, by we wszystkich sprawach związkowych, bo jeszcze raz podkreślam, że tych spraw, których związkom przysługuje uprawnienie o charakterze stanowczym lub opiniodawczo-doradczym jest znacznie więcej, niż ja je tutaj wymieniłem. Więc nie było moim dążeniem do zawężania możliwości wypowiadania się samodzielnie przez poszczególne związki w różnych sprawach.</text:p>
      <text:p text:style-name="P2202">Wskazywałem tylko na możliwość ewentualnego dążenia do wspólnego porozumienia się związków,<text:s/><text:span text:style-name="T2203">j</text:span>eśli chodzi o struktury ponadzakładowe w sprawach o podstawowym znaczeniu dla ludzi pracy, czyli dokładnie w kilku węzłowych kwestiach.</text:p>
      <text:soft-page-break/>
      <text:p text:style-name="P2204">Natomiast oczywiście nawiązując tutaj do wypowiedzi pana Kaczyńskiego, oczywiście nie było moją intencją, aby sobie tutaj dla administra<text:span text:style-name="T2205">cj</text:span>i stworzyć taki<text:s/>handicap<text:s/>i uprościć ich życie, tylko chodziło o wyeliminowanie sytuacji, w której podjęcie decyzji przez dyrektora zakładu pracy także w sprawach płacowych byłoby niemożliwe.</text:p>
      <text:p text:style-name="P2206"><text:span text:style-name="T2207">Przewodnicząc</text:span><text:span text:style-name="T2208">y</text:span><text:span text:style-name="T2209">:</text:span></text:p>
      <text:p text:style-name="P2210">Dziękuję bardzo.</text:p>
      <text:p text:style-name="P2211">Pan minister Brol, tak.</text:p>
      <text:p text:style-name="P2212"><text:span text:style-name="T2213">Minister Jan Brol</text:span>:</text:p>
      <text:p text:style-name="P2214">Jan Brol.</text:p>
      <text:p text:style-name="P2215"><text:span text:style-name="T2216">A</text:span><text:s/>propos tego co powiedział kol. dr Kaczyński, czy to są kłopoty techniczne. To mogą być kłopoty techniczne, ale wtedy kiedy nie chodzi o pieniądze. Tylko tam, gdzie dotyczy sprawa podziału pieniędzy albo w ogóle rozdziału pieniędzy, to to już przestają być kłopoty techniczne.</text:p>
      <text:p text:style-name="P2217">Otóż wydaje się, że rzeczywiście tam w tych wszystkich pozostałych sprawach, gdy problem, który wnosi jedna organizacja związkowa i problem jest dla drugiej organizacji obojętny albo ona nie jest nim zainteresowana z takich czy innych powodów, to rzecz jasna, nie ma w ogóle sprawy.</text:p>
      <text:p text:style-name="P2218">Ale gdy idzie na przykład o podział funduszy socjalnych, funduszu socjalnego, na co on ma pójść, to niewątpliwie to już nie jest sprawa techniczna. Jak ma postąpić wtedy dyrektor, kiedy no worek jest tylko jeden. Jak go podzielić. Jedni proponują tak, inni inaczej.</text:p>
      <text:p text:style-name="P2219">Więc rzeczywiście to musi być w jakiś sposób ukształtowane dlatego, że w przeciwnym wypadku dojdzie do tego, że negocjacje będą trwały w nieskończoność, tylko załoga będzie się burzyć i efekt będziemy mieli taki, jaki mamy, że zamiast kierować sprawami,<text:s/><text:span text:style-name="T2220">i</text:span>nteresami załogi, kierować mają związki zawodowe, to dojdzie do dzikich strajków. Jest to jakiś problem.</text:p>
      <text:p text:style-name="P2221">Dlatego wydaje mi się, że - ja osobiście jestem przeciwnikiem i to chcę powiedzieć, dlatego powinniśmy zrobić ustawę o związkach zawodowych taką, która nie wymusza różnych na siłę wspólnych reprezenta<text:span text:style-name="T2222">cj</text:span>i. I ten zapis który jest, jest moim zdaniem dobry. Jak związki się dogadają, to będą<text:s/>miały wspólne reprezenta<text:span text:style-name="T2223">cj</text:span>e, nie dogadają się<text:s/><text:span text:style-name="T2224">-</text:span><text:s/>nie będą jej miały.</text:p>
      <text:p text:style-name="P2225">Ale powinniśmy moim zdaniem po to, żeby nie tworzyć pewnych rozwiązań kon<text:span text:style-name="T2226">fl</text:span>iktogennych, stworzyć pewne mechanizmy wymuszające i o to idzie. To znaczy wymuszające na związkach zawodowych, żeby one się jednak dogadały. No przecież dyrektor nie może być mediatorem między związkami zawodowymi. Uwzględni jedno, no to oczywiście będzie od razu akcja protestac<text:span text:style-name="T2227">yj</text:span>na z drugiej strony.</text:p>
      <text:p text:style-name="P2228">Jak ja wyobrażałbym sobie te mechanizmy wymuszające. No właśnie to o czym mówił minister Nowacki wydaje mi się jest jedynym rozwiązaniem. To znaczy, że jest pewien termin, gdzie jednak musi być wspólne stanowisko związkowe. Po tym terminie no musi działać, musi działać dyrektor samodzielnie.</text:p>
      <text:p text:style-name="P2229">Świadomość związków zawodowych, że jest pewien termin, do którego się muszą dogadać, wydaje mi się, może oddziaływać właśnie na wolę dogadania się między sobą. Nie widzę innej możliwości. Innego rozwiązania nie widzę dlatego, że jeżeli doprowadzimy do tego, że w n<text:span text:style-name="T2230">ie</text:span>skoń<text:span text:style-name="T2231">czo</text:span>n<text:span text:style-name="T2232">oś</text:span>ć będzie się... powstanie kłótnia czy dać więcej na przedszkola, a więc albo więcej na wczasy, itd.,<text:s/><text:span text:style-name="T2233">i</text:span>td. tych pieniędzy, prawda, tam rzeczywiście może dojść bardzo szybko do konfliktów i skonfliktujemy nie tylko związki zawodowe, ale także załogę.</text:p>
      <text:soft-page-break/>
      <text:p text:style-name="P2234">I dlatego sądzę, że powinniśmy znaleźć przy tym stole, bo ja się zgadzam to nie jest redakcja, to jest sprawa o zasadniczym znaczeniu - decyzja, prawda, jak to ukształtować, a jak zapisać, to jest drugorzędna sprawa.</text:p>
      <text:p text:style-name="P2235">Powinniśmy właśnie zaproponować i jakoś wynegocjować, i ustalić wspólnie,<text:s/>no taki mechanizm, który będzie racjonalny.</text:p>
      <text:p text:style-name="P2236">Z jednej strony nie naruszy autonomii s<text:span text:style-name="T2237">am</text:span>o<text:span text:style-name="T2238">rz</text:span>ądno<text:span text:style-name="T2239">ści<text:s/></text:span>poszczególnych organizacji związkowych, ale z drugiej strony doprowadzi do rozwiązania sprawy, bo inaczej, to naprawdę nie widzę, że... problem może być jeszcze gorzej w praktyce rozwiązywany niż to mamy w tej chwili gdzie żyjemy stale pod wrażeniem strajków i przetargów płacowych.</text:p>
      <text:p text:style-name="P2240">Dziękuję bardzo.</text:p>
      <text:p text:style-name="P2241"><text:span text:style-name="T2242">Przewodnicząc</text:span><text:span text:style-name="T2243">y</text:span>:</text:p>
      <text:p text:style-name="P2244">Dziękuję.</text:p>
      <text:p text:style-name="P2245">Jako ostatni przed przerwą obiadową Jacek Merkel.</text:p>
      <text:p text:style-name="P2246"><text:span text:style-name="T2247">O</text:span><text:span text:style-name="T2248">b</text:span><text:span text:style-name="T2249">.</text:span><text:span text:style-name="T2250"><text:s/>Jacek Merkel</text:span>:</text:p>
      <text:p text:style-name="P2251">Przedstawi<text:span text:style-name="T2252">aj</text:span>ąc na poprzednim spotkaniu naszą propozycję, że art. 37 ustawy nas satys<text:span text:style-name="T2253">fa</text:span>k<text:span text:style-name="T2254">cj</text:span>onuje wychodziliśmy właśnie z takiego założenia, które miało miejsce w wypowiedziach właściwie wszystkich tutaj biorących udział, to znaczy, że interes związków zawodowych dokonywania czynności realizujących cele statutowe powinien być tym warunkiem wymuszającym konieczność współpracy i w gruncie rzeczy co do tego ja widzę dużą zbieżność stanowisk<text:span text:style-name="T2255">.</text:span><text:s/>Natomiast rzeczywiście chyba dyskusja musi tyczyć tego w jaki sposób wymusić na związkach zawodowych działając poprzez interes związków zawodowych i współpracę<text:span text:style-name="T2256"><text:s/></text:span>w tych sprawach, gdzie na logikę rzecz biorąc taka współpraca na terenie zakładu pracy jest niezbędna.</text:p>
      <text:p text:style-name="P2257">Ja bym chciał zwrócić uwagę na dzikie strajki.<text:s/>Otóż jeśli związki zawodowe się nie dogadają, w kwestiach płacowych, dotyczących zakładów pracy i powstaną dzikie strajki, to proszę zwrócić uwagę na to,<text:s/><text:span text:style-name="T2258">ż</text:span>e jest to sytuac<text:span text:style-name="T2259">j</text:span>a nie tyle dla związku zawodowego niebezpieczna,<text:s/><text:span text:style-name="T2260">k</text:span>tór<text:span text:style-name="T2261">ej<text:s/></text:span>związki zawodowe mają elementarny interes uniknąć, gdyż związek zawodowy i jego wpływy w zakładzie pracy nie jest to sprawa dana raz na zawsze, związki zawodowe są organiza<text:span text:style-name="T2262">cj</text:span>ą dob<text:span text:style-name="T2263">r</text:span>o<text:span text:style-name="T2264">w</text:span>o<text:span text:style-name="T2265">l</text:span>ną, mogą łatwo członków stracić na rzecz innego związku zawodowego istniejącego lub nieistniejącego,<text:span text:style-name="T2266"><text:s/></text:span>który może powstać. Dlatego przedstawienie kwestii płacowych w zakładzie pracy, to znaczy<text:s/><text:span text:style-name="T2267">s</text:span>kładowych rokowań płacowych jako tego zagadnienia, kt<text:span text:style-name="T2268">ó</text:span>re musi być rozstrzygnięte w negocjacjach między wspólną reprezentacją związkową a kierownikiem zakładu pracy, tworzy sytuację taką, że związki zawodowe mają elementarny interes - dogadać się. Natomiast uważam, że byłoby... jest rzeczą praktycznie niemożliwą ustawowo nakazać związkom zawodowym sposób tego dogadania się<text:span text:style-name="T2269">.</text:span><text:s/>Padało ze strony pana Sosnowskiego ten dylemat czy to jest parytet czy równość głosów. Na zasadzie zdrowego rozsądku. Mnie się wydaje, że powstanie niewiarygodna ilość możliwości, jeże<text:span text:style-name="T2270">l</text:span>i utworzymy pluralizm, dwa związki, trzy, cztery, pięć, dziesięć i rozmaite procenty pracowników, którzy nie są objęci działalnością związkową, dlatego wydaje mi się trudne do... Można by to zbudować oczywiście, ale życie poszłoby jakby własnym torem, nie sposób w jakimś prostym zapisie zawrzeć wszystkie możliwości, które pluralizm ze<text:s/><text:span text:style-name="T2271">ws</text:span>zystkimi swoimi konsekwen<text:span text:style-name="T2272">cj</text:span>ami również z tym o czym kol. Kaczyński mówił - pewnymi utrudnieniami niesie. I dlatego wracam jeszcze do<text:s/><text:soft-page-break/>tej naszej propozycji wyjściowej - braliśmy wszystkie praktycznie rzecz biorąc argumenty, które obecnie w dyskusji były używane, że<text:span text:style-name="T2273"><text:s/></text:span>należy raczej poprzez wskazanie spraw płacowych na teren<text:span text:style-name="T2274">i</text:span>e zakładu pracy, poprzez wskazanie tego zagadnienia, niezwykle ważnego dla interesów pracowników, jak i dla funk<text:span text:style-name="T2275">cjo</text:span>nowania zakładu pracy, poprzez wskaz<text:span text:style-name="T2276">a</text:span>nie<text:s/>tego zagadnienia, jako takiego, które podlega negocjacji między wspólną reprezenta<text:span text:style-name="T2277">cj</text:span>ą związkową a kierownikiem zakładu pracy, tym mechanizmem wymusić konieczność dogadania się związku zawodowego na terenie zakładu pracy w celu wspólnego reprezentowania interesów pracowni<text:span text:style-name="T2278">k</text:span>ów w tym swoich członków.</text:p>
      <text:p text:style-name="P2279">Dziękuję bardzo<text:span text:style-name="T2280">.</text:span></text:p>
      <text:p text:style-name="P2281"><text:span text:style-name="T2282">Przewodnicząc</text:span><text:span text:style-name="T2283">y</text:span>:</text:p>
      <text:p text:style-name="P2284">Dziękuję bardzo. Ja myś<text:span text:style-name="T2285">l</text:span>ę, że kontynuacja naszej dyskusji powinna być taka, żebyśmy doprowadzili ją do takiego punktu, żeby jakieś stanowisko nasze wspólne było jasne do pracy tego ewentualnego zespołu, czy dwóch zespołów rolniczego i ogólnego do przygotowania zapisu i żebyśmy po obiedzie się skoncentr<text:span text:style-name="T2286">o</text:span>wali nad możliwością sprecyzowania jasnych wytycznych dla tych dwóch zespołów.</text:p>
      <text:p text:style-name="P2287">Dziękuję, organizatorzy zapraszają na obiad.</text:p>
      <text:p text:style-name="P2288">/<text:span text:style-name="T2289">Przerwa</text:span>/.</text:p>
      <text:p text:style-name="P2290"/>
      <text:p text:style-name="P2291">/Po przerwie/.</text:p>
      <text:p text:style-name="P2292"><text:span text:style-name="T2293">Przewodniczący</text:span>:</text:p>
      <text:p text:style-name="P2294">Kolega Kaczyński jeszcze chciał coś sprostowa<text:span text:style-name="T2295">ć</text:span>.</text:p>
      <text:p text:style-name="P2296"><text:span text:style-name="T2297">Ob.<text:s/></text:span><text:span text:style-name="T2298">L</text:span><text:span text:style-name="T2299">ech Kaczyński</text:span>:</text:p>
      <text:p text:style-name="P2300">Istotnie, zrozumiałem pewien fragment wypowiedzi pana prof. Masewicza, znaczy chodziło o te sprawę wytycznych Sądu Najwyższego<text:span text:style-name="T2301">.</text:span></text:p>
      <text:p text:style-name="P2302">Ja sądziłem, że przedmiotem kontrowersji jest tutaj nie sama instytucja wytycznych, a jedynie prawa związków zawodowych w tym zakresie. Ponieważ z tego co wiem, istotnie na stoliku prawnym stawiana była sprawa wytycznych jako instytucji nadzoru sądowego i tutaj oczywiście podzielam opinię swoich kolegów w tym zakresie, to chciałbym zaproponować, żeby z naszej propozycji, bo być może tutaj koledzy z OPZZ czy strona rządowa mają na ten temat inne stanowisko, ale z naszej propozycji art. 27 ust. 2 skreślić.</text:p>
      <text:p text:style-name="P2303"><text:span text:style-name="T2304">Przewodniczący</text:span><text:span text:style-name="T2305">:</text:span></text:p>
      <text:p text:style-name="P2306">Proszę bardzo o zgłaszanie się do głosu.</text:p>
      <text:p text:style-name="P2307">Rozumiem, że kontynuujemy dyskusję.<text:s/><text:span text:style-name="T2308">C</text:span>hcieliśmy przedstawić ten projekt stanowiska, które by dawało jakieś wytyczne tym zespołom. Próbowaliśmy naszkicować to w przerwie i przepisywane jest i dostarczę za chwilę obu współprzewodniczącym z tym, że jest jeszcze... może zabrakło tutaj us<text:span text:style-name="T2309">tos</text:span>unkowania się strony rządowej do postulatów wysuwanych tutaj w tej dyskusji, ażeby tą nowelizacją objąć również sprawę tego zakresu podmiotowego prawa do zrzeszania się związków zawodowych art. 17,<text:s/><text:span text:style-name="T2310">a</text:span><text:s/>także o ile by<text:span text:style-name="T2311">ś</text:span>my oczywiście dopracowali się tego w tym czasie, o ile by to było możliwe, tak jak mówiłem na poprzednim zebraniu, no całego tego rozdziału dotyczącego sporów zbiorowych, w tym prawa do strajku.</text:p>
      <text:p text:style-name="P2312">Czy to możliwe byłoby już od razu, czy dopiero w następn<text:span text:style-name="T2313">ej<text:s/></text:span>fazie, byłoby też dobrze, żeby sobie to wyjaśnić, to stanowisko.</text:p>
      <text:soft-page-break/>
      <text:p text:style-name="P2314"><text:span text:style-name="T2315">Ob</text:span><text:span text:style-name="T2316">.</text:span><text:span text:style-name="T2317"><text:s/>Aleksander Kw</text:span><text:span text:style-name="T2318">a</text:span><text:span text:style-name="T2319">śniewsk</text:span><text:span text:style-name="T2320">i</text:span>:</text:p>
      <text:p text:style-name="P2321">Sądzę, że byłoby to celowym, aby w kolejnej fazie do tych kwes<text:span text:style-name="T2322">t</text:span>i<text:span text:style-name="T2323">i</text:span><text:s/>wrócić, bowiem my przyjęliśmy stanowisko tydzień temu wyrażone z tego rozdz. V, acz wymagałby one zmiany, ale w tym momencie nie ruszamy, podobnie jak dzisiaj zostało określone kwestie ze strony OPZZ tych dwóch artykułów określ<text:span text:style-name="T2324">aj</text:span>ących możliwość zrzeszania się innych grup zawodowych.</text:p>
      <text:p text:style-name="P2325">Nie chcielibyśmy formułować odpowiedzi dzisiaj, ponieważ im więcej będzie tego rodzaju zapisów, które będą wymagać nowelizacji, tym bardziej będziemy przechodzić w stronę tej dużej nowelizacji ustawy o związkach zawodowych, która jak rozumiem dzisiaj przez nas dyskutowana nie jest. Natomiast póki co, jako stanowisko zgłoszone do nas, traktowaliśmy stanowisko propozycje<text:s/>„Solidarności”, jaka została nam przekazana, czyli nowelizacja artykułu, zmiany w art. 1, 11, 18, 19, 21 i 27, natomiast jak pamiętamy stanowisko OPZZ sprowadzało się no do tego, że właściwie poza ewentualnie zmianą art. 1, czyli dopisaniem tam<text:s/>„rolników indywidu<text:span text:style-name="T2326">aln</text:span>ych”<text:s/>co postulował pan Jagiełło, żadnych propozycji nie było. Więc są to kwestie zbyt świeże, żebyśmy się mogli kompetentnie wypowiedzieć. Możemy oczywiście dywagować nad tym, na ten temat, ale sugerowałbym, żeby przyjąć tryb następujący, iż przyjmujemy to, zapisujemy i wypowiemy się na kolejnym posiedzeniu.</text:p>
      <text:p text:style-name="P2327"><text:span text:style-name="T2328">Przewodniczący</text:span>:</text:p>
      <text:p text:style-name="P2329">Czy ktoś jeszcze? Znaczy przyjmujecie do wiadomości to<text:s/>stanowisko pana ministra?</text:p>
      <text:p text:style-name="P2330"><text:span text:style-name="T2331">Ob</text:span><text:span text:style-name="T2332">.</text:span><text:span text:style-name="T2333"><text:s/>Romuald Sosnowski</text:span>:</text:p>
      <text:p text:style-name="P2334">Nie stanowisko, tylko rozumiem, że chodzi o to, żebyśmy dzisiaj nie zmuszali strony rządowej do wyrażenia się w tym poglądzie.</text:p>
      <text:p text:style-name="P2335"><text:span text:style-name="T2336">Przewodni</text:span><text:span text:style-name="T2337">cz</text:span><text:span text:style-name="T2338">ący</text:span>:</text:p>
      <text:p text:style-name="P2339">Proszę bardzo. Proszę państwa, więc czy w tej w ogóle dotychczasow<text:span text:style-name="T2340">ej</text:span>... Tam zaraz przepiszą nam ten projekt z naszej strony stanowiska dla tych podzespołów.</text:p>
      <text:p text:style-name="P2341">Czy w sprawach ogólnej dyskusji jeszcze mamy jakieś..., bo jeżeli nie, to... Proszę bardzo, pan Wasiljew.</text:p>
      <text:p text:style-name="P2342"><text:span text:style-name="T2343">Ob. Anatol Wasiljew</text:span>:</text:p>
      <text:p text:style-name="P2344">Jeśli można. My już w tej fazie możemy zgłosi<text:span text:style-name="T2345">ć</text:span><text:s/>następujące zastrzeżenia do tych propozycji zmian w ramach tej<text:s/><text:span text:style-name="T2346">„</text:span>małej noweliza<text:span text:style-name="T2347">cji</text:span>”, bo jeszcze myśmy o tym nie mówili.</text:p>
      <text:p text:style-name="P2348">Otóż tak, odnośnie art. 11 ust. 3, gdzie panowie proponują skreślenie tego ustępu. Przepraszam, do art. 18 ust.<text:s/><text:span text:style-name="T2349">3<text:s/></text:span>gdzie panowie proponują skreślenie tego ustępu, nie wyrażamy zgody na to, gdyż skreślenie tego zapisu pozbawiałoby OPZZ delegacji ustawowej w zakresie określenia zasad tworzenia organizacji związkowych o charakterze mię<text:span text:style-name="T2350">dz</text:span>yz<text:span text:style-name="T2351">ak</text:span>ładowym oraz reprezenta<text:span text:style-name="T2352">cj</text:span>i pracowników zakładów pracy<text:s/><text:span text:style-name="T2353">w</text:span>obec ich kierown<text:span text:style-name="T2354">ict</text:span>w.</text:p>
      <text:p text:style-name="P2355">Organizacje związkowe o charakterze międzyzakładowym już działają i będą działać<text:s/><text:span text:style-name="T2356">w</text:span><text:s/>ramach OPZZ, ich ilość wzrasta, wobec czego nie możemy być pozbawiani do danego nam prawa do określania zasad funk<text:span text:style-name="T2357">cj</text:span>onowania tego rodzaju organizacji zrzeszonych<text:s/><text:span text:style-name="T2358">w</text:span><text:s/>OPZZ.</text:p>
      <text:p text:style-name="P2359"><text:span text:style-name="T2360">I</text:span><text:s/>analogicznie do art. 21 ust.<text:s/><text:span text:style-name="T2361">-</text:span><text:s/>a właściwie do tego<text:s/>artykułu<text:span text:style-name="T2362">.</text:span><text:s/>Otóż nie zamieszczają tam panowie ust. 4 tego artykułu, przez co rozumiemy, że jest propozycja, ażeby on tam w ogóle nie... żeby został w cofany z tego art. 21<text:span text:style-name="T2363">.</text:span><text:s/>Również nie wyrażamy na to zgody, a mianowicie z tego względu, że skreślenie ustępu<text:s/><text:soft-page-break/>czwartego, artykułu dwadzieścia jeden, pozbawiłoby<text:s/><text:span text:style-name="T2364">O</text:span>PZZ delegacji ustawowej w zakresie określania zasad powoływania i działania instytucji związkowych, współdziałania w układzie terytori<text:span text:style-name="T2365">al</text:span>nym i pokrewnych gałęzi pracy.</text:p>
      <text:p text:style-name="P2366">Tego rodzaje instytucje związkowego współdziałania już funkcjonują i będą działać w ramach OPZZ. Ich ilość wzrasta, wobec czego nie możemy być pozbawiani danego nam prawa do określania zasad ich two<text:span text:style-name="T2367">r</text:span>zenia i funk<text:span text:style-name="T2368">cjo</text:span>nowania.</text:p>
      <text:p text:style-name="P2369"><text:span text:style-name="T2370">Przewodni</text:span><text:span text:style-name="T2371">cz</text:span><text:span text:style-name="T2372">ący</text:span>:</text:p>
      <text:p text:style-name="P2373">Pan Kaczyński.</text:p>
      <text:p text:style-name="P2374"><text:span text:style-name="T2375">O</text:span><text:span text:style-name="T2376">b</text:span><text:span text:style-name="T2377">.</text:span><text:span text:style-name="T2378"><text:s/></text:span><text:span text:style-name="T2379">L</text:span><text:span text:style-name="T2380">ech Kaczyński</text:span>:</text:p>
      <text:p text:style-name="P2381">Jeżeli można?</text:p>
      <text:p text:style-name="P2382">Chodzi o art. 18 ust. 3, to myśmy go - zgadzamy się na to, żeby go prze<text:span text:style-name="T2383">fo</text:span>rmułować ewentualni<text:span text:style-name="T2384">e</text:span>, znaczy krótko mówiąc, żeby to było uprawnienie nie tylko między, tak zwan<text:span text:style-name="T2385">e</text:span>j organizacji międzyzwiązkowej, ale także związku zawodowego o znaczeniu ogólnokr<text:span text:style-name="T2386">ajo</text:span>wym, ewentualnie zrzeszenia związków zawodowych o takim znaczeniu i to nas całkowicie satysfakcjonuje, przy czym oczywiście również i organizacji międzyzwiązkowej, żeby pozostało tak jak jest w chwili obecnej.</text:p>
      <text:p text:style-name="P2387">Natomiast jeżeli chodzi o przepis art. 21, ust. 4, to wydawał on nam się zbędny ze względu na to, że w chwili obecnej związki zawodowe mają swobodę w kształtowaniu swoich struktur, a więc mogą powoływać także tego rodzaju przedstawicielstwa terytorialne, jeżeli działają w ogóle w zasadzie... w ramach struktur związkowych lub zawodowych, jak w tej chwili funkcjonują w ramach OPZZ.</text:p>
      <text:p text:style-name="P2388"><text:span text:style-name="T2389">Przewodniczący</text:span>:</text:p>
      <text:p text:style-name="P2390">Proszę bardzo, pan Wasiljew.</text:p>
      <text:p text:style-name="P2391"><text:span text:style-name="T2392">Ob. Anatol Wasil</text:span><text:span text:style-name="T2393">j</text:span><text:span text:style-name="T2394">ew</text:span>:</text:p>
      <text:p text:style-name="P2395">Tak, oczywiście, tak można byłoby domniemywa<text:span text:style-name="T2396">ć</text:span>, ale ja przypomnę, że pan mecenas bardzo słusznie zresztą na pierwszym posiedzeniu stwierdził, że aczkolwiek takie uprawnienie z a<text:span text:style-name="T2397">rt</text:span>. 1 ust. 2 pkt 3 ustawy do określania swobodnego struktur wynika, to jednak w dalszym ciągu ustawy, no nie ma jak gdyby rozwinięcia tego, a wręcz zaprzeczenie tej swobody.</text:p>
      <text:p text:style-name="P2398"><text:span text:style-name="T2399">Ob. Lech K</text:span><text:span text:style-name="T2400">ac</text:span><text:span text:style-name="T2401">zyń</text:span><text:span text:style-name="T2402">sk</text:span><text:span text:style-name="T2403">i</text:span>:</text:p>
      <text:p text:style-name="P2404">Jeżeli taka sprzeczność. Jeżeli OPZZ na tym szczególnym przepisie zależy, chociaż będzie to tak zwane<text:s/>superznów<text:s/>w istocie o nadmiernej regulacji, no to w takim razie - jeżeli...</text:p>
      <text:p text:style-name="P2405"><text:span text:style-name="T2406">Przewodniczący</text:span>:</text:p>
      <text:p text:style-name="P2407">Przepraszam, nie słychać, nie włączony jest mikrofon.</text:p>
      <text:p text:style-name="P2408"><text:span text:style-name="T2409">Ob.<text:s/></text:span><text:span text:style-name="T2410">L</text:span><text:span text:style-name="T2411">ech K</text:span><text:span text:style-name="T2412">ac</text:span><text:span text:style-name="T2413">zyński</text:span>:</text:p>
      <text:p text:style-name="P2414">Ja wstępnie, powtarzam wstępnie, bo należałoby to jeszcze przean<text:span text:style-name="T2415">al</text:span>izow<text:span text:style-name="T2416">ać,</text:span><text:s/>ale wstępnie uważam, że nic nie stoi na przeszkodzie, żeby ten ust. 4 art. 21 pozostał.</text:p>
      <text:p text:style-name="P2417"><text:span text:style-name="T2418">Ob. Anatol Wasil</text:span><text:span text:style-name="T2419">j</text:span><text:span text:style-name="T2420">ew</text:span>:</text:p>
      <text:p text:style-name="P2421">Dziękuję.</text:p>
      <text:p text:style-name="P2422"><text:span text:style-name="T2423">Przewodniczący</text:span>:</text:p>
      <text:p text:style-name="P2424">Pan Jagiełło.</text:p>
      <text:p text:style-name="P2425"><text:span text:style-name="T2426">O</text:span><text:span text:style-name="T2427">b. Stanisław Jagiełło</text:span>:</text:p>
      <text:soft-page-break/>
      <text:p text:style-name="P2428">Ja mam pytanie do pana ministra Kwaśniewskiego, czy dobrze zrozumiałem.</text:p>
      <text:p text:style-name="P2429">Strona OPZZ-owska przedstawiła, co prawda nie na piśmie, nie było naszą intencją, żeby robić specjalne zamieszanie, ale w sposób oczywisty dwa następne przypadki, których uważamy, że również należałoby zmienić ustawę o związkach.</text:p>
      <text:p text:style-name="P2430">Z zadowoleniem można stwierdzić, że strona<text:s/>„Solidarności”<text:s/>no nie odrzuciła tego, w sumie uważając, że to jest godne rozpatrzenia i jak zrozumiałem, odsyła to razem z nami sądzę, do tego zespołu roboczego.</text:p>
      <text:p text:style-name="P2431">Natomiast w wypowiedzi pana ministra Kwaśniewskiego dopatrzyłem się coś takiego, że właściwie jakby OPZZ nie zgłaszał niczego, w związku z czym to nie istnieje i ten zespół rob<text:span text:style-name="T2432">o</text:span>czy zacząłby funkcjonować właściwie według strony rządowej miałby rozpatrywać niejako propozycje jedynie przedstawione na piśmie przez<text:s/>„Solidarność”.</text:p>
      <text:p text:style-name="P2433"><text:span text:style-name="T2434">I</text:span><text:s/>drugie. Chciałbym tutaj podkreślić z całą mocą,<text:s/><text:span text:style-name="T2435">ż</text:span>e jeżeli my żeśmy starali się ustosunkować może niezbyt udolnie, do propozycji<text:s/>„Solidarności”, to wychodziliśmy z takiej idei, że tam wszędzie, gdzie nie narusza to interesów<text:s/><text:span text:style-name="T2436">O</text:span>PZZ, a służy związkom zawodowym i również<text:s/>„Solidarności”<text:span text:style-name="T2437"><text:s/></text:span>tam wszędzie mówimy tak, ja tylko życzyłbym, żebyśmy się tutaj dobrze rozumieli.</text:p>
      <text:p text:style-name="P2438">Dziękuję.</text:p>
      <text:p text:style-name="P2439"><text:span text:style-name="T2440">Przewodnicząc</text:span><text:span text:style-name="T2441">y</text:span>:</text:p>
      <text:p text:style-name="P2442">Dziękuję. Proszę.</text:p>
      <text:p text:style-name="P2443"><text:span text:style-name="T2444">O</text:span><text:span text:style-name="T2445">b</text:span><text:span text:style-name="T2446">.</text:span><text:span text:style-name="T2447"><text:s/>Aleksander Kwaśniewski</text:span>:</text:p>
      <text:p text:style-name="P2448">Znaczy ja bym chciał tutaj powiedzieć, ja bym chciał tylko powiedzieć, żebyśmy rzeczywiście dobrze rozumieli, iż o propozy<text:span text:style-name="T2449">cj</text:span>ach...</text:p>
      <text:p text:style-name="P2450"><text:span text:style-name="T2451">Przewodnicząc</text:span><text:span text:style-name="T2452">y</text:span><text:span text:style-name="T2453">:</text:span></text:p>
      <text:p text:style-name="P2454">Tam działa panie ministrze, ten pana aparat?</text:p>
      <text:p text:style-name="P2455"><text:span text:style-name="T2456">Ob. Aleksander Kwaśniewski</text:span>:</text:p>
      <text:p text:style-name="P2457">Cały czas się świeci, więc działa.</text:p>
      <text:p text:style-name="P2458">Może po prostu to jest - a u innych panów nie działa jak nacisnę.</text:p>
      <text:p text:style-name="P2459"><text:span text:style-name="T2460">Przewodniczący</text:span>:</text:p>
      <text:p text:style-name="P2461">Nie, to c<text:span text:style-name="T2462">h</text:span>yba...</text:p>
      <text:p text:style-name="P2463"><text:span text:style-name="T2464">O</text:span><text:span text:style-name="T2465">b</text:span><text:span text:style-name="T2466">.</text:span><text:span text:style-name="T2467"><text:s/>Aleksander Kwaśniewski</text:span>:</text:p>
      <text:p text:style-name="P2468">Żeby nie było żadn<text:span text:style-name="T2469">ej</text:span><text:s/>wątpliw<text:span text:style-name="T2470">oś</text:span>ci<text:span text:style-name="T2471">.</text:span><text:s/>D<text:span text:style-name="T2472">z</text:span>isiaj usłysz<text:span text:style-name="T2473">e</text:span>liśmy od pana Wiśni<text:span text:style-name="T2474">e</text:span>wski<text:span text:style-name="T2475">e</text:span>go w dyskusji propoz<text:span text:style-name="T2476">y</text:span>c<text:span text:style-name="T2477">ję,</text:span><text:s/>któr<text:span text:style-name="T2478">ą</text:span><text:s/>tr<text:span text:style-name="T2479">a</text:span>k<text:span text:style-name="T2480">t</text:span>ow<text:span text:style-name="T2481">aliśmy</text:span><text:s/>ca<text:span text:style-name="T2482">ł</text:span>y<text:s/><text:span text:style-name="T2483">cz</text:span>as jako propozycję stron<text:span text:style-name="T2484">y</text:span><text:s/>O<text:span text:style-name="T2485">PZZ,</text:span><text:s/>aby w t<text:span text:style-name="T2486">e</text:span>j nowelizacji pr<text:span text:style-name="T2487">z</text:span>e<text:span text:style-name="T2488">w</text:span>i<text:span text:style-name="T2489">dywa</text:span>n<text:span text:style-name="T2490">ej</text:span><text:s/>zastanowi<text:span text:style-name="T2491">ć</text:span><text:s/>si<text:span text:style-name="T2492">ę</text:span><text:s/>nad art<text:span text:style-name="T2493">yk</text:span>u<text:span text:style-name="T2494">ł</text:span>e<text:span text:style-name="T2495">m</text:span><text:s/>1<text:span text:style-name="T2496">5<text:s/></text:span>oraz ar<text:span text:style-name="T2497">ty</text:span>ku<text:span text:style-name="T2498">łem</text:span><text:s/>17<text:span text:style-name="T2499">.</text:span><text:s/>Poni<text:span text:style-name="T2500">e</text:span>waż s<text:span text:style-name="T2501">ą</text:span><text:s/>to kw<text:span text:style-name="T2502">e</text:span>sti<text:span text:style-name="T2503">e</text:span><text:s/>do t<text:span text:style-name="T2504">e</text:span>j pory nie zgłaszane, a dotyczące pracowników za<text:span text:style-name="T2505">tr</text:span>udnionych w<text:s/><text:span text:style-name="T2506">j</text:span>ednostkach podległych Min<text:span text:style-name="T2507">i</text:span>strowi Obrony Narodowej, bąd<text:span text:style-name="T2508">ź</text:span><text:s/>w przedsiębiorstwach państwowych podległych Ministrowi<text:s/><text:span text:style-name="T2509">O</text:span>brony Narodowej, bąd<text:span text:style-name="T2510">ź</text:span><text:s/>t<text:span text:style-name="T2511">e</text:span>ż w przedsiębiorstwach państwowych podległych Ministrowi Spraw Wewnętrznych, a takż<text:span text:style-name="T2512">e</text:span><text:s/>pracowników urzędów państwowych sądownictwa, pr<text:span text:style-name="T2513">o</text:span>kuratur<text:span text:style-name="T2514">y,</text:span><text:s/>pa<text:span text:style-name="T2515">ń</text:span>stwow<text:span text:style-name="T2516">eg</text:span>o arbitrażu gospodarcze<text:span text:style-name="T2517">go</text:span>, nie ma<text:span text:style-name="T2518">m</text:span>y d<text:span text:style-name="T2519">z</text:span>isiaj uprawnień, ani takich pełnomocnictw, które pozwalają nam się w t<text:span text:style-name="T2520">e</text:span>j kwestii wypowiedzieć<text:span text:style-name="T2521">.</text:span><text:s/>W związku<text:s/><text:span text:style-name="T2522">z</text:span><text:s/>tym proponujemy, aby do tematu wrócić na kolejnym posiedzeniu i tę propozycję OPZZ traktujemy oczywiście jak n<text:span text:style-name="T2523">aj</text:span>bardz<text:span text:style-name="T2524">ie</text:span>j poważnie. N<text:span text:style-name="T2525">a</text:span>tomiast nie chcielibyśmy dzisiaj formułować sądów, bo będą to sądy nasze, to znaczy indywidualn<text:span text:style-name="T2526">e,</text:span><text:s/>osó<text:span text:style-name="T2527">b</text:span><text:s/>tu siedzących, a nie sądy,<text:s/><text:span text:style-name="T2528">kt</text:span>óre będę mógł przedstawić<text:s/><text:soft-page-break/>w imieniu rządu<text:span text:style-name="T2529">.</text:span><text:s/>D<text:span text:style-name="T2530">l</text:span>atego prośba o to, abyśmy mogli do tematu wrócić przy kolejnym spotkaniu<text:span text:style-name="T2531">.</text:span><text:s/>To oczywiście nie musi ograniczać prac grupy roboczej, w tym i wszystkimi propozy<text:span text:style-name="T2532">cj</text:span>ami, które wcześniej zostały przed<text:span text:style-name="T2533">st</text:span>awione, bo otrzymaliśmy je na piśmie w poniedziałek, które pozwoliły nam wypracowanie pewnych kwestii bardziej szczegółowych i<text:s/>stanowisk<text:s/>bardziej szczegółowych<text:span text:style-name="T2534">.</text:span><text:s/>D<text:span text:style-name="T2535">z</text:span>iękuję<text:span text:style-name="T2536">.</text:span></text:p>
      <text:p text:style-name="P2537"><text:span text:style-name="T2538">Ob</text:span><text:span text:style-name="T2539">.</text:span><text:span text:style-name="T2540"><text:s/>Tadeusz Mazowiec</text:span><text:span text:style-name="T2541">k</text:span><text:span text:style-name="T2542">i</text:span>:</text:p>
      <text:p text:style-name="P2543">Pan<text:s/>minister Brol.</text:p>
      <text:p text:style-name="P2544"><text:span text:style-name="T2545">Ob. Jan Brol</text:span>:</text:p>
      <text:p text:style-name="P2546">Chciałem dodać do t<text:span text:style-name="T2547">o</text:span>go,<text:s/><text:span text:style-name="T2548">c</text:span>o prz<text:span text:style-name="T2549">e</text:span>d<text:s/><text:span text:style-name="T2550">ch</text:span>w<text:span text:style-name="T2551">i</text:span>lą powiedział pan minister Kwaśniewski,<text:s/><text:span text:style-name="T2552">ż</text:span>e z art. 15 i 17<text:s/><text:span text:style-name="T2553">ot</text:span>wieramy wielką dyskusję.<text:s/><text:span text:style-name="T2554">D</text:span>l<text:span text:style-name="T2555">at</text:span>e<text:span text:style-name="T2556">go,</text:span><text:s/><text:span text:style-name="T2557">że</text:span><text:s/>przecież<text:s/><text:span text:style-name="T2558">g</text:span>rupy zawodowe mają swoje pragmatyki służbowe<text:span text:style-name="T2559">.</text:span><text:s/><text:span text:style-name="T2560">I</text:span><text:s/><text:span text:style-name="T2561">ta</text:span>m<text:s/><text:span text:style-name="T2562">j</text:span>est regulowana sprawa przynależn<text:span text:style-name="T2563">oś</text:span>ci związkow<text:span text:style-name="T2564">e</text:span>j i o<text:span text:style-name="T2565">d</text:span>s<text:span text:style-name="T2566">ył</text:span>ana do aktu wykonawczego<text:span text:style-name="T2567">.</text:span><text:s/>A wi<text:span text:style-name="T2568">ę</text:span>c to ni<text:span text:style-name="T2569">e</text:span><text:s/><text:span text:style-name="T2570">je</text:span>st spr<text:span text:style-name="T2571">a</text:span>wa tylko, na przykład, uchylenia artykułu 17<text:span text:style-name="T2572">.</text:span><text:s/>To j<text:span text:style-name="T2573">e</text:span>st zmiana ustawy o pr<text:span text:style-name="T2574">acow</text:span>n<text:span text:style-name="T2575">i</text:span>kach<text:span text:style-name="T2576"><text:s/></text:span>urzędów państwowych, prawa ustroju sądów powszechnyc<text:span text:style-name="T2577">h,</text:span><text:s/>o państwowym arb<text:span text:style-name="T2578">it</text:span>rażu, o prokuraturze itd., itd. Już nie<text:s/><text:span text:style-name="T2579">m</text:span>ówię o służbach zmilitaryzowanyc<text:span text:style-name="T2580">h</text:span>.</text:p>
      <text:p text:style-name="P2581">Więc, po pierws<text:span text:style-name="T2582">z</text:span>e, dyskusja musi mieć określono<text:s/><text:span text:style-name="T2583">g</text:span>r<text:span text:style-name="T2584">e</text:span>mium<text:span text:style-name="T2585">.</text:span><text:s/>A więc wszystkich tych,<text:s/><text:span text:style-name="T2586">k</text:span>tórzy stoją<text:s/><text:span text:style-name="T2587">z</text:span><text:s/>dala<text:span text:style-name="T2588">.</text:span><text:s/>A więc przedstawiciele<text:s/><text:span text:style-name="T2589">M</text:span>ON-u,<text:s/><text:span text:style-name="T2590">p</text:span>rzedstawiciele MSW, Ministerstwa Spraw<text:span text:style-name="T2591">ie</text:span>dliw<text:span text:style-name="T2592">oś</text:span>c<text:span text:style-name="T2593">i.</text:span><text:s/>Bo ja, na przykład, nie ma<text:span text:style-name="T2594">m</text:span><text:s/>upoważnień do dyskusji artykułu 17, jako<text:s/>Wiceminister Sprawiedliwości<text:span text:style-name="T2595">.</text:span><text:s/>Prokuratury G<text:span text:style-name="T2596">e</text:span>neralnej<text:s/><text:span text:style-name="T2597">it</text:span>d<text:span text:style-name="T2598">.</text:span>, itd. J<text:span text:style-name="T2599">e</text:span>dno<text:span text:style-name="T2600">c</text:span>ze<text:span text:style-name="T2601">ś</text:span>nie ratyfikowaliśmy, jak wiadom<text:span text:style-name="T2602">o</text:span>,<text:s/><text:span text:style-name="T2603">K</text:span><text:span text:style-name="T2604">o</text:span>nwencj<text:span text:style-name="T2605">ę</text:span><text:s/>151, która pozwala dokonywać pewnych ograniczeń w zakresie przynależności związkowej. Trzeba więc przepatrzeć te wszystkie ograniczenia, które wynikają nie z pragmatyk służbowych, ale z aktów wykonawcz<text:span text:style-name="T2606">y</text:span>ch. A w<text:span text:style-name="T2607">i</text:span>ęc jest to wielka rzeka, gdy idzie o temat<text:span text:style-name="T2608">.</text:span><text:s/>Wobec tego tr<text:span text:style-name="T2609">z</text:span>eba by sformułować taki zespół kompetentny w tej sprawie i<text:s/><text:span text:style-name="T2610">z</text:span><text:s/>pewnymi uprawnieniami w zakresie dyskusji co do artyku<text:span text:style-name="T2611">ł</text:span>u 1<text:span text:style-name="T2612">5</text:span><text:s/>i 17. Stąd też właśnie mówi pan minister<text:s/><text:span text:style-name="T2613">K</text:span>waś<text:span text:style-name="T2614">n</text:span>iewski, że jest to sprawa, która wymaga rozważenia i hasze stanowisko przestawimy na następnym posiedzeniu<text:span text:style-name="T2615">.</text:span></text:p>
      <text:p text:style-name="P2616"><text:span text:style-name="T2617">Ob</text:span><text:span text:style-name="T2618">.</text:span><text:span text:style-name="T2619"><text:s/>Tadeusz Mazowiecki</text:span>:</text:p>
      <text:p text:style-name="P2620">Proszę państwa, ja tu mam propozycję tego zapisu, którą powielono jej tyle, że jak się okazuje,<text:s/><text:span text:style-name="T2621">m</text:span>ogę ją wszystkim dać, współprzewodniczącym.<text:s/><text:span text:style-name="T2622">Z</text:span><text:s/>tym, że chciałem powiedzieć, że myśmy w tej propozycji objęli tą sprawę, ale - może to by<text:span text:style-name="T2623">ć</text:span><text:s/>właśnie kwestia do dyskusji i poprawiania tego zapisu<text:span text:style-name="T2624">.</text:span><text:s/>Jak się wszyscy<text:s/><text:span text:style-name="T2625">z</text:span><text:s/><text:span text:style-name="T2626">t</text:span>ym zgodzą<text:span text:style-name="T2627">.</text:span></text:p>
      <text:p text:style-name="P2628">Proszę bardzo, kolega Wiśniewski.</text:p>
      <text:p text:style-name="P2629"><text:span text:style-name="T2630">Ob.</text:span><text:span text:style-name="T2631"><text:s/>Stanisław Wiśniewski</text:span>:</text:p>
      <text:p text:style-name="P2632">Ja jednak chciałem par<text:span text:style-name="T2633">ę</text:span><text:s/>słów powiedzieć w odniesieniu do wypowiedzi pana ministra Kwaśniewskiego.<text:s/><text:span text:style-name="T2634">M</text:span>yśmy przyszli na poprzednie spotkanie sądząc, że dyskusja będzie o sposobie, trybie przywrócenia legalnej działalności<text:s/>„Solidarnośc<text:span text:style-name="T2635">i</text:span><text:span text:style-name="T2636">”</text:span><text:span text:style-name="T2637"><text:s/></text:span>na bazie obecnie obowiązującego prawa<text:span text:style-name="T2638">.</text:span><text:s/><text:span text:style-name="T2639">K</text:span><text:span text:style-name="T2640">o</text:span>ledzy z<text:s/>„Solid<text:span text:style-name="T2641">a</text:span>rności”<text:s/>wyszli z pewną propozycją innego trybu załatwienia. Tak ż<text:span text:style-name="T2642">e</text:span><text:s/>pewna<text:s/><text:span text:style-name="T2643">fo</text:span>rma zarzutu, jaki w kon<text:span text:style-name="T2644">t</text:span>ekście wypowiedzi można wycz<text:span text:style-name="T2645">y</text:span>ta<text:span text:style-name="T2646">ć</text:span>, nie odnosi się do nas<text:span text:style-name="T2647">.</text:span><text:s/><text:span text:style-name="T2648">B</text:span>o jeśli my w tej chwili wyrażamy zgodę na nowelizacj<text:span text:style-name="T2649">ę</text:span><text:s/>cząstkową, to ja się zapytuję, czy wolność związkową będziemy dzielić d<text:span text:style-name="T2650">la</text:span><text:s/>nas, a nie<text:span text:style-name="T2651"><text:s/></text:span>dla innych. Dla nas jest ona ważna, bo my jesteśmy i cała kwestia wypowiedzi pana ministra<text:s/><text:span text:style-name="T2652">B</text:span>rola troszkę przedstawia sprawę w bardziej nieprawdziwym świetle.<text:s/><text:span text:style-name="T2653">B</text:span><text:span text:style-name="T2654">o</text:span><text:s/>tu nie chodzi o jednostki podległe Ministerstwu Obrony Narodowe<text:span text:style-name="T2655">j</text:span><text:s/>czy<text:s/><text:bookmark-start text:name="bookmark2"/><text:bookmark-end text:name="bookmark2"/>Ministerstwu Spraw<text:s/><text:span text:style-name="T2656">We</text:span>wn<text:span text:style-name="T2657">ęt</text:span>rznych, ale o przedsiębior<text:span text:style-name="T2658">st</text:span>wa, w których nie obowiązuje pragmatyka służbowa. J<text:span text:style-name="T2659">e</text:span><text:span text:style-name="T2660">st</text:span>e<text:span text:style-name="T2661">m</text:span><text:s/>pracownikiem o dwudziestoletnim stażu w drukarniach wojskowych, na prawie<text:s/><text:soft-page-break/>czterdzieści lat swej pracy i wiem, że za<text:span text:style-name="T2662">w</text:span>sze drukarze instytucji wojskowych byli zrzeszeni w Związku Pracownik w Poligra<text:span text:style-name="T2663">fi</text:span>i<text:span text:style-name="T2664">.</text:span><text:s/><text:span text:style-name="T2665">W</text:span><text:s/>tej chwili ma<text:span text:style-name="T2666">m</text:span>y rów<text:span text:style-name="T2667">nie</text:span>ż zjawisko, że moi koledzy nie chcą by<text:span text:style-name="T2668">ć</text:span><text:s/>w związku prac<text:span text:style-name="T2669">o</text:span>wn<text:span text:style-name="T2670">i</text:span>ków wojska. Chcą by<text:span text:style-name="T2671">ć</text:span><text:s/>po prostu w związku do którego mają pe<text:span text:style-name="T2672">w</text:span>ne tradycyjne przywiązanie i których autentycznie reprezentuje ich zawodowe interesy.<text:s/><text:span text:style-name="T2673">I</text:span><text:s/>w dalszym ciągu podtrzymuję zgłoszone propozycje, że jeśli mamy podchodzić do nowelizacji, to podejdźmy w szerszym zakresie i żeby ta wolność związkowa ta<text:span text:style-name="T2674">m</text:span>,<text:s/>gdzie ona jest możliwa do wprowadzenia, nie naruszając nadrzędnych interesów, czy strategicznych interesów państwa, ona<text:s/><text:span text:style-name="T2675">m</text:span>ogłaby być wprowadzona.</text:p>
      <text:p text:style-name="P2676"><text:span text:style-name="T2677">T</text:span>ak samo nie odnosi si<text:span text:style-name="T2678">ę</text:span><text:s/>tylko do dwóch zgłoszonych artykułów, ale również do cał<text:span text:style-name="T2679">e</text:span>go rozdziału piątego, który pozwoliłby na<text:span text:style-name="T2680">m</text:span><text:s/>uporządkowa<text:span text:style-name="T2681">ć</text:span>, czy w<text:span text:style-name="T2682">ye</text:span>liminować z praktyki funkcjonowanie dzikich strajków. Dziękuję bardzo.</text:p>
      <text:p text:style-name="P2683"><text:span text:style-name="T2684">Ob. Tadeusz Mazowiecki</text:span>:</text:p>
      <text:p text:style-name="P2685">Proszę<text:s/>bardzo, pan minister.</text:p>
      <text:p text:style-name="P2686"><text:span text:style-name="T2687">Ob</text:span><text:span text:style-name="T2688">.</text:span><text:span text:style-name="T2689"><text:s/>Al</text:span><text:span text:style-name="T2690">e</text:span><text:span text:style-name="T2691">ksander Kwaśniewski</text:span>:</text:p>
      <text:p text:style-name="P2692">Panowi<text:span text:style-name="T2693">e</text:span>, ja myślę, że my dzisiaj dyskusji nie kończymy. W spraw<text:span text:style-name="T2694">ie</text:span><text:s/>artykułu 1<text:span text:style-name="T2695">5<text:s/></text:span>i artykułu 17 nie. Natomias<text:span text:style-name="T2696">t,</text:span><text:s/>ponieważ jest to kwestia dosyć specyficzna i wymagająca z naszej strony kompetentnej wypowiedzi nie chce<text:span text:style-name="T2697">m</text:span>y udzielać tej odpowiedzi bez rozmów<text:s/><text:span text:style-name="T2698">z<text:s/></text:span>zainteresowanymi również stronami<text:span text:style-name="T2699">.</text:span><text:s/>Jest to kwestia, przecież doskonale sobie zdajecie sprawę, nie trzeciorzędna, czy czwartorzędna, ale dosyć zasadnicza<text:span text:style-name="T2700">.</text:span><text:s/><text:span text:style-name="T2701">W</text:span><text:s/>związku z tym ona takiej pracy wymaga i sugerujemy, aby do t<text:span text:style-name="T2702">e</text:span>go tematu wrócić za tydzień.</text:p>
      <text:p text:style-name="P2703">P<text:span text:style-name="T2704">o</text:span>dobnie kwestia rozdziału V. Ponieważ sposób myślenia jaki został przedstawiony tydzień temu, był taki, ż<text:span text:style-name="T2705">e z</text:span>mi<text:span text:style-name="T2706">ana</text:span><text:s/>ustawy o związkach zawodowych będzie następować etapa<text:span text:style-name="T2707">m</text:span>i, musimy się zastanowić się nad tym, co oznacza etapowanie tych zmian i dzisiaj, po dyskusji, którą t<text:span text:style-name="T2708">utaj</text:span><text:s/>prowadziliś<text:span text:style-name="T2709">m</text:span>y chcieliśmy uzyskać większą<text:s/><text:span text:style-name="T2710">j</text:span>asność co do stanowisk stron<text:span text:style-name="T2711">.</text:span><text:s/><text:span text:style-name="T2712">M</text:span>i<text:span text:style-name="T2713">ę</text:span>dzy innymi w kwe<text:span text:style-name="T2714">st</text:span>ii dla nas tak istotnej, jak wspólna repreze<text:span text:style-name="T2715">nt</text:span>a<text:span text:style-name="T2716">cj</text:span>a. To nie oznacza, że za tydzień nie możemy wrócić do kwestii rozdziału V. Jeżeli za tydzień okaże się, że jeszcze wchodzą nowe elementy, to może się okazać, ż<text:span text:style-name="T2717">e</text:span><text:s/>ta dyskusja, którą toczymy dwa tygodnie jest w ogóle za krótka i trzeba ją prowadzić w ogóle przez długie wr<text:span text:style-name="T2718">ę</text:span>c<text:span text:style-name="T2719">z</text:span><text:s/>miesiące,<text:s/><text:span text:style-name="T2720">a</text:span>by uzg<text:span text:style-name="T2721">odn</text:span>ić w końcu tą dużą, jak rozumiem, aby uzgo<text:span text:style-name="T2722">d</text:span>nić<text:s/><text:span text:style-name="T2723">w</text:span><text:s/>końcu tą dużą nowelizację<text:span text:style-name="T2724">.</text:span><text:s/><text:span text:style-name="T2725">A</text:span><text:s/><text:span text:style-name="T2726">wi</text:span>ęc<text:s/>ja by<text:span text:style-name="T2727">m</text:span><text:s/>sugerował<text:s/><text:span text:style-name="T2728">rze</text:span>cz następującą<text:span text:style-name="T2729">.</text:span><text:s/>Abyśmy<text:s/><text:span text:style-name="T2730">my,</text:span><text:s/>jako strona rządowa przyjęli ten wniosek OP<text:span text:style-name="T2731">ZZ</text:span><text:s/>dot<text:span text:style-name="T2732">y</text:span>cz<text:span text:style-name="T2733">ą</text:span>cy artykułu 1<text:span text:style-name="T2734">5<text:s/></text:span>i 17 i za t<text:span text:style-name="T2735">y</text:span>dzi<text:span text:style-name="T2736">e</text:span>ń si<text:span text:style-name="T2737">ę</text:span><text:s/><text:span text:style-name="T2738">ust</text:span>os<text:span text:style-name="T2739">u</text:span>n<text:span text:style-name="T2740">kuje</text:span>m<text:span text:style-name="T2741">y.</text:span><text:s/>Ni<text:span text:style-name="T2742">e</text:span><text:s/><text:span text:style-name="T2743">w</text:span>i<text:span text:style-name="T2744">e</text:span>m<text:span text:style-name="T2745">,</text:span><text:s/>c<text:span text:style-name="T2746">z</text:span>y kwesti<text:span text:style-name="T2747">ę<text:s/></text:span>ro<text:span text:style-name="T2748">z</text:span>d<text:span text:style-name="T2749">z</text:span>i<text:span text:style-name="T2750">a</text:span>łu V<text:s/><text:span text:style-name="T2751">m</text:span>am<text:span text:style-name="T2752">y</text:span><text:s/><text:span text:style-name="T2753">t</text:span>r<text:span text:style-name="T2754">aktowa</text:span>ć również jako<text:s/><text:span text:style-name="T2755">w</text:span>nio<text:span text:style-name="T2756">s</text:span>e<text:span text:style-name="T2757">k</text:span>, s<text:span text:style-name="T2758">t</text:span>anowi<text:span text:style-name="T2759">sk</text:span>o i<text:s/><text:span text:style-name="T2760">tu</text:span>ta<text:span text:style-name="T2761">j</text:span><text:s/>także si<text:span text:style-name="T2762">ę</text:span><text:s/>usto<text:span text:style-name="T2763">s</text:span>unku<text:span text:style-name="T2764">je</text:span>my, w takim raz<text:span text:style-name="T2765">i</text:span>e do tych propozycji<text:span text:style-name="T2766">.</text:span><text:s/><text:span text:style-name="T2767">I</text:span><text:s/>ze świadom<text:span text:style-name="T2768">ośc</text:span>ią, oczy<text:span text:style-name="T2769">w</text:span>iści<text:span text:style-name="T2770">e</text:span>,<text:s/><text:span text:style-name="T2771">ż</text:span>e będzi<text:span text:style-name="T2772">e</text:span><text:s/>to<text:s/><text:span text:style-name="T2773">o</text:span>dpowiednio wydłużać naszą dyskusję. Bo takiej możliwości, aby zrobić to szybko, czy wręcz na<text:span text:style-name="T2774">g</text:span>le, nie<text:s/><text:span text:style-name="T2775">m</text:span>a<text:span text:style-name="T2776">.</text:span></text:p>
      <text:p text:style-name="P2777"><text:span text:style-name="T2778">W</text:span><text:s/>każdym razie jeśli chodzi o stanowisko, projekt, który został tutaj nam zaproponowany, generalnie co do trybu prac, nie mamy wątpliwości. T<text:span text:style-name="T2779">o</text:span><text:s/>znaczy uważamy, ż<text:span text:style-name="T2780">e</text:span><text:s/>dwa zespoły powinny działać, aby rozpracować w sensie legislacyjnym te kwestie, które zostały wstępnie przedstawione.</text:p>
      <text:p text:style-name="P2781">Podobnie nie ma<text:span text:style-name="T2782">m</text:span><text:s/>wątpliwości jeśli chodzi o kwestię<text:s/>„Solidarności”<text:s/>Rolników Indywidualnych, albowiem nowelizacja, a więc tworzenie ustawy o związkach zawodowych rolników, na podstawie której mogłaby być ta organizacja zarejestrowana.</text:p>
      <text:p text:style-name="P2783">Natomiast chodzi nam także o to, aby nie wprowadzać w błąd op<text:span text:style-name="T2784">i</text:span>nii publicznej, bowiem zapis tego stanowiska w tej postaci odrywa całą kwestię pluralizmu związkowego od tego pakietu, który od początku<text:s/><text:soft-page-break/>obrad<text:s/>„okrągłego st<text:span text:style-name="T2785">oł</text:span>u”<text:s/>jest dyskutowany. I nie chcielibyśmy, aby wrażenie jakie będzie można odnieść było takie, i<text:span text:style-name="T2786">ż</text:span><text:s/>niejako ta sprawa jest już dzisiaj przesądzona, zostały nam jedynie kosmetyczne zabiegi, natomiast po prostu nie mamy postępu, czy nie<text:s/><text:span text:style-name="T2787">m</text:span>a zgody co do całego pakietu, który został pr<text:span text:style-name="T2788">ze</text:span>dstawiony. My takich uprawnień nie mamy, oczywiście. Powinniśmy zbliżać<text:s/>się do rozwiązania tyc<text:span text:style-name="T2789">h</text:span><text:s/>problemów, które tutaj stawiają, proponowa<text:span text:style-name="T2790">ć</text:span><text:s/>rozwiązania, ale<text:s/><text:span text:style-name="T2791">c</text:span>ały czas podkreślamy, że znajduje się to w pakiecie<text:span text:style-name="T2792">.</text:span><text:s/><text:span text:style-name="T2793">I</text:span><text:s/>tutaj chodzi o to, aby nie spowodować niep<text:span text:style-name="T2794">ot</text:span>rzebnych rozczarowań społecznych, czy w opinii publicznej nie doprowadzić do błędnej oceny sytuacji, która w tej sprawie jest, oczywiście, taka, jak piszemy, to znaczy pracujemy nad szczegółowymi kwestiami, ale one mieszczą się w szerszym<text:s/><text:span text:style-name="T2795">k</text:span>ontekście całego pakietu, jakie są omawiane, jaki został zgłoszony.</text:p>
      <text:p text:style-name="P2796"><text:span text:style-name="T2797">Ob</text:span><text:span text:style-name="T2798">.</text:span><text:span text:style-name="T2799"><text:s/></text:span><text:span text:style-name="T2800">T</text:span><text:span text:style-name="T2801">adeusz Mazowiecki</text:span>:</text:p>
      <text:p text:style-name="P2802">Panie ministrze, w tej ostatniej sprawie, ja nie miałbym nic przeciwko temu, żeby takie sformułowanie,<text:s/>jak pan mówi, tylko trzeba się zastanowić, zostało włączone.<text:s/>Że tu, prawda, były tam takie sformułowania,<text:s/>już nie pamiętam, ale było to w przemówieniu ministra Kiszczaka, czy którymś innym, że te wszystkie<text:s/>rozstrzygnięcia w ramach porozumienia narodowego nastąpią, prawda, trzeba by się zastanowić nad formułą tego.<text:s/>Nie miałbym nic<text:s/>przeciwko<text:s/>temu, żeby taką formułę tutaj wprowadzić, ale żeby to było już naszym, zespołu, pewnym uzgodnionym stanowiskiem do dalszej pracy.</text:p>
      <text:p text:style-name="P2803">Ocz<text:span text:style-name="T2804">yw</text:span>i<text:span text:style-name="T2805">śc</text:span>i<text:span text:style-name="T2806">e</text:span>,<text:s/><text:span text:style-name="T2807">m</text:span>oże zrobimy przerwę, panowie się zastanowią nad taką preambułą, czy czymś, prawda, i wprowadzimy, czy w tej chwili od razu, bo myślę, że to można pogodzić, te dwie rze<text:span text:style-name="T2808">c</text:span>zy.</text:p>
      <text:p text:style-name="P2809"><text:span text:style-name="T2810">Ni</text:span>e wiem, czy współprzewodniczący się zgadzają na przerwę, tak? Trzeba jeszcze pomyśleć nad ty<text:span text:style-name="T2811">m</text:span><text:s/>tekstem<text:span text:style-name="T2812">.</text:span></text:p>
      <text:p text:style-name="P2813"><text:span text:style-name="T2814">Ob. Aleksander Kwaśn</text:span><text:span text:style-name="T2815">iew</text:span><text:span text:style-name="T2816">s</text:span><text:span text:style-name="T2817">ki</text:span>:</text:p>
      <text:p text:style-name="P2818">Z tym, że zgoda. R<text:span text:style-name="T2819">oz</text:span>umiem, że wrócimy w preambule do tego zapisania, że jest to jeden z elementów tego pakietu. Także rozumiem, że punkt drugi<text:s/><text:span text:style-name="T2820">w</text:span><text:s/>ty<text:span text:style-name="T2821">m</text:span><text:s/>momencie wykreślamy, albo przynajmniej formułujemy tak, że do dalszej dyskusji to przekaz<text:span text:style-name="T2822">uje</text:span>my<text:span text:style-name="T2823">.</text:span><text:s/>Bo nie jesteśmy... zgodzić się ze stanowiskiem, iż uznano... iż należy ta noweliza<text:span text:style-name="T2824">cj</text:span>a, o<text:span text:style-name="T2825">bj</text:span>ąć powinna itd<text:span text:style-name="T2826">.</text:span>, itd<text:span text:style-name="T2827">.</text:span><text:s/>Dobrze?</text:p>
      <text:p text:style-name="P2828"><text:span text:style-name="T2829">O</text:span><text:span text:style-name="T2830">b</text:span><text:span text:style-name="T2831">. Lech Kaczyń</text:span><text:span text:style-name="T2832">sk</text:span><text:span text:style-name="T2833">i</text:span>:</text:p>
      <text:p text:style-name="P2834">Jedną drobną autopoprawkę, nie zmieniającą w niczym istoty rzeczy.<text:s/>Mianowicie, jeśli chodzi o punkt 1a.<text:s/>Czytam autopoprawkę.<text:s/>Punkt 1a. Trybu rejestracji związków zawodowych umożliwiającego także jednorazową rejestrację związku ogólnokrajowego, obejmującego pracowników zakładów<text:s/>należących do różnych gałęzi zatrudnienia.</text:p>
      <text:p text:style-name="P2835"><text:span text:style-name="T2836">Ob. Tadeusz Mazowiecki</text:span>:</text:p>
      <text:p text:style-name="P2837"><text:span text:style-name="T2838">W</text:span>obec tego ile minut przerwy mam ogłosić, żeby czas do namyślenia się nad poprawkami? Zapytanie to skierowuję do obu współprzewodniczących? 1<text:span text:style-name="T2839">5</text:span><text:s/>minut, tak, dobrze<text:span text:style-name="T2840">.</text:span></text:p>
      <text:p text:style-name="P2841">Czyli za dziesięć czwarta się spotykamy<text:span text:style-name="T2842">.</text:span></text:p>
      <text:p text:style-name="P2843">/Przerwa/<text:span text:style-name="T2844">.</text:span></text:p>
      <text:p text:style-name="P2845"/>
      <text:p text:style-name="P2846"><text:span text:style-name="T2847">/Po przerwie/.</text:span></text:p>
      <text:p text:style-name="P2848"><text:span text:style-name="T2849">Ob</text:span><text:span text:style-name="T2850">.</text:span><text:span text:style-name="T2851"><text:s/>Sosnowski Romuald</text:span>:</text:p>
      <text:p text:style-name="P2852">Mamy propozycję następującą: albo skrócić ten komunikat do dwóch punktów mówiąc o wprowadzen<text:span text:style-name="T2853">i</text:span>u<text:s/><text:soft-page-break/>tej konwencji 88 MOP-u i powiedzieć, że przekazano do szczegółowych rozpracowań powołanie tej grupy roboczej, ewentualnie drugie rozwiązanie - w celu wprowadzenia pluralizmu związkowego uznano za niezbędną nowelizację ustawy o związkach zawodowych w kierunku zgodnym z konwencją nr 87 M<text:span text:style-name="T2854">O</text:span>P. Uwzględni<text:span text:style-name="T2855">aj</text:span>ąc zgłoszone przez<text:s/><text:span text:style-name="T2856">„</text:span>Solidarność”<text:s/>wnioski dotyczące - i ta wyliczanka - która tu jest podana w pkt<text:span text:style-name="T2857">.</text:span><text:s/>A, B,<text:s/><text:span text:style-name="T2858">C</text:span><text:s/>oraz wnioski zgłoszone przez OPZZ dotyczące art. 15, 17 rozdziału V postanowiono powołać grupę roboczą i to byłby jeden punkt i drugi punkt to jest biorąc pod uwagę stanowisko podzespołu do spraw rolnictwa postanowiono ten podpunkt b.</text:p>
      <text:p text:style-name="P2859"><text:span text:style-name="T2860">Przewodniczący</text:span>:</text:p>
      <text:p text:style-name="P2861">Ja rozumiem, że na punkt 1 zgodziliśmy się wszyscy, wszystkie trzy strony, a nie uwzględniając wniosek<text:s/>„Solidarności<text:span text:style-name="T2862">”</text:span>, że jakby na punkt pierwszy zgodziły się wszystkie trzy strony, natomiast był tylko problem jeśli chodzi o pkt 2, że tutaj strona rządowa dzisiaj nie mogła zająć stanowiska. Bo tak przy tej poprawce to by robiło wrażenie, że ten punkt 1 jest jakby punktem nieuzgodnionym, tylko naszym... rozumiem, że cała nasza dyskusja dzisiejsza wykazał<text:span text:style-name="T2863">a</text:span>,<text:span text:style-name="T2864"><text:s/></text:span>że na ten punkt pierwszy wszystkie trzy strony się zgodziły, tylko jest kwestia pewnej precyzacji.</text:p>
      <text:p text:style-name="P2865"><text:span text:style-name="T2866">Ob</text:span><text:span text:style-name="T2867">.</text:span><text:span text:style-name="T2868"><text:s/>Romuald Sosnowski</text:span>:</text:p>
      <text:p text:style-name="P2869">To znaczy częściowo się zgodzić trzeba, ale mówię tylko częściowo, dlatego że<text:s/>ostatecznych sformułowań artykułów myśmy dzisiaj nie mieli omawiać<text:span text:style-name="T2870">.</text:span><text:s/>Dlatego odsyłamy to do zespołu<text:span text:style-name="T2871">.</text:span></text:p>
      <text:p text:style-name="P2872">Natomiast pozostawienie tego A, B, C to jest pozostawienie tych spraw, które właśnie zespół<text:s/><text:span text:style-name="T2873">r</text:span>edakcyjny ma przygotować na posiedzenie następnego zespołu w formie konkretnego zapisu, art. taki, taki i taki itd<text:span text:style-name="T2874">.</text:span><text:s/>i jego treść.</text:p>
      <text:p text:style-name="P2875"><text:span text:style-name="T2876">Przewodniczący</text:span>:</text:p>
      <text:p text:style-name="P2877">Ja rozumiem, ale chodzi o to, żeby w tym stanowisku jasno określić wytyczne dla tego zespołu. Dlatego wymienienia tych punk<text:span text:style-name="T2878">tów</text:span><text:s/><text:span text:style-name="T2879">A</text:span>,<text:s/><text:span text:style-name="T2880">B</text:span>,<text:s/><text:span text:style-name="T2881">C</text:span><text:s/>wydaje mi się niezbędne.</text:p>
      <text:p text:style-name="P2882"><text:span text:style-name="T2883">Ob. Romuald Sosnowski</text:span>:</text:p>
      <text:p text:style-name="P2884">Przecież ja pozostawiam te punkty proponuję pozostawić<text:span text:style-name="T2885">.</text:span><text:s/>Nie wykreślić, pozostawić<text:span text:style-name="T2886">.</text:span></text:p>
      <text:p text:style-name="P2887">Wobec tego spróbuję wolniej to zrobić<text:span text:style-name="T2888">,</text:span><text:s/>bo może zbyt szybko tu pytluję.</text:p>
      <text:p text:style-name="P2889">Stanowisko zespołu do spraw pluralizmu związkowego w celu wprowadzenia pluralizmu związkowego uznano za niezbędne nowelizację ustawy o związkach zawodowych w kierunku zgodnym z konwencją nr 87 M<text:span text:style-name="T2890">O</text:span>P. Uwzględni<text:span text:style-name="T2891">aj</text:span>ąc zgłoszone przez<text:s/><text:span text:style-name="T2892">„</text:span>Solidarność”<text:s/>wni<text:span text:style-name="T2893">o</text:span>ski dotyczące:</text:p>
      <text:p text:style-name="P2894">a/ trybu rejestracji związków zawodowych, umożliwiających także jednorazową rejestrację związku zawodowego ogólnokra<text:span text:style-name="T2895">jo</text:span>wego grupującego pracowników zakładów należących do różnych gałęzi zatrudnienia, to jest autopoprawka, tak?</text:p>
      <text:p text:style-name="P2896">b/ umożliwienia związkom zawodowym swobodnego tworzenia swoich struktur organizacyjnych.</text:p>
      <text:p text:style-name="P2897">c/ określenia kwestii dotyczących zbiorowych in<text:span text:style-name="T2898">t</text:span>eresów pracowników, od których wymagane będzie wspólne reprezentowanie różnych związk<text:span text:style-name="T2899">ów</text:span><text:s/>zawodowych wobec kierowników zakładów pracy oraz wniosków głoszonych przez O<text:span text:style-name="T2900">P</text:span>ZZ dotyczących art<text:span text:style-name="T2901">.</text:span><text:s/>15, 17 i rozdziału V ustawy o związkach zawodowych<text:s/><text:span text:style-name="T2902">-</text:span><text:s/>postanowiono powoł<text:span text:style-name="T2903">a</text:span>ć grupę roboczą do opracowania projektu nowe<text:span text:style-name="T2904">li</text:span>zac<text:span text:style-name="T2905">ji</text:span><text:s/>ustawy o związkach zawodowych.</text:p>
      <text:p text:style-name="P2906">Punkt drugi: Biorąc pod uwagę stanowisko podzespołu do spraw rolnictwa, uczestnicy zespołu d<text:span text:style-name="T2907">o</text:span><text:s/>spraw<text:s/><text:soft-page-break/>pluralizmu związkowego po szerokiej wymianie poglądów zgodzili się że: podstawą rejestracji związków zawodowych rolników powinna być ustawa o związkach zawodowych rolników umożliwiająca tworzenie, rejestrację i działanie związków zawodowych rolników zgodne z wolą zainteresowanych. W tym celu powołano grupę roboczą do opracowania projektu usta<text:span text:style-name="T2908">w</text:span>y o związkach zawodowych rolników.</text:p>
      <text:p text:style-name="P2909">Czy w celu przygotowania... już tutaj mów<text:span text:style-name="T2910">i</text:span>ę swobodnie, pewne sformułowania można zmieni<text:span text:style-name="T2911">ć.</text:span></text:p>
      <text:p text:style-name="P2912"><text:span text:style-name="T2913">Ob</text:span><text:span text:style-name="T2914">.</text:span><text:span text:style-name="T2915"><text:s/>Henryk Wujec</text:span>:</text:p>
      <text:p text:style-name="P2916">Ale to chyba zmienia istotnie naszą propozycję ponieważ tu w tej propozycji złożonej jest podane, że w tym pierwszym punkcie co do którego nie ma sprzeczności<text:s/><text:span text:style-name="T2917">je</text:span>st podane, że w celu wprowadzenia pluralizmu związkowego uznano za niezbędne itd<text:span text:style-name="T2918">.<text:s/></text:span>w kierunku zgodnym z konwencją MOP w zakresie 1, 2, 3 są te trzy punkty wymienione, czyli jakby w tym zakresie ogólne kierunki uzgodniono<text:span text:style-name="T2919">.</text:span><text:s/>Nie są tu sformułowane konkretne przepisy ustawy, wobec tego istnieje grupa robocza, która ma to sprecyzować, ale kierunek tego został tu ustalony, a teraz w tym sposobie, jaki pan przewodniczący teraz zaproponował, to ta sprawa nadal pozostaje do dyskusji w grupie roboczej, czyli tę dyskusję, którą tutaj odbyliśmy już raz, dalej grupa robocza będzie prowadzić i to<text:s/><text:span text:style-name="T2920">j</text:span>est oczywiście przedłużanie dalej w nieskończoność tych dyskusji. Trzeba coś postanowić. Więc jeżeli się zgadzamy w tych kwestiach to zapiszmy tu, że w tych kwestiach się zgadzamy, że w tym kierunku ma<text:s/><text:span text:style-name="T2921">t</text:span>a nowelizacja następować, a konkretne sformułowania nastąpią w grupie roboczej.</text:p>
      <text:p text:style-name="P2922">To jest jedna kwestia. Poza tym druga kwestia<text:span text:style-name="T2923">:</text:span><text:s/>gdybyśmy przyjęli to sformułowanie, które pan przewodniczący zaproponował, to wówczas punkt C określenie kwestii dotyczących zbiorowych interesów pracowników to on nie był tutaj - trzeba przecież przypomnieć, jak to było, nie by<text:span text:style-name="T2924">ł</text:span>o to w ten sposób, że myśmy z tą propozycją wyszli. Myśmy się zgodzili na propozycje drugiej strony, wyszliśmy jej naprzeciwko. Nasza propozycja była na gruncie art<text:span text:style-name="T2925">yk</text:span>ułu 37 ustawy o związkach zawodowych, a później w wyniku dyskusji stanowiska rządowego<text:span text:style-name="T2926">,</text:span><text:s/>stanowiska OPZZ prz<text:span text:style-name="T2927">yj</text:span>ęliśmy takie sformułowanie, jakie jest w punkcie C, więc to byłoby nawet niezgodne z prawdą tutaj.</text:p>
      <text:p text:style-name="P2928">Tak że wydaje mi się, że jak się pisze stanowisko zespołu, ten consensus to nie trzeba tutaj precyzowa<text:span text:style-name="T2929">ć<text:s/></text:span>co powiedziała<text:s/>„Solidarność”<text:s/>co powiedziało OPZZ, tylko to jest wspólne stanowisko, tak jak było w zespole rolniczym. Tam też nie było podane co kto zaproponował, tylko trzeba przyjąć to co zostało wspólnie tu uzgodnione jako kierunek działania tych grup roboczych.</text:p>
      <text:p text:style-name="P2930">Dziękuję.</text:p>
      <text:p text:style-name="P2931"><text:span text:style-name="T2932">Przewodnicząc</text:span><text:span text:style-name="T2933">y</text:span>:</text:p>
      <text:p text:style-name="P2934">Proszę bar<text:span text:style-name="T2935">dz</text:span>o<text:span text:style-name="T2936">.</text:span></text:p>
      <text:p text:style-name="P2937"><text:span text:style-name="T2938">Ob</text:span><text:span text:style-name="T2939">.</text:span><text:span text:style-name="T2940"><text:s/></text:span><text:span text:style-name="T2941">Al</text:span><text:span text:style-name="T2942">e</text:span><text:span text:style-name="T2943">ksander</text:span><text:span text:style-name="T2944"><text:s/>Kwaśn</text:span><text:span text:style-name="T2945">iew</text:span><text:span text:style-name="T2946">ski</text:span>:</text:p>
      <text:p text:style-name="P2947">Panie Przewodniczący! Odnoszę wrażenie,<text:s/>że<text:s/>nie jesteśmy<text:s/>dzisiaj dojrzali do tego, żeby przyjąć stanowisko tego zespołu tak szczegółowo jak zostało tu w projekcie zaproponowane. Ponieważ my w żaden sposób nie mając pełnomocnictw w kwestii art.<text:s/>15 i 17 nie zgodzimy się na zapis, który by nas wiązał i który by oznaczał, że bez tych pełnomocnictw niejako podejmujemy dyskusję w tej materii. Uważam również, że ze względu na cały pakiet spraw byłoby to nieporozumienie, bo mogłoby to opóźnić całą dyskusję nad kwestią legalizacji<text:s/>„Solidarności”.</text:p>
      <text:p text:style-name="P2948">Ponieważ nie wiemy, dzisiaj nie potrafię za tym stołem przewidzieć, jak długo wewnętrzna dyskusja na ten temat mogłaby trwać, w związku z tym proponuję, mamy tu projekt, który by rozszerzał, ale jak<text:s/><text:soft-page-break/>rozumiem za chwilę, by spowodował kolejną dyskusję, przedłużającą się, aby po prostu przyjąć jako postanowienie naszego zespołu to co jest zapisane w pkt. 4, mianowicie postanowiono powołać złożoną z prze<text:span text:style-name="T2949">ds</text:span>tawicieli stron obecnych, uczestniczących w naszym zespole a/ grupę roboczą do opracowania projektu nowelizacji ustawy o związkach zawodowych, b/ grupę roboczą do opracowanie odrębnego projektu ustawy o związkach zawo<text:span text:style-name="T2950">d</text:span>owych rolników, oba projekty powinny być przedstawione na kolejnym posiedzeniu 24<text:span text:style-name="T2951">.</text:span></text:p>
      <text:p text:style-name="P2952">Ponieważ wydaje mi się, że na to jesteśmy w stanie się zgodzić i tutaj w czasie tej tygodniowej dyskusji<text:span text:style-name="T2953"><text:s/></text:span>stanowiska m<text:span text:style-name="T2954">o</text:span>gą być doprecyzowane i wypowiedziane. Natomiast dzisiaj wchodzenie w tych wiele wiążących zapisów szczegółowych wydaje<text:s/><text:span text:style-name="T2955">s</text:span>i<text:span text:style-name="T2956">ę</text:span><text:s/>przedwczesne.</text:p>
      <text:p text:style-name="P2957">Jeżeli oczywiście<text:s/><text:span text:style-name="T2958">ni</text:span>e byłoby na to zgod<text:span text:style-name="T2959">y,</text:span><text:s/>możemy p<text:span text:style-name="T2960">ra</text:span>co<text:span text:style-name="T2961">w</text:span>ać nad tym stanowiskiem, ale obawiam się, że wchodzimy na bardzo jeszcze niedojrzałą konstrukcję<text:span text:style-name="T2962">.</text:span></text:p>
      <text:p text:style-name="P2963"><text:span text:style-name="T2964">O</text:span><text:span text:style-name="T2965">b</text:span><text:span text:style-name="T2966">.</text:span><text:span text:style-name="T2967"><text:s/></text:span><text:span text:style-name="T2968">S</text:span><text:span text:style-name="T2969">tanisław<text:s/></text:span><text:span text:style-name="T2970">Wi</text:span><text:span text:style-name="T2971">śniewski</text:span>:</text:p>
      <text:p text:style-name="P2972">Panie<text:s/>Ministrze! Panie Przewodniczący! Jestem trochę zażenowany stanowiskiem, jakie nam się przedkłada do akceptacji, pozbawiając jak gdyby przedstawicielstwo OPZZ wyrażające jasne stanowisko w sprawie pluralizmu związkowego przyjmujące pewną koncepcję przedstawioną nam przez przedstawicielstwo<text:s/>„Solidarności”<text:s/>możliwości przedstawienia swojej koncepcji, jeśli idziemy w kierunku nowelizacji ustawy o związkach zawodowych.<text:s/>Jeśli my mówimy jako działacze związkowi o wolności związkowej, to mówmy o pełnej związkowej wolności, a nie znowu łaska pańska na pstrym koniu jedzie i daje części społeczeństwu wolność związkową,<text:s/>drugiej chce jej pozbawić.<text:s/>Jeśli będzie inna formuła nowelizacji nieuwzględniająca sądzę, że OPZZ przyjmie inne postawy i inne stanowisko.</text:p>
      <text:p text:style-name="P2973">Ja jeszcze chcę raz postawić sprawę, że myśmy zostali po prostu w pewnym momencie rozumiejąc mimo wszystko dążność kolegów z<text:s/>„Solidarności”, że pójdziemy w kierunku naruszania obowiązu<text:span text:style-name="T2974">jące</text:span>go prawa przyginając jego jak gdyby po raz kolejny w historii naszego państwa do zjawiska, a nie do potrzeby ustanowienia wreszcie prawidłowego rozwiązania prawnego, które by regulowało możliwość swobodnego stowarzyszania się. My w tej chwili, ja odnoszę takie wrażenie, przyginamy jak gdyby staramy się częściowo naprawić nie prawo, które funk<text:span text:style-name="T2975">cj</text:span>onuje, a nie uwzględnia międzynarodowych konwencji, tylko do jednego zjawiska jakim jest realna siła pod tytułem<text:s/>„Solidarność”. Jeśli my mówimy o wolności, to mówmy o wolności wobec wszystkich<text:span text:style-name="T2976">.<text:s/></text:span>Ja nie mówię tu o jednostkach wojskowych, o jednostkach MS<text:span text:style-name="T2977">W</text:span>, ja mówię o przedsiębiorstwach, gdzie pracują pracownicy pozbawieni możliwości swobody wyboru zrzeszania się i dlatego bardzo bym apelował o przyjęcie naszej koncepc<text:span text:style-name="T2978">ji</text:span><text:s/>nowelizacji ustawy o związkach zawodowych uwzględni<text:span text:style-name="T2979">aj</text:span>ącą koncepcję również kolegów z<text:s/>„Solidarności”.</text:p>
      <text:p text:style-name="P2980">Dziękuję bardzo.</text:p>
      <text:p text:style-name="P2981"><text:span text:style-name="T2982">Ob.</text:span><text:span text:style-name="T2983"><text:s/>Władysław Frasyniuk</text:span>:</text:p>
      <text:p text:style-name="P2984"><text:span text:style-name="T2985">J</text:span>a bym zaproponował, żeby ten punkt 2 taki kontrowersyjny może ustalić w ten sposób, że strona związkowa uznała, iż nowelizacja i dalej jak idzie, to wtedy nie stawiałoby panów w tak trudnej sytuacji, a to oczywiście wiąże się jakby z dalszymi pracami nad u<text:span text:style-name="T2986">s</text:span>tawą o związkach zawodowych. Myślę, że pracami kiedy nasz związek zawodowy zostanie zalegalizowany<text:s/><text:span text:style-name="T2987">-</text:span><text:s/>nasz i inne związki, i będzie wtedy jak sądzę, powołana wspólna komisja do spraw opra<text:span text:style-name="T2988">c</text:span>owania nowej ustawy o związkach zawodowych. To pierwsze proponuję ten punkt, który jest tak drażliwy i teraz do kolegów z OPZZ, i do strony też rządowej, ja myś<text:span text:style-name="T2989">lę,</text:span><text:s/><text:soft-page-break/>że<text:s/><text:span text:style-name="T2990">t</text:span>en komunikat, to stanowisko, kt<text:span text:style-name="T2991">ó</text:span>re my<text:span text:style-name="T2992">ś</text:span>my zaproponowali jest takim stanowiskiem uspokaj<text:span text:style-name="T2993">aj</text:span>ącym załogi w zakładach pracy, że tutaj no... jes<text:span text:style-name="T2994">t</text:span><text:s/>to drugie nasze spotkanie. Gdybyśmy zapisali w tej formie jaką wy proponujecie to dla załóg stanowiłoby, że chcemy zagadać ten stolik, bo na drugim spotkaniu nada<text:span text:style-name="T2995">l</text:span><text:s/><text:span text:style-name="T2996">j</text:span>esteśmy przy ustalaniu stanowisk stron, natomiast nie ma żadnych uzgodnień. Są to rzeczy, które dotyczą zarówno naszego związku zawodowego jak i także innych, które mają powstać i myślę, że to jest taki działanie, któ<text:span text:style-name="T2997">r</text:span>e uspokoi ludzi w zakładach pracy, że te możliwości pluralizmu związkowego tutaj na tym stoliku się po prostu otwierają. Sposób przedstawiania sprawy przez was może być odczytane, że nie mogą się dogadać przy<text:s/>„wielkim stole”<text:s/>więc nadal będą próbowali - nadal są takie różnice, strona<text:s/><text:span text:style-name="T2998">„</text:span>Solidarn<text:span text:style-name="T2999">ości</text:span>”<text:s/>to zgłosiła, strona OPZZ to zgłosiła<text:span text:style-name="T3000">.</text:span><text:s/>Przypominam, że wasza strona też zgłaszała sprawy rozdz. V ustawy<text:s/>o<text:s/>związkach zawodowych, więc żeby niebyło tego licytowania, i żeby nie było tego wykłócania się, czy komisja międzyzwiązkowa to jest nasz wspólny pomysł, czy pomysł panów z OPZZ. Ten zapis jest taki uspok<text:span text:style-name="T3001">ajaj</text:span>ący. To są rzeczy, które tu już uzgodniono i to świadczy o tym, że ten stolik nie zbiera się na próżno. I myślę, że to będzie taki sygnał dla tych ludzi w zakładach pracy uspokajający, że również możemy liczy<text:span text:style-name="T3002">ć</text:span><text:s/>na postępy w pracach także i innych stolików, co uspokaja tą taką sytuację strajkową w z<text:span text:style-name="T3003">ak</text:span>ład<text:span text:style-name="T3004">ac</text:span>h.</text:p>
      <text:p text:style-name="P3005"><text:span text:style-name="T3006">Przewodniczący</text:span>:</text:p>
      <text:p text:style-name="P3007">Przepraszam bardzo, że skorzystam z praw przewodniczącego i tak zaapeluję.</text:p>
      <text:p text:style-name="P3008">Oczywiście możemy skończyć bardzo minim<text:span text:style-name="T3009">al</text:span>ist<text:span text:style-name="T3010">yc</text:span>znym jakimś komunikatem, ale powiem, byłaby to szkoda. Ja myślę, że myśmy pewien postęp tutaj w tej dyskusji osiągnęli i dlatego apelowałbym, żebyśmy nie kończyli tego takim właśnie minimalnym, tylko komunikatem, że powołano grupy robocze. Dlatego ja bym jednak zwracał się do pana ministra Kwaśniewskiego, żeby zaproponował tą preambułę, czy też zdania dotyczące prawda ujęcia tego w szerszym kontekście porozumienia, które na całym<text:s/><text:span text:style-name="T3011">„</text:span>okrągłym stole”<text:s/>musi być osiągnięte, a do kolegów z OPZZ, żeby w tej chwili nie przesądzać. My przecież także uważamy, że te sprawy postawione przez was i też je stawialiśmy, jak sprawę rozdziału piątego i sprawę tego zakresu podmiotowego, też uważamy za ważną, natomiast no nie musimy w tej chwili przesądzać, czy ona wejdzie do tej<text:s/>„małej noweliza<text:span text:style-name="T3012">cj</text:span>i”, czy też nadany zostanie jej tryb dalszych prac, ale trwających już równolegle od ra<text:span text:style-name="T3013">z</text:span>u dalej trwających, zaczętych tym podzespołom, a trwających dalej wraz z<text:s/><text:span text:style-name="T3014">„</text:span>okrągłym stołem”.</text:p>
      <text:p text:style-name="P3015">Więc myślę, że nie musimy się o tą kontrowersję rozbić, a byłoby niedobrze, rozbić tego komunikatu, a byłoby niedobrze, gdyby go zminimalizować, bo rzeczywiście wydaje się nam, że to byłby pewien jakiś oddech, że sprawy się posuwają, że nie zbieramy się tylko i rozmawiamy, i ciągle jesteśmy w tym samym punkcie, odsyłamy do podgrupy. Jasność pewna wniosłaby tutaj klarowność społeczną.</text:p>
      <text:p text:style-name="P3016">Przepraszam bardzo, pan minister Kwaśniewski, potem pan Jagiełło, potem pan Szw<text:span text:style-name="T3017">aj</text:span>kiewicz.</text:p>
      <text:p text:style-name="P3018"><text:span text:style-name="T3019">O</text:span><text:span text:style-name="T3020">b</text:span><text:span text:style-name="T3021">.</text:span><text:span text:style-name="T3022"><text:s/>Aleksander Kwaśniewski</text:span>:</text:p>
      <text:p text:style-name="P3023">Tak, proszę panów. Ja po prostu nie rozumiem tego, o czym pan Wiśniewski mówił, ponieważ zapisanie czy praca grup roboczych nie oznacza, że my oczekujemy, iż którakolwiek ze strony nie będzie wnosić swoich projektów. Chodzi po prostu o to, aby dzisiaj w opinii publicznej nie tworzyć wrażenia, żeśmy się porozumieli w k<text:span text:style-name="T3024">w</text:span>estiach takich, w których jeszcze nie porozumieliśmy się.<text:s/><text:span text:style-name="T3025">N</text:span>ie mamy nawet jasnej odpowiedzi, czy stanie się to w wyniku małej, dużej, średniej nowelizacji, czy jeszcze innej.</text:p>
      <text:p text:style-name="P3026">Jeżeli mielibyśmy wprowadzać w błąd i za tydzień trzymać już tego jako stanowiska uzgodnionego,<text:s/><text:soft-page-break/>byłoby to po prostu moim zdaniem nie do końca fair w stosunku do stron, które tutaj zasiadają.</text:p>
      <text:p text:style-name="P3027">A więc uważamy, że zgodzić się można tylko na te zapisy, co do których jest jasność pamiętając także o tym, że całe obrady nasze, ogromnie ważne i społecznie oczekiwane, potoczą się jednak nie w oderwaniu, a w ścisłym związku z pozostałymi zespołami,<text:s/>„stolikami”,<text:s/>„podstolikami”,<text:s/>itd.</text:p>
      <text:p text:style-name="P3028">Dlatego uważam, że nie możemy tutaj i nie powinniśmy formułować wniosków co kto zgłosił jako rejestru spraw, ponieważ oznaczałoby to otworzenie wielu problemów, jakby zamieszanie w głowach ludzi, którzy będą to czytać, a później będziemy i tak zmuszeni znaleźć rozwiązanie kompromisowe. Mało tego, nie tylko rozwiązanie kompromisowe tu, ale również rozwiązania, które będą swoistym konsensusem przy<text:s/>„okrągłym stole”, a więc nie utrudniajmy sobie pracy i nie utrudni<text:span text:style-name="T3029">a</text:span>jmy tych procesów, które mają nastąpić.</text:p>
      <text:p text:style-name="P3030">Ja nie wiem, jaki będzie dalej bieg spraw przy innych stolikach, ale rozumiem, że jeżeli tutaj bardzo twardo<text:s/><text:span text:style-name="T3031">b</text:span>yśmy się trzymali tych propozy<text:span text:style-name="T3032">cji</text:span>, które koledzy z OPZZ wnoszą, to można oczekiwać, iż równie twardo będą oni stawiać kwestie zniesienia cenzury oraz wolnych wyborów przy stoliku politycznym itd.,<text:s/><text:span text:style-name="T3033">i</text:span>td. co oczywiście no będzie stanowić swego rodzaju istotną jakość polityczną, aby można było ten konsensus uzyskać. Ale to tak na marginesie.</text:p>
      <text:p text:style-name="P3034">Jeżeli ten zapis, który proponowałem uważają strony za zbyt suchy i za mało mówiący, czy wręcz biurokraty<text:span text:style-name="T3035">cz</text:span>ny, to możemy spróbować zapisać to bardziej szczegółowo. Zacząć do tej preambuły, która mogłaby brzmieć następująco:</text:p>
      <text:p text:style-name="P3036"><text:span text:style-name="T3037">Przewodnic</text:span><text:span text:style-name="T3038">z</text:span><text:span text:style-name="T3039">ący</text:span>:</text:p>
      <text:p text:style-name="P3040">Tylko bardzo powoli proszę.</text:p>
      <text:p text:style-name="P3041"><text:span text:style-name="T3042">Minister Aleksander Kwaśniewski</text:span>:</text:p>
      <text:p text:style-name="P3043">Powoli.</text:p>
      <text:p text:style-name="P3044">W celu zapewnienia pluralizmu związkowego w określonych przy<text:s/>„okrągłym stole<text:span text:style-name="T3045">”</text:span>, czy przez<text:s/>„okrągły stół”, uczestników<text:s/>„okrągłego stołu”<text:s/><text:span text:style-name="T3046">w</text:span><text:s/>warunkach porozumienia narodowego, wsparcia pr<text:span text:style-name="T3047">oje</text:span>ktowanych reform politycznych i ekonomicznych uznano za niezbędne nowelizację ustawy o związkach zawodowych w zakresie... politycznych i ekonom<text:span text:style-name="T3048">icz</text:span>nych, uznano za niezbędne nowelizację ustawy o związkach zawodowych w zakresie:</text:p>
      <text:p text:style-name="P3049">Punkt 1.a/ Tworzenia związków zawodowych, czy trybu tworzenia związków zawodowych umożliwi<text:span text:style-name="T3050">aj</text:span>ącego także, czy tworzenia - umożliwi<text:span text:style-name="T3051">ające</text:span>go także rejestrację związku ogólnokr<text:span text:style-name="T3052">ajo</text:span>wego - i tak już jak tam zgodnie z tą autopoprawką.</text:p>
      <text:p text:style-name="P3053">b/ - bez zmian.</text:p>
      <text:p text:style-name="P3054">c/ - bez zmian.</text:p>
      <text:p text:style-name="P3055">Punkt drugi - wykreślić.</text:p>
      <text:p text:style-name="P3056">P<text:span text:style-name="T3057">u</text:span>nkt trzeci z jedną zmianą, mianowicie w czwartej linijce powinna być odrębna ustawa o związkach zawodowych rolników, czyli dopisujemy słowo<text:s/><text:span text:style-name="T3058">„</text:span>odrębna”.</text:p>
      <text:p text:style-name="P3059">Punkt czwarty - staje się punktem trzecim.</text:p>
      <text:p text:style-name="P3060">Jednocześnie sugerujemy, aby w tym stanowisku dzisiejszy<text:span text:style-name="T3061">m<text:s/></text:span>była zawarta myśl następująca: Jednocześnie uczestnicy zespołu wyrazili zaniepok<text:span text:style-name="T3062">oj</text:span>enie akcjami strajkowymi i protestacyjnymi, zaniepoko<text:span text:style-name="T3063">je</text:span>nie akcjami strajkowymi i protestacyjnymi, przeprowadzanymi bez wyczerpania określonych prawem mechanizmów nego<text:span text:style-name="T3064">cj</text:span>ac<text:span text:style-name="T3065">yj</text:span>nych.</text:p>
      <text:soft-page-break/>
      <text:p text:style-name="P3066">Obok strat gospodarczych i społecznych podważają one wiarygodność prac prowadzonych przy<text:s/><text:span text:style-name="T3067">„</text:span>okrągłym stole”.</text:p>
      <text:p text:style-name="P3068">To byłoby wszystko. Dziękuję bardzo.</text:p>
      <text:p text:style-name="P3069"><text:span text:style-name="T3070">Przewodniczący</text:span>:</text:p>
      <text:p text:style-name="P3071">Proszę bardzo, pan Serafin.</text:p>
      <text:p text:style-name="P3072"><text:span text:style-name="T3073">Ob. Władysław Serafin</text:span>:</text:p>
      <text:p text:style-name="P3074">Mam taką propozycję, panie ministrze, aby użyć w tym oświadczeniu s<text:span text:style-name="T3075">fo</text:span>rmułowania wyłącznie strajk - bez akcji protestacyjnych, gdyż akcja protestacyjna sama w sobie nie przynosi strat i szkód, poza psychicznymi sprawami, a przy okazji informacja dla zebranych, że w<text:s/>cenach, w których się obracamy jako rolnicy i związek wymaga wyłącznie rozstrzygnięć rządowych, gdyż są to ceny stanowione i nie ma innego partnera w tych sprawach, tylko rząd na bieżąco. Ale sam protest nie przynosi strat gospodarczych, ani przynajmniej z naszej strony, a jeżeli inne protesty trwają.</text:p>
      <text:p text:style-name="P3076"><text:span text:style-name="T3077">W</text:span><text:s/>każdym razie trudno byłoby mi się z takim poruszać oświadczeniem w przypadku uznawania swoich racji. Dziękuję.</text:p>
      <text:p text:style-name="P3078"><text:span text:style-name="T3079">Przewodniczący</text:span>:</text:p>
      <text:p text:style-name="P3080">Pan Jagiełło.</text:p>
      <text:p text:style-name="P3081"><text:span text:style-name="T3082">Ob. Stanisław Jagiełło</text:span>:</text:p>
      <text:p text:style-name="P3083">No więc te ostatnie propozycje ministra Kwaśniewskiego, przepraszam bardzo, nie chciałbym może się tu komuś narazić, ale w gruncie rzeczy zmierzają do tego, że są tu dwie strony<text:s/>„Solidarność”<text:s/>i rząd. Każe się<text:s/>„Solidarności”<text:s/>płacić pewną cenę, to znaczy tutaj wzywa się do tego apelu o spokój, OPZZ się odsuwa na bok z jej tutaj propozycjami również pewnych rozwiązań, dopisanie tej końcówki oraz zmiany w tym jakby wprowadzeniu, no wybitnie potwierdzają tą moją tezę, być może, że ja się mylę, ale mam swój rozum mizerny, ale mam.</text:p>
      <text:p text:style-name="P3084">Absolutnie jest to nie do przyjęcia. Nie do przyjęcia. Ja bym miał taką propozycję, być może będzie ona tutaj za<text:span text:style-name="T3085">ak</text:span>cep<text:span text:style-name="T3086">to</text:span>wan<text:span text:style-name="T3087">a</text:span>.</text:p>
      <text:p text:style-name="P3088">Po pierwsze<text:s/><text:span text:style-name="T3089">-</text:span><text:s/>żebyśmy dziś ograniczyli się do komunikatu, a nie stanowiska. Ponieważ nie wydaje mi się jednak, b<text:span text:style-name="T3090">yś</text:span>my osiągnęli jednak konsensus w sprawie stanowiska, które jednak konsensusu wymaga. Komunikat będzie komunikatem.</text:p>
      <text:p text:style-name="P3091">Po drugie - ażeby można było prosić przewodniczącego, aby zaproponował stronom po jednej osobie w celu zredagowania tego komunikatu. Myślę, że to przyspieszy znacznie, zresztą tak zawsze się robiło, sądzę, że może by to powtórzyć.</text:p>
      <text:p text:style-name="P3092"><text:span text:style-name="T3093">I</text:span><text:s/>po trzecie, żeby w tym komunikacie zacząć od spraw, które tu nikogo nie bulwersują, to zn<text:span text:style-name="T3094">acz</text:span>y rolników. Mamy załatwione. I więc w punkcie pierwszym sprawa rolników jest załatwiona - wpisujemy.</text:p>
      <text:p text:style-name="P3095">I ostatnia uw<text:span text:style-name="T3096">ag</text:span>a, no ta mizeria umysłowa może nie jest taka wszechobecna, to oczywiście nie mówimy kto to zgłaszał, natomiast z treści wynika jasno, że dla<text:s/>„Solidarności”<text:s/>rzeczą n<text:span text:style-name="T3097">aj</text:span>ważni<text:span text:style-name="T3098">ej</text:span>szą jest tryb i to wiadomo już o co chodzi. Więc może już byśmy tutaj nie wracali kto to zgłasza, bo akurat z zapisu wynika, w czym rzecz.</text:p>
      <text:p text:style-name="P3099">I ostatnia sprawa. Tu, gdzie mówimy<text:s/>„trybu rejestracji”<text:s/>to należałoby rozszerzyć to pojęcie. Myślę, że pan Kaczyński się zgodzi,<text:s/>„trybu tworzenia i rejestracji”. To przecież dla firmy<text:s/>„Solidarność”<text:s/>jest bardzo<text:s/><text:soft-page-break/>ważne.</text:p>
      <text:p text:style-name="P3100">Tyle. Dziękuję.</text:p>
      <text:p text:style-name="P3101"><text:span text:style-name="T3102">Przewodni</text:span><text:span text:style-name="T3103">cz</text:span><text:span text:style-name="T3104">ąc</text:span><text:span text:style-name="T3105">y</text:span>:</text:p>
      <text:p text:style-name="P3106">Kol. Szw<text:span text:style-name="T3107">aj</text:span>kiewicz.</text:p>
      <text:p text:style-name="P3108"><text:span text:style-name="T3109">Ob. Edward Szwaj</text:span><text:span text:style-name="T3110">k</text:span><text:span text:style-name="T3111">iewicz</text:span>:</text:p>
      <text:p text:style-name="P3112">Ja chciałem powiedzieć, że my jako działacze<text:s/>„Solidarności”<text:s/>przyszliśmy do tego stołu w ściśle określonym celu, a mianowicie w takim, żeby zalegalizować nasze działania jakie podejmujemy, jakie prowadzimy w kraju. Między innymi dlatego przedstawiliśmy tą<text:s/>„małą nowelizację”, która w jakiś sposób doprowadziła do naszej legalnej działalności. Pewnie, że ona nie załatwia wszystkich problemów,<text:span text:style-name="T3113"><text:s/></text:span>bardzo złożonych zresztą, jeśli chodzi o ruch związkowy, ale to jest to minimum, które by nas uruchomiło i spowodowałoby to, że stalibyśmy się dopiero równoprawnym partnerem dla przedstawicieli OPZZ i wtedy moglibyśmy dyskutować już na temat większej nowelizacji czy w ogóle innych spraw, które już wspólnie byłyby i nas po prostu dotyczyły.</text:p>
      <text:p text:style-name="P3114">Dlatego mówię. Mamy pewne warunki, które są niezbędne do załatwienia<text:s/><text:span text:style-name="T3115">w</text:span><text:s/>taki sposób, żeby nas dopiero postawiło na równej płaszczyźnie z panami.</text:p>
      <text:p text:style-name="P3116">Dziękuję.</text:p>
      <text:p text:style-name="P3117"><text:span text:style-name="T3118">Przewodnicz</text:span><text:span text:style-name="T3119">ą</text:span><text:span text:style-name="T3120">c</text:span><text:span text:style-name="T3121">y</text:span><text:span text:style-name="T3122">:</text:span></text:p>
      <text:p text:style-name="P3123">Kolega Liwak.</text:p>
      <text:p text:style-name="P3124"><text:span text:style-name="T3125">Ob. Władysław Liwak</text:span>:</text:p>
      <text:p text:style-name="P3126">Władysław Liwak.</text:p>
      <text:p text:style-name="P3127">Rozumiem tutaj stanowisko kolegów z OPZZ w ten sposób, że obawiają się, pilnują swoich interesów, żeby ich wkład tutaj do tej dyskusji czy też uzgodnień wzajemnych nie umknął uwadze. W ten sposób można to tylko rozumieć.</text:p>
      <text:p text:style-name="P3128">W związku z tym można wybrnąć<text:s/><text:span text:style-name="T3129">z</text:span><text:s/>tego impasu w ten sposób, że jeśli ten punkt drugi nie<text:s/><text:span text:style-name="T3130">j</text:span>est jeszcze ustalony, można jakoś zaznaczyć, czy w odrębnym komunikacie, czy też w tym stanowisku, że delegacja OPZZ wniosła również taki problem do rozważenia. To jedno.</text:p>
      <text:p text:style-name="P3131">Ale jeśli jestem przy głosie, chciałem bez entuzjazmu z góry to się zastrzegam, ale z obowiązku podnieść jeszcze jeden problem. Problem, który zgłaszany jest i to oczywiście może nie do dyskusji czy też decyzji na dzisiejszym spotkaniu, ale chciałem go zasygnalizować. Problem zgłaszany przez członków zwłaszcza związki<text:s/><text:span text:style-name="T3132">„</text:span>Solidarności”, który tutaj reprezentu<text:span text:style-name="T3133">ję.</text:span></text:p>
      <text:p text:style-name="P3134">Otóż chodzi o majątek związków zawodowych zawieszonych, a następnie rozwiązanych z chwilą wejścia w życie ustawy z roku 1982.</text:p>
      <text:p text:style-name="P3135"><text:span text:style-name="T3136">W</text:span><text:s/>art. 61 znowelizowanego tekstu, który mam przed sobą, mówi się w ten sposób: majątek zrzeszenia związków zawodowych oraz majątek związków zawo<text:span text:style-name="T3137">do</text:span>wych istniejących przed<text:span text:style-name="T3138"><text:s/></text:span>dniem wejścia w życie niniejszej ustawy na okres przejściowy zostaje przekazany pod tymczasowy zarząd, którego organizacje i funkcje określi Rada Ministrów w drodze rozporządzenia.</text:p>
      <text:p text:style-name="P3139">Jak sobie przypomnimy, to zostało uregulowane w ten sposób, że ten tymczasowy zarząd<text:s/>w<text:s/>zakładach pracy spełniali<text:s/>dyrektorzy, natomiast jeśli idzie o struktury związkowe ponadzak<text:span text:style-name="T3140">ł</text:span>adowe zostali upoważnieni do tego zarządu wojewodowie.</text:p>
      <text:soft-page-break/>
      <text:p text:style-name="P3141">Mamy też i tutaj ustęp dwa: zasady i tryb przekazania majątku, o którym mowa w ust. 1 - związkom zawodowym określi w drodze rozporządzenia Rada Ministrów po zasięgnięciu opinii związków zawodowych, powstałych po dniu wejścia w życie niniejszej ustawy.</text:p>
      <text:p text:style-name="P3142">I tutaj z kolei ten majątek rzeczywiście został przekazany tym związkom w obecnej chwili w lwiej części zgrupowanym w OPZZ i też jeśli idzie o majątek organizacji zakładowych, to organizacjom zakładowym, jeśli idzie o majątek ponad - organizacji pona<text:span text:style-name="T3143">dzak</text:span>ł<text:span text:style-name="T3144">ad</text:span>owych, to odpowiednim strukturom ponadzakładowym.</text:p>
      <text:p text:style-name="P3145">Ten majątek składał się, można wyodrębnić w nim trzy rodzaje takich składników. Po pierwsze - jest to dokumentacja mająca znaczenie przynajmniej dla naszego związku w dużej części historyczne, o znaczeniu historycznym. Sądzę, że ta dokumentacja winna powrócić do prawowitych właścicieli.</text:p>
      <text:p text:style-name="P3146">Drugim elementem tego majątku są składniki rzeczowe. To może nie były wielkie, ale jakieś maszyny do pisania, chociażby czy jakiś drobny sprzęt poligra<text:span text:style-name="T3147">fi</text:span>czny, czy może gdzieś większy - był taki majątek.</text:p>
      <text:p text:style-name="P3148">I po trzecie - były to środki pieniężne zarówno w przeważ<text:span text:style-name="T3149">aj</text:span>ąc<text:span text:style-name="T3150">ej</text:span><text:s/>części na rachunkach bankowych zgromadzone, jak i też w kasach podręcznych związkowych. To wszystko zostało przekazane i prawdopodobnie używane czy też w dużej części przynajmniej składniki pieniężne zużyte przez istniejące związki zawodowe.</text:p>
      <text:p text:style-name="P3151">Związkowcy zgrupowani czy też przyznający się do związku<text:s/><text:span text:style-name="T3152">„</text:span>Solidar<text:span text:style-name="T3153">n</text:span>ość<text:span text:style-name="T3154">”</text:span><text:s/>zgłaszają tutaj postulaty. Oczywiście my możemy tego pr<text:span text:style-name="T3155">o</text:span>blemu nie uregulować tutaj, ale musimy sobie zdawać sprawę z jego konsekwencji później praktycznych<text:span text:style-name="T3156">,</text:span><text:s/>później z tych sporów.</text:p>
      <text:p text:style-name="P3157">Jeżeli miałaby być jakaś współpraca, a do tego dążymy,<text:s/>jeśliby<text:s/>te porozumienia, o których wcześniej... międzyzwiązkowe, o których wcześniej mówiliśmy miały jakoś zacząć funkcjonować, to na ten problem trzeba zwrócić uwagę, będzie tutaj na szczeblu zwłaszcza zakładów pracy problemem bardzo drażliwym i być może znacznie utrudni<text:span text:style-name="T3158">aj</text:span>ącym ten proces. Stąd też potrzeba jakiegoś poważnego zastanowienia się i możliwie bezkonfliktowego znalezienia jakichś rozwiązań tego problemu.</text:p>
      <text:p text:style-name="P3159">Dziękuję.</text:p>
      <text:p text:style-name="P3160"><text:span text:style-name="T3161">Przewodni</text:span><text:span text:style-name="T3162">cz</text:span><text:span text:style-name="T3163">ąc</text:span><text:span text:style-name="T3164">y</text:span>:</text:p>
      <text:p text:style-name="P3165">Proponuję nie rozszerzać spraw, tylko zatrzymać się nad tymi poruszonymi w tym projekcie stanowiskami. Głos ma Henryk Wujec.</text:p>
      <text:p text:style-name="P3166"><text:span text:style-name="T3167">Ob. Henryk Wu</text:span><text:span text:style-name="T3168">j</text:span><text:span text:style-name="T3169">ec</text:span>:</text:p>
      <text:p text:style-name="P3170">Chciałbym się wypowiedzieć w sprawie proponowanej przez ministra Kwaśniewskiego tu propozycji komunikatu.</text:p>
      <text:p text:style-name="P3171">Więc jeśli chodzi o<text:span text:style-name="T3172"><text:s/></text:span>sam początek, wydaje mi się, że nasza delegacja by się z tym zgodziła. Tam tylko wypadło to jedno zdanie: w kierunku zgodnym z konwencją MOP, było tak: że w celu zapewnienia pluralizmu związkowego w określonych przez uczestników<text:s/>„okrągłego stołu”<text:s/>warunkach porozumienia narodowego wsparcia pr<text:span text:style-name="T3173">oj</text:span>ektowanych reform politycznych i ekonomicznych uznano za niezbędne, nowelizację ustawy o związkach zawodowych - i trzeba by chyba dodać -<text:s/><text:span text:style-name="T3174">w</text:span><text:s/>kierunku zgodnym z konwencją numer 87 MOP w zakresie - to wyleciało zdaje się i to jest jakby dla nas bardzo ważne, bo konwencja MOP to jest jakby nasza<text:s/>Konstytucja.</text:p>
      <text:p text:style-name="P3175"><text:span text:style-name="T3176">Ob. Aleksander K</text:span><text:span text:style-name="T3177">waś</text:span><text:span text:style-name="T3178">nie</text:span><text:span text:style-name="T3179">w</text:span><text:span text:style-name="T3180">ski</text:span>:</text:p>
      <text:soft-page-break/>
      <text:p text:style-name="P3181">Ta konwencja jest raty<text:span text:style-name="T3182">fi</text:span>kowana<text:span text:style-name="T3183">,</text:span><text:s/>część nie wymienia.</text:p>
      <text:p text:style-name="P3184"><text:span text:style-name="T3185">Ob. Henryk Wu</text:span><text:span text:style-name="T3186">j</text:span><text:span text:style-name="T3187">ec</text:span>:</text:p>
      <text:p text:style-name="P3188">To znaczy w każdym razie, tutaj jeszcze może jeszcze uzgodnimy, bo ja tu wypowiadam w tej chwili zdanie, które było przez nas wcześniej przedyskutowane. Możemy tutaj tę sprawę jeszcze rozważyć.</text:p>
      <text:p text:style-name="P3189">Natomiast jeśli chodzi o końcówkę dotyczącą tego apelu z tymi akcjami protestacyjnymi, str<text:span text:style-name="T3190">a</text:span>jkowymi, no nasze stanowisko jest znane. Myśmy się wyrazili i Lech Wałęsa, i Krajowa Komisja Pojednawcza przedwczoraj na swoim posiedzeniu.</text:p>
      <text:p text:style-name="P3191">Wydaje mi się, że ten apel nie byłby potrzebny, on wręcz przeciwnie nie byłby pożyteczny nawet dlatego, że w wypadku, kiedy byśmy sobie zdawali sprawę z tego, że ten</text:p>
      <text:p text:style-name="P3192">apel by coś pomóg<text:span text:style-name="T3193">ł</text:span>,<text:s/><text:span text:style-name="T3194">t</text:span>o być może, że to byłoby potrzebne. Ale apel<text:s/>„okrągłego stołu”<text:s/>może ja tutaj nie chciałbym może nikogo obrażać, ale moim zdaniem on nie wpłynie w żaden sposób na sytuację w kraju, a w ten sposób jeszcze bardziej podważy wiarygodność jakby tego<text:s/>„okrągłego stołu<text:span text:style-name="T3195">”</text:span><text:s/>i lepiej tego apelu jakby tutaj nie głosić.</text:p>
      <text:p text:style-name="P3196">Stanowisko swoje wyraziliśmy. Każda ze stron jakby stanowisko swoje może wyrazić, ale zajmowanie stanowiska jako<text:s/>„okrągły stół”<text:s/>być może byłoby to raczej niekorzystne tutaj. Znaczy ja rozumiem rolę polityczną tego, ale jeśli chodzi o skutki, to one nie b<text:span text:style-name="T3197">ył</text:span>yby koniecznie pozytywne.</text:p>
      <text:p text:style-name="P3198">Dzięku<text:span text:style-name="T3199">ję</text:span>.</text:p>
      <text:p text:style-name="P3200"><text:span text:style-name="T3201">Przewodniczący</text:span>:</text:p>
      <text:p text:style-name="P3202">Kolega Wiśniewski.</text:p>
      <text:p text:style-name="P3203"><text:span text:style-name="T3204">Ob</text:span><text:span text:style-name="T3205">.</text:span><text:span text:style-name="T3206"><text:s/>Stanisław Wiśniewski</text:span>:</text:p>
      <text:p text:style-name="P3207">Bardzo przepraszam, że trochę dzisiaj się rozgadałem, ale nie chciałbym zrozumieć wypowiedzi kolegi Liwaka jako posądz<text:span text:style-name="T3208">aj</text:span>ącego nas o zawłaszczenie majątku.</text:p>
      <text:p text:style-name="P3209">Ja mogę oświadczyć w tej chwili publicznie, jako przewodniczący Og<text:span text:style-name="T3210">ól</text:span>nokr<text:span text:style-name="T3211">ajo</text:span>w<text:span text:style-name="T3212">ej</text:span><text:s/>Organizacji Związkow<text:span text:style-name="T3213">ej,</text:span><text:s/>jesteśmy w każdej chwili gotowi do rozliczenia się co do grosza.</text:p>
      <text:p text:style-name="P3214">Nie można pewnych nieprzy<text:span text:style-name="T3215">je</text:span>mnych wstrętów puszczać tu na ten stół. Ja bardzo przepraszam, majątek przejęty przez obecnie funk<text:span text:style-name="T3216">cj</text:span>onujące związki zawodowe służył wszystkim członkom i nie tylko członkom, załogom, a<text:s/><text:span text:style-name="T3217">w</text:span><text:s/>naszych szeregach jest bardzo dużo członków z<text:s/>„Solidarności”, którzy z tego majątku korzystali również. Jest to niepotrzebny wtręt. Kolego Liwak.</text:p>
      <text:p text:style-name="P3218">Bardzo dziękuję.</text:p>
      <text:p text:style-name="P3219"><text:span text:style-name="T3220">P</text:span><text:span text:style-name="T3221">rz</text:span><text:span text:style-name="T3222">ewodnicząc</text:span><text:span text:style-name="T3223">y</text:span><text:span text:style-name="T3224">:</text:span></text:p>
      <text:p text:style-name="P3225">Ja myślę, że do tej sprawy, jeżeli będzie trzeba, to wrócimy na innych posiedzeniach i nie należy tak panowie obrażać się. Są pewne sprawy trudne między nami, to jest zrozumiałe, że się<text:s/><text:span text:style-name="T3226">j</text:span>e stawia. Nie jest to powodem do obrazy. Jak będzie potrzeba, to do tego wrócimy.</text:p>
      <text:p text:style-name="P3227">Natomiast wracając do tego komunikatu. Proszę panów! My zaproponowaliśmy, bo uważaliśmy, żeśmy coś tu uzgodnili. Nie będziemy żebrać o komunikat. Nie chcecie komunikatu, to nie będzie komunikatu, będzie każdy interpretować to co uzgodnione lub to co nieuzgodnione.</text:p>
      <text:p text:style-name="P3228">Wydawało nam się, że z punktu widzenia dobra kraju i jest słuszne, żeby po drugim posiedzeniu tej komisji, tego zespołu wyjść z pewnym wspólny dorobkiem jak nam się wydaje tego zebrania, ale jak powiedziałem, że nie będziemy tutaj żebrać o ten komunikat, będziemy wtedy to różnie interpretować.<text:s/><text:soft-page-break/>Komunikat, że powołano dwa zespoły... podzespoły, czy grupy robocze nie wydaje mi się, żeby było słuszne wydawać, bo to po prostu jest wiadomość, a nie komunikat<text:span text:style-name="T3229">.</text:span></text:p>
      <text:p text:style-name="P3230"><text:span text:style-name="T3231">Ob. Janusz Jarliński</text:span>:</text:p>
      <text:p text:style-name="P3232">No i mamy klasyczną sytuację - dwa związki, szanowna dyrekcja - kiedy jeden związek bliższy dyrekcji w tej chwili przynajmniej załatwił swoją sprawę i jak raz szanowna dyrekcja się załatwi z nami, bo sytuacja jest o tyle niezręczna, że my będziemy p<text:span text:style-name="T3233">o</text:span>pierać i popieraliśmy w dyskusji, wnosiliśmy nawet uwagi do i z<text:span text:style-name="T3234">a</text:span>s<text:span text:style-name="T3235">t</text:span>rzeżenia do propozycji<text:s/><text:span text:style-name="T3236">„</text:span>Solidarności<text:span text:style-name="T3237">”</text:span><text:s/>ponieważ te sprawy były słuszne do załatwienia. Natomiast<text:s/><text:span text:style-name="T3238">wydaje</text:span><text:s/>się, że niesłusznym jest, aby rozszerzyć uprawnienia związkowe na inne, które dzisiaj nie mają<text:span text:style-name="T3239">.</text:span>.. Wydaje się, że niesłusznym jest zmienić rozdział V, który w obliczu komunikatu, który pan minister raczy przedstawić, tym bardziej powinien być zmieniony, bo skoro mówimy, że jest nieprawne bez przestrzegania prawa są strajki, to zbliżmy to prawo, żeby można było prawnie strajki.</text:p>
      <text:p text:style-name="P3240">Dziękuję.</text:p>
      <text:p text:style-name="P3241">Głos ma pan minister.</text:p>
      <text:p text:style-name="P3242"><text:span text:style-name="T3243">Ob. Aleksander Kwaśniewsk</text:span>i:</text:p>
      <text:p text:style-name="P3244">Panowie ja myślę, że rzeczywiście więcej dzisiaj osiągnęliśmy i do wi<text:span text:style-name="T3245">ę</text:span>kszej ilości spraw dogadaliśmy aniże<text:span text:style-name="T3246">l</text:span>i z tego fragmentu dyskusji by wynikało. Jeżeli komunikat ma dzisiaj czy stanowisko ma w<text:span text:style-name="T3247">y</text:span>woływać tyle kontrowersji jak już wywołuje, to rzeczywiście ustalmy dzisiaj roboczo - niech to będzie na tej zasadzie, że dwa zespoły robocze pracują, potraktu<text:span text:style-name="T3248">j</text:span>m<text:span text:style-name="T3249">y</text:span>, że stanowiska które mamy, czyli stanowisko wyrażone przez<text:s/>„Solidarność”<text:s/>dotyczące małej nowelizac<text:span text:style-name="T3250">ji</text:span><text:s/>- to stanowisko, które zgłosił OPZZ jako do roboczego rozpatrzenia w tym zespole i przedstawienia wniosków 24, bo oczywiście te wnioski, uwagi przedstawimy zarówno do rozdziału V jak i art. 15- 17 wcześniej już w toku prac zespołu roboczego, natomiast nie utrudniajmy sobie nawzajem życia, natomiast ja sądzę, że dyskutujemy o sprawie tak ważnej społeczni<text:span text:style-name="T3251">e</text:span>, że jest ogromnie istotne, aby te wszystkie wątpliwości czy niedomówienia jasno tutaj wypowiedzieć. Nasze stanowisko o tyle jest w sensie zasadniczym podjęte, że sprawa pluralizmu nie jest kwestionowana, my możemy z<text:span text:style-name="T3252">as</text:span>tanawiać się jak ma być<text:s/>„Solidarność”<text:s/>legalizowana, ale przyznam szczerze, że niepokój musi wzbudzić to o czym chociażby kolega Liwak przed chwilą mówił, bo to nam otwiera całą ogromną konfliktogenną sferę, nie mówiąc już o tym, że ja przyznam szczerze zadawałem pytanie czy to ma być to legalizacja, relegaliz<text:span text:style-name="T3253">acja</text:span>, i uzyskałem na to nas saty<text:span text:style-name="T3254">sfa</text:span>kcjonującą odpowiedź między innymi dlatego, że kilka spraw uznaliśmy już za wyjaśnione. Bo jeśli one mają się pojawiać mimo postępu w naszej dyskusji na kolejnych etapach, no to obawi<text:span text:style-name="T3255">am</text:span><text:s/>się, ż<text:span text:style-name="T3256">e</text:span><text:s/>możemy co do głównej kwestii się dogadamy, ale to będzie, że tak powiem jedynie wierzchołek góry lodowej o naprawdę bardzo trudnym do określenia kształcie.<text:s/><text:span text:style-name="T3257">A</text:span><text:s/>więc sugerowałbym, aby może<text:span text:style-name="T3258"><text:s/></text:span>rzeczywiście poświęcić jeszcze czas dzisiaj czy kolejnego posiedzenia, aby wszystkie wątpliwości uwagi sobie jasno wyłożyć, aby zastanowić się nad tak takimi mechanizmami, które spowodują, że pluralizm będzie mógł w Polsce dobrze służyć, a nie będzie nas dzielił za tym stołem już, i wtedy rzeczywiście spróbujmy rozmawiać otwarcie. Ja nie mam jasności co do różnych propozycji, które tu są składane, ponieważ moim zdaniem nie zawsze służą one rozwiązaniu problemu, ale czasami wydaje mi się prowadzą nas trochę na margines problemu, ażeby nie powiedzieć margines - na manowce.</text:p>
      <text:p text:style-name="P3259">Komunik<text:span text:style-name="T3260">at</text:span><text:s/>czy stanowisko takie zostało prze<text:span text:style-name="T3261">d</text:span>s<text:span text:style-name="T3262">t</text:span>awione przez nas, możemy - jest dla nas do zaakceptowania. O konwencji MOP-u nie mówimy dlatego, iż uważamy, że jeżeli powołujemy się na różne<text:s/><text:soft-page-break/>prawa, należałoby się powoła<text:span text:style-name="T3263">ć</text:span><text:s/>na wszystkie, które określają pluralizm związkowy. Nie ma chyba takiej potrzeby. Kwestia konwencji 88<text:s/><text:span text:style-name="T3264">M</text:span>OP jest dla nas<text:s/>bezdyskusyjna.</text:p>
      <text:p text:style-name="P3265">Natomiast jeśli chodzi o ten apel to przyznam szczerze, że oczywiście ja zdaję sobie sprawę, iż skuteczność tych apeli również wcześniej wypowiedzianych przez KKW<text:span text:style-name="T3266"><text:s/></text:span>jest ograniczona, ale jest myślę, także z punktu widzenia społecznego istotne, abyśmy tu wszyscy jak siedzimy na ten temat wypowiedzieli się<text:span text:style-name="T3267">.</text:span><text:s/>Czy uważamy te akcje strajkowe i protestacyjne jako zbawienie i rzeczywiście dobry pomysł w cz<text:span text:style-name="T3268">a</text:span>s<text:span text:style-name="T3269">i</text:span>e Okrągłego Stołu, czy nie, bo rozstaniemy się i okaże się, że życie<text:s/><text:span text:style-name="T3270">w</text:span><text:s/>ogóle toczy się poza tym gmachem i poza Okrągłym Stołem.</text:p>
      <text:p text:style-name="P3271">Dziękuję bardzo.</text:p>
      <text:p text:style-name="P3272"><text:span text:style-name="T3273">Przewodnicząc</text:span><text:span text:style-name="T3274">y</text:span>:</text:p>
      <text:p text:style-name="P3275"><text:span text:style-name="T3276">C</text:span>z<text:span text:style-name="T3277">y</text:span><text:s/>ktoś się zgłasza w tej chwili do głosu?</text:p>
      <text:p text:style-name="P3278"><text:span text:style-name="T3279">O</text:span><text:span text:style-name="T3280">b. Anatol Wasiljew</text:span>:</text:p>
      <text:p text:style-name="P3281">I tu mamy klasyczn<text:span text:style-name="T3282">ą</text:span><text:s/>sytuację, gdzie więcej załatwiliśmy spraw pozytywnie, a nie umiemy tego napisać. Ja chciałbym sam uporządkować<text:s/><text:span text:style-name="T3283">w<text:s/></text:span>tej chwili, pogubiłem się zupełnie - co ustaliliśmy, że trzeba<text:s/><text:span text:style-name="T3284">z</text:span>mienić w przepisach ustawy te zapisy, które by umożliwiły stworzenie i rejestrację związków zawodowych w formie jednorazowej, takiego związku typu ogólnokr<text:span text:style-name="T3285">ajowe</text:span>go obejmującego pracowników zakładów należących do różnych gałęzi zatrudnienia. Tak, dobrze.</text:p>
      <text:p text:style-name="P3286">Ustaliliśmy, że trzeba przepisy ustawy generalnie dostosować do konwencji 87, a więc umożliwianie związkom zawodowym swobodnego tworzenia swoich struktur organizacyjnych. Okre<text:span text:style-name="T3287">ś</text:span>lania kwestii dotyczących zbiorowych interesów pracowników, w których wymagany będzie wspólna reprezentowanie różnych związków zawodowych. Wobec kierowników zakładów pracy, bo tośmy powiedzieli na szczeblu zakładów.</text:p>
      <text:p text:style-name="P3288">Dalej, że powołujemy, co prawda nie bardzo biorąc pod uwagę stanowisko podzespołu do spraw rolnictwa, bo to tak wygląda jakby to stanowisko nas tu szczególnie inspirowało w tej sprawie, ale to dajmy im ten komplement uczestnicy zespołu - nie mówili, że akurat trzeba odrębną ust<text:span text:style-name="T3289">a</text:span>wę zrobić, że<text:s/>pow<text:span text:style-name="T3290">z</text:span>ięliśmy, że trzeba przygotować p<text:span text:style-name="T3291">roj</text:span>ekt nowej ustawy odrębnej umożliwiającej tworzenie i rejestrację oraz działanie związków zawodowych rolnik<text:span text:style-name="T3292">ó</text:span>w, zgodnie z wolą zainteresowanych. Załatwiliśmy więc zgodnie wszyscy i w związku z tym to sformułowanie uznano za niezbędne, rzeczywiście może wywołać takie reminiscen<text:span text:style-name="T3293">cj</text:span>e, że to można powiedzie<text:span text:style-name="T3294">ć</text:span>, że uznano na skutek czego - ja tu bym miał taką propozycję, że jednomyślnie zesp<text:span text:style-name="T3295">ó</text:span>ł uzgodnił, chodzi o to, żeby nie stwarzać domniemania, że ktoś może powiedzi<text:span text:style-name="T3296">e</text:span>ć uznano, ale jak tu wywalczyłem i dlatego uznano<text:s/><text:span text:style-name="T3297">-</text:span><text:s/>ja rozumiem, że po dżentelmeńsku to nie powinno mieć mie<text:span text:style-name="T3298">js</text:span>ca, ale zdarz<text:span text:style-name="T3299">aj</text:span>ą się takie sytuacje, a więc na razie póki nie wyzdrowi<text:span text:style-name="T3300">ej</text:span>emy zupełnie to trzymajmy się jakichś takich<text:span text:style-name="T3301"><text:s/></text:span>leków dor<text:span text:style-name="T3302">aź</text:span>nych<text:span text:style-name="T3303">.</text:span></text:p>
      <text:p text:style-name="P3304">I teraz powołujemy wobec tego grupę roboczą, która opracuje te projekty nowelizacji ustawy w tym zakresie uzgodnionym, w tych trzech punktach, powołujemy drugą grupę roboczą, która opracuje projekt ustawy z tym, że w tym miejscu na miły Bóg proszę o że... jeśli ktoś potrafi projekt o związkach zawodowych rolników opracować do 24 lutego to mu gratuluję, może tezy raczej, założeni<text:span text:style-name="T3305">a</text:span><text:s/><text:span text:style-name="T3306">j</text:span>aki<text:span text:style-name="T3307">eś</text:span><text:s/>- zobaczymy, nie ważne. Intencja się liczy i to jest bardzo szlachetne i bardzo dobre<text:span text:style-name="T3308">.</text:span><text:s/>Natomiast prawdą jest, że delegacja czy strona OPZZ zgłosiła konieczność i tu nie<text:s/><text:span text:style-name="T3309">e</text:span>nigmatyczną taką kwestię z zakresu podmiotowego prawa<text:s/><text:soft-page-break/>i tylko zgłosiła konieczność zniesienia w ramach nowelizacji ustawy o związkach zawodowych dotychczasowych ograniczeń z zakresie wolności zrzeszania się w związkach zawodowych pracowników i tu wymieniliśmy tych art. 15 i 17<text:span text:style-name="T3310">.</text:span><text:s/>To prawda, wniosła, a także wniosła również o uproszczenie czy też o zmianę przepisów tej ustawy dotyczących prawa - sporów zbiorowych i prawa do strajku. I to wszystko jest prawda. I teraz co? Na wniosek strony rządowej można byłoby powiedzie<text:span text:style-name="T3311">ć</text:span><text:s/>tak, że nie zgodzono się z tym wnioskiem, albo też zgodzono się, aby tę kwestię strona rządowa rozp<text:span text:style-name="T3312">at</text:span>rz<text:span text:style-name="T3313">ył</text:span>a, przeanalizowała i przedstawiła swoje stanowisko na kolejnym posiedzeniu, tak?</text:p>
      <text:p text:style-name="P3314">Ja myślę, że gdybyśmy tak to sformułowali, a tu moi koledzy nie protestowaliby przeciwko temu, to naprawdę byłby to namacalny dowód istotnego postępu prac naszego zespołu i to wnoszę<text:span text:style-name="T3315">.</text:span></text:p>
      <text:p text:style-name="P3316">Dziękuję bardzo.</text:p>
      <text:p text:style-name="P3317"><text:span text:style-name="T3318">Prz</text:span><text:span text:style-name="T3319">ew</text:span><text:span text:style-name="T3320">odni</text:span><text:span text:style-name="T3321">cz</text:span><text:span text:style-name="T3322">ąc</text:span><text:span text:style-name="T3323">y</text:span>:</text:p>
      <text:p text:style-name="P3324">Pan Wasiljew mnie wyręczył bardzo dobrze,<text:span text:style-name="T3325"><text:s/></text:span>bo bardzo dobrze to podsumował te punkty, któreśmy uzgodnili, te punkty, które pozostały miałbym może tylko jedną poprawkę,<text:s/><text:span text:style-name="T3326">ż</text:span>e jeśli chodzi o prawo do strajku, o rozdział V to myśmy też o nim mówili, więc nie chciałbym tego pozapisywać n<text:span text:style-name="T3327">a</text:span><text:s/>wasze konto, więc gdyby można tak sformułować jak pan mówi, ja byłbym bardzo za tym, ale nie wiem, czy to jest jeszcze wykonalne, z tym że zakładając tę preambułę, o której mówił minister Kwaśnie<text:span text:style-name="T3328">ws</text:span>ki.</text:p>
      <text:p text:style-name="P3329">Jeśl<text:span text:style-name="T3330">i</text:span><text:s/>chodzi natomiast o sprawę sytuacji w kraju to ja tutaj podtrzymuję to cośmy mówili. Myś<text:span text:style-name="T3331">m</text:span>y się w tej sprawie wypowiadali, liczymy na to, że koledzy z OPZZ też będą się wypowiadać, po tym zebraniu, jak się rozejdziemy na pewno nas będą pytać telewizja itd. są rożne możliwości, natomiast robienie ze stołu czegoś co apeluje zwłaszcza n<text:span text:style-name="T3332">as</text:span>zego podzespołu nie wydaje się właściwe, bo to nie tym ar<text:span text:style-name="T3333">g</text:span>u<text:span text:style-name="T3334">m</text:span>entem ludzi przekonamy, że to<text:s/>„stół”. Natomiast niech poszczególne siły zasiadające przy tym stole jednoznacznie działają na spokój w kraju, jestem jak najbardzi<text:span text:style-name="T3335">ej<text:s/></text:span>za ty<text:span text:style-name="T3336">m</text:span><text:s/>i będziemy to<text:s/><text:span text:style-name="T3337">w</text:span>yr<text:span text:style-name="T3338">a</text:span>ża<text:span text:style-name="T3339">ć.</text:span></text:p>
      <text:p text:style-name="P3340">Wi<text:span text:style-name="T3341">ę</text:span>c zapytuję<text:s/><text:span text:style-name="T3342">m</text:span>oich kolegów współprzewodniczących, czy mamy podją<text:span text:style-name="T3343">ć</text:span><text:s/>trud sformułowania tego, w tym kierunku, jak to sformułował pan<text:s/><text:span text:style-name="T3344">W</text:span>asiljew, z pewnymi tam, z ma<text:span text:style-name="T3345">le</text:span>ńką zmianą, czy też uważacie państwo to za wysiłek beznadziejny? Ja myślę, żeśmy dużo osiągnęli, więc może by jeszcze spróbować? Panie ministrze.</text:p>
      <text:p text:style-name="P3346"><text:span text:style-name="T3347">O</text:span><text:span text:style-name="T3348">b</text:span><text:span text:style-name="T3349">.</text:span><text:span text:style-name="T3350"><text:s/>Aleksander Kwaśniewski</text:span>:</text:p>
      <text:p text:style-name="P3351">Mam propozycję następującą. Czy to ma być komunikat? Czy to ma być stanowisko? Do tej pory tradycji wydawania wspólnych komunikatów nie było, chyba że uważamy, że teraz się zacznie?</text:p>
      <text:p text:style-name="P3352"><text:span text:style-name="T3353">Ob. Tadeusz Mazowiecki</text:span>:</text:p>
      <text:p text:style-name="P3354">Właśnie. Ja uważani, żeby to było stanowisko. Ale przy okazji zaznaczone, że...</text:p>
      <text:p text:style-name="P3355"><text:span text:style-name="T3356">Ob. Aleksander Kwaśniewski</text:span>:</text:p>
      <text:p text:style-name="P3357">Ale<text:s/><text:span text:style-name="T3358">w</text:span><text:s/>stanowi<text:span text:style-name="T3359">sk</text:span>u będziemy zaznaczać kto, co, to ja proponuję,<text:s/><text:span text:style-name="T3360">c</text:span>hwile<text:span text:style-name="T3361">c</text:span>zkę, słuchajcie. Uważam, że w stanowisku możemy powiedzieć, to do czego żeśmy się zgodzi<text:span text:style-name="T3362">l</text:span>i i co jest consensusem, i ewentualnie, że dalszy<text:span text:style-name="T3363">c</text:span>h rozważań, czy dyskusji wymaga to, do czego żeśmy się nie zgodzili. Bez określania kto,<text:s/><text:span text:style-name="T3364">c</text:span>o wnosi? Chciałbym uniknąć wrażenia w sytuacji, kiedy rzeczywiście nasze intencje są chyba wyłożone jasno<text:span text:style-name="T3365">.</text:span><text:s/>Jesteśmy naprawdę gotowi do daleko idących i kompromisów i dzia<text:span text:style-name="T3366">ł</text:span>ań, żeby zapisać znowu, że w tym punkcie nie ma zgody rządu,<text:s/><text:span text:style-name="T3367">w</text:span><text:s/>tym punkcie nie ma zgody rządu, bo w tym być może<text:s/>ona za trzy dni będzie<text:span text:style-name="T3368">.</text:span><text:s/>Tylko potrzeb<text:span text:style-name="T3369">uj</text:span>emy na to<text:s/><text:span text:style-name="T3370">c</text:span>zasu, potrzeb<text:span text:style-name="T3371">uj</text:span>emy dyskusji.<text:s/><text:span text:style-name="T3372">N</text:span>ie możemy się zobowiązywać do czegoś, c<text:span text:style-name="T3373">o</text:span><text:s/><text:soft-page-break/><text:span text:style-name="T3374">b</text:span>ę<text:span text:style-name="T3375">d</text:span>zi<text:span text:style-name="T3376">e</text:span><text:s/>dzisiaj w ty<text:span text:style-name="T3377">m</text:span><text:s/>naszym stanowisku - nie będzie uzgodnione. Natomiast możemy się o tym wypowiedzieć za tydzień, bo za tydzień będziemy też o tym dyskutować.</text:p>
      <text:p text:style-name="P3378">Jeśli to miałoby być tak, że sprawa strajku, czy zm<text:span text:style-name="T3379">i</text:span>ana rozdziału V, to oba związki są za.<text:s/><text:span text:style-name="T3380">W</text:span><text:s/>sprawie ro<text:span text:style-name="T3381">z</text:span>szerzenia podmi<text:span text:style-name="T3382">ot</text:span>owego, to jeden związek jest za, to ja proponuję również, że w sprawie zan<text:span text:style-name="T3383">ie</text:span>pok<text:span text:style-name="T3384">ojenia</text:span><text:s/>to strona jedna już się wyraziła, rząd wyraża zaniepok<text:span text:style-name="T3385">oje</text:span>nie, a trzecia<text:s/><text:span text:style-name="T3386">si</text:span>ę wypowie w niedługim czasie.</text:p>
      <text:p text:style-name="P3387">Tylko, że to wtedy mówimy o podmiotach.</text:p>
      <text:p text:style-name="P3388">J<text:span text:style-name="T3389">a</text:span><text:s/>miałbym propozycję następującą<text:span text:style-name="T3390">.</text:span><text:s/>Jeżeli już chcemy i uważamy, że dzisiaj byłoby celowe, że strony są za tym, żeby stanowisko zapisać, to napiszmy to. Preambuła raz - to jest zgoda<text:span text:style-name="T3391">.</text:span><text:s/><text:span text:style-name="T3392">D</text:span>wa, co uwa<text:span text:style-name="T3393">ż</text:span>amy za niezbędny zakres nowelizacji. Trzy - co wymaga dalszych rozważań.<text:s/><text:span text:style-name="T3394">I</text:span><text:s/>uważam, że dalszego r<text:span text:style-name="T3395">o</text:span>zważania, czy dyskusji, wymagają sprawy p<text:span text:style-name="T3396">od</text:span>miotowego orzeczenia, prawa do zrzeszenia się, rozdział V. Chociaż chcę powiedz<text:span text:style-name="T3397">i</text:span>e<text:span text:style-name="T3398">ć</text:span>, nie,<text:s/>nie będę<text:s/>tego dyskutował, tylko takie jest stanowisko, ż<text:span text:style-name="T3399">e</text:span><text:s/>jakiś stosunek do tego, co się dzieje w<text:span text:style-name="T3400">okół</text:span><text:s/>tego stołu jest potrzebny<text:span text:style-name="T3401">.</text:span><text:s/>To co<text:span text:style-name="T3402">ś</text:span>my zaproponowali w zapisie może jest zbyt dokładne, czy zbyt intencjonalne, można to zrobić inacze<text:span text:style-name="T3403">j.</text:span><text:s/>Ale w końcu dyskutujemy o konkretnej rzeczywi<text:span text:style-name="T3404">st</text:span>ości.</text:p>
      <text:p text:style-name="P3405"><text:span text:style-name="T3406">O</text:span><text:span text:style-name="T3407">b</text:span><text:span text:style-name="T3408">.</text:span><text:span text:style-name="T3409"><text:s/>Anatol<text:s/></text:span><text:span text:style-name="T3410">W</text:span><text:span text:style-name="T3411">asiljew</text:span>:</text:p>
      <text:p text:style-name="P3412">Ja rozumiem, że nie ma determinantów, które kierują tutaj zgromadzonymi i to jest normalne.<text:s/><text:span text:style-name="T3413">A</text:span>le jest poza tym jeszcze taka nadrzędna jak gdyby sprawa,<text:s/><text:span text:style-name="T3414">c</text:span>zy nadrzędna rzecz ponad<text:s/>to.<text:s/><text:span text:style-name="T3415">Z</text:span>ad<text:span text:style-name="T3416">aj</text:span>emy sobie właściwie pytanie, my, nie przesądzając o racjach, czy m<text:span text:style-name="T3417">ot</text:span>ywa<text:span text:style-name="T3418">cja</text:span>ch,<text:s/><text:span text:style-name="T3419">c</text:span>zy to co się w tej chwili dzieje w kr<text:span text:style-name="T3420">aj</text:span>u, z<text:s/><text:span text:style-name="T3421">ro</text:span>żnym naśw<text:span text:style-name="T3422">ietl</text:span>enie<text:span text:style-name="T3423">m</text:span><text:s/>- jak to by<text:span text:style-name="T3424">ł</text:span>o nam tutaj przed<text:span text:style-name="T3425">st</text:span>awione, a propos tego różnego naświetlenia, to na miły Bóg, czy my wierzymy w to, że jak człowiek p<text:span text:style-name="T3426">oj</text:span>edzie do zakładu i zacznie nawoływać do akcji protestacyjnych, czy strajków, czy pan Bó<text:span text:style-name="T3427">g</text:span><text:s/>wie jeszcze czego,<text:s/><text:span text:style-name="T3428">a</text:span><text:s/>nie ma klimatu społecznego, to ludzie się tak zaraz zerwą i będ<text:span text:style-name="T3429">ę</text:span><text:s/>to robili? Albo odwrotnie, jak p<text:span text:style-name="T3430">oj</text:span>edzie do zakładu i będzie nawoływał o spok<text:span text:style-name="T3431">ój,<text:s/></text:span>bo bę<text:span text:style-name="T3432">d</text:span>zie do ducha genezy nawoływał i jak nie będzie klimatu do tego, to skłoni? Proszę wywołać strajk w zakładzie gdzie ludzie są zadowoleni z pracy, z płacy, to akurat?</text:p>
      <text:p text:style-name="P3433">A więc krótko mówiąc, czy to co się w tej chwili dzieje, a to coś<text:span text:style-name="T3434">m</text:span>y na poprzednim posiedzeniu zasygnalizowali jako to zjawisko w kategorii, nie ka<text:span text:style-name="T3435">t</text:span>egorii, a według war<text:span text:style-name="T3436">i</text:span>ant<text:span text:style-name="T3437">ó</text:span>w czwartego, gdzie na razie już nic nie skutkuje, gdzie jest ta determina<text:span text:style-name="T3438">cj</text:span>a, gdzie te działania i racjonalne, i irra<text:span text:style-name="T3439">cj</text:span>onalne, czy to nas niepokoi? No, niepokoi chyba, tak? Nie, niepokoi. Czy ja nie mogę dać wyraz temu mojemu zaniep<text:span text:style-name="T3440">okoje</text:span>niu? Ja przyznam się szczerze<text:span text:style-name="T3441">,</text:span><text:s/>że w momencie, gdy stół się rozpoczynał zgłosiłem taką propozycję, żeby stół plenarny wypowiedział się w tej materii jako reprezenta<text:span text:style-name="T3442">cj</text:span>a tych różnych sił społecznych. No, ale nie stało się tak. Dzieje się natomiast inaczej.</text:p>
      <text:p text:style-name="P3443">Czy my poczuwamy się do moralnego obowiązku wyrazić ten swój niepokój? Moim zdaniem tak<text:span text:style-name="T3444">.</text:span><text:s/>Jest to w moim najś<text:span text:style-name="T3445">w</text:span>iętszym przekonaniu nasz moralny obowiązek.</text:p>
      <text:p text:style-name="P3446">Dziękuję.</text:p>
      <text:p text:style-name="P3447"><text:span text:style-name="T3448">Ob. Tadeusz<text:s/></text:span><text:span text:style-name="T3449">M</text:span><text:span text:style-name="T3450">azo</text:span><text:span text:style-name="T3451">w</text:span><text:span text:style-name="T3452">iecki:</text:span></text:p>
      <text:p text:style-name="P3453">Dziękuję bardzo i ogłaszam przerwę na papierosa.</text:p>
      <text:p text:style-name="P3454">/Przerwa/<text:span text:style-name="T3455">.</text:span></text:p>
      <text:p text:style-name="P3456"/>
      <text:p text:style-name="P3457">/Po przerwie/.</text:p>
      <text:soft-page-break/>
      <text:p text:style-name="P3458"><text:span text:style-name="T3459">Przewodniczący</text:span>:</text:p>
      <text:p text:style-name="P3460">...nadesłał nam ten tekst, byśmy wymienili poglądy na skład tych podzespołów, jeżeli można<text:span text:style-name="T3461">.</text:span><text:s/><text:span text:style-name="T3462">M</text:span>y tutaj ze swej strony byśmy proponowali do tej grupy roboczej, która w sprawie tej nowelizacji ustawy o związkach zawodowych, która by miała pracować: kol. Lecha Kaczyńskiego, prof. Tadeusza Zielińskiego i Jacka Merk<text:span text:style-name="T3463">el</text:span>a.</text:p>
      <text:p text:style-name="P3464">Jeśli chodzi o grupę do spraw rolniczych, do ustawy tej krótkiej, więc ja myślę, że to opracowanie jej jest możliwe, bo też chyba ona będzie krótka ta ustawa, to kolega Ślisz, kol. Balazs, prof. Stelmachowski i dr Banaszki<text:span text:style-name="T3465">ewicz.</text:span></text:p>
      <text:p text:style-name="P3466">Czy z innych stron można już spodziewać się jakichś propozycji, czy też...</text:p>
      <text:p text:style-name="P3467">Z naszej strony, no takim koordynatorem czy współprzewodniczącym, jeśli już używać tego określenia, będzie pierwszy kol. Kaczyński, a drugi kol. Ślisz.</text:p>
      <text:p text:style-name="P3468">Jeżeli możn<text:span text:style-name="T3469">a</text:span><text:span text:style-name="T3470"><text:s/></text:span><text:span text:style-name="T3471">b</text:span>y coś usłyszeć w tej materii, to byłbym wdzięczny,<text:s/><text:span text:style-name="T3472">bo</text:span><text:s/>trzeba też określić kiedy te grupy mogą się - będą mogły się zebrać.</text:p>
      <text:p text:style-name="P3473"><text:span text:style-name="T3474">Ob. Aleksander Kwaśniewski</text:span>:</text:p>
      <text:p text:style-name="P3475">Można?</text:p>
      <text:p text:style-name="P3476"><text:span text:style-name="T3477">Przewodniczący</text:span>:</text:p>
      <text:p text:style-name="P3478"><text:span text:style-name="T3479">P</text:span>roszę bardzo.</text:p>
      <text:p text:style-name="P3480"><text:span text:style-name="T3481">Ob. Aleksander Kwaśniewski</text:span>:</text:p>
      <text:p text:style-name="P3482">My nie będziemy tak mogli szczegółowo dzisiaj określić składu pełnego, ale koordynatorów z naszej strony tak, to znaczy w tym zespole do spraw tej nowelizacji ustawy o związkach zawodowych proponujemy pana ministra Nawackiego, Lesława Nawackiego, wiceministra Pracy i Polityki Socjalnej, który dobierze jeszcze dwie, może trzy osoby, myślimy o profesorze Sanetrze, ale obawiam się, że ze względu na to, że jest z Wrocławia może mie<text:span text:style-name="T3483">ć</text:span><text:s/>tutaj pewne trudności.</text:p>
      <text:p text:style-name="P3484">Natomiast koordynatorem naszym w grupie pracującej nad ustawą o związkac<text:span text:style-name="T3485">h</text:span><text:s/>zawodowych rolników pan minister Broll, wiceminister sprawiedliwości również z możliwością dokooptowania dwóch, trzech osób i sugerow<text:span text:style-name="T3486">al</text:span>ib<text:span text:style-name="T3487">yś</text:span>my, aby te prace rozpocząć najdalej w poniedziałek. Znaczy dać sobie trzy dni odpoczynku w rozumieniu - przemyślenia tych kwestii, z<text:span text:style-name="T3488">as</text:span>tanowienia się nad sprawami, które wymagałyby tam rozstrzygnięcia, natomiast w poniedziałek to byłaby już bardzo intensywna praca, by w piątek wyniki przedstawić.</text:p>
      <text:p text:style-name="P3489"><text:span text:style-name="T3490">P</text:span><text:span text:style-name="T3491">rz</text:span><text:span text:style-name="T3492">ewodnicząc</text:span><text:span text:style-name="T3493">y</text:span><text:span text:style-name="T3494">:</text:span></text:p>
      <text:p text:style-name="P3495">Czy kolega Sosnowski może ze swej strony przynajmniej właśnie takich koordynatorów, jeżeli nie składu. Bo rozumiem że.<text:span text:style-name="T3496">.</text:span>.</text:p>
      <text:p text:style-name="P3497"><text:span text:style-name="T3498">Ob. Romuald Sosnowski</text:span>:</text:p>
      <text:p text:style-name="P3499">Dobra. Proponujemy prof. Masewicza, kol. - mówię alfabetycznie, przepraszam bardzo.</text:p>
      <text:p text:style-name="P3500"><text:span text:style-name="T3501">Ob. Aleksander Kwaśniewski</text:span>:</text:p>
      <text:p text:style-name="P3502">Do jakiego zespołu?</text:p>
      <text:p text:style-name="P3503"><text:span text:style-name="T3504">Ob. Romuald Sosnowski</text:span>:</text:p>
      <text:p text:style-name="P3505">Nas interesuje tylko zespół nowelizacji ustawy o związkach zawodowych. Myśmy w tamtej sprawie stanowisko zajęli.</text:p>
      <text:soft-page-break/>
      <text:p text:style-name="P3506">Kol. Wasiljewa i kol. Wiśniewsk<text:span text:style-name="T3507">ie</text:span>go.</text:p>
      <text:p text:style-name="P3508"><text:span text:style-name="T3509">Przewodnicząc</text:span><text:span text:style-name="T3510">y</text:span><text:span text:style-name="T3511">:</text:span></text:p>
      <text:p text:style-name="P3512">A czy jeśli chodzi o drugą ustawę, koledzy z Kółek Rolniczych mogą też podać?</text:p>
      <text:p text:style-name="P3513"><text:span text:style-name="T3514">Ob.<text:s/></text:span><text:span text:style-name="T3515">W</text:span><text:span text:style-name="T3516">ładysław Serafin</text:span>:</text:p>
      <text:p text:style-name="P3517">Myślę panie przewodnicząc<text:span text:style-name="T3518">y</text:span>, że tak. Na razie dwa nazwiska moje Serafin i drugie Rukat.<text:s/><text:span text:style-name="T3519">I</text:span><text:s/>proponuję znaczy kontakty na nazwisko Rukat.</text:p>
      <text:p text:style-name="P3520"><text:span text:style-name="T3521">Przewodnicząc</text:span><text:span text:style-name="T3522">y</text:span><text:span text:style-name="T3523">:</text:span></text:p>
      <text:p text:style-name="P3524">Jak nazwisko?</text:p>
      <text:p text:style-name="P3525"><text:span text:style-name="T3526">Ob. Władysław Sera</text:span><text:span text:style-name="T3527">fi</text:span><text:span text:style-name="T3528">n</text:span>:</text:p>
      <text:p text:style-name="P3529">Rukat Wacław.</text:p>
      <text:p text:style-name="P3530"><text:span text:style-name="T3531">Przewodni</text:span><text:span text:style-name="T3532">cz</text:span><text:span text:style-name="T3533">ąc</text:span><text:span text:style-name="T3534">y</text:span>:</text:p>
      <text:p text:style-name="P3535">Buk<text:span text:style-name="T3536">at.</text:span></text:p>
      <text:p text:style-name="P3537"><text:span text:style-name="T3538">Ob. Władysław Serafin:</text:span></text:p>
      <text:p text:style-name="P3539">Rukat, przez<text:s/>„R”, Rukat Wacław, do kontaktów roboczych w celach tych organiz<text:span text:style-name="T3540">acyj</text:span>nych, to jest radca prawny naszego związku i myślę, że pozostałe osoby ja zgłoszę w terminie, który tutaj ustalimy. Czy właśnie do rozpoczęcia posiedzenia, czy muszę uzgodnić to z przewodniczącym związku jeszcze, dziś akurat jest posiedzenie kierowni<text:span text:style-name="T3541">ct</text:span>w<text:span text:style-name="T3542">a</text:span>, tak że będę miał na to czas.</text:p>
      <text:p text:style-name="P3543"><text:span text:style-name="T3544">Przewodnicząc</text:span><text:span text:style-name="T3545">y</text:span>:</text:p>
      <text:p text:style-name="P3546">Proszę Państwa! Więc zaraz wszyscy otrzymają ten maszynopis. Proszę bardzo.</text:p>
      <text:p text:style-name="P3547"><text:span text:style-name="T3548">Ob. Aleksander Kwaśniewski</text:span>:</text:p>
      <text:p text:style-name="P3549">Jest jeszcze panie przewodniczący kwestia szczegółowa, którą może poprosimy, żeby gospodarze tego gmachu wyjaśnili, gdzie będą obrady. Bo ja rozumiem, że może być tu kłopot z miejscem.</text:p>
      <text:p text:style-name="P3550"><text:span text:style-name="T3551">Ob. Władysław Serafin</text:span>:</text:p>
      <text:p text:style-name="P3552">Rolniczą możemy zaprosić do Krajowego Związku, bo mamy tam wolne sale kon<text:span text:style-name="T3553">fe</text:span>rencyjne, żeby nie... to jednocześnie taki już front współpracy.</text:p>
      <text:p text:style-name="P3554"><text:span text:style-name="T3555">Przewodni</text:span><text:span text:style-name="T3556">cz</text:span><text:span text:style-name="T3557">ący</text:span>:</text:p>
      <text:p text:style-name="P3558">Ja nie wiem czy jesteśmy w stanie w tej chwili to ja myślę, że w ciągu tych dwóch dni do poniedziałku się to wyjaśni, czy to tu może być, czy jest jakiś pokój, czy gdzie indziej prawda.</text:p>
      <text:p text:style-name="P3559"><text:span text:style-name="T3560">Ob. Władysław Serafin</text:span>:</text:p>
      <text:p text:style-name="P3561">Jutro ewentualnie określimy, jak, bo jest posiedzenie komisji - podzespołu rolnictwa i będą, i wasi koledzy tam także to ustalimy ewentualnie jutro.</text:p>
      <text:p text:style-name="P3562"><text:span text:style-name="T3563">Przewodnicząc</text:span><text:span text:style-name="T3564">y</text:span>:</text:p>
      <text:p text:style-name="P3565">Proszę Państwa! Więc zdaje się, że został rozdany ten projekt, któryśmy ostatecznie tutaj próbowali jakoś uwzględniając wszystkie głosy skonstruować. Ja go przeczytam.</text:p>
      <text:p text:style-name="P3566">W celu zapewnienia pluralizmu związkowego w warunkach określonego przez uczestników<text:s/>„okrągłego stołu”<text:s/>porozumienia narodowego, wsparcia pr<text:span text:style-name="T3567">oj</text:span>ektowanych reform politycznych i ekonomicznych,<text:s/><text:span text:style-name="T3568">w</text:span><text:s/>dążeniu do eliminowania wstępujących w zakładach pracy napięć społecznych,<text:s/>Zespół do spraw<text:s/>Pluralizmu<text:s/>Związkowego uznał za niezbędne:</text:p>
      <text:p text:style-name="P3569">1. <text:s/>Znowelizowanie ustawy o związkach zawodowych w zakresie:</text:p>
      <text:soft-page-break/>
      <text:p text:style-name="P3570"><text:tab/>a/ trybu tworzenia związków zawodowych, umożliwi<text:span text:style-name="T3571">ające</text:span>go także r<text:span text:style-name="T3572">ej</text:span>estra<text:span text:style-name="T3573">cj</text:span>ę jednym aktem związku ogólnokr<text:span text:style-name="T3574">ajo</text:span>wego, obejmującego pracowników zakładów należących do różnych gałęzi pracy;</text:p>
      <text:p text:style-name="P3575"><text:tab/>b/ umożliwienia związkom zawodowym swobodnego tworzenia swoich struktur organiz<text:span text:style-name="T3576">acyj</text:span>nych,</text:p>
      <text:p text:style-name="P3577"><text:tab/>c/ określenia spraw dotyczących zbiorowych interesów pracowników, w których wymagane będzie wspólne reprezentowanie<text:s/>różnych związków zawodowych wobec kierowników zakładów pracy.</text:p>
      <text:p text:style-name="P3578">Postanowiono powołać grupę roboczą do opracowania projektu nowelizacji ustawy o związkach zawodowych w tym zakresie.</text:p>
      <text:p text:style-name="P3579">2. <text:s/>Po szerokiej wymianie poglądów i biorąc pod uwagę stanowisko podzespołu do spraw rolnictwa uczestnicy zespołu do spraw pluralizmu związkowego zgodzili się, że podstawą tworzenia i rejestracji związków zawodowych rolników powinna być odrębna ustawa o związkach zawodowych rolników, umożliwiająca rejestrację i działanie związków zawodowych rolników zgodnie z wolą zainteresowanych.</text:p>
      <text:p text:style-name="P3580">Postanowiono powołać grupę roboczą do opracowania projektu ustawy o związkach zawodowych rolników.</text:p>
      <text:p text:style-name="P3581">3.<text:s text:c="2"/>Uznano potrzebę podjęcia dyskusji nad szerszą nowelizacją ustawy, przepraszam, tu powinno być ustawy o związkach zawodowych, proszę o wpisanie - w kwestiach odnoszących się do zakresu podmiotowego prawa do zrzeszania się w związki zawodowe oraz przepisów dotyczących sporów zbiorowych, w tym prawa do strajku.</text:p>
      <text:p text:style-name="P3582">Wyniki prac powołanych grup roboczych zostaną przedstawione na kolejnym posiedzeniu zespołu do spraw pluralizmu związkowego, w dniu 24 lutego br.</text:p>
      <text:p text:style-name="P3583">Zapytuję, czy ktoś ma jeszcze jakieś uwagi do tego komunikatu? Proszę.</text:p>
      <text:p text:style-name="P3584"><text:span text:style-name="T3585">Ob. Romuald Sosnowski</text:span>:</text:p>
      <text:p text:style-name="P3586">Uwaga nie jest zasadnicza, ale istotna.</text:p>
      <text:p text:style-name="P3587">W punkcie trzecim proponowałbym taką drobną zmianę.<text:s/>Uznano potrzebę podjęcia dyskusji w grupie roboczej nad nowelizacją ustawy o związkach zawodowych<text:s/><text:span text:style-name="T3588">w</text:span><text:s/>kwestiach.<text:s/>Bo nieokreślenie tego może być<text:s/>ad Kalendas Graecas, za rok, za dwa.</text:p>
      <text:p text:style-name="P3589"><text:span text:style-name="T3590">Przewodniczący</text:span>:</text:p>
      <text:p text:style-name="P3591">Ale<text:s/><text:span text:style-name="T3592">w</text:span><text:s/>grupie roboczej czy w zespole.</text:p>
      <text:p text:style-name="P3593"><text:span text:style-name="T3594">Ob. Romuald Sosnowski</text:span>:</text:p>
      <text:p text:style-name="P3595">Myśmy to nazywali tu gdzieś...</text:p>
      <text:p text:style-name="P3596"><text:span text:style-name="T3597">Przewodnicząc</text:span><text:span text:style-name="T3598">y</text:span>:</text:p>
      <text:p text:style-name="P3599">W zespole, przecież myśmy uznali, że to będzie dyskutowane na zebraniu zespołu.</text:p>
      <text:p text:style-name="P3600"><text:span text:style-name="T3601">Ob. Romuald Sosnowski</text:span>:</text:p>
      <text:p text:style-name="P3602">Postanowiono powołać grupę roboczą, jest takie sformułowanie i dlatego mówię - używam słowa<text:s/>„grupa robocza”.</text:p>
      <text:p text:style-name="P3603"><text:span text:style-name="T3604">O</text:span><text:span text:style-name="T3605">b. Władysław Serafin</text:span>:</text:p>
      <text:p text:style-name="P3606">I koniec jest też grupa robocza.</text:p>
      <text:p text:style-name="P3607"><text:span text:style-name="T3608">Przewodnicząc</text:span><text:span text:style-name="T3609">y</text:span>:</text:p>
      <text:p text:style-name="P3610">Nie, nie. Przecież uzgodniliśmy, że na ten temat dyskusja powróci na plenarne posiedzenie. Praca tej grupy roboczej nie skończy się. Jeżeli będzie potrzebne, to będzie pracować dalej, ale wróci najpierw na<text:s/><text:soft-page-break/>szersze posiedzenie<text:span text:style-name="T3611">,</text:span><text:s/>to 24<text:span text:style-name="T3612">-</text:span>g<text:span text:style-name="T3613">o</text:span>.</text:p>
      <text:p text:style-name="P3614"><text:span text:style-name="T3615">Ob. Romuald Sosnowski</text:span>:</text:p>
      <text:p text:style-name="P3616">Tak, wiem. Ale chciałbym, żeby wróciła także z przedyskutowaną - tymi dwoma elementami.</text:p>
      <text:p text:style-name="P3617"><text:span text:style-name="T3618">P</text:span><text:span text:style-name="T3619">rz</text:span><text:span text:style-name="T3620">ewodnicz</text:span><text:span text:style-name="T3621">ący</text:span><text:span text:style-name="T3622">:</text:span></text:p>
      <text:p text:style-name="P3623">Proszę bardzo.</text:p>
      <text:p text:style-name="P3624"><text:span text:style-name="T3625">Ob. Aleksander Kwaśniewski</text:span>:</text:p>
      <text:p text:style-name="P3626">Nic nie stoi na przeszkodzie, jeżeli grupa robocza pracująca nad nowelizacją ustawy o związkach zawodowych znajdzie czas i rozpocznie dyskusję na temat zawarty w pkt. 3, żeby zawarł<text:span text:style-name="T3627">a</text:span>,<text:s/><text:span text:style-name="T3628">t</text:span>ut<text:span text:style-name="T3629">aj</text:span><text:s/>takiego ograniczenia nie ma.</text:p>
      <text:p text:style-name="P3630">Natomiast ponieważ oczekiwane jest stanowisko rządu w sprawie art. 1<text:span text:style-name="T3631">5</text:span>, 17 to my nie możemy się zobowiązać inaczej, jak do przedstawienia tego stanowiska na kolejnym posiedzeniu 24-go, które jak wiadomo prowadzi pan przewodniczący Sosnowski, więc tym łatwiej będzie mógł wydobyć od nas, że tak powiem, stanowisko.</text:p>
      <text:p text:style-name="P3632"><text:span text:style-name="T3633">I</text:span><text:s/>proponuję zostawić to tak jak jest zapisane.</text:p>
      <text:p text:style-name="P3634"><text:span text:style-name="T3635">Ob. Romuald Sosnowski</text:span>:</text:p>
      <text:p text:style-name="P3636">Tak, panie ministrze, ja z całym szacunkiem do tego co pan powiedział, szczególnie jeśli chodzi o przewodniczenie obradom, ale tym trudniej mnie będzie.</text:p>
      <text:p text:style-name="P3637">Wobec tego uważam jednak, że musimy coś określić, bo jeżeli mówimy w sposób bezczasowy, to zawsze można powiedzieć - przecież myśmy nie określali, że to będzie przedmiotem. Czy strona rządowa zgodzi się z zapisami, to jest odrębna sprawa. Chodzi o to, żeby tam jednak, także ten zespół roboczy nad tym dyskutował.</text:p>
      <text:p text:style-name="P3638"><text:span text:style-name="T3639">P</text:span><text:span text:style-name="T3640">rz</text:span><text:span text:style-name="T3641">ewodnicząc</text:span><text:span text:style-name="T3642">y</text:span><text:span text:style-name="T3643">:</text:span></text:p>
      <text:p text:style-name="P3644">Proszę bardzo.</text:p>
      <text:p text:style-name="P3645"><text:span text:style-name="T3646">Ob. Aleksander Kwaśniewski</text:span>:</text:p>
      <text:p text:style-name="P3647">Czy możemy zastosować identyczną procedurę, jak w przypadku wniosków złożonych przez<text:s/><text:span text:style-name="T3648">„</text:span>Solidarność”<text:span text:style-name="T3649">.</text:span><text:s/>To znaczy, abyśmy otrzymali w ciągu najbliższych dni propozycje zmian ze strony OPZZ art. 15, 17 oraz jak rozumiem wiemy skąd wziąć rozdział V, chyba że są tu zmiany i to będzie podstawa do naszego ustosunkowania się w dniu 24-go z prośbą jednocześnie, aby również te propozycje zostały przedłożone kolegom z<text:s/>„Solidarności<text:span text:style-name="T3650">”</text:span>, bo to nam ułatwi pracę.</text:p>
      <text:p text:style-name="P3651"><text:span text:style-name="T3652">Ob. Romuald Sosnowski</text:span>:</text:p>
      <text:p text:style-name="P3653">Owszem<text:span text:style-name="T3654">,</text:span><text:s/>w dniu jutrzejszym i strona<text:s/>„Solidarności”<text:s/>i rządowa otrzyma te propozycje.</text:p>
      <text:p text:style-name="P3655"><text:span text:style-name="T3656">Przewodni</text:span><text:span text:style-name="T3657">cz</text:span><text:span text:style-name="T3658">ący</text:span>:</text:p>
      <text:p text:style-name="P3659">Czy wobec tego może to zostać tak, czy?</text:p>
      <text:p text:style-name="P3660">Dobrze, a czy na przykład nie możemy napisać: uznano potrzebę podjęcia na następnym posiedzeniu zespołu do spraw pluralizmu związkowego?</text:p>
      <text:p text:style-name="P3661">Podjęcia na następnym posiedzeniu zespołu dyskusję.</text:p>
      <text:p text:style-name="P3662"><text:span text:style-name="T3663">Ob. Romuald Sosnowski</text:span>:</text:p>
      <text:p text:style-name="P3664">Jeżeli ma być to akt dobrej woli, a koledzy nie wnoszą - moja drużyna - sprzeciwu, nie wnoszą koledzy? To nie chciałbym, żeby to było traktowane jako blokada czegokolwiek.</text:p>
      <text:soft-page-break/>
      <text:p text:style-name="P3665"><text:span text:style-name="T3666">Przewodnicząc</text:span><text:span text:style-name="T3667">y</text:span><text:span text:style-name="T3668">:</text:span></text:p>
      <text:p text:style-name="P3669">Więc wobec tego te dwie poprawki.</text:p>
      <text:p text:style-name="P3670">Czytam jeszcze raz ten trzeci punkt.</text:p>
      <text:p text:style-name="P3671">Uznano potrzebę podjęcia na następnym posiedzeniu zespołu dyskusji nad szerszą nowelizacją ustawy o związkach zawodowych w kwestiach odnoszących się do zakresu podmiotowego<text:s/>prawa do zrzeszania się w związki zawodowe oraz przepisów dotyczących sporów zbiorowych, w tym prawa do strajku.</text:p>
      <text:p text:style-name="P3672">Rozumiem wobec tego, że jest konsensu<text:span text:style-name="T3673">s</text:span><text:s/>i przyjęliśmy wspólnie ten komunikat i w duchu tego komunikatu będziemy działać, a w szczególności działać będzie grupa robocza, obie grupy robocze, które przedstawią nam na najbliższym posiedzeniu 24-go wyniki swoich prac.</text:p>
      <text:p text:style-name="P3674">Chciałem teraz zapytać, czy są jeszcze jakieś sprawy niezbędne do poruszenia dzisiaj?</text:p>
      <text:p text:style-name="P3675">Jeżeli nie ma, to uważam, że osiągnęliśmy pewien postęp w naszych pracach, że dyskusja nasza była rzeczowa, konkretna, choć nie wolna od sporów i kwestii otwartych, dziękuję za to wszystkim uczestnikom i do następnego zobaczenia się 24-go, o 10-tej. Przewodniczy kol. Sosnowsk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style:style style:name="Akapitzlistą" style:display-name="Akapit z listą" style:family="paragraph" style:parent-style-name="Normalny">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55:00Z</meta:creation-date>
    <dc:date>2023-07-03T09:55:00Z</dc:date>
    <meta:template xlink:href="Normal.dotm" xlink:type="simple"/>
    <meta:editing-cycles>2</meta:editing-cycles>
    <meta:editing-duration>PT180S</meta:editing-duration>
    <meta:document-statistic meta:page-count="70" meta:paragraph-count="440" meta:word-count="31528" meta:character-count="220259" meta:row-count="1576" meta:non-whitespace-character-count="189171"/>
  </office:meta>
</office:document-meta>
</file>